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2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5.4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304cm"/>
    </style:style>
    <style:style style:name="co6" style:family="table-column">
      <style:table-column-properties fo:break-before="auto" style:column-width="6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iste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dia_url</text:p>
          </table:table-cell>
          <table:table-cell office:value-type="string" calcext:value-type="string">
            <text:p>Type_media</text:p>
          </table:table-cell>
          <table:table-cell office:value-type="string" calcext:value-type="string">
            <text:p>Ville du siège social</text:p>
          </table:table-cell>
          <table:table-cell office:value-type="string" calcext:value-type="string">
            <text:p>media_ur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www.ciusss-capitalenationale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iusss-capitalenational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style-name="ce1" table:formula="of:=[.D2]&amp;&quot;.&quot;&amp;[.E2]&amp;&quot;.&quot;&amp;[.F2]&amp;&quot;.&quot;&amp;[.G2]&amp;&quot;.&quot;&amp;[.H2]" office:value-type="string" office:string-value="www.ciusss-capitalenationale.gouv.qc.ca" calcext:value-type="string">
            <text:p>www.ciusss-capitalenationale.gouv.qc.ca</text:p>
          </table:table-cell>
        </table:table-row>
        <table:table-row table:style-name="ro1">
          <table:table-cell office:value-type="string" calcext:value-type="string">
            <text:p>www.msss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sss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formula="of:=[.D3]&amp;&quot;.&quot;&amp;[.E3]&amp;&quot;.&quot;&amp;[.F3]&amp;&quot;.&quot;&amp;[.G3]&amp;&quot;.&quot;&amp;[.H3]" office:value-type="string" office:string-value="www.msss.gouv.qc.ca" calcext:value-type="string">
            <text:p>www.msss.gouv.qc.ca</text:p>
          </table:table-cell>
        </table:table-row>
        <table:table-row table:style-name="ro1">
          <table:table-cell office:value-type="string" calcext:value-type="string">
            <text:p>www.sq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formula="of:=[.D4]&amp;&quot;.&quot;&amp;[.E4]&amp;&quot;.&quot;&amp;[.F4]&amp;&quot;.&quot;&amp;[.G4]&amp;&quot;.&quot;&amp;[.H4]" office:value-type="string" office:string-value="www.sq.gouv.qc.ca" calcext:value-type="string">
            <text:p>www.sq.gouv.qc.ca</text:p>
          </table:table-cell>
        </table:table-row>
        <table:table-row table:style-name="ro1">
          <table:table-cell office:value-type="string" calcext:value-type="string">
            <text:p>www.ville.quebec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formula="of:=[.D5]&amp;&quot;.&quot;&amp;[.E5]&amp;&quot;.&quot;&amp;[.F5]&amp;&quot;.&quot;&amp;[.G5]&amp;&quot;.&quot;&amp;[.H5]" office:value-type="string" office:string-value="www.ville.quebec.qc.ca" calcext:value-type="string">
            <text:p>www.ville.quebec.qc.ca</text:p>
          </table:table-cell>
        </table:table-row>
        <table:table-row table:style-name="ro1">
          <table:table-cell office:value-type="string" calcext:value-type="string">
            <text:p>www.auvergne-rhone-alpes.ars.sant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vergne-rhone-alpes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fr</text:p>
          </table:table-cell>
          <table:table-cell table:formula="of:=[.D6]&amp;&quot;.&quot;&amp;[.E6]&amp;&quot;.&quot;&amp;[.F6]&amp;&quot;.&quot;&amp;[.G6]&amp;&quot;.&quot;&amp;[.H6]" office:value-type="string" office:string-value="www.auvergne-rhone-alpes.ars.sante.fr" calcext:value-type="string">
            <text:p>www.auvergne-rhone-alpes.ars.sante.fr</text:p>
          </table:table-cell>
        </table:table-row>
        <table:table-row table:style-name="ro1">
          <table:table-cell office:value-type="string" calcext:value-type="string">
            <text:p>www.normandie.ars.sant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fr</text:p>
          </table:table-cell>
          <table:table-cell table:formula="of:=[.D7]&amp;&quot;.&quot;&amp;[.E7]&amp;&quot;.&quot;&amp;[.F7]&amp;&quot;.&quot;&amp;[.G7]&amp;&quot;.&quot;&amp;[.H7]" office:value-type="string" office:string-value="www.normandie.ars.sante.fr" calcext:value-type="string">
            <text:p>www.normandie.ars.sante.fr</text:p>
          </table:table-cell>
        </table:table-row>
        <table:table-row table:style-name="ro1">
          <table:table-cell office:value-type="string" calcext:value-type="string">
            <text:p>www.traitdunion.com.a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aitdun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r</text:p>
          </table:table-cell>
          <table:table-cell/>
          <table:table-cell table:style-name="ce1" table:formula="of:=[.D8]&amp;&quot;.&quot;&amp;[.E8]&amp;&quot;.&quot;&amp;[.F8]&amp;&quot;.&quot;&amp;[.G8]" office:value-type="string" office:string-value="www.traitdunion.com.ar" calcext:value-type="string">
            <text:p>www.traitdunion.com.ar</text:p>
          </table:table-cell>
        </table:table-row>
        <table:table-row table:style-name="ro1">
          <table:table-cell office:value-type="string" calcext:value-type="string">
            <text:p>www.health.belgium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/>
          <table:table-cell table:formula="of:=[.D9]&amp;&quot;.&quot;&amp;[.E9]&amp;&quot;.&quot;&amp;[.F9]&amp;&quot;.&quot;&amp;[.G9]" office:value-type="string" office:string-value="www.health.belgium.be" calcext:value-type="string">
            <text:p>www.health.belgium.be</text:p>
          </table:table-cell>
        </table:table-row>
        <table:table-row table:style-name="ro1">
          <table:table-cell office:value-type="string" calcext:value-type="string">
            <text:p>news.gov.mb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ca</text:p>
          </table:table-cell>
          <table:table-cell/>
          <table:table-cell table:formula="of:=[.D10]&amp;&quot;.&quot;&amp;[.E10]&amp;&quot;.&quot;&amp;[.F10]&amp;&quot;.&quot;&amp;[.G10]" office:value-type="string" office:string-value="news.gov.mb.ca" calcext:value-type="string">
            <text:p>news.gov.mb.ca</text:p>
          </table:table-cell>
        </table:table-row>
        <table:table-row table:style-name="ro1">
          <table:table-cell office:value-type="string" calcext:value-type="string">
            <text:p>www.aquilon.nt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quilon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ca</text:p>
          </table:table-cell>
          <table:table-cell/>
          <table:table-cell table:formula="of:=[.D11]&amp;&quot;.&quot;&amp;[.E11]&amp;&quot;.&quot;&amp;[.F11]&amp;&quot;.&quot;&amp;[.G11]" office:value-type="string" office:string-value="www.aquilon.nt.ca" calcext:value-type="string">
            <text:p>www.aquilon.nt.ca</text:p>
          </table:table-cell>
        </table:table-row>
        <table:table-row table:style-name="ro1">
          <table:table-cell office:value-type="string" calcext:value-type="string">
            <text:p>www.cegep-matane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egep-matan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2]&amp;&quot;.&quot;&amp;[.E12]&amp;&quot;.&quot;&amp;[.F12]&amp;&quot;.&quot;&amp;[.G12]" office:value-type="string" office:string-value="www.cegep-matane.qc.ca" calcext:value-type="string">
            <text:p>www.cegep-matane.qc.ca</text:p>
          </table:table-cell>
        </table:table-row>
        <table:table-row table:style-name="ro1">
          <table:table-cell office:value-type="string" calcext:value-type="string">
            <text:p>www.csn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3]&amp;&quot;.&quot;&amp;[.E13]&amp;&quot;.&quot;&amp;[.F13]&amp;&quot;.&quot;&amp;[.G13]" office:value-type="string" office:string-value="www.csn.qc.ca" calcext:value-type="string">
            <text:p>www.csn.qc.ca</text:p>
          </table:table-cell>
        </table:table-row>
        <table:table-row table:style-name="ro1">
          <table:table-cell office:value-type="string" calcext:value-type="string">
            <text:p>cisss-outaouais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isss-outaouais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4]&amp;&quot;.&quot;&amp;[.E14]&amp;&quot;.&quot;&amp;[.F14]&amp;&quot;.&quot;&amp;[.G14]" office:value-type="string" office:string-value="cisss-outaouais.gouv.qc.ca" calcext:value-type="string">
            <text:p>cisss-outaouais.gouv.qc.ca</text:p>
          </table:table-cell>
        </table:table-row>
        <table:table-row table:style-name="ro1">
          <table:table-cell office:value-type="string" calcext:value-type="string">
            <text:p>ciusss-estmtl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iusss-estmtl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5]&amp;&quot;.&quot;&amp;[.E15]&amp;&quot;.&quot;&amp;[.F15]&amp;&quot;.&quot;&amp;[.G15]" office:value-type="string" office:string-value="ciusss-estmtl.gouv.qc.ca" calcext:value-type="string">
            <text:p>ciusss-estmtl.gouv.qc.ca</text:p>
          </table:table-cell>
        </table:table-row>
        <table:table-row table:style-name="ro1">
          <table:table-cell office:value-type="string" calcext:value-type="string">
            <text:p>csf.gouv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sf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6]&amp;&quot;.&quot;&amp;[.E16]&amp;&quot;.&quot;&amp;[.F16]&amp;&quot;.&quot;&amp;[.G16]" office:value-type="string" office:string-value="csf.gouv.qc.ca" calcext:value-type="string">
            <text:p>csf.gouv.qc.ca</text:p>
          </table:table-cell>
        </table:table-row>
        <table:table-row table:style-name="ro1">
          <table:table-cell office:value-type="string" calcext:value-type="string">
            <text:p>mobile.inspq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inspq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7]&amp;&quot;.&quot;&amp;[.E17]&amp;&quot;.&quot;&amp;[.F17]&amp;&quot;.&quot;&amp;[.G17]" office:value-type="string" office:string-value="mobile.inspq.qc.ca" calcext:value-type="string">
            <text:p>mobile.inspq.qc.ca</text:p>
          </table:table-cell>
        </table:table-row>
        <table:table-row table:style-name="ro1">
          <table:table-cell office:value-type="string" calcext:value-type="string">
            <text:p>www.inspq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spq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8]&amp;&quot;.&quot;&amp;[.E18]&amp;&quot;.&quot;&amp;[.F18]&amp;&quot;.&quot;&amp;[.G18]" office:value-type="string" office:string-value="www.inspq.qc.ca" calcext:value-type="string">
            <text:p>www.inspq.qc.ca</text:p>
          </table:table-cell>
        </table:table-row>
        <table:table-row table:style-name="ro1">
          <table:table-cell office:value-type="string" calcext:value-type="string">
            <text:p>www.pcq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cq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19]&amp;&quot;.&quot;&amp;[.E19]&amp;&quot;.&quot;&amp;[.F19]&amp;&quot;.&quot;&amp;[.G19]" office:value-type="string" office:string-value="www.pcq.qc.ca" calcext:value-type="string">
            <text:p>www.pcq.qc.ca</text:p>
          </table:table-cell>
        </table:table-row>
        <table:table-row table:style-name="ro1">
          <table:table-cell office:value-type="string" calcext:value-type="string">
            <text:p>www.quebecmunicipal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quebecmunicip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/>
          <table:table-cell table:formula="of:=[.D20]&amp;&quot;.&quot;&amp;[.E20]&amp;&quot;.&quot;&amp;[.F20]&amp;&quot;.&quot;&amp;[.G20]" office:value-type="string" office:string-value="www.quebecmunicipal.qc.ca" calcext:value-type="string">
            <text:p>www.quebecmunicipal.qc.ca</text:p>
          </table:table-cell>
        </table:table-row>
        <table:table-row table:style-name="ro1">
          <table:table-cell office:value-type="string" calcext:value-type="string">
            <text:p>www.bve.ulav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ve</text:p>
          </table:table-cell>
          <table:table-cell office:value-type="string" calcext:value-type="string">
            <text:p>ulaval</text:p>
          </table:table-cell>
          <table:table-cell office:value-type="string" calcext:value-type="string">
            <text:p>ca</text:p>
          </table:table-cell>
          <table:table-cell/>
          <table:table-cell table:formula="of:=[.D21]&amp;&quot;.&quot;&amp;[.E21]&amp;&quot;.&quot;&amp;[.F21]&amp;&quot;.&quot;&amp;[.G21]" office:value-type="string" office:string-value="www.bve.ulaval.ca" calcext:value-type="string">
            <text:p>www.bve.ulaval.ca</text:p>
          </table:table-cell>
        </table:table-row>
        <table:table-row table:style-name="ro1">
          <table:table-cell office:value-type="string" calcext:value-type="string">
            <text:p>www.faaad.ulav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aaad</text:p>
          </table:table-cell>
          <table:table-cell office:value-type="string" calcext:value-type="string">
            <text:p>ulaval</text:p>
          </table:table-cell>
          <table:table-cell office:value-type="string" calcext:value-type="string">
            <text:p>ca</text:p>
          </table:table-cell>
          <table:table-cell/>
          <table:table-cell table:formula="of:=[.D22]&amp;&quot;.&quot;&amp;[.E22]&amp;&quot;.&quot;&amp;[.F22]&amp;&quot;.&quot;&amp;[.G22]" office:value-type="string" office:string-value="www.faaad.ulaval.ca" calcext:value-type="string">
            <text:p>www.faaad.ulaval.ca</text:p>
          </table:table-cell>
        </table:table-row>
        <table:table-row table:style-name="ro1">
          <table:table-cell office:value-type="string" calcext:value-type="string">
            <text:p>www.fsg.ulav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sg</text:p>
          </table:table-cell>
          <table:table-cell office:value-type="string" calcext:value-type="string">
            <text:p>ulaval</text:p>
          </table:table-cell>
          <table:table-cell office:value-type="string" calcext:value-type="string">
            <text:p>ca</text:p>
          </table:table-cell>
          <table:table-cell/>
          <table:table-cell table:formula="of:=[.D23]&amp;&quot;.&quot;&amp;[.E23]&amp;&quot;.&quot;&amp;[.F23]&amp;&quot;.&quot;&amp;[.G23]" office:value-type="string" office:string-value="www.fsg.ulaval.ca" calcext:value-type="string">
            <text:p>www.fsg.ulaval.ca</text:p>
          </table:table-cell>
        </table:table-row>
        <table:table-row table:style-name="ro1">
          <table:table-cell office:value-type="string" calcext:value-type="string">
            <text:p>www.fmprc.gov.cn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mprc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cn</text:p>
          </table:table-cell>
          <table:table-cell/>
          <table:table-cell table:formula="of:=[.D24]&amp;&quot;.&quot;&amp;[.E24]&amp;&quot;.&quot;&amp;[.F24]&amp;&quot;.&quot;&amp;[.G24]" office:value-type="string" office:string-value="www.fmprc.gov.cn" calcext:value-type="string">
            <text:p>www.fmprc.gov.cn</text:p>
          </table:table-cell>
        </table:table-row>
        <table:table-row table:style-name="ro1">
          <table:table-cell office:value-type="string" calcext:value-type="string">
            <text:p>french.china.org.cn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cn</text:p>
          </table:table-cell>
          <table:table-cell/>
          <table:table-cell table:formula="of:=[.D25]&amp;&quot;.&quot;&amp;[.E25]&amp;&quot;.&quot;&amp;[.F25]&amp;&quot;.&quot;&amp;[.G25]" office:value-type="string" office:string-value="french.china.org.cn" calcext:value-type="string">
            <text:p>french.china.org.cn</text:p>
          </table:table-cell>
        </table:table-row>
        <table:table-row table:style-name="ro1">
          <table:table-cell office:value-type="string" calcext:value-type="string">
            <text:p>fr.finance.yaho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com</text:p>
          </table:table-cell>
          <table:table-cell/>
          <table:table-cell table:formula="of:=[.D26]&amp;&quot;.&quot;&amp;[.E26]&amp;&quot;.&quot;&amp;[.F26]&amp;&quot;.&quot;&amp;[.G26]" office:value-type="string" office:string-value="fr.finance.yahoo.com" calcext:value-type="string">
            <text:p>fr.finance.yahoo.com</text:p>
          </table:table-cell>
        </table:table-row>
        <table:table-row table:style-name="ro1">
          <table:table-cell office:value-type="string" calcext:value-type="string">
            <text:p>fr.news.yaho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com</text:p>
          </table:table-cell>
          <table:table-cell/>
          <table:table-cell table:formula="of:=[.D27]&amp;&quot;.&quot;&amp;[.E27]&amp;&quot;.&quot;&amp;[.F27]&amp;&quot;.&quot;&amp;[.G27]" office:value-type="string" office:string-value="fr.news.yahoo.com" calcext:value-type="string">
            <text:p>fr.news.yahoo.com</text:p>
          </table:table-cell>
        </table:table-row>
        <table:table-row table:style-name="ro1">
          <table:table-cell office:value-type="string" calcext:value-type="string">
            <text:p>fr.sports.yaho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com</text:p>
          </table:table-cell>
          <table:table-cell/>
          <table:table-cell table:formula="of:=[.D28]&amp;&quot;.&quot;&amp;[.E28]&amp;&quot;.&quot;&amp;[.F28]&amp;&quot;.&quot;&amp;[.G28]" office:value-type="string" office:string-value="fr.sports.yahoo.com" calcext:value-type="string">
            <text:p>fr.sports.yahoo.com</text:p>
          </table:table-cell>
        </table:table-row>
        <table:table-row table:style-name="ro1">
          <table:table-cell office:value-type="string" calcext:value-type="string">
            <text:p>fr.style.yaho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com</text:p>
          </table:table-cell>
          <table:table-cell/>
          <table:table-cell table:formula="of:=[.D29]&amp;&quot;.&quot;&amp;[.E29]&amp;&quot;.&quot;&amp;[.F29]&amp;&quot;.&quot;&amp;[.G29]" office:value-type="string" office:string-value="fr.style.yahoo.com" calcext:value-type="string">
            <text:p>fr.style.yahoo.com</text:p>
          </table:table-cell>
        </table:table-row>
        <table:table-row table:style-name="ro1">
          <table:table-cell office:value-type="string" calcext:value-type="string">
            <text:p>hebdo.ahram.org.e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hebdo</text:p>
          </table:table-cell>
          <table:table-cell office:value-type="string" calcext:value-type="string">
            <text:p>ahram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eg</text:p>
          </table:table-cell>
          <table:table-cell/>
          <table:table-cell table:formula="of:=[.D30]&amp;&quot;.&quot;&amp;[.E30]&amp;&quot;.&quot;&amp;[.F30]&amp;&quot;.&quot;&amp;[.G30]" office:value-type="string" office:string-value="hebdo.ahram.org.eg" calcext:value-type="string">
            <text:p>hebdo.ahram.org.eg</text:p>
          </table:table-cell>
        </table:table-row>
        <table:table-row table:style-name="ro1">
          <table:table-cell office:value-type="string" calcext:value-type="string">
            <text:p>www.guadeloupe.franceantill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franceantilles</text:p>
          </table:table-cell>
          <table:table-cell office:value-type="string" calcext:value-type="string">
            <text:p>fr</text:p>
          </table:table-cell>
          <table:table-cell/>
          <table:table-cell table:formula="of:=[.D31]&amp;&quot;.&quot;&amp;[.E31]&amp;&quot;.&quot;&amp;[.F31]&amp;&quot;.&quot;&amp;[.G31]" office:value-type="string" office:string-value="www.guadeloupe.franceantilles.fr" calcext:value-type="string">
            <text:p>www.guadeloupe.franceantilles.fr</text:p>
          </table:table-cell>
        </table:table-row>
        <table:table-row table:style-name="ro1">
          <table:table-cell office:value-type="string" calcext:value-type="string">
            <text:p>www.martinique.franceantill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franceantilles</text:p>
          </table:table-cell>
          <table:table-cell office:value-type="string" calcext:value-type="string">
            <text:p>fr</text:p>
          </table:table-cell>
          <table:table-cell/>
          <table:table-cell table:formula="of:=[.D32]&amp;&quot;.&quot;&amp;[.E32]&amp;&quot;.&quot;&amp;[.F32]&amp;&quot;.&quot;&amp;[.G32]" office:value-type="string" office:string-value="www.martinique.franceantilles.fr" calcext:value-type="string">
            <text:p>www.martinique.franceantilles.fr</text:p>
          </table:table-cell>
        </table:table-row>
        <table:table-row table:style-name="ro1">
          <table:table-cell office:value-type="string" calcext:value-type="string">
            <text:p>www.cote-dor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te-dor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3]&amp;&quot;.&quot;&amp;[.E33]&amp;&quot;.&quot;&amp;[.F33]&amp;&quot;.&quot;&amp;[.G33]" office:value-type="string" office:string-value="www.cote-dor.gouv.fr" calcext:value-type="string">
            <text:p>www.cote-dor.gouv.fr</text:p>
          </table:table-cell>
        </table:table-row>
        <table:table-row table:style-name="ro1">
          <table:table-cell office:value-type="string" calcext:value-type="string">
            <text:p>www.cultur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4]&amp;&quot;.&quot;&amp;[.E34]&amp;&quot;.&quot;&amp;[.F34]&amp;&quot;.&quot;&amp;[.G34]" office:value-type="string" office:string-value="www.culture.gouv.fr" calcext:value-type="string">
            <text:p>www.culture.gouv.fr</text:p>
          </table:table-cell>
        </table:table-row>
        <table:table-row table:style-name="ro1">
          <table:table-cell office:value-type="string" calcext:value-type="string">
            <text:p>www.diplomati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iplomati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5]&amp;&quot;.&quot;&amp;[.E35]&amp;&quot;.&quot;&amp;[.F35]&amp;&quot;.&quot;&amp;[.G35]" office:value-type="string" office:string-value="www.diplomatie.gouv.fr" calcext:value-type="string">
            <text:p>www.diplomatie.gouv.fr</text:p>
          </table:table-cell>
        </table:table-row>
        <table:table-row table:style-name="ro1">
          <table:table-cell office:value-type="string" calcext:value-type="string">
            <text:p>www.gard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6]&amp;&quot;.&quot;&amp;[.E36]&amp;&quot;.&quot;&amp;[.F36]&amp;&quot;.&quot;&amp;[.G36]" office:value-type="string" office:string-value="www.gard.gouv.fr" calcext:value-type="string">
            <text:p>www.gard.gouv.fr</text:p>
          </table:table-cell>
        </table:table-row>
        <table:table-row table:style-name="ro1">
          <table:table-cell office:value-type="string" calcext:value-type="string">
            <text:p>www.haute-loir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7]&amp;&quot;.&quot;&amp;[.E37]&amp;&quot;.&quot;&amp;[.F37]&amp;&quot;.&quot;&amp;[.G37]" office:value-type="string" office:string-value="www.haute-loire.gouv.fr" calcext:value-type="string">
            <text:p>www.haute-loire.gouv.fr</text:p>
          </table:table-cell>
        </table:table-row>
        <table:table-row table:style-name="ro1">
          <table:table-cell office:value-type="string" calcext:value-type="string">
            <text:p>www.interieur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terieur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8]&amp;&quot;.&quot;&amp;[.E38]&amp;&quot;.&quot;&amp;[.F38]&amp;&quot;.&quot;&amp;[.G38]" office:value-type="string" office:string-value="www.interieur.gouv.fr" calcext:value-type="string">
            <text:p>www.interieur.gouv.fr</text:p>
          </table:table-cell>
        </table:table-row>
        <table:table-row table:style-name="ro1">
          <table:table-cell office:value-type="string" calcext:value-type="string">
            <text:p>www.iser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ser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39]&amp;&quot;.&quot;&amp;[.E39]&amp;&quot;.&quot;&amp;[.F39]&amp;&quot;.&quot;&amp;[.G39]" office:value-type="string" office:string-value="www.isere.gouv.fr" calcext:value-type="string">
            <text:p>www.isere.gouv.fr</text:p>
          </table:table-cell>
        </table:table-row>
        <table:table-row table:style-name="ro1">
          <table:table-cell office:value-type="string" calcext:value-type="string">
            <text:p>www.loire-atlantiqu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0]&amp;&quot;.&quot;&amp;[.E40]&amp;&quot;.&quot;&amp;[.F40]&amp;&quot;.&quot;&amp;[.G40]" office:value-type="string" office:string-value="www.loire-atlantique.gouv.fr" calcext:value-type="string">
            <text:p>www.loire-atlantique.gouv.fr</text:p>
          </table:table-cell>
        </table:table-row>
        <table:table-row table:style-name="ro1">
          <table:table-cell office:value-type="string" calcext:value-type="string">
            <text:p>www.loiret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1]&amp;&quot;.&quot;&amp;[.E41]&amp;&quot;.&quot;&amp;[.F41]&amp;&quot;.&quot;&amp;[.G41]" office:value-type="string" office:string-value="www.loiret.gouv.fr" calcext:value-type="string">
            <text:p>www.loiret.gouv.fr</text:p>
          </table:table-cell>
        </table:table-row>
        <table:table-row table:style-name="ro1">
          <table:table-cell office:value-type="string" calcext:value-type="string">
            <text:p>www.mosell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2]&amp;&quot;.&quot;&amp;[.E42]&amp;&quot;.&quot;&amp;[.F42]&amp;&quot;.&quot;&amp;[.G42]" office:value-type="string" office:string-value="www.moselle.gouv.fr" calcext:value-type="string">
            <text:p>www.moselle.gouv.fr</text:p>
          </table:table-cell>
        </table:table-row>
        <table:table-row table:style-name="ro1">
          <table:table-cell office:value-type="string" calcext:value-type="string">
            <text:p>www.premar-atlantiqu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emar-atlantiqu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3]&amp;&quot;.&quot;&amp;[.E43]&amp;&quot;.&quot;&amp;[.F43]&amp;&quot;.&quot;&amp;[.G43]" office:value-type="string" office:string-value="www.premar-atlantique.gouv.fr" calcext:value-type="string">
            <text:p>www.premar-atlantique.gouv.fr</text:p>
          </table:table-cell>
        </table:table-row>
        <table:table-row table:style-name="ro1">
          <table:table-cell office:value-type="string" calcext:value-type="string">
            <text:p>www.puy-de-dom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y-de-dom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4]&amp;&quot;.&quot;&amp;[.E44]&amp;&quot;.&quot;&amp;[.F44]&amp;&quot;.&quot;&amp;[.G44]" office:value-type="string" office:string-value="www.puy-de-dome.gouv.fr" calcext:value-type="string">
            <text:p>www.puy-de-dome.gouv.fr</text:p>
          </table:table-cell>
        </table:table-row>
        <table:table-row table:style-name="ro1">
          <table:table-cell office:value-type="string" calcext:value-type="string">
            <text:p>www.saone-et-loir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one-et-loir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/>
          <table:table-cell table:formula="of:=[.D45]&amp;&quot;.&quot;&amp;[.E45]&amp;&quot;.&quot;&amp;[.F45]&amp;&quot;.&quot;&amp;[.G45]" office:value-type="string" office:string-value="www.saone-et-loire.gouv.fr" calcext:value-type="string">
            <text:p>www.saone-et-loire.gouv.fr</text:p>
          </table:table-cell>
        </table:table-row>
        <table:table-row table:style-name="ro1">
          <table:table-cell office:value-type="string" calcext:value-type="string">
            <text:p>m.investir.lesecho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vestir</text:p>
          </table:table-cell>
          <table:table-cell office:value-type="string" calcext:value-type="string">
            <text:p>lesechos</text:p>
          </table:table-cell>
          <table:table-cell office:value-type="string" calcext:value-type="string">
            <text:p>fr</text:p>
          </table:table-cell>
          <table:table-cell/>
          <table:table-cell table:formula="of:=[.D46]&amp;&quot;.&quot;&amp;[.E46]&amp;&quot;.&quot;&amp;[.F46]&amp;&quot;.&quot;&amp;[.G46]" office:value-type="string" office:string-value="m.investir.lesechos.fr" calcext:value-type="string">
            <text:p>m.investir.lesechos.fr</text:p>
          </table:table-cell>
        </table:table-row>
        <table:table-row table:style-name="ro1">
          <table:table-cell office:value-type="string" calcext:value-type="string">
            <text:p>lignesdedefense.blogs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ignesdedefense</text:p>
          </table:table-cell>
          <table:table-cell office:value-type="string" calcext:value-type="string">
            <text:p>blogs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/>
          <table:table-cell table:formula="of:=[.D47]&amp;&quot;.&quot;&amp;[.E47]&amp;&quot;.&quot;&amp;[.F47]&amp;&quot;.&quot;&amp;[.G47]" office:value-type="string" office:string-value="lignesdedefense.blogs.ouest-france.fr" calcext:value-type="string">
            <text:p>lignesdedefense.blogs.ouest-france.fr</text:p>
          </table:table-cell>
        </table:table-row>
        <table:table-row table:style-name="ro1">
          <table:table-cell office:value-type="string" calcext:value-type="string">
            <text:p>saintgeorgesdedidonnehier.blogs.sudoues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aintgeorgesdedidonnehier</text:p>
          </table:table-cell>
          <table:table-cell office:value-type="string" calcext:value-type="string">
            <text:p>blogs</text:p>
          </table:table-cell>
          <table:table-cell office:value-type="string" calcext:value-type="string">
            <text:p>sudouest</text:p>
          </table:table-cell>
          <table:table-cell office:value-type="string" calcext:value-type="string">
            <text:p>fr</text:p>
          </table:table-cell>
          <table:table-cell/>
          <table:table-cell table:formula="of:=[.D48]&amp;&quot;.&quot;&amp;[.E48]&amp;&quot;.&quot;&amp;[.F48]&amp;&quot;.&quot;&amp;[.G48]" office:value-type="string" office:string-value="saintgeorgesdedidonnehier.blogs.sudouest.fr" calcext:value-type="string">
            <text:p>saintgeorgesdedidonnehier.blogs.sudouest.fr</text:p>
          </table:table-cell>
        </table:table-row>
        <table:table-row table:style-name="ro1">
          <table:table-cell office:value-type="string" calcext:value-type="string">
            <text:p>www.angers.villact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villactu</text:p>
          </table:table-cell>
          <table:table-cell office:value-type="string" calcext:value-type="string">
            <text:p>fr</text:p>
          </table:table-cell>
          <table:table-cell/>
          <table:table-cell table:formula="of:=[.D49]&amp;&quot;.&quot;&amp;[.E49]&amp;&quot;.&quot;&amp;[.F49]&amp;&quot;.&quot;&amp;[.G49]" office:value-type="string" office:string-value="www.angers.villactu.fr" calcext:value-type="string">
            <text:p>www.angers.villactu.fr</text:p>
          </table:table-cell>
        </table:table-row>
        <table:table-row table:style-name="ro1">
          <table:table-cell office:value-type="string" calcext:value-type="string">
            <text:p>fr.yna.co.k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r</text:p>
          </table:table-cell>
          <table:table-cell/>
          <table:table-cell table:formula="of:=[.D50]&amp;&quot;.&quot;&amp;[.E50]&amp;&quot;.&quot;&amp;[.F50]&amp;&quot;.&quot;&amp;[.G50]" office:value-type="string" office:string-value="fr.yna.co.kr" calcext:value-type="string">
            <text:p>fr.yna.co.kr</text:p>
          </table:table-cell>
        </table:table-row>
        <table:table-row table:style-name="ro1">
          <table:table-cell office:value-type="string" calcext:value-type="string">
            <text:p>www.maroc-hebdo.press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oc-hebdo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ma</text:p>
          </table:table-cell>
          <table:table-cell/>
          <table:table-cell table:formula="of:=[.D51]&amp;&quot;.&quot;&amp;[.E51]&amp;&quot;.&quot;&amp;[.F51]&amp;&quot;.&quot;&amp;[.G51]" office:value-type="string" office:string-value="www.maroc-hebdo.press.ma" calcext:value-type="string">
            <text:p>www.maroc-hebdo.press.ma</text:p>
          </table:table-cell>
        </table:table-row>
        <table:table-row table:style-name="ro1">
          <table:table-cell office:value-type="string" calcext:value-type="string">
            <text:p>www.businessnews.com.t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usinessnew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n</text:p>
          </table:table-cell>
          <table:table-cell/>
          <table:table-cell table:formula="of:=[.D52]&amp;&quot;.&quot;&amp;[.E52]&amp;&quot;.&quot;&amp;[.F52]&amp;&quot;.&quot;&amp;[.G52]" office:value-type="string" office:string-value="www.businessnews.com.tn" calcext:value-type="string">
            <text:p>www.businessnews.com.tn</text:p>
          </table:table-cell>
        </table:table-row>
        <table:table-row table:style-name="ro1">
          <table:table-cell office:value-type="string" calcext:value-type="string">
            <text:p>www.leaders.com.tn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ader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n</text:p>
          </table:table-cell>
          <table:table-cell/>
          <table:table-cell table:formula="of:=[.D53]&amp;&quot;.&quot;&amp;[.E53]&amp;&quot;.&quot;&amp;[.F53]&amp;&quot;.&quot;&amp;[.G53]" office:value-type="string" office:string-value="www.leaders.com.tn" calcext:value-type="string">
            <text:p>www.leaders.com.tn</text:p>
          </table:table-cell>
        </table:table-row>
        <table:table-row table:style-name="ro1">
          <table:table-cell office:value-type="string" calcext:value-type="string">
            <text:p>www.realites.com.t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alit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n</text:p>
          </table:table-cell>
          <table:table-cell/>
          <table:table-cell table:formula="of:=[.D54]&amp;&quot;.&quot;&amp;[.E54]&amp;&quot;.&quot;&amp;[.F54]&amp;&quot;.&quot;&amp;[.G54]" office:value-type="string" office:string-value="www.realites.com.tn" calcext:value-type="string">
            <text:p>www.realites.com.tn</text:p>
          </table:table-cell>
        </table:table-row>
        <table:table-row table:style-name="ro1">
          <table:table-cell office:value-type="string" calcext:value-type="string">
            <text:p>www.aa.com.t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r</text:p>
          </table:table-cell>
          <table:table-cell/>
          <table:table-cell table:formula="of:=[.D55]&amp;&quot;.&quot;&amp;[.E55]&amp;&quot;.&quot;&amp;[.F55]&amp;&quot;.&quot;&amp;[.G55]" office:value-type="string" office:string-value="www.aa.com.tr" calcext:value-type="string">
            <text:p>www.aa.com.tr</text:p>
          </table:table-cell>
        </table:table-row>
        <table:table-row table:style-name="ro1">
          <table:table-cell office:value-type="string" calcext:value-type="string">
            <text:p>www.7sur7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7sur7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style-name="ce1" table:formula="of:=[.D56]&amp;&quot;.&quot;&amp;[.E56]&amp;&quot;.&quot;&amp;[.F56]" office:value-type="string" office:string-value="www.7sur7.be" calcext:value-type="string">
            <text:p>www.7sur7.be</text:p>
          </table:table-cell>
        </table:table-row>
        <table:table-row table:style-name="ro1">
          <table:table-cell office:value-type="string" calcext:value-type="string">
            <text:p>www.came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me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57]&amp;&quot;.&quot;&amp;[.E57]&amp;&quot;.&quot;&amp;[.F57]" office:value-type="string" office:string-value="www.camer.be" calcext:value-type="string">
            <text:p>www.camer.be</text:p>
          </table:table-cell>
        </table:table-row>
        <table:table-row table:style-name="ro1">
          <table:table-cell office:value-type="string" calcext:value-type="string">
            <text:p>www.dhnet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hnet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58]&amp;&quot;.&quot;&amp;[.E58]&amp;&quot;.&quot;&amp;[.F58]" office:value-type="string" office:string-value="www.dhnet.be" calcext:value-type="string">
            <text:p>www.dhnet.be</text:p>
          </table:table-cell>
        </table:table-row>
        <table:table-row table:style-name="ro1">
          <table:table-cell office:value-type="string" calcext:value-type="string">
            <text:p>www.info-turk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-turk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59]&amp;&quot;.&quot;&amp;[.E59]&amp;&quot;.&quot;&amp;[.F59]" office:value-type="string" office:string-value="www.info-turk.be" calcext:value-type="string">
            <text:p>www.info-turk.be</text:p>
          </table:table-cell>
        </table:table-row>
        <table:table-row table:style-name="ro1">
          <table:table-cell office:value-type="string" calcext:value-type="string">
            <text:p>www.jhabiteachastr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habiteachastre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0]&amp;&quot;.&quot;&amp;[.E60]&amp;&quot;.&quot;&amp;[.F60]" office:value-type="string" office:string-value="www.jhabiteachastre.be" calcext:value-type="string">
            <text:p>www.jhabiteachastre.be</text:p>
          </table:table-cell>
        </table:table-row>
        <table:table-row table:style-name="ro1">
          <table:table-cell office:value-type="string" calcext:value-type="string">
            <text:p>www.lalibr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ibre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1]&amp;&quot;.&quot;&amp;[.E61]&amp;&quot;.&quot;&amp;[.F61]" office:value-type="string" office:string-value="www.lalibre.be" calcext:value-type="string">
            <text:p>www.lalibre.be</text:p>
          </table:table-cell>
        </table:table-row>
        <table:table-row table:style-name="ro1">
          <table:table-cell office:value-type="string" calcext:value-type="string">
            <text:p>www.lech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ch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2]&amp;&quot;.&quot;&amp;[.E62]&amp;&quot;.&quot;&amp;[.F62]" office:value-type="string" office:string-value="www.lecho.be" calcext:value-type="string">
            <text:p>www.lecho.be</text:p>
          </table:table-cell>
        </table:table-row>
        <table:table-row table:style-name="ro1">
          <table:table-cell office:value-type="string" calcext:value-type="string">
            <text:p>geeko.lesoi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eeko</text:p>
          </table:table-cell>
          <table:table-cell office:value-type="string" calcext:value-type="string">
            <text:p>lesoi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3]&amp;&quot;.&quot;&amp;[.E63]&amp;&quot;.&quot;&amp;[.F63]" office:value-type="string" office:string-value="geeko.lesoir.be" calcext:value-type="string">
            <text:p>geeko.lesoir.be</text:p>
          </table:table-cell>
        </table:table-row>
        <table:table-row table:style-name="ro1">
          <table:table-cell office:value-type="string" calcext:value-type="string">
            <text:p>references.lesoi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lesoi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4]&amp;&quot;.&quot;&amp;[.E64]&amp;&quot;.&quot;&amp;[.F64]" office:value-type="string" office:string-value="references.lesoir.be" calcext:value-type="string">
            <text:p>references.lesoir.be</text:p>
          </table:table-cell>
        </table:table-row>
        <table:table-row table:style-name="ro1">
          <table:table-cell office:value-type="string" calcext:value-type="string">
            <text:p>soirmag.lesoi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oirmag</text:p>
          </table:table-cell>
          <table:table-cell office:value-type="string" calcext:value-type="string">
            <text:p>lesoi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5]&amp;&quot;.&quot;&amp;[.E65]&amp;&quot;.&quot;&amp;[.F65]" office:value-type="string" office:string-value="soirmag.lesoir.be" calcext:value-type="string">
            <text:p>soirmag.lesoir.be</text:p>
          </table:table-cell>
        </table:table-row>
        <table:table-row table:style-name="ro1">
          <table:table-cell office:value-type="string" calcext:value-type="string">
            <text:p>sosoir.lesoi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osoir</text:p>
          </table:table-cell>
          <table:table-cell office:value-type="string" calcext:value-type="string">
            <text:p>lesoi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6]&amp;&quot;.&quot;&amp;[.E66]&amp;&quot;.&quot;&amp;[.F66]" office:value-type="string" office:string-value="sosoir.lesoir.be" calcext:value-type="string">
            <text:p>sosoir.lesoir.be</text:p>
          </table:table-cell>
        </table:table-row>
        <table:table-row table:style-name="ro1">
          <table:table-cell office:value-type="string" calcext:value-type="string">
            <text:p>www.lesoi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oir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7]&amp;&quot;.&quot;&amp;[.E67]&amp;&quot;.&quot;&amp;[.F67]" office:value-type="string" office:string-value="www.lesoir.be" calcext:value-type="string">
            <text:p>www.lesoir.be</text:p>
          </table:table-cell>
        </table:table-row>
        <table:table-row table:style-name="ro1">
          <table:table-cell office:value-type="string" calcext:value-type="string">
            <text:p>initiedelabourse.levif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itiedelabourse</text:p>
          </table:table-cell>
          <table:table-cell office:value-type="string" calcext:value-type="string">
            <text:p>levif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8]&amp;&quot;.&quot;&amp;[.E68]&amp;&quot;.&quot;&amp;[.F68]" office:value-type="string" office:string-value="initiedelabourse.levif.be" calcext:value-type="string">
            <text:p>initiedelabourse.levif.be</text:p>
          </table:table-cell>
        </table:table-row>
        <table:table-row table:style-name="ro1">
          <table:table-cell office:value-type="string" calcext:value-type="string">
            <text:p>www.levif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vif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69]&amp;&quot;.&quot;&amp;[.E69]&amp;&quot;.&quot;&amp;[.F69]" office:value-type="string" office:string-value="www.levif.be" calcext:value-type="string">
            <text:p>www.levif.be</text:p>
          </table:table-cell>
        </table:table-row>
        <table:table-row table:style-name="ro1">
          <table:table-cell office:value-type="string" calcext:value-type="string">
            <text:p>fr.metrotim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etrotime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0]&amp;&quot;.&quot;&amp;[.E70]&amp;&quot;.&quot;&amp;[.F70]" office:value-type="string" office:string-value="fr.metrotime.be" calcext:value-type="string">
            <text:p>fr.metrotime.be</text:p>
          </table:table-cell>
        </table:table-row>
        <table:table-row table:style-name="ro1">
          <table:table-cell office:value-type="string" calcext:value-type="string">
            <text:p>www.mons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1]&amp;&quot;.&quot;&amp;[.E71]&amp;&quot;.&quot;&amp;[.F71]" office:value-type="string" office:string-value="www.mons.be" calcext:value-type="string">
            <text:p>www.mons.be</text:p>
          </table:table-cell>
        </table:table-row>
        <table:table-row table:style-name="ro1">
          <table:table-cell office:value-type="string" calcext:value-type="string">
            <text:p>www.moustiqu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ustique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2]&amp;&quot;.&quot;&amp;[.E72]&amp;&quot;.&quot;&amp;[.F72]" office:value-type="string" office:string-value="www.moustique.be" calcext:value-type="string">
            <text:p>www.moustique.be</text:p>
          </table:table-cell>
        </table:table-row>
        <table:table-row table:style-name="ro1">
          <table:table-cell office:value-type="string" calcext:value-type="string">
            <text:p>www.rtbf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bf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3]&amp;&quot;.&quot;&amp;[.E73]&amp;&quot;.&quot;&amp;[.F73]" office:value-type="string" office:string-value="www.rtbf.be" calcext:value-type="string">
            <text:p>www.rtbf.be</text:p>
          </table:table-cell>
        </table:table-row>
        <table:table-row table:style-name="ro1">
          <table:table-cell office:value-type="string" calcext:value-type="string">
            <text:p>www.rtc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4]&amp;&quot;.&quot;&amp;[.E74]&amp;&quot;.&quot;&amp;[.F74]" office:value-type="string" office:string-value="www.rtc.be" calcext:value-type="string">
            <text:p>www.rtc.be</text:p>
          </table:table-cell>
        </table:table-row>
        <table:table-row table:style-name="ro1">
          <table:table-cell office:value-type="string" calcext:value-type="string">
            <text:p>www.rtl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5]&amp;&quot;.&quot;&amp;[.E75]&amp;&quot;.&quot;&amp;[.F75]" office:value-type="string" office:string-value="www.rtl.be" calcext:value-type="string">
            <text:p>www.rtl.be</text:p>
          </table:table-cell>
        </table:table-row>
        <table:table-row table:style-name="ro1">
          <table:table-cell office:value-type="string" calcext:value-type="string">
            <text:p>lacapital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capital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6]&amp;&quot;.&quot;&amp;[.E76]&amp;&quot;.&quot;&amp;[.F76]" office:value-type="string" office:string-value="lacapitale.sudinfo.be" calcext:value-type="string">
            <text:p>lacapitale.sudinfo.be</text:p>
          </table:table-cell>
        </table:table-row>
        <table:table-row table:style-name="ro1">
          <table:table-cell office:value-type="string" calcext:value-type="string">
            <text:p>lameus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meus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7]&amp;&quot;.&quot;&amp;[.E77]&amp;&quot;.&quot;&amp;[.F77]" office:value-type="string" office:string-value="lameuse.sudinfo.be" calcext:value-type="string">
            <text:p>lameuse.sudinfo.be</text:p>
          </table:table-cell>
        </table:table-row>
        <table:table-row table:style-name="ro1">
          <table:table-cell office:value-type="string" calcext:value-type="string">
            <text:p>lameuse-huy-waremm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meuse-huy-waremm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8]&amp;&quot;.&quot;&amp;[.E78]&amp;&quot;.&quot;&amp;[.F78]" office:value-type="string" office:string-value="lameuse-huy-waremme.sudinfo.be" calcext:value-type="string">
            <text:p>lameuse-huy-waremme.sudinfo.be</text:p>
          </table:table-cell>
        </table:table-row>
        <table:table-row table:style-name="ro1">
          <table:table-cell office:value-type="string" calcext:value-type="string">
            <text:p>lameuse-verviers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meuse-verviers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79]&amp;&quot;.&quot;&amp;[.E79]&amp;&quot;.&quot;&amp;[.F79]" office:value-type="string" office:string-value="lameuse-verviers.sudinfo.be" calcext:value-type="string">
            <text:p>lameuse-verviers.sudinfo.be</text:p>
          </table:table-cell>
        </table:table-row>
        <table:table-row table:style-name="ro1">
          <table:table-cell office:value-type="string" calcext:value-type="string">
            <text:p>lanouvellegazett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nouvellegazett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0]&amp;&quot;.&quot;&amp;[.E80]&amp;&quot;.&quot;&amp;[.F80]" office:value-type="string" office:string-value="lanouvellegazette.sudinfo.be" calcext:value-type="string">
            <text:p>lanouvellegazette.sudinfo.be</text:p>
          </table:table-cell>
        </table:table-row>
        <table:table-row table:style-name="ro1">
          <table:table-cell office:value-type="string" calcext:value-type="string">
            <text:p>lanouvellegazette-sambre-meus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nouvellegazette-sambre-meus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1]&amp;&quot;.&quot;&amp;[.E81]&amp;&quot;.&quot;&amp;[.F81]" office:value-type="string" office:string-value="lanouvellegazette-sambre-meuse.sudinfo.be" calcext:value-type="string">
            <text:p>lanouvellegazette-sambre-meuse.sudinfo.be</text:p>
          </table:table-cell>
        </table:table-row>
        <table:table-row table:style-name="ro1">
          <table:table-cell office:value-type="string" calcext:value-type="string">
            <text:p>laprovince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province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2]&amp;&quot;.&quot;&amp;[.E82]&amp;&quot;.&quot;&amp;[.F82]" office:value-type="string" office:string-value="laprovince.sudinfo.be" calcext:value-type="string">
            <text:p>laprovince.sudinfo.be</text:p>
          </table:table-cell>
        </table:table-row>
        <table:table-row table:style-name="ro1">
          <table:table-cell office:value-type="string" calcext:value-type="string">
            <text:p>nordeclair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ordeclair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3]&amp;&quot;.&quot;&amp;[.E83]&amp;&quot;.&quot;&amp;[.F83]" office:value-type="string" office:string-value="nordeclair.sudinfo.be" calcext:value-type="string">
            <text:p>nordeclair.sudinfo.be</text:p>
          </table:table-cell>
        </table:table-row>
        <table:table-row table:style-name="ro1">
          <table:table-cell office:value-type="string" calcext:value-type="string">
            <text:p>nordeclair-mouscron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ordeclair-mouscron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4]&amp;&quot;.&quot;&amp;[.E84]&amp;&quot;.&quot;&amp;[.F84]" office:value-type="string" office:string-value="nordeclair-mouscron.sudinfo.be" calcext:value-type="string">
            <text:p>nordeclair-mouscron.sudinfo.be</text:p>
          </table:table-cell>
        </table:table-row>
        <table:table-row table:style-name="ro1">
          <table:table-cell office:value-type="string" calcext:value-type="string">
            <text:p>www.sudinfo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udinfo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5]&amp;&quot;.&quot;&amp;[.E85]&amp;&quot;.&quot;&amp;[.F85]" office:value-type="string" office:string-value="www.sudinfo.be" calcext:value-type="string">
            <text:p>www.sudinfo.be</text:p>
          </table:table-cell>
        </table:table-row>
        <table:table-row table:style-name="ro1">
          <table:table-cell office:value-type="string" calcext:value-type="string">
            <text:p>www.telesambr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lesambre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6]&amp;&quot;.&quot;&amp;[.E86]&amp;&quot;.&quot;&amp;[.F86]" office:value-type="string" office:string-value="www.telesambre.be" calcext:value-type="string">
            <text:p>www.telesambre.be</text:p>
          </table:table-cell>
        </table:table-row>
        <table:table-row table:style-name="ro1">
          <table:table-cell office:value-type="string" calcext:value-type="string">
            <text:p>www.tvlux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vlux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7]&amp;&quot;.&quot;&amp;[.E87]&amp;&quot;.&quot;&amp;[.F87]" office:value-type="string" office:string-value="www.tvlux.be" calcext:value-type="string">
            <text:p>www.tvlux.be</text:p>
          </table:table-cell>
        </table:table-row>
        <table:table-row table:style-name="ro1">
          <table:table-cell office:value-type="string" calcext:value-type="string">
            <text:p>www.vedia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8]&amp;&quot;.&quot;&amp;[.E88]&amp;&quot;.&quot;&amp;[.F88]" office:value-type="string" office:string-value="www.vedia.be" calcext:value-type="string">
            <text:p>www.vedia.be</text:p>
          </table:table-cell>
        </table:table-row>
        <table:table-row table:style-name="ro1">
          <table:table-cell office:value-type="string" calcext:value-type="string">
            <text:p>www.vivreici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vreici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89]&amp;&quot;.&quot;&amp;[.E89]&amp;&quot;.&quot;&amp;[.F89]" office:value-type="string" office:string-value="www.vivreici.be" calcext:value-type="string">
            <text:p>www.vivreici.be</text:p>
          </table:table-cell>
        </table:table-row>
        <table:table-row table:style-name="ro1">
          <table:table-cell office:value-type="string" calcext:value-type="string">
            <text:p>www.vrt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90]&amp;&quot;.&quot;&amp;[.E90]&amp;&quot;.&quot;&amp;[.F90]" office:value-type="string" office:string-value="www.vrt.be" calcext:value-type="string">
            <text:p>www.vrt.be</text:p>
          </table:table-cell>
        </table:table-row>
        <table:table-row table:style-name="ro1">
          <table:table-cell office:value-type="string" calcext:value-type="string">
            <text:p>www.walfoot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alfoot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[.D91]&amp;&quot;.&quot;&amp;[.E91]&amp;&quot;.&quot;&amp;[.F91]" office:value-type="string" office:string-value="www.walfoot.be" calcext:value-type="string">
            <text:p>www.walfoot.be</text:p>
          </table:table-cell>
        </table:table-row>
        <table:table-row table:style-name="ro1">
          <table:table-cell office:value-type="string" calcext:value-type="string">
            <text:p>www.meteo.bz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teo</text:p>
          </table:table-cell>
          <table:table-cell office:value-type="string" calcext:value-type="string">
            <text:p>bzh</text:p>
          </table:table-cell>
          <table:table-cell table:number-columns-repeated="2"/>
          <table:table-cell table:formula="of:=[.D92]&amp;&quot;.&quot;&amp;[.E92]&amp;&quot;.&quot;&amp;[.F92]" office:value-type="string" office:string-value="www.meteo.bzh" calcext:value-type="string">
            <text:p>www.meteo.bzh</text:p>
          </table:table-cell>
        </table:table-row>
        <table:table-row table:style-name="ro1">
          <table:table-cell office:value-type="string" calcext:value-type="string">
            <text:p>www.aeroemploi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eroemploi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3]&amp;&quot;.&quot;&amp;[.E93]&amp;&quot;.&quot;&amp;[.F93]" office:value-type="string" office:string-value="www.aeroemploi.ca" calcext:value-type="string">
            <text:p>www.aeroemploi.ca</text:p>
          </table:table-cell>
        </table:table-row>
        <table:table-row table:style-name="ro1">
          <table:table-cell office:value-type="string" calcext:value-type="string">
            <text:p>www.atuvu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tuvu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4]&amp;&quot;.&quot;&amp;[.E94]&amp;&quot;.&quot;&amp;[.F94]" office:value-type="string" office:string-value="www.atuvu.ca" calcext:value-type="string">
            <text:p>www.atuvu.ca</text:p>
          </table:table-cell>
        </table:table-row>
        <table:table-row table:style-name="ro1">
          <table:table-cell office:value-type="string" calcext:value-type="string">
            <text:p>www.ccmm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cmm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5]&amp;&quot;.&quot;&amp;[.E95]&amp;&quot;.&quot;&amp;[.F95]" office:value-type="string" office:string-value="www.ccmm.ca" calcext:value-type="string">
            <text:p>www.ccmm.ca</text:p>
          </table:table-cell>
        </table:table-row>
        <table:table-row table:style-name="ro1">
          <table:table-cell office:value-type="string" calcext:value-type="string">
            <text:p>montreal.citycrunch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itycrunch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6]&amp;&quot;.&quot;&amp;[.E96]&amp;&quot;.&quot;&amp;[.F96]" office:value-type="string" office:string-value="montreal.citycrunch.ca" calcext:value-type="string">
            <text:p>montreal.citycrunch.ca</text:p>
          </table:table-cell>
        </table:table-row>
        <table:table-row table:style-name="ro1">
          <table:table-cell office:value-type="string" calcext:value-type="string">
            <text:p>www.ciusssmcq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iusssmcq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7]&amp;&quot;.&quot;&amp;[.E97]&amp;&quot;.&quot;&amp;[.F97]" office:value-type="string" office:string-value="www.ciusssmcq.ca" calcext:value-type="string">
            <text:p>www.ciusssmcq.ca</text:p>
          </table:table-cell>
        </table:table-row>
        <table:table-row table:style-name="ro1">
          <table:table-cell office:value-type="string" calcext:value-type="string">
            <text:p>www.democratienouvelle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emocratienouvell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8]&amp;&quot;.&quot;&amp;[.E98]&amp;&quot;.&quot;&amp;[.F98]" office:value-type="string" office:string-value="www.democratienouvelle.ca" calcext:value-type="string">
            <text:p>www.democratienouvelle.ca</text:p>
          </table:table-cell>
        </table:table-row>
        <table:table-row table:style-name="ro1">
          <table:table-cell office:value-type="string" calcext:value-type="string">
            <text:p>pm.g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99]&amp;&quot;.&quot;&amp;[.E99]&amp;&quot;.&quot;&amp;[.F99]" office:value-type="string" office:string-value="pm.gc.ca" calcext:value-type="string">
            <text:p>pm.gc.ca</text:p>
          </table:table-cell>
        </table:table-row>
        <table:table-row table:style-name="ro1">
          <table:table-cell office:value-type="string" calcext:value-type="string">
            <text:p>voyage.g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0]&amp;&quot;.&quot;&amp;[.E100]&amp;&quot;.&quot;&amp;[.F100]" office:value-type="string" office:string-value="voyage.gc.ca" calcext:value-type="string">
            <text:p>voyage.gc.ca</text:p>
          </table:table-cell>
        </table:table-row>
        <table:table-row table:style-name="ro1">
          <table:table-cell office:value-type="string" calcext:value-type="string">
            <text:p>www.hockeycanada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ockeycanada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1]&amp;&quot;.&quot;&amp;[.E101]&amp;&quot;.&quot;&amp;[.F101]" office:value-type="string" office:string-value="www.hockeycanada.ca" calcext:value-type="string">
            <text:p>www.hockeycanada.ca</text:p>
          </table:table-cell>
        </table:table-row>
        <table:table-row table:style-name="ro1">
          <table:table-cell office:value-type="string" calcext:value-type="string">
            <text:p>m.quebec.huffingtonpost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huffingtonpost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2]&amp;&quot;.&quot;&amp;[.E102]&amp;&quot;.&quot;&amp;[.F102]" office:value-type="string" office:string-value="quebec.huffingtonpost.ca" calcext:value-type="string">
            <text:p>quebec.huffingtonpost.ca</text:p>
          </table:table-cell>
        </table:table-row>
        <table:table-row table:style-name="ro1">
          <table:table-cell office:value-type="string" calcext:value-type="string">
            <text:p>quebec.huffingtonpost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huffingtonpost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3]&amp;&quot;.&quot;&amp;[.E103]&amp;&quot;.&quot;&amp;[.F103]" office:value-type="string" office:string-value="quebec.huffingtonpost.ca" calcext:value-type="string">
            <text:p>quebec.huffingtonpost.ca</text:p>
          </table:table-cell>
        </table:table-row>
        <table:table-row table:style-name="ro1">
          <table:table-cell office:value-type="string" calcext:value-type="string">
            <text:p>www.iheartradio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heartradio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4]&amp;&quot;.&quot;&amp;[.E104]&amp;&quot;.&quot;&amp;[.F104]" office:value-type="string" office:string-value="www.iheartradio.ca" calcext:value-type="string">
            <text:p>www.iheartradio.ca</text:p>
          </table:table-cell>
        </table:table-row>
        <table:table-row table:style-name="ro1">
          <table:table-cell office:value-type="string" calcext:value-type="string">
            <text:p>www.indexsante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dexsant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5]&amp;&quot;.&quot;&amp;[.E105]&amp;&quot;.&quot;&amp;[.F105]" office:value-type="string" office:string-value="www.indexsante.ca" calcext:value-type="string">
            <text:p>www.indexsante.ca</text:p>
          </table:table-cell>
        </table:table-row>
        <table:table-row table:style-name="ro1">
          <table:table-cell office:value-type="string" calcext:value-type="string">
            <text:p>www.laction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ction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6]&amp;&quot;.&quot;&amp;[.E106]&amp;&quot;.&quot;&amp;[.F106]" office:value-type="string" office:string-value="www.laction.ca" calcext:value-type="string">
            <text:p>www.laction.ca</text:p>
          </table:table-cell>
        </table:table-row>
        <table:table-row table:style-name="ro1">
          <table:table-cell office:value-type="string" calcext:value-type="string">
            <text:p>www.larotonde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otond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7]&amp;&quot;.&quot;&amp;[.E107]&amp;&quot;.&quot;&amp;[.F107]" office:value-type="string" office:string-value="www.larotonde.ca" calcext:value-type="string">
            <text:p>www.larotonde.ca</text:p>
          </table:table-cell>
        </table:table-row>
        <table:table-row table:style-name="ro1">
          <table:table-cell office:value-type="string" calcext:value-type="string">
            <text:p>publications.mcgil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mcgil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8]&amp;&quot;.&quot;&amp;[.E108]&amp;&quot;.&quot;&amp;[.F108]" office:value-type="string" office:string-value="publications.mcgill.ca" calcext:value-type="string">
            <text:p>publications.mcgill.ca</text:p>
          </table:table-cell>
        </table:table-row>
        <table:table-row table:style-name="ro1">
          <table:table-cell office:value-type="string" calcext:value-type="string">
            <text:p>www.montrealguidecondo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ntrealguidecondo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09]&amp;&quot;.&quot;&amp;[.E109]&amp;&quot;.&quot;&amp;[.F109]" office:value-type="string" office:string-value="www.montrealguidecondo.ca" calcext:value-type="string">
            <text:p>www.montrealguidecondo.ca</text:p>
          </table:table-cell>
        </table:table-row>
        <table:table-row table:style-name="ro1">
          <table:table-cell office:value-type="string" calcext:value-type="string">
            <text:p>www.newswire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ewswir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0]&amp;&quot;.&quot;&amp;[.E110]&amp;&quot;.&quot;&amp;[.F110]" office:value-type="string" office:string-value="www.newswire.ca" calcext:value-type="string">
            <text:p>www.newswire.ca</text:p>
          </table:table-cell>
        </table:table-row>
        <table:table-row table:style-name="ro1">
          <table:table-cell office:value-type="string" calcext:value-type="string">
            <text:p>news.ontario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1]&amp;&quot;.&quot;&amp;[.E111]&amp;&quot;.&quot;&amp;[.F111]" office:value-type="string" office:string-value="news.ontario.ca" calcext:value-type="string">
            <text:p>news.ontario.ca</text:p>
          </table:table-cell>
        </table:table-row>
        <table:table-row table:style-name="ro1">
          <table:table-cell office:value-type="string" calcext:value-type="string">
            <text:p>www.pieuvre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ieuvr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2]&amp;&quot;.&quot;&amp;[.E112]&amp;&quot;.&quot;&amp;[.F112]" office:value-type="string" office:string-value="www.pieuvre.ca" calcext:value-type="string">
            <text:p>www.pieuvre.ca</text:p>
          </table:table-cell>
        </table:table-row>
        <table:table-row table:style-name="ro1">
          <table:table-cell office:value-type="string" calcext:value-type="string">
            <text:p>action-nationale.qc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action-nationa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3]&amp;&quot;.&quot;&amp;[.E113]&amp;&quot;.&quot;&amp;[.F113]" office:value-type="string" office:string-value="action-nationale.qc.ca" calcext:value-type="string">
            <text:p>action-nationale.qc.ca</text:p>
          </table:table-cell>
        </table:table-row>
        <table:table-row table:style-name="ro1">
          <table:table-cell office:value-type="string" calcext:value-type="string">
            <text:p>www.action-nationale.qc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action-nationa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4]&amp;&quot;.&quot;&amp;[.E114]&amp;&quot;.&quot;&amp;[.F114]" office:value-type="string" office:string-value="action-nationale.qc.ca" calcext:value-type="string">
            <text:p>action-nationale.qc.ca</text:p>
          </table:table-cell>
        </table:table-row>
        <table:table-row table:style-name="ro1">
          <table:table-cell office:value-type="string" calcext:value-type="string">
            <text:p>cmm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mm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5]&amp;&quot;.&quot;&amp;[.E115]&amp;&quot;.&quot;&amp;[.F115]" office:value-type="string" office:string-value="cmm.qc.ca" calcext:value-type="string">
            <text:p>cmm.qc.ca</text:p>
          </table:table-cell>
        </table:table-row>
        <table:table-row table:style-name="ro1">
          <table:table-cell office:value-type="string" calcext:value-type="string">
            <text:p>www.courrierfrontenac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courrierfrontena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6]&amp;&quot;.&quot;&amp;[.E116]&amp;&quot;.&quot;&amp;[.F116]" office:value-type="string" office:string-value="courrierfrontenac.qc.ca" calcext:value-type="string">
            <text:p>courrierfrontenac.qc.ca</text:p>
          </table:table-cell>
        </table:table-row>
        <table:table-row table:style-name="ro1">
          <table:table-cell office:value-type="string" calcext:value-type="string">
            <text:p>www.grenier.qc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7]&amp;&quot;.&quot;&amp;[.E117]&amp;&quot;.&quot;&amp;[.F117]" office:value-type="string" office:string-value="grenier.qc.ca" calcext:value-type="string">
            <text:p>grenier.qc.ca</text:p>
          </table:table-cell>
        </table:table-row>
        <table:table-row table:style-name="ro1">
          <table:table-cell office:value-type="string" calcext:value-type="string">
            <text:p>www.lareleve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oucherville</text:p>
          </table:table-cell>
          <table:table-cell office:value-type="string" calcext:value-type="string">
            <text:p>larelev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8]&amp;&quot;.&quot;&amp;[.E118]&amp;&quot;.&quot;&amp;[.F118]" office:value-type="string" office:string-value="lareleve.qc.ca" calcext:value-type="string">
            <text:p>lareleve.qc.ca</text:p>
          </table:table-cell>
        </table:table-row>
        <table:table-row table:style-name="ro1">
          <table:table-cell office:value-type="string" calcext:value-type="string">
            <text:p>www.lavantage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lavantag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19]&amp;&quot;.&quot;&amp;[.E119]&amp;&quot;.&quot;&amp;[.F119]" office:value-type="string" office:string-value="lavantage.qc.ca" calcext:value-type="string">
            <text:p>lavantage.qc.ca</text:p>
          </table:table-cell>
        </table:table-row>
        <table:table-row table:style-name="ro1">
          <table:table-cell office:value-type="string" calcext:value-type="string">
            <text:p>lecourrier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Hyacinthe</text:p>
          </table:table-cell>
          <table:table-cell office:value-type="string" calcext:value-type="string">
            <text:p>lecourri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0]&amp;&quot;.&quot;&amp;[.E120]&amp;&quot;.&quot;&amp;[.F120]" office:value-type="string" office:string-value="lecourrier.qc.ca" calcext:value-type="string">
            <text:p>lecourrier.qc.ca</text:p>
          </table:table-cell>
        </table:table-row>
        <table:table-row table:style-name="ro1">
          <table:table-cell office:value-type="string" calcext:value-type="string">
            <text:p>www.lecourrier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Hyacinthe</text:p>
          </table:table-cell>
          <table:table-cell office:value-type="string" calcext:value-type="string">
            <text:p>lecourri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1]&amp;&quot;.&quot;&amp;[.E121]&amp;&quot;.&quot;&amp;[.F121]" office:value-type="string" office:string-value="lecourrier.qc.ca" calcext:value-type="string">
            <text:p>lecourrier.qc.ca</text:p>
          </table:table-cell>
        </table:table-row>
        <table:table-row table:style-name="ro1">
          <table:table-cell office:value-type="string" calcext:value-type="string">
            <text:p>www.lereflet.q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andiac</text:p>
          </table:table-cell>
          <table:table-cell office:value-type="string" calcext:value-type="string">
            <text:p>lerefle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2]&amp;&quot;.&quot;&amp;[.E122]&amp;&quot;.&quot;&amp;[.F122]" office:value-type="string" office:string-value="lereflet.qc.ca" calcext:value-type="string">
            <text:p>lereflet.qc.ca</text:p>
          </table:table-cell>
        </table:table-row>
        <table:table-row table:style-name="ro1">
          <table:table-cell office:value-type="string" calcext:value-type="string">
            <text:p>www.quebecscience.qc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uebecscienc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3]&amp;&quot;.&quot;&amp;[.E123]&amp;&quot;.&quot;&amp;[.F123]" office:value-type="string" office:string-value="quebecscience.qc.ca" calcext:value-type="string">
            <text:p>quebecscience.qc.ca</text:p>
          </table:table-cell>
        </table:table-row>
        <table:table-row table:style-name="ro1">
          <table:table-cell office:value-type="string" calcext:value-type="string">
            <text:p>rimq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imq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4]&amp;&quot;.&quot;&amp;[.E124]&amp;&quot;.&quot;&amp;[.F124]" office:value-type="string" office:string-value="rimq.qc.ca" calcext:value-type="string">
            <text:p>rimq.qc.ca</text:p>
          </table:table-cell>
        </table:table-row>
        <table:table-row table:style-name="ro1">
          <table:table-cell office:value-type="string" calcext:value-type="string">
            <text:p>scfp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f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5]&amp;&quot;.&quot;&amp;[.E125]&amp;&quot;.&quot;&amp;[.F125]" office:value-type="string" office:string-value="scfp.qc.ca" calcext:value-type="string">
            <text:p>scfp.qc.ca</text:p>
          </table:table-cell>
        </table:table-row>
        <table:table-row table:style-name="ro1">
          <table:table-cell office:value-type="string" calcext:value-type="string">
            <text:p>www.sciencepresse.qc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sciencepress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6]&amp;&quot;.&quot;&amp;[.E126]&amp;&quot;.&quot;&amp;[.F126]" office:value-type="string" office:string-value="sciencepresse.qc.ca" calcext:value-type="string">
            <text:p>sciencepresse.qc.ca</text:p>
          </table:table-cell>
        </table:table-row>
        <table:table-row table:style-name="ro1">
          <table:table-cell office:value-type="string" calcext:value-type="string">
            <text:p>villedeprinceville.q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lledeprincevil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7]&amp;&quot;.&quot;&amp;[.E127]&amp;&quot;.&quot;&amp;[.F127]" office:value-type="string" office:string-value="villedeprinceville.qc.ca" calcext:value-type="string">
            <text:p>villedeprinceville.qc.ca</text:p>
          </table:table-cell>
        </table:table-row>
        <table:table-row table:style-name="ro1">
          <table:table-cell office:value-type="string" calcext:value-type="string">
            <text:p>ici.radio-canada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radio-canada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8]&amp;&quot;.&quot;&amp;[.E128]&amp;&quot;.&quot;&amp;[.F128]" office:value-type="string" office:string-value="ici.radio-canada.ca" calcext:value-type="string">
            <text:p>ici.radio-canada.ca</text:p>
          </table:table-cell>
        </table:table-row>
        <table:table-row table:style-name="ro1">
          <table:table-cell office:value-type="string" calcext:value-type="string">
            <text:p>jeuxvideo.rd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jeuxvideo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29]&amp;&quot;.&quot;&amp;[.E129]&amp;&quot;.&quot;&amp;[.F129]" office:value-type="string" office:string-value="jeuxvideo.rds.ca" calcext:value-type="string">
            <text:p>jeuxvideo.rds.ca</text:p>
          </table:table-cell>
        </table:table-row>
        <table:table-row table:style-name="ro1">
          <table:table-cell office:value-type="string" calcext:value-type="string">
            <text:p>www.restomontre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stomontrea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0]&amp;&quot;.&quot;&amp;[.E130]&amp;&quot;.&quot;&amp;[.F130]" office:value-type="string" office:string-value="www.restomontreal.ca" calcext:value-type="string">
            <text:p>www.restomontreal.ca</text:p>
          </table:table-cell>
        </table:table-row>
        <table:table-row table:style-name="ro1">
          <table:table-cell office:value-type="string" calcext:value-type="string">
            <text:p>www.revuegestion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vuegestion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1]&amp;&quot;.&quot;&amp;[.E131]&amp;&quot;.&quot;&amp;[.F131]" office:value-type="string" office:string-value="www.revuegestion.ca" calcext:value-type="string">
            <text:p>www.revuegestion.ca</text:p>
          </table:table-cell>
        </table:table-row>
        <table:table-row table:style-name="ro1">
          <table:table-cell office:value-type="string" calcext:value-type="string">
            <text:p>www.ulav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lava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2]&amp;&quot;.&quot;&amp;[.E132]&amp;&quot;.&quot;&amp;[.F132]" office:value-type="string" office:string-value="www.ulaval.ca" calcext:value-type="string">
            <text:p>www.ulaval.ca</text:p>
          </table:table-cell>
        </table:table-row>
        <table:table-row table:style-name="ro1">
          <table:table-cell office:value-type="string" calcext:value-type="string">
            <text:p>carabins.umontre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abins</text:p>
          </table:table-cell>
          <table:table-cell office:value-type="string" calcext:value-type="string">
            <text:p>umontrea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3]&amp;&quot;.&quot;&amp;[.E133]&amp;&quot;.&quot;&amp;[.F133]" office:value-type="string" office:string-value="carabins.umontreal.ca" calcext:value-type="string">
            <text:p>carabins.umontreal.ca</text:p>
          </table:table-cell>
        </table:table-row>
        <table:table-row table:style-name="ro1">
          <table:table-cell office:value-type="string" calcext:value-type="string">
            <text:p>lesroger.umontre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sroger</text:p>
          </table:table-cell>
          <table:table-cell office:value-type="string" calcext:value-type="string">
            <text:p>umontrea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4]&amp;&quot;.&quot;&amp;[.E134]&amp;&quot;.&quot;&amp;[.F134]" office:value-type="string" office:string-value="lesroger.umontreal.ca" calcext:value-type="string">
            <text:p>lesroger.umontreal.ca</text:p>
          </table:table-cell>
        </table:table-row>
        <table:table-row table:style-name="ro1">
          <table:table-cell office:value-type="string" calcext:value-type="string">
            <text:p>nouvelles.umontreal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uvelles</text:p>
          </table:table-cell>
          <table:table-cell office:value-type="string" calcext:value-type="string">
            <text:p>umontreal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5]&amp;&quot;.&quot;&amp;[.E135]&amp;&quot;.&quot;&amp;[.F135]" office:value-type="string" office:string-value="nouvelles.umontreal.ca" calcext:value-type="string">
            <text:p>nouvelles.umontreal.ca</text:p>
          </table:table-cell>
        </table:table-row>
        <table:table-row table:style-name="ro1">
          <table:table-cell office:value-type="string" calcext:value-type="string">
            <text:p>www.uottawa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ottawa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6]&amp;&quot;.&quot;&amp;[.E136]&amp;&quot;.&quot;&amp;[.F136]" office:value-type="string" office:string-value="www.uottawa.ca" calcext:value-type="string">
            <text:p>www.uottawa.ca</text:p>
          </table:table-cell>
        </table:table-row>
        <table:table-row table:style-name="ro1">
          <table:table-cell office:value-type="string" calcext:value-type="string">
            <text:p>www.uquebec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quebe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7]&amp;&quot;.&quot;&amp;[.E137]&amp;&quot;.&quot;&amp;[.F137]" office:value-type="string" office:string-value="www.uquebec.ca" calcext:value-type="string">
            <text:p>www.uquebec.ca</text:p>
          </table:table-cell>
        </table:table-row>
        <table:table-row table:style-name="ro1">
          <table:table-cell office:value-type="string" calcext:value-type="string">
            <text:p>www.zeste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est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formula="of:=[.D138]&amp;&quot;.&quot;&amp;[.E138]&amp;&quot;.&quot;&amp;[.F138]" office:value-type="string" office:string-value="www.zeste.ca" calcext:value-type="string">
            <text:p>www.zeste.ca</text:p>
          </table:table-cell>
        </table:table-row>
        <table:table-row table:style-name="ro1">
          <table:table-cell office:value-type="string" calcext:value-type="string">
            <text:p>www.actualite.cd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alite</text:p>
          </table:table-cell>
          <table:table-cell office:value-type="string" calcext:value-type="string">
            <text:p>cd</text:p>
          </table:table-cell>
          <table:table-cell table:number-columns-repeated="2"/>
          <table:table-cell table:formula="of:=[.D139]&amp;&quot;.&quot;&amp;[.E139]&amp;&quot;.&quot;&amp;[.F139]" office:value-type="string" office:string-value="www.actualite.cd" calcext:value-type="string">
            <text:p>www.actualite.cd</text:p>
          </table:table-cell>
        </table:table-row>
        <table:table-row table:style-name="ro1">
          <table:table-cell office:value-type="string" calcext:value-type="string">
            <text:p>www.politico.cd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olitico</text:p>
          </table:table-cell>
          <table:table-cell office:value-type="string" calcext:value-type="string">
            <text:p>cd</text:p>
          </table:table-cell>
          <table:table-cell table:number-columns-repeated="2"/>
          <table:table-cell table:formula="of:=[.D140]&amp;&quot;.&quot;&amp;[.E140]&amp;&quot;.&quot;&amp;[.F140]" office:value-type="string" office:string-value="www.politico.cd" calcext:value-type="string">
            <text:p>www.politico.cd</text:p>
          </table:table-cell>
        </table:table-row>
        <table:table-row table:style-name="ro1">
          <table:table-cell office:value-type="string" calcext:value-type="string">
            <text:p>www.20min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1]&amp;&quot;.&quot;&amp;[.E141]&amp;&quot;.&quot;&amp;[.F141]" office:value-type="string" office:string-value="www.20min.ch" calcext:value-type="string">
            <text:p>www.20min.ch</text:p>
          </table:table-cell>
        </table:table-row>
        <table:table-row table:style-name="ro1">
          <table:table-cell office:value-type="string" calcext:value-type="string">
            <text:p>www.24heures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4heures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2]&amp;&quot;.&quot;&amp;[.E142]&amp;&quot;.&quot;&amp;[.F142]" office:value-type="string" office:string-value="www.24heures.ch" calcext:value-type="string">
            <text:p>www.24heures.ch</text:p>
          </table:table-cell>
        </table:table-row>
        <table:table-row table:style-name="ro1">
          <table:table-cell office:value-type="string" calcext:value-type="string">
            <text:p>www.allnews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lnews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3]&amp;&quot;.&quot;&amp;[.E143]&amp;&quot;.&quot;&amp;[.F143]" office:value-type="string" office:string-value="www.allnews.ch" calcext:value-type="string">
            <text:p>www.allnews.ch</text:p>
          </table:table-cell>
        </table:table-row>
        <table:table-row table:style-name="ro1">
          <table:table-cell office:value-type="string" calcext:value-type="string">
            <text:p>www.arcinfo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cinfo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4]&amp;&quot;.&quot;&amp;[.E144]&amp;&quot;.&quot;&amp;[.F144]" office:value-type="string" office:string-value="www.arcinfo.ch" calcext:value-type="string">
            <text:p>www.arcinfo.ch</text:p>
          </table:table-cell>
        </table:table-row>
        <table:table-row table:style-name="ro1">
          <table:table-cell office:value-type="string" calcext:value-type="string">
            <text:p>www.bilan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ilan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5]&amp;&quot;.&quot;&amp;[.E145]&amp;&quot;.&quot;&amp;[.F145]" office:value-type="string" office:string-value="www.bilan.ch" calcext:value-type="string">
            <text:p>www.bilan.ch</text:p>
          </table:table-cell>
        </table:table-row>
        <table:table-row table:style-name="ro1">
          <table:table-cell office:value-type="string" calcext:value-type="string">
            <text:p>www.bluewin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luewin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6]&amp;&quot;.&quot;&amp;[.E146]&amp;&quot;.&quot;&amp;[.F146]" office:value-type="string" office:string-value="www.bluewin.ch" calcext:value-type="string">
            <text:p>www.bluewin.ch</text:p>
          </table:table-cell>
        </table:table-row>
        <table:table-row table:style-name="ro1">
          <table:table-cell office:value-type="string" calcext:value-type="string">
            <text:p>www.illustre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7]&amp;&quot;.&quot;&amp;[.E147]&amp;&quot;.&quot;&amp;[.F147]" office:value-type="string" office:string-value="www.illustre.ch" calcext:value-type="string">
            <text:p>www.illustre.ch</text:p>
          </table:table-cell>
        </table:table-row>
        <table:table-row table:style-name="ro1">
          <table:table-cell office:value-type="string" calcext:value-type="string">
            <text:p>www.lacote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cote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8]&amp;&quot;.&quot;&amp;[.E148]&amp;&quot;.&quot;&amp;[.F148]" office:value-type="string" office:string-value="www.lacote.ch" calcext:value-type="string">
            <text:p>www.lacote.ch</text:p>
          </table:table-cell>
        </table:table-row>
        <table:table-row table:style-name="ro1">
          <table:table-cell office:value-type="string" calcext:value-type="string">
            <text:p>www.lagruyere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gruyere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49]&amp;&quot;.&quot;&amp;[.E149]&amp;&quot;.&quot;&amp;[.F149]" office:value-type="string" office:string-value="www.lagruyere.ch" calcext:value-type="string">
            <text:p>www.lagruyere.ch</text:p>
          </table:table-cell>
        </table:table-row>
        <table:table-row table:style-name="ro1">
          <table:table-cell office:value-type="string" calcext:value-type="string">
            <text:p>www.laliberte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iberte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0]&amp;&quot;.&quot;&amp;[.E150]&amp;&quot;.&quot;&amp;[.F150]" office:value-type="string" office:string-value="www.laliberte.ch" calcext:value-type="string">
            <text:p>www.laliberte.ch</text:p>
          </table:table-cell>
        </table:table-row>
        <table:table-row table:style-name="ro1">
          <table:table-cell office:value-type="string" calcext:value-type="string">
            <text:p>www.lemanbleu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anbleu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1]&amp;&quot;.&quot;&amp;[.E151]&amp;&quot;.&quot;&amp;[.F151]" office:value-type="string" office:string-value="www.lemanbleu.ch" calcext:value-type="string">
            <text:p>www.lemanbleu.ch</text:p>
          </table:table-cell>
        </table:table-row>
        <table:table-row table:style-name="ro1">
          <table:table-cell office:value-type="string" calcext:value-type="string">
            <text:p>www.lematin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atin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2]&amp;&quot;.&quot;&amp;[.E152]&amp;&quot;.&quot;&amp;[.F152]" office:value-type="string" office:string-value="www.lematin.ch" calcext:value-type="string">
            <text:p>www.lematin.ch</text:p>
          </table:table-cell>
        </table:table-row>
        <table:table-row table:style-name="ro1">
          <table:table-cell office:value-type="string" calcext:value-type="string">
            <text:p>www.lenouvelliste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nouvelliste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3]&amp;&quot;.&quot;&amp;[.E153]&amp;&quot;.&quot;&amp;[.F153]" office:value-type="string" office:string-value="www.lenouvelliste.ch" calcext:value-type="string">
            <text:p>www.lenouvelliste.ch</text:p>
          </table:table-cell>
        </table:table-row>
        <table:table-row table:style-name="ro1">
          <table:table-cell office:value-type="string" calcext:value-type="string">
            <text:p>www.letemps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temps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4]&amp;&quot;.&quot;&amp;[.E154]&amp;&quot;.&quot;&amp;[.F154]" office:value-type="string" office:string-value="www.letemps.ch" calcext:value-type="string">
            <text:p>www.letemps.ch</text:p>
          </table:table-cell>
        </table:table-row>
        <table:table-row table:style-name="ro1">
          <table:table-cell office:value-type="string" calcext:value-type="string">
            <text:p>www.lfm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fm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5]&amp;&quot;.&quot;&amp;[.E155]&amp;&quot;.&quot;&amp;[.F155]" office:value-type="string" office:string-value="www.lfm.ch" calcext:value-type="string">
            <text:p>www.lfm.ch</text:p>
          </table:table-cell>
        </table:table-row>
        <table:table-row table:style-name="ro1">
          <table:table-cell office:value-type="string" calcext:value-type="string">
            <text:p>www.radiolac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lac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6]&amp;&quot;.&quot;&amp;[.E156]&amp;&quot;.&quot;&amp;[.F156]" office:value-type="string" office:string-value="www.radiolac.ch" calcext:value-type="string">
            <text:p>www.radiolac.ch</text:p>
          </table:table-cell>
        </table:table-row>
        <table:table-row table:style-name="ro1">
          <table:table-cell office:value-type="string" calcext:value-type="string">
            <text:p>www.rfj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fj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7]&amp;&quot;.&quot;&amp;[.E157]&amp;&quot;.&quot;&amp;[.F157]" office:value-type="string" office:string-value="www.rfj.ch" calcext:value-type="string">
            <text:p>www.rfj.ch</text:p>
          </table:table-cell>
        </table:table-row>
        <table:table-row table:style-name="ro1">
          <table:table-cell office:value-type="string" calcext:value-type="string">
            <text:p>www.rtn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n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8]&amp;&quot;.&quot;&amp;[.E158]&amp;&quot;.&quot;&amp;[.F158]" office:value-type="string" office:string-value="www.rtn.ch" calcext:value-type="string">
            <text:p>www.rtn.ch</text:p>
          </table:table-cell>
        </table:table-row>
        <table:table-row table:style-name="ro1">
          <table:table-cell office:value-type="string" calcext:value-type="string">
            <text:p>www.rts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59]&amp;&quot;.&quot;&amp;[.E159]&amp;&quot;.&quot;&amp;[.F159]" office:value-type="string" office:string-value="www.rts.ch" calcext:value-type="string">
            <text:p>www.rts.ch</text:p>
          </table:table-cell>
        </table:table-row>
        <table:table-row table:style-name="ro1">
          <table:table-cell office:value-type="string" calcext:value-type="string">
            <text:p>www.swissinfo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wissinfo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60]&amp;&quot;.&quot;&amp;[.E160]&amp;&quot;.&quot;&amp;[.F160]" office:value-type="string" office:string-value="www.swissinfo.ch" calcext:value-type="string">
            <text:p>www.swissinfo.ch</text:p>
          </table:table-cell>
        </table:table-row>
        <table:table-row table:style-name="ro1">
          <table:table-cell office:value-type="string" calcext:value-type="string">
            <text:p>www.tdg.c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formula="of:=[.D161]&amp;&quot;.&quot;&amp;[.E161]&amp;&quot;.&quot;&amp;[.F161]" office:value-type="string" office:string-value="www.tdg.ch" calcext:value-type="string">
            <text:p>www.tdg.ch</text:p>
          </table:table-cell>
        </table:table-row>
        <table:table-row table:style-name="ro1">
          <table:table-cell office:value-type="string" calcext:value-type="string">
            <text:p>www.afrique-sur7.ci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que-sur7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formula="of:=[.D162]&amp;&quot;.&quot;&amp;[.E162]&amp;&quot;.&quot;&amp;[.F162]" office:value-type="string" office:string-value="www.afrique-sur7.ci" calcext:value-type="string">
            <text:p>www.afrique-sur7.ci</text:p>
          </table:table-cell>
        </table:table-row>
        <table:table-row table:style-name="ro1">
          <table:table-cell office:value-type="string" calcext:value-type="string">
            <text:p>www.aip.ci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formula="of:=[.D163]&amp;&quot;.&quot;&amp;[.E163]&amp;&quot;.&quot;&amp;[.F163]" office:value-type="string" office:string-value="www.aip.ci" calcext:value-type="string">
            <text:p>www.aip.ci</text:p>
          </table:table-cell>
        </table:table-row>
        <table:table-row table:style-name="ro1">
          <table:table-cell office:value-type="string" calcext:value-type="string">
            <text:p>www.cameroon-tribune.c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meroon-tribune</text:p>
          </table:table-cell>
          <table:table-cell office:value-type="string" calcext:value-type="string">
            <text:p>cm</text:p>
          </table:table-cell>
          <table:table-cell table:number-columns-repeated="2"/>
          <table:table-cell table:formula="of:=[.D164]&amp;&quot;.&quot;&amp;[.E164]&amp;&quot;.&quot;&amp;[.F164]" office:value-type="string" office:string-value="www.cameroon-tribune.cm" calcext:value-type="string">
            <text:p>www.cameroon-tribune.cm</text:p>
          </table:table-cell>
        </table:table-row>
        <table:table-row table:style-name="ro1">
          <table:table-cell office:value-type="string" calcext:value-type="string">
            <text:p>www.crtv.c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rtv</text:p>
          </table:table-cell>
          <table:table-cell office:value-type="string" calcext:value-type="string">
            <text:p>cm</text:p>
          </table:table-cell>
          <table:table-cell table:number-columns-repeated="2"/>
          <table:table-cell table:formula="of:=[.D165]&amp;&quot;.&quot;&amp;[.E165]&amp;&quot;.&quot;&amp;[.F165]" office:value-type="string" office:string-value="www.crtv.cm" calcext:value-type="string">
            <text:p>www.crtv.cm</text:p>
          </table:table-cell>
        </table:table-row>
        <table:table-row table:style-name="ro1">
          <table:table-cell office:value-type="string" calcext:value-type="string">
            <text:p>www.macg.c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cg</text:p>
          </table:table-cell>
          <table:table-cell office:value-type="string" calcext:value-type="string">
            <text:p>co</text:p>
          </table:table-cell>
          <table:table-cell table:number-columns-repeated="2"/>
          <table:table-cell table:formula="of:=[.D166]&amp;&quot;.&quot;&amp;[.E166]&amp;&quot;.&quot;&amp;[.F166]" office:value-type="string" office:string-value="www.macg.co" calcext:value-type="string">
            <text:p>www.macg.co</text:p>
          </table:table-cell>
        </table:table-row>
        <table:table-row table:style-name="ro1">
          <table:table-cell office:value-type="string" calcext:value-type="string">
            <text:p>www.1jour1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jour1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67]&amp;&quot;.&quot;&amp;[.E167]&amp;&quot;.&quot;&amp;[.F167]" office:value-type="string" office:string-value="www.1jour1actu.com" calcext:value-type="string">
            <text:p>www.1jour1actu.com</text:p>
          </table:table-cell>
        </table:table-row>
        <table:table-row table:style-name="ro1">
          <table:table-cell office:value-type="string" calcext:value-type="string">
            <text:p>www.actu-environnemen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-environnemen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68]&amp;&quot;.&quot;&amp;[.E168]&amp;&quot;.&quot;&amp;[.F168]" office:value-type="string" office:string-value="www.actu-environnement.com" calcext:value-type="string">
            <text:p>www.actu-environnement.com</text:p>
          </table:table-cell>
        </table:table-row>
        <table:table-row table:style-name="ro1">
          <table:table-cell office:value-type="string" calcext:value-type="string">
            <text:p>www.actuabd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ab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69]&amp;&quot;.&quot;&amp;[.E169]&amp;&quot;.&quot;&amp;[.F169]" office:value-type="string" office:string-value="www.actuabd.com" calcext:value-type="string">
            <text:p>www.actuabd.com</text:p>
          </table:table-cell>
        </table:table-row>
        <table:table-row table:style-name="ro1">
          <table:table-cell office:value-type="string" calcext:value-type="string">
            <text:p>www.actui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i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0]&amp;&quot;.&quot;&amp;[.E170]&amp;&quot;.&quot;&amp;[.F170]" office:value-type="string" office:string-value="www.actuia.com" calcext:value-type="string">
            <text:p>www.actuia.com</text:p>
          </table:table-cell>
        </table:table-row>
        <table:table-row table:style-name="ro1">
          <table:table-cell office:value-type="string" calcext:value-type="string">
            <text:p>www.adiac-cong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diac-cong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1]&amp;&quot;.&quot;&amp;[.E171]&amp;&quot;.&quot;&amp;[.F171]" office:value-type="string" office:string-value="www.adiac-congo.com" calcext:value-type="string">
            <text:p>www.adiac-congo.com</text:p>
          </table:table-cell>
        </table:table-row>
        <table:table-row table:style-name="ro1">
          <table:table-cell office:value-type="string" calcext:value-type="string">
            <text:p>www.affiches-parisienn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fiches-parisienn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2]&amp;&quot;.&quot;&amp;[.E172]&amp;&quot;.&quot;&amp;[.F172]" office:value-type="string" office:string-value="www.affiches-parisiennes.com" calcext:value-type="string">
            <text:p>www.affiches-parisiennes.com</text:p>
          </table:table-cell>
        </table:table-row>
        <table:table-row table:style-name="ro1">
          <table:table-cell office:value-type="string" calcext:value-type="string">
            <text:p>factuel.afp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actuel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3]&amp;&quot;.&quot;&amp;[.E173]&amp;&quot;.&quot;&amp;[.F173]" office:value-type="string" office:string-value="factuel.afp.com" calcext:value-type="string">
            <text:p>factuel.afp.com</text:p>
          </table:table-cell>
        </table:table-row>
        <table:table-row table:style-name="ro1">
          <table:table-cell office:value-type="string" calcext:value-type="string">
            <text:p>www.africaguine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caguine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4]&amp;&quot;.&quot;&amp;[.E174]&amp;&quot;.&quot;&amp;[.F174]" office:value-type="string" office:string-value="www.africaguinee.com" calcext:value-type="string">
            <text:p>www.africaguinee.com</text:p>
          </table:table-cell>
        </table:table-row>
        <table:table-row table:style-name="ro1">
          <table:table-cell office:value-type="string" calcext:value-type="string">
            <text:p>fr.africa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frica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5]&amp;&quot;.&quot;&amp;[.E175]&amp;&quot;.&quot;&amp;[.F175]" office:value-type="string" office:string-value="fr.africanews.com" calcext:value-type="string">
            <text:p>fr.africanews.com</text:p>
          </table:table-cell>
        </table:table-row>
        <table:table-row table:style-name="ro1">
          <table:table-cell office:value-type="string" calcext:value-type="string">
            <text:p>www.africatopsport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catopsport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6]&amp;&quot;.&quot;&amp;[.E176]&amp;&quot;.&quot;&amp;[.F176]" office:value-type="string" office:string-value="www.africatopsports.com" calcext:value-type="string">
            <text:p>www.africatopsports.com</text:p>
          </table:table-cell>
        </table:table-row>
        <table:table-row table:style-name="ro1">
          <table:table-cell office:value-type="string" calcext:value-type="string">
            <text:p>www.afri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7]&amp;&quot;.&quot;&amp;[.E177]&amp;&quot;.&quot;&amp;[.F177]" office:value-type="string" office:string-value="www.afrik.com" calcext:value-type="string">
            <text:p>www.afrik.com</text:p>
          </table:table-cell>
        </table:table-row>
        <table:table-row table:style-name="ro1">
          <table:table-cell office:value-type="string" calcext:value-type="string">
            <text:p>www.agefiactif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efiactif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8]&amp;&quot;.&quot;&amp;[.E178]&amp;&quot;.&quot;&amp;[.F178]" office:value-type="string" office:string-value="www.agefiactifs.com" calcext:value-type="string">
            <text:p>www.agefiactifs.com</text:p>
          </table:table-cell>
        </table:table-row>
        <table:table-row table:style-name="ro1">
          <table:table-cell office:value-type="string" calcext:value-type="string">
            <text:p>www.agenceecof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enceecofi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79]&amp;&quot;.&quot;&amp;[.E179]&amp;&quot;.&quot;&amp;[.F179]" office:value-type="string" office:string-value="www.agenceecofin.com" calcext:value-type="string">
            <text:p>www.agenceecofin.com</text:p>
          </table:table-cell>
        </table:table-row>
        <table:table-row table:style-name="ro1">
          <table:table-cell office:value-type="string" calcext:value-type="string">
            <text:p>www.agriculteur-normand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riculteur-norman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0]&amp;&quot;.&quot;&amp;[.E180]&amp;&quot;.&quot;&amp;[.F180]" office:value-type="string" office:string-value="www.agriculteur-normand.com" calcext:value-type="string">
            <text:p>www.agriculteur-normand.com</text:p>
          </table:table-cell>
        </table:table-row>
        <table:table-row table:style-name="ro1">
          <table:table-cell office:value-type="string" calcext:value-type="string">
            <text:p>www.algerie-ec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gerie-ec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1]&amp;&quot;.&quot;&amp;[.E181]&amp;&quot;.&quot;&amp;[.F181]" office:value-type="string" office:string-value="www.algerie-eco.com" calcext:value-type="string">
            <text:p>www.algerie-eco.com</text:p>
          </table:table-cell>
        </table:table-row>
        <table:table-row table:style-name="ro1">
          <table:table-cell office:value-type="string" calcext:value-type="string">
            <text:p>www.algerie-focu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gerie-focu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2]&amp;&quot;.&quot;&amp;[.E182]&amp;&quot;.&quot;&amp;[.F182]" office:value-type="string" office:string-value="www.algerie-focus.com" calcext:value-type="string">
            <text:p>www.algerie-focus.com</text:p>
          </table:table-cell>
        </table:table-row>
        <table:table-row table:style-name="ro1">
          <table:table-cell office:value-type="string" calcext:value-type="string">
            <text:p>www.algerie360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gerie360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3]&amp;&quot;.&quot;&amp;[.E183]&amp;&quot;.&quot;&amp;[.F183]" office:value-type="string" office:string-value="www.algerie360.com" calcext:value-type="string">
            <text:p>www.algerie360.com</text:p>
          </table:table-cell>
        </table:table-row>
        <table:table-row table:style-name="ro1">
          <table:table-cell office:value-type="string" calcext:value-type="string">
            <text:p>www.algeriepatriot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geriepatriot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4]&amp;&quot;.&quot;&amp;[.E184]&amp;&quot;.&quot;&amp;[.F184]" office:value-type="string" office:string-value="www.algeriepatriotique.com" calcext:value-type="string">
            <text:p>www.algeriepatriotique.com</text:p>
          </table:table-cell>
        </table:table-row>
        <table:table-row table:style-name="ro1">
          <table:table-cell office:value-type="string" calcext:value-type="string">
            <text:p>www1.alliancef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1</text:p>
          </table:table-cell>
          <table:table-cell office:value-type="string" calcext:value-type="string">
            <text:p>alliancef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5]&amp;&quot;.&quot;&amp;[.E185]&amp;&quot;.&quot;&amp;[.F185]" office:value-type="string" office:string-value="www1.alliancefr.com" calcext:value-type="string">
            <text:p>www1.alliancefr.com</text:p>
          </table:table-cell>
        </table:table-row>
        <table:table-row table:style-name="ro1">
          <table:table-cell office:value-type="string" calcext:value-type="string">
            <text:p>alpesdusud.alpes1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lpesdusud</text:p>
          </table:table-cell>
          <table:table-cell office:value-type="string" calcext:value-type="string">
            <text:p>alpes1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6]&amp;&quot;.&quot;&amp;[.E186]&amp;&quot;.&quot;&amp;[.F186]" office:value-type="string" office:string-value="alpesdusud.alpes1.com" calcext:value-type="string">
            <text:p>alpesdusud.alpes1.com</text:p>
          </table:table-cell>
        </table:table-row>
        <table:table-row table:style-name="ro1">
          <table:table-cell office:value-type="string" calcext:value-type="string">
            <text:p>www.alternatives-palois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ternatives-palois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7]&amp;&quot;.&quot;&amp;[.E187]&amp;&quot;.&quot;&amp;[.F187]" office:value-type="string" office:string-value="www.alternatives-paloises.com" calcext:value-type="string">
            <text:p>www.alternatives-paloises.com</text:p>
          </table:table-cell>
        </table:table-row>
        <table:table-row table:style-name="ro1">
          <table:table-cell office:value-type="string" calcext:value-type="string">
            <text:p>www.alwihda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wihdainf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8]&amp;&quot;.&quot;&amp;[.E188]&amp;&quot;.&quot;&amp;[.F188]" office:value-type="string" office:string-value="www.alwihdainfo.com" calcext:value-type="string">
            <text:p>www.alwihdainfo.com</text:p>
          </table:table-cell>
        </table:table-row>
        <table:table-row table:style-name="ro1">
          <table:table-cell office:value-type="string" calcext:value-type="string">
            <text:p>www.argusdelassuranc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gusdelassuran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89]&amp;&quot;.&quot;&amp;[.E189]&amp;&quot;.&quot;&amp;[.F189]" office:value-type="string" office:string-value="www.argusdelassurance.com" calcext:value-type="string">
            <text:p>www.argusdelassurance.com</text:p>
          </table:table-cell>
        </table:table-row>
        <table:table-row table:style-name="ro1">
          <table:table-cell office:value-type="string" calcext:value-type="string">
            <text:p>www.arts-in-the-city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ts-in-the-city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0]&amp;&quot;.&quot;&amp;[.E190]&amp;&quot;.&quot;&amp;[.F190]" office:value-type="string" office:string-value="www.arts-in-the-city.com" calcext:value-type="string">
            <text:p>www.arts-in-the-city.com</text:p>
          </table:table-cell>
        </table:table-row>
        <table:table-row table:style-name="ro1">
          <table:table-cell office:value-type="string" calcext:value-type="string">
            <text:p>www.audiogram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1]&amp;&quot;.&quot;&amp;[.E191]&amp;&quot;.&quot;&amp;[.F191]" office:value-type="string" office:string-value="www.audiogram.com" calcext:value-type="string">
            <text:p>www.audiogram.com</text:p>
          </table:table-cell>
        </table:table-row>
        <table:table-row table:style-name="ro1">
          <table:table-cell office:value-type="string" calcext:value-type="string">
            <text:p>www.auto-mot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-mot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2]&amp;&quot;.&quot;&amp;[.E192]&amp;&quot;.&quot;&amp;[.F192]" office:value-type="string" office:string-value="www.auto-moto.com" calcext:value-type="string">
            <text:p>www.auto-moto.com</text:p>
          </table:table-cell>
        </table:table-row>
        <table:table-row table:style-name="ro1">
          <table:table-cell office:value-type="string" calcext:value-type="string">
            <text:p>www.auto123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123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3]&amp;&quot;.&quot;&amp;[.E193]&amp;&quot;.&quot;&amp;[.F193]" office:value-type="string" office:string-value="www.auto123.com" calcext:value-type="string">
            <text:p>www.auto123.com</text:p>
          </table:table-cell>
        </table:table-row>
        <table:table-row table:style-name="ro1">
          <table:table-cell office:value-type="string" calcext:value-type="string">
            <text:p>www.automobile-prop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mobile-prop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4]&amp;&quot;.&quot;&amp;[.E194]&amp;&quot;.&quot;&amp;[.F194]" office:value-type="string" office:string-value="www.automobile-propre.com" calcext:value-type="string">
            <text:p>www.automobile-propre.com</text:p>
          </table:table-cell>
        </table:table-row>
        <table:table-row table:style-name="ro1">
          <table:table-cell office:value-type="string" calcext:value-type="string">
            <text:p>www.automobile-sportiv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mobile-sportiv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5]&amp;&quot;.&quot;&amp;[.E195]&amp;&quot;.&quot;&amp;[.F195]" office:value-type="string" office:string-value="www.automobile-sportive.com" calcext:value-type="string">
            <text:p>www.automobile-sportive.com</text:p>
          </table:table-cell>
        </table:table-row>
        <table:table-row table:style-name="ro1">
          <table:table-cell office:value-type="string" calcext:value-type="string">
            <text:p>www.azina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zina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6]&amp;&quot;.&quot;&amp;[.E196]&amp;&quot;.&quot;&amp;[.F196]" office:value-type="string" office:string-value="www.azinat.com" calcext:value-type="string">
            <text:p>www.azinat.com</text:p>
          </table:table-cell>
        </table:table-row>
        <table:table-row table:style-name="ro1">
          <table:table-cell office:value-type="string" calcext:value-type="string">
            <text:p>www.barlama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arlama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7]&amp;&quot;.&quot;&amp;[.E197]&amp;&quot;.&quot;&amp;[.F197]" office:value-type="string" office:string-value="www.barlamane.com" calcext:value-type="string">
            <text:p>www.barlamane.com</text:p>
          </table:table-cell>
        </table:table-row>
        <table:table-row table:style-name="ro1">
          <table:table-cell office:value-type="string" calcext:value-type="string">
            <text:p>www.basketus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asketus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8]&amp;&quot;.&quot;&amp;[.E198]&amp;&quot;.&quot;&amp;[.F198]" office:value-type="string" office:string-value="www.basketusa.com" calcext:value-type="string">
            <text:p>www.basketusa.com</text:p>
          </table:table-cell>
        </table:table-row>
        <table:table-row table:style-name="ro1">
          <table:table-cell office:value-type="string" calcext:value-type="string">
            <text:p>www.bati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ati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199]&amp;&quot;.&quot;&amp;[.E199]&amp;&quot;.&quot;&amp;[.F199]" office:value-type="string" office:string-value="www.batiactu.com" calcext:value-type="string">
            <text:p>www.batiactu.com</text:p>
          </table:table-cell>
        </table:table-row>
        <table:table-row table:style-name="ro1">
          <table:table-cell office:value-type="string" calcext:value-type="string">
            <text:p>www.bb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0]&amp;&quot;.&quot;&amp;[.E200]&amp;&quot;.&quot;&amp;[.F200]" office:value-type="string" office:string-value="www.bbc.com" calcext:value-type="string">
            <text:p>www.bbc.com</text:p>
          </table:table-cell>
        </table:table-row>
        <table:table-row table:style-name="ro1">
          <table:table-cell office:value-type="string" calcext:value-type="string">
            <text:p>www.bdges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dges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1]&amp;&quot;.&quot;&amp;[.E201]&amp;&quot;.&quot;&amp;[.F201]" office:value-type="string" office:string-value="www.bdgest.com" calcext:value-type="string">
            <text:p>www.bdgest.com</text:p>
          </table:table-cell>
        </table:table-row>
        <table:table-row table:style-name="ro1">
          <table:table-cell office:value-type="string" calcext:value-type="string">
            <text:p>www.beinsport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einsport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2]&amp;&quot;.&quot;&amp;[.E202]&amp;&quot;.&quot;&amp;[.F202]" office:value-type="string" office:string-value="www.beinsports.com" calcext:value-type="string">
            <text:p>www.beinsports.com</text:p>
          </table:table-cell>
        </table:table-row>
        <table:table-row table:style-name="ro1">
          <table:table-cell office:value-type="string" calcext:value-type="string">
            <text:p>rmc.bfmtv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bfmtv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3]&amp;&quot;.&quot;&amp;[.E203]&amp;&quot;.&quot;&amp;[.F203]" office:value-type="string" office:string-value="rmc.bfmtv.com" calcext:value-type="string">
            <text:p>rmc.bfmtv.com</text:p>
          </table:table-cell>
        </table:table-row>
        <table:table-row table:style-name="ro1">
          <table:table-cell office:value-type="string" calcext:value-type="string">
            <text:p>rmcsport.bfmtv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mcsport</text:p>
          </table:table-cell>
          <table:table-cell office:value-type="string" calcext:value-type="string">
            <text:p>bfmtv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4]&amp;&quot;.&quot;&amp;[.E204]&amp;&quot;.&quot;&amp;[.F204]" office:value-type="string" office:string-value="rmcsport.bfmtv.com" calcext:value-type="string">
            <text:p>rmcsport.bfmtv.com</text:p>
          </table:table-cell>
        </table:table-row>
        <table:table-row table:style-name="ro1">
          <table:table-cell office:value-type="string" calcext:value-type="string">
            <text:p>www.bfmtv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fmtv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5]&amp;&quot;.&quot;&amp;[.E205]&amp;&quot;.&quot;&amp;[.F205]" office:value-type="string" office:string-value="www.bfmtv.com" calcext:value-type="string">
            <text:p>www.bfmtv.com</text:p>
          </table:table-cell>
        </table:table-row>
        <table:table-row table:style-name="ro1">
          <table:table-cell office:value-type="string" calcext:value-type="string">
            <text:p>www.bienpubli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ienpubli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6]&amp;&quot;.&quot;&amp;[.E206]&amp;&quot;.&quot;&amp;[.F206]" office:value-type="string" office:string-value="www.bienpublic.com" calcext:value-type="string">
            <text:p>www.bienpublic.com</text:p>
          </table:table-cell>
        </table:table-row>
        <table:table-row table:style-name="ro1">
          <table:table-cell office:value-type="string" calcext:value-type="string">
            <text:p>www.blad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lad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7]&amp;&quot;.&quot;&amp;[.E207]&amp;&quot;.&quot;&amp;[.F207]" office:value-type="string" office:string-value="www.blada.com" calcext:value-type="string">
            <text:p>www.blada.com</text:p>
          </table:table-cell>
        </table:table-row>
        <table:table-row table:style-name="ro1">
          <table:table-cell office:value-type="string" calcext:value-type="string">
            <text:p>fr.blastingnew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lasting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8]&amp;&quot;.&quot;&amp;[.E208]&amp;&quot;.&quot;&amp;[.F208]" office:value-type="string" office:string-value="fr.blastingnews.com" calcext:value-type="string">
            <text:p>fr.blastingnews.com</text:p>
          </table:table-cell>
        </table:table-row>
        <table:table-row table:style-name="ro1">
          <table:table-cell office:value-type="string" calcext:value-type="string">
            <text:p>www.blow-en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low-en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09]&amp;&quot;.&quot;&amp;[.E209]&amp;&quot;.&quot;&amp;[.F209]" office:value-type="string" office:string-value="www.blow-ent.com" calcext:value-type="string">
            <text:p>www.blow-ent.com</text:p>
          </table:table-cell>
        </table:table-row>
        <table:table-row table:style-name="ro1">
          <table:table-cell office:value-type="string" calcext:value-type="string">
            <text:p>blog.bmykey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bmykey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0]&amp;&quot;.&quot;&amp;[.E210]&amp;&quot;.&quot;&amp;[.F210]" office:value-type="string" office:string-value="blog.bmykey.com" calcext:value-type="string">
            <text:p>blog.bmykey.com</text:p>
          </table:table-cell>
        </table:table-row>
        <table:table-row table:style-name="ro1">
          <table:table-cell office:value-type="string" calcext:value-type="string">
            <text:p>www.bordeaux-gazett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ordeaux-gazett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1]&amp;&quot;.&quot;&amp;[.E211]&amp;&quot;.&quot;&amp;[.F211]" office:value-type="string" office:string-value="www.bordeaux-gazette.com" calcext:value-type="string">
            <text:p>www.bordeaux-gazette.com</text:p>
          </table:table-cell>
        </table:table-row>
        <table:table-row table:style-name="ro1">
          <table:table-cell office:value-type="string" calcext:value-type="string">
            <text:p>www.boursoram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oursoram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2]&amp;&quot;.&quot;&amp;[.E212]&amp;&quot;.&quot;&amp;[.F212]" office:value-type="string" office:string-value="www.boursorama.com" calcext:value-type="string">
            <text:p>www.boursorama.com</text:p>
          </table:table-cell>
        </table:table-row>
        <table:table-row table:style-name="ro1">
          <table:table-cell office:value-type="string" calcext:value-type="string">
            <text:p>www.burkina2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urkina24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3]&amp;&quot;.&quot;&amp;[.E213]&amp;&quot;.&quot;&amp;[.F213]" office:value-type="string" office:string-value="www.burkina24.com" calcext:value-type="string">
            <text:p>www.burkina24.com</text:p>
          </table:table-cell>
        </table:table-row>
        <table:table-row table:style-name="ro1">
          <table:table-cell office:value-type="string" calcext:value-type="string">
            <text:p>www.businessimm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usinessimm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4]&amp;&quot;.&quot;&amp;[.E214]&amp;&quot;.&quot;&amp;[.F214]" office:value-type="string" office:string-value="www.businessimmo.com" calcext:value-type="string">
            <text:p>www.businessimmo.com</text:p>
          </table:table-cell>
        </table:table-row>
        <table:table-row table:style-name="ro1">
          <table:table-cell office:value-type="string" calcext:value-type="string">
            <text:p>www.cablechronicl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blechronicl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5]&amp;&quot;.&quot;&amp;[.E215]&amp;&quot;.&quot;&amp;[.F215]" office:value-type="string" office:string-value="www.cablechronicles.com" calcext:value-type="string">
            <text:p>www.cablechronicles.com</text:p>
          </table:table-cell>
        </table:table-row>
        <table:table-row table:style-name="ro1">
          <table:table-cell office:value-type="string" calcext:value-type="string">
            <text:p>www.cafedelabour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fedelabour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6]&amp;&quot;.&quot;&amp;[.E216]&amp;&quot;.&quot;&amp;[.F216]" office:value-type="string" office:string-value="www.cafedelabourse.com" calcext:value-type="string">
            <text:p>www.cafedelabourse.com</text:p>
          </table:table-cell>
        </table:table-row>
        <table:table-row table:style-name="ro1">
          <table:table-cell office:value-type="string" calcext:value-type="string">
            <text:p>www.cameroonmagaz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meroonmagaz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7]&amp;&quot;.&quot;&amp;[.E217]&amp;&quot;.&quot;&amp;[.F217]" office:value-type="string" office:string-value="www.cameroonmagazine.com" calcext:value-type="string">
            <text:p>www.cameroonmagazine.com</text:p>
          </table:table-cell>
        </table:table-row>
        <table:table-row table:style-name="ro1">
          <table:table-cell office:value-type="string" calcext:value-type="string">
            <text:p>www.caradisiac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radisia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8]&amp;&quot;.&quot;&amp;[.E218]&amp;&quot;.&quot;&amp;[.F218]" office:value-type="string" office:string-value="www.caradisiac.com" calcext:value-type="string">
            <text:p>www.caradisiac.com</text:p>
          </table:table-cell>
        </table:table-row>
        <table:table-row table:style-name="ro1">
          <table:table-cell office:value-type="string" calcext:value-type="string">
            <text:p>communiques.categoryne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uniques</text:p>
          </table:table-cell>
          <table:table-cell office:value-type="string" calcext:value-type="string">
            <text:p>categoryn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19]&amp;&quot;.&quot;&amp;[.E219]&amp;&quot;.&quot;&amp;[.F219]" office:value-type="string" office:string-value="communiques.categorynet.com" calcext:value-type="string">
            <text:p>communiques.categorynet.com</text:p>
          </table:table-cell>
        </table:table-row>
        <table:table-row table:style-name="ro1">
          <table:table-cell office:value-type="string" calcext:value-type="string">
            <text:p>www.centpourcen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entpourcen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0]&amp;&quot;.&quot;&amp;[.E220]&amp;&quot;.&quot;&amp;[.F220]" office:value-type="string" office:string-value="www.centpourcent.com" calcext:value-type="string">
            <text:p>www.centpourcent.com</text:p>
          </table:table-cell>
        </table:table-row>
        <table:table-row table:style-name="ro1">
          <table:table-cell office:value-type="string" calcext:value-type="string">
            <text:p>www.chasson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asson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1]&amp;&quot;.&quot;&amp;[.E221]&amp;&quot;.&quot;&amp;[.F221]" office:value-type="string" office:string-value="www.chassons.com" calcext:value-type="string">
            <text:p>www.chassons.com</text:p>
          </table:table-cell>
        </table:table-row>
        <table:table-row table:style-name="ro1">
          <table:table-cell office:value-type="string" calcext:value-type="string">
            <text:p>news.chast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chasti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2]&amp;&quot;.&quot;&amp;[.E222]&amp;&quot;.&quot;&amp;[.F222]" office:value-type="string" office:string-value="news.chastin.com" calcext:value-type="string">
            <text:p>news.chastin.com</text:p>
          </table:table-cell>
        </table:table-row>
        <table:table-row table:style-name="ro1">
          <table:table-cell office:value-type="string" calcext:value-type="string">
            <text:p>www.chevalma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eval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3]&amp;&quot;.&quot;&amp;[.E223]&amp;&quot;.&quot;&amp;[.F223]" office:value-type="string" office:string-value="www.chevalmag.com" calcext:value-type="string">
            <text:p>www.chevalmag.com</text:p>
          </table:table-cell>
        </table:table-row>
        <table:table-row table:style-name="ro1">
          <table:table-cell office:value-type="string" calcext:value-type="string">
            <text:p>www.chine-magaz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ine-magaz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4]&amp;&quot;.&quot;&amp;[.E224]&amp;&quot;.&quot;&amp;[.F224]" office:value-type="string" office:string-value="www.chine-magazine.com" calcext:value-type="string">
            <text:p>www.chine-magazine.com</text:p>
          </table:table-cell>
        </table:table-row>
        <table:table-row table:style-name="ro1">
          <table:table-cell office:value-type="string" calcext:value-type="string">
            <text:p>www.chococlic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ococli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5]&amp;&quot;.&quot;&amp;[.E225]&amp;&quot;.&quot;&amp;[.F225]" office:value-type="string" office:string-value="www.chococlic.com" calcext:value-type="string">
            <text:p>www.chococlic.com</text:p>
          </table:table-cell>
        </table:table-row>
        <table:table-row table:style-name="ro1">
          <table:table-cell office:value-type="string" calcext:value-type="string">
            <text:p>www.cinemaclock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inemacloc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6]&amp;&quot;.&quot;&amp;[.E226]&amp;&quot;.&quot;&amp;[.F226]" office:value-type="string" office:string-value="www.cinemaclock.com" calcext:value-type="string">
            <text:p>www.cinemaclock.com</text:p>
          </table:table-cell>
        </table:table-row>
        <table:table-row table:style-name="ro1">
          <table:table-cell office:value-type="string" calcext:value-type="string">
            <text:p>www.cineser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ineser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7]&amp;&quot;.&quot;&amp;[.E227]&amp;&quot;.&quot;&amp;[.F227]" office:value-type="string" office:string-value="www.cineserie.com" calcext:value-type="string">
            <text:p>www.cineserie.com</text:p>
          </table:table-cell>
        </table:table-row>
        <table:table-row table:style-name="ro1">
          <table:table-cell office:value-type="string" calcext:value-type="string">
            <text:p>94.citoyen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itoyen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8]&amp;&quot;.&quot;&amp;[.E228]&amp;&quot;.&quot;&amp;[.F228]" office:value-type="string" office:string-value="94.citoyens.com" calcext:value-type="string">
            <text:p>94.citoyens.com</text:p>
          </table:table-cell>
        </table:table-row>
        <table:table-row table:style-name="ro1">
          <table:table-cell office:value-type="string" calcext:value-type="string">
            <text:p>www.clubi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lubi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29]&amp;&quot;.&quot;&amp;[.E229]&amp;&quot;.&quot;&amp;[.F229]" office:value-type="string" office:string-value="www.clubic.com" calcext:value-type="string">
            <text:p>www.clubic.com</text:p>
          </table:table-cell>
        </table:table-row>
        <table:table-row table:style-name="ro1">
          <table:table-cell office:value-type="string" calcext:value-type="string">
            <text:p>www.cointribu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intribu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0]&amp;&quot;.&quot;&amp;[.E230]&amp;&quot;.&quot;&amp;[.F230]" office:value-type="string" office:string-value="www.cointribune.com" calcext:value-type="string">
            <text:p>www.cointribune.com</text:p>
          </table:table-cell>
        </table:table-row>
        <table:table-row table:style-name="ro1">
          <table:table-cell office:value-type="string" calcext:value-type="string">
            <text:p>www.commodafric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mmodafric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1]&amp;&quot;.&quot;&amp;[.E231]&amp;&quot;.&quot;&amp;[.F231]" office:value-type="string" office:string-value="www.commodafrica.com" calcext:value-type="string">
            <text:p>www.commodafrica.com</text:p>
          </table:table-cell>
        </table:table-row>
        <table:table-row table:style-name="ro1">
          <table:table-cell office:value-type="string" calcext:value-type="string">
            <text:p>www.congopag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ngopag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2]&amp;&quot;.&quot;&amp;[.E232]&amp;&quot;.&quot;&amp;[.F232]" office:value-type="string" office:string-value="www.congopage.com" calcext:value-type="string">
            <text:p>www.congopage.com</text:p>
          </table:table-cell>
        </table:table-row>
        <table:table-row table:style-name="ro1">
          <table:table-cell office:value-type="string" calcext:value-type="string">
            <text:p>www.connaissancedesart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nnaissancedesart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3]&amp;&quot;.&quot;&amp;[.E233]&amp;&quot;.&quot;&amp;[.F233]" office:value-type="string" office:string-value="www.connaissancedesarts.com" calcext:value-type="string">
            <text:p>www.connaissancedesarts.com</text:p>
          </table:table-cell>
        </table:table-row>
        <table:table-row table:style-name="ro1">
          <table:table-cell office:value-type="string" calcext:value-type="string">
            <text:p>www.constructioncayol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nstructioncayol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4]&amp;&quot;.&quot;&amp;[.E234]&amp;&quot;.&quot;&amp;[.F234]" office:value-type="string" office:string-value="www.constructioncayola.com" calcext:value-type="string">
            <text:p>www.constructioncayola.com</text:p>
          </table:table-cell>
        </table:table-row>
        <table:table-row table:style-name="ro1">
          <table:table-cell office:value-type="string" calcext:value-type="string">
            <text:p>www.cornwallseaway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rnwallseaway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5]&amp;&quot;.&quot;&amp;[.E235]&amp;&quot;.&quot;&amp;[.F235]" office:value-type="string" office:string-value="www.cornwallseawaynews.com" calcext:value-type="string">
            <text:p>www.cornwallseawaynews.com</text:p>
          </table:table-cell>
        </table:table-row>
        <table:table-row table:style-name="ro1">
          <table:table-cell office:value-type="string" calcext:value-type="string">
            <text:p>www.corsemat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rsemati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6]&amp;&quot;.&quot;&amp;[.E236]&amp;&quot;.&quot;&amp;[.F236]" office:value-type="string" office:string-value="www.corsematin.com" calcext:value-type="string">
            <text:p>www.corsematin.com</text:p>
          </table:table-cell>
        </table:table-row>
        <table:table-row table:style-name="ro1">
          <table:table-cell office:value-type="string" calcext:value-type="string">
            <text:p>www.cosmosoni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smosoni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7]&amp;&quot;.&quot;&amp;[.E237]&amp;&quot;.&quot;&amp;[.F237]" office:value-type="string" office:string-value="www.cosmosonic.com" calcext:value-type="string">
            <text:p>www.cosmosonic.com</text:p>
          </table:table-cell>
        </table:table-row>
        <table:table-row table:style-name="ro1">
          <table:table-cell office:value-type="string" calcext:value-type="string">
            <text:p>www.coupdepouc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updepou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8]&amp;&quot;.&quot;&amp;[.E238]&amp;&quot;.&quot;&amp;[.F238]" office:value-type="string" office:string-value="www.coupdepouce.com" calcext:value-type="string">
            <text:p>www.coupdepouce.com</text:p>
          </table:table-cell>
        </table:table-row>
        <table:table-row table:style-name="ro1">
          <table:table-cell office:value-type="string" calcext:value-type="string">
            <text:p>www.courrierinternation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urrierinternationa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39]&amp;&quot;.&quot;&amp;[.E239]&amp;&quot;.&quot;&amp;[.F239]" office:value-type="string" office:string-value="www.courrierinternational.com" calcext:value-type="string">
            <text:p>www.courrierinternational.com</text:p>
          </table:table-cell>
        </table:table-row>
        <table:table-row table:style-name="ro1">
          <table:table-cell office:value-type="string" calcext:value-type="string">
            <text:p>www.courseaularg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urseaularg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0]&amp;&quot;.&quot;&amp;[.E240]&amp;&quot;.&quot;&amp;[.F240]" office:value-type="string" office:string-value="www.courseaularge.com" calcext:value-type="string">
            <text:p>www.courseaularge.com</text:p>
          </table:table-cell>
        </table:table-row>
        <table:table-row table:style-name="ro1">
          <table:table-cell office:value-type="string" calcext:value-type="string">
            <text:p>www.creusot-info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reusot-info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1]&amp;&quot;.&quot;&amp;[.E241]&amp;&quot;.&quot;&amp;[.F241]" office:value-type="string" office:string-value="www.creusot-infos.com" calcext:value-type="string">
            <text:p>www.creusot-infos.com</text:p>
          </table:table-cell>
        </table:table-row>
        <table:table-row table:style-name="ro1">
          <table:table-cell office:value-type="string" calcext:value-type="string">
            <text:p>www.critictoo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riticto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2]&amp;&quot;.&quot;&amp;[.E242]&amp;&quot;.&quot;&amp;[.F242]" office:value-type="string" office:string-value="www.critictoo.com" calcext:value-type="string">
            <text:p>www.critictoo.com</text:p>
          </table:table-cell>
        </table:table-row>
        <table:table-row table:style-name="ro1">
          <table:table-cell office:value-type="string" calcext:value-type="string">
            <text:p>www.culture31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e31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3]&amp;&quot;.&quot;&amp;[.E243]&amp;&quot;.&quot;&amp;[.F243]" office:value-type="string" office:string-value="www.culture31.com" calcext:value-type="string">
            <text:p>www.culture31.com</text:p>
          </table:table-cell>
        </table:table-row>
        <table:table-row table:style-name="ro1">
          <table:table-cell office:value-type="string" calcext:value-type="string">
            <text:p>www.culturefemm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efemm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4]&amp;&quot;.&quot;&amp;[.E244]&amp;&quot;.&quot;&amp;[.F244]" office:value-type="string" office:string-value="www.culturefemme.com" calcext:value-type="string">
            <text:p>www.culturefemme.com</text:p>
          </table:table-cell>
        </table:table-row>
        <table:table-row table:style-name="ro1">
          <table:table-cell office:value-type="string" calcext:value-type="string">
            <text:p>www.cultureps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eps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5]&amp;&quot;.&quot;&amp;[.E245]&amp;&quot;.&quot;&amp;[.F245]" office:value-type="string" office:string-value="www.culturepsg.com" calcext:value-type="string">
            <text:p>www.culturepsg.com</text:p>
          </table:table-cell>
        </table:table-row>
        <table:table-row table:style-name="ro1">
          <table:table-cell office:value-type="string" calcext:value-type="string">
            <text:p>www.culturopoin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opoin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6]&amp;&quot;.&quot;&amp;[.E246]&amp;&quot;.&quot;&amp;[.F246]" office:value-type="string" office:string-value="www.culturopoing.com" calcext:value-type="string">
            <text:p>www.culturopoing.com</text:p>
          </table:table-cell>
        </table:table-row>
        <table:table-row table:style-name="ro1">
          <table:table-cell office:value-type="string" calcext:value-type="string">
            <text:p>www.cycloneoi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ycloneo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7]&amp;&quot;.&quot;&amp;[.E247]&amp;&quot;.&quot;&amp;[.F247]" office:value-type="string" office:string-value="www.cycloneoi.com" calcext:value-type="string">
            <text:p>www.cycloneoi.com</text:p>
          </table:table-cell>
        </table:table-row>
        <table:table-row table:style-name="ro1">
          <table:table-cell office:value-type="string" calcext:value-type="string">
            <text:p>www.dailyfx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ailyf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8]&amp;&quot;.&quot;&amp;[.E248]&amp;&quot;.&quot;&amp;[.F248]" office:value-type="string" office:string-value="www.dailyfx.com" calcext:value-type="string">
            <text:p>www.dailyfx.com</text:p>
          </table:table-cell>
        </table:table-row>
        <table:table-row table:style-name="ro1">
          <table:table-cell office:value-type="string" calcext:value-type="string">
            <text:p>www.dakar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akar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49]&amp;&quot;.&quot;&amp;[.E249]&amp;&quot;.&quot;&amp;[.F249]" office:value-type="string" office:string-value="www.dakaractu.com" calcext:value-type="string">
            <text:p>www.dakaractu.com</text:p>
          </table:table-cell>
        </table:table-row>
        <table:table-row table:style-name="ro1">
          <table:table-cell office:value-type="string" calcext:value-type="string">
            <text:p>www.directvel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irectvel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0]&amp;&quot;.&quot;&amp;[.E250]&amp;&quot;.&quot;&amp;[.F250]" office:value-type="string" office:string-value="www.directvelo.com" calcext:value-type="string">
            <text:p>www.directvelo.com</text:p>
          </table:table-cell>
        </table:table-row>
        <table:table-row table:style-name="ro1">
          <table:table-cell office:value-type="string" calcext:value-type="string">
            <text:p>www.dw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1]&amp;&quot;.&quot;&amp;[.E251]&amp;&quot;.&quot;&amp;[.F251]" office:value-type="string" office:string-value="www.dw.com" calcext:value-type="string">
            <text:p>www.dw.com</text:p>
          </table:table-cell>
        </table:table-row>
        <table:table-row table:style-name="ro1">
          <table:table-cell office:value-type="string" calcext:value-type="string">
            <text:p>www.dzairdaily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zairdaily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2]&amp;&quot;.&quot;&amp;[.E252]&amp;&quot;.&quot;&amp;[.F252]" office:value-type="string" office:string-value="www.dzairdaily.com" calcext:value-type="string">
            <text:p>www.dzairdaily.com</text:p>
          </table:table-cell>
        </table:table-row>
        <table:table-row table:style-name="ro1">
          <table:table-cell office:value-type="string" calcext:value-type="string">
            <text:p>news.ebene-magaz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bene-magaz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3]&amp;&quot;.&quot;&amp;[.E253]&amp;&quot;.&quot;&amp;[.F253]" office:value-type="string" office:string-value="news.ebene-magazine.com" calcext:value-type="string">
            <text:p>news.ebene-magazine.com</text:p>
          </table:table-cell>
        </table:table-row>
        <table:table-row table:style-name="ro1">
          <table:table-cell office:value-type="string" calcext:value-type="string">
            <text:p>www.ecranlarg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cranlarg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4]&amp;&quot;.&quot;&amp;[.E254]&amp;&quot;.&quot;&amp;[.F254]" office:value-type="string" office:string-value="www.ecranlarge.com" calcext:value-type="string">
            <text:p>www.ecranlarge.com</text:p>
          </table:table-cell>
        </table:table-row>
        <table:table-row table:style-name="ro1">
          <table:table-cell office:value-type="string" calcext:value-type="string">
            <text:p>www.elwata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lwata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5]&amp;&quot;.&quot;&amp;[.E255]&amp;&quot;.&quot;&amp;[.F255]" office:value-type="string" office:string-value="www.elwatan.com" calcext:value-type="string">
            <text:p>www.elwatan.com</text:p>
          </table:table-cell>
        </table:table-row>
        <table:table-row table:style-name="ro1">
          <table:table-cell office:value-type="string" calcext:value-type="string">
            <text:p>www.endurance-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ndurance-inf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6]&amp;&quot;.&quot;&amp;[.E256]&amp;&quot;.&quot;&amp;[.F256]" office:value-type="string" office:string-value="www.endurance-info.com" calcext:value-type="string">
            <text:p>www.endurance-info.com</text:p>
          </table:table-cell>
        </table:table-row>
        <table:table-row table:style-name="ro1">
          <table:table-cell office:value-type="string" calcext:value-type="string">
            <text:p>www.enviscop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nviscop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7]&amp;&quot;.&quot;&amp;[.E257]&amp;&quot;.&quot;&amp;[.F257]" office:value-type="string" office:string-value="www.enviscope.com" calcext:value-type="string">
            <text:p>www.enviscope.com</text:p>
          </table:table-cell>
        </table:table-row>
        <table:table-row table:style-name="ro1">
          <table:table-cell office:value-type="string" calcext:value-type="string">
            <text:p>www.escaladequebec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scaladequebe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8]&amp;&quot;.&quot;&amp;[.E258]&amp;&quot;.&quot;&amp;[.F258]" office:value-type="string" office:string-value="www.escaladequebec.com" calcext:value-type="string">
            <text:p>www.escaladequebec.com</text:p>
          </table:table-cell>
        </table:table-row>
        <table:table-row table:style-name="ro1">
          <table:table-cell office:value-type="string" calcext:value-type="string">
            <text:p>fr.euro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59]&amp;&quot;.&quot;&amp;[.E259]&amp;&quot;.&quot;&amp;[.F259]" office:value-type="string" office:string-value="fr.euronews.com" calcext:value-type="string">
            <text:p>fr.euronews.com</text:p>
          </table:table-cell>
        </table:table-row>
        <table:table-row table:style-name="ro1">
          <table:table-cell office:value-type="string" calcext:value-type="string">
            <text:p>www.evasionfm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vasionfm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0]&amp;&quot;.&quot;&amp;[.E260]&amp;&quot;.&quot;&amp;[.F260]" office:value-type="string" office:string-value="www.evasionfm.com" calcext:value-type="string">
            <text:p>www.evasionfm.com</text:p>
          </table:table-cell>
        </table:table-row>
        <table:table-row table:style-name="ro1">
          <table:table-cell office:value-type="string" calcext:value-type="string">
            <text:p>www.ewa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wa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1]&amp;&quot;.&quot;&amp;[.E261]&amp;&quot;.&quot;&amp;[.F261]" office:value-type="string" office:string-value="www.ewanews.com" calcext:value-type="string">
            <text:p>www.ewanews.com</text:p>
          </table:table-cell>
        </table:table-row>
        <table:table-row table:style-name="ro1">
          <table:table-cell office:value-type="string" calcext:value-type="string">
            <text:p>fr.fashionnetwor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shionnetwor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2]&amp;&quot;.&quot;&amp;[.E262]&amp;&quot;.&quot;&amp;[.F262]" office:value-type="string" office:string-value="fr.fashionnetwork.com" calcext:value-type="string">
            <text:p>fr.fashionnetwork.com</text:p>
          </table:table-cell>
        </table:table-row>
        <table:table-row table:style-name="ro1">
          <table:table-cell office:value-type="string" calcext:value-type="string">
            <text:p>www.femin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emin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3]&amp;&quot;.&quot;&amp;[.E263]&amp;&quot;.&quot;&amp;[.F263]" office:value-type="string" office:string-value="www.feminactu.com" calcext:value-type="string">
            <text:p>www.feminactu.com</text:p>
          </table:table-cell>
        </table:table-row>
        <table:table-row table:style-name="ro1">
          <table:table-cell office:value-type="string" calcext:value-type="string">
            <text:p>www.ffdream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fdream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4]&amp;&quot;.&quot;&amp;[.E264]&amp;&quot;.&quot;&amp;[.F264]" office:value-type="string" office:string-value="www.ffdream.com" calcext:value-type="string">
            <text:p>www.ffdream.com</text:p>
          </table:table-cell>
        </table:table-row>
        <table:table-row table:style-name="ro1">
          <table:table-cell office:value-type="string" calcext:value-type="string">
            <text:p>www.fif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if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5]&amp;&quot;.&quot;&amp;[.E265]&amp;&quot;.&quot;&amp;[.F265]" office:value-type="string" office:string-value="www.fifa.com" calcext:value-type="string">
            <text:p>www.fifa.com</text:p>
          </table:table-cell>
        </table:table-row>
        <table:table-row table:style-name="ro1">
          <table:table-cell office:value-type="string" calcext:value-type="string">
            <text:p>www.financialafri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inancialafri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6]&amp;&quot;.&quot;&amp;[.E266]&amp;&quot;.&quot;&amp;[.F266]" office:value-type="string" office:string-value="www.financialafrik.com" calcext:value-type="string">
            <text:p>www.financialafrik.com</text:p>
          </table:table-cell>
        </table:table-row>
        <table:table-row table:style-name="ro1">
          <table:table-cell office:value-type="string" calcext:value-type="string">
            <text:p>www.focusrh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cusrh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7]&amp;&quot;.&quot;&amp;[.E267]&amp;&quot;.&quot;&amp;[.F267]" office:value-type="string" office:string-value="www.focusrh.com" calcext:value-type="string">
            <text:p>www.focusrh.com</text:p>
          </table:table-cell>
        </table:table-row>
        <table:table-row table:style-name="ro1">
          <table:table-cell office:value-type="string" calcext:value-type="string">
            <text:p>www.foot-nation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ot-nationa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8]&amp;&quot;.&quot;&amp;[.E268]&amp;&quot;.&quot;&amp;[.F268]" office:value-type="string" office:string-value="www.foot-national.com" calcext:value-type="string">
            <text:p>www.foot-national.com</text:p>
          </table:table-cell>
        </table:table-row>
        <table:table-row table:style-name="ro1">
          <table:table-cell office:value-type="string" calcext:value-type="string">
            <text:p>www.france-si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-si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69]&amp;&quot;.&quot;&amp;[.E269]&amp;&quot;.&quot;&amp;[.F269]" office:value-type="string" office:string-value="www.france-sire.com" calcext:value-type="string">
            <text:p>www.france-sire.com</text:p>
          </table:table-cell>
        </table:table-row>
        <table:table-row table:style-name="ro1">
          <table:table-cell office:value-type="string" calcext:value-type="string">
            <text:p>amp.france2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france24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0]&amp;&quot;.&quot;&amp;[.E270]&amp;&quot;.&quot;&amp;[.F270]" office:value-type="string" office:string-value="amp.france24.com" calcext:value-type="string">
            <text:p>amp.france24.com</text:p>
          </table:table-cell>
        </table:table-row>
        <table:table-row table:style-name="ro1">
          <table:table-cell office:value-type="string" calcext:value-type="string">
            <text:p>www.france2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24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1]&amp;&quot;.&quot;&amp;[.E271]&amp;&quot;.&quot;&amp;[.F271]" office:value-type="string" office:string-value="www.france24.com" calcext:value-type="string">
            <text:p>www.france24.com</text:p>
          </table:table-cell>
        </table:table-row>
        <table:table-row table:style-name="ro1">
          <table:table-cell office:value-type="string" calcext:value-type="string">
            <text:p>blogs.futura-scienc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logs</text:p>
          </table:table-cell>
          <table:table-cell office:value-type="string" calcext:value-type="string">
            <text:p>futura-scienc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2]&amp;&quot;.&quot;&amp;[.E272]&amp;&quot;.&quot;&amp;[.F272]" office:value-type="string" office:string-value="blogs.futura-sciences.com" calcext:value-type="string">
            <text:p>blogs.futura-sciences.com</text:p>
          </table:table-cell>
        </table:table-row>
        <table:table-row table:style-name="ro1">
          <table:table-cell office:value-type="string" calcext:value-type="string">
            <text:p>www.futura-scienc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utura-scienc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3]&amp;&quot;.&quot;&amp;[.E273]&amp;&quot;.&quot;&amp;[.F273]" office:value-type="string" office:string-value="www.futura-sciences.com" calcext:value-type="string">
            <text:p>www.futura-sciences.com</text:p>
          </table:table-cell>
        </table:table-row>
        <table:table-row table:style-name="ro1">
          <table:table-cell office:value-type="string" calcext:value-type="string">
            <text:p>www.gabonflash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bonflash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4]&amp;&quot;.&quot;&amp;[.E274]&amp;&quot;.&quot;&amp;[.F274]" office:value-type="string" office:string-value="www.gabonflash.com" calcext:value-type="string">
            <text:p>www.gabonflash.com</text:p>
          </table:table-cell>
        </table:table-row>
        <table:table-row table:style-name="ro1">
          <table:table-cell office:value-type="string" calcext:value-type="string">
            <text:p>www.gabonmediatim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bonmediatim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5]&amp;&quot;.&quot;&amp;[.E275]&amp;&quot;.&quot;&amp;[.F275]" office:value-type="string" office:string-value="www.gabonmediatime.com" calcext:value-type="string">
            <text:p>www.gabonmediatime.com</text:p>
          </table:table-cell>
        </table:table-row>
        <table:table-row table:style-name="ro1">
          <table:table-cell office:value-type="string" calcext:value-type="string">
            <text:p>www.gabonreview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bonreview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6]&amp;&quot;.&quot;&amp;[.E276]&amp;&quot;.&quot;&amp;[.F276]" office:value-type="string" office:string-value="www.gabonreview.com" calcext:value-type="string">
            <text:p>www.gabonreview.com</text:p>
          </table:table-cell>
        </table:table-row>
        <table:table-row table:style-name="ro1">
          <table:table-cell office:value-type="string" calcext:value-type="string">
            <text:p>www.gavroche-thailand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vroche-thailan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7]&amp;&quot;.&quot;&amp;[.E277]&amp;&quot;.&quot;&amp;[.F277]" office:value-type="string" office:string-value="www.gavroche-thailande.com" calcext:value-type="string">
            <text:p>www.gavroche-thailande.com</text:p>
          </table:table-cell>
        </table:table-row>
        <table:table-row table:style-name="ro1">
          <table:table-cell office:value-type="string" calcext:value-type="string">
            <text:p>www.gentsid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entsi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8]&amp;&quot;.&quot;&amp;[.E278]&amp;&quot;.&quot;&amp;[.F278]" office:value-type="string" office:string-value="www.gentside.com" calcext:value-type="string">
            <text:p>www.gentside.com</text:p>
          </table:table-cell>
        </table:table-row>
        <table:table-row table:style-name="ro1">
          <table:table-cell office:value-type="string" calcext:value-type="string">
            <text:p>www.gillespudlowsk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illespudlowsk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79]&amp;&quot;.&quot;&amp;[.E279]&amp;&quot;.&quot;&amp;[.F279]" office:value-type="string" office:string-value="www.gillespudlowski.com" calcext:value-type="string">
            <text:p>www.gillespudlowski.com</text:p>
          </table:table-cell>
        </table:table-row>
        <table:table-row table:style-name="ro1">
          <table:table-cell office:value-type="string" calcext:value-type="string">
            <text:p>www.go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0]&amp;&quot;.&quot;&amp;[.E280]&amp;&quot;.&quot;&amp;[.F280]" office:value-type="string" office:string-value="www.goal.com" calcext:value-type="string">
            <text:p>www.goal.com</text:p>
          </table:table-cell>
        </table:table-row>
        <table:table-row table:style-name="ro1">
          <table:table-cell office:value-type="string" calcext:value-type="string">
            <text:p>www.golfplanet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olfplanet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1]&amp;&quot;.&quot;&amp;[.E281]&amp;&quot;.&quot;&amp;[.F281]" office:value-type="string" office:string-value="www.golfplanete.com" calcext:value-type="string">
            <text:p>www.golfplanete.com</text:p>
          </table:table-cell>
        </table:table-row>
        <table:table-row table:style-name="ro1">
          <table:table-cell office:value-type="string" calcext:value-type="string">
            <text:p>www.gp-insid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p-insi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2]&amp;&quot;.&quot;&amp;[.E282]&amp;&quot;.&quot;&amp;[.F282]" office:value-type="string" office:string-value="www.gp-inside.com" calcext:value-type="string">
            <text:p>www.gp-inside.com</text:p>
          </table:table-cell>
        </table:table-row>
        <table:table-row table:style-name="ro1">
          <table:table-cell office:value-type="string" calcext:value-type="string">
            <text:p>met.grandly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randly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3]&amp;&quot;.&quot;&amp;[.E283]&amp;&quot;.&quot;&amp;[.F283]" office:value-type="string" office:string-value="met.grandlyon.com" calcext:value-type="string">
            <text:p>met.grandlyon.com</text:p>
          </table:table-cell>
        </table:table-row>
        <table:table-row table:style-name="ro1">
          <table:table-cell office:value-type="string" calcext:value-type="string">
            <text:p>www.graphil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raphil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4]&amp;&quot;.&quot;&amp;[.E284]&amp;&quot;.&quot;&amp;[.F284]" office:value-type="string" office:string-value="www.graphiline.com" calcext:value-type="string">
            <text:p>www.graphiline.com</text:p>
          </table:table-cell>
        </table:table-row>
        <table:table-row table:style-name="ro1">
          <table:table-cell office:value-type="string" calcext:value-type="string">
            <text:p>www.guinee360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uinee360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5]&amp;&quot;.&quot;&amp;[.E285]&amp;&quot;.&quot;&amp;[.F285]" office:value-type="string" office:string-value="www.guinee360.com" calcext:value-type="string">
            <text:p>www.guinee360.com</text:p>
          </table:table-cell>
        </table:table-row>
        <table:table-row table:style-name="ro1">
          <table:table-cell office:value-type="string" calcext:value-type="string">
            <text:p>www.haitilib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aitilib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6]&amp;&quot;.&quot;&amp;[.E286]&amp;&quot;.&quot;&amp;[.F286]" office:value-type="string" office:string-value="www.haitilibre.com" calcext:value-type="string">
            <text:p>www.haitilibre.com</text:p>
          </table:table-cell>
        </table:table-row>
        <table:table-row table:style-name="ro1">
          <table:table-cell office:value-type="string" calcext:value-type="string">
            <text:p>www.hauteprovence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auteprovenceinf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7]&amp;&quot;.&quot;&amp;[.E287]&amp;&quot;.&quot;&amp;[.F287]" office:value-type="string" office:string-value="www.hauteprovenceinfo.com" calcext:value-type="string">
            <text:p>www.hauteprovenceinfo.com</text:p>
          </table:table-cell>
        </table:table-row>
        <table:table-row table:style-name="ro1">
          <table:table-cell office:value-type="string" calcext:value-type="string">
            <text:p>www.herault-tribu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rault-tribu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8]&amp;&quot;.&quot;&amp;[.E288]&amp;&quot;.&quot;&amp;[.F288]" office:value-type="string" office:string-value="www.herault-tribune.com" calcext:value-type="string">
            <text:p>www.herault-tribune.com</text:p>
          </table:table-cell>
        </table:table-row>
        <table:table-row table:style-name="ro1">
          <table:table-cell office:value-type="string" calcext:value-type="string">
            <text:p>fr.hespres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spres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89]&amp;&quot;.&quot;&amp;[.E289]&amp;&quot;.&quot;&amp;[.F289]" office:value-type="string" office:string-value="fr.hespress.com" calcext:value-type="string">
            <text:p>fr.hespress.com</text:p>
          </table:table-cell>
        </table:table-row>
        <table:table-row table:style-name="ro1">
          <table:table-cell office:value-type="string" calcext:value-type="string">
            <text:p>www.hitwes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itwes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0]&amp;&quot;.&quot;&amp;[.E290]&amp;&quot;.&quot;&amp;[.F290]" office:value-type="string" office:string-value="www.hitwest.com" calcext:value-type="string">
            <text:p>www.hitwest.com</text:p>
          </table:table-cell>
        </table:table-row>
        <table:table-row table:style-name="ro1">
          <table:table-cell office:value-type="string" calcext:value-type="string">
            <text:p>www.holidogtim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olidogtim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1]&amp;&quot;.&quot;&amp;[.E291]&amp;&quot;.&quot;&amp;[.F291]" office:value-type="string" office:string-value="www.holidogtimes.com" calcext:value-type="string">
            <text:p>www.holidogtimes.com</text:p>
          </table:table-cell>
        </table:table-row>
        <table:table-row table:style-name="ro1">
          <table:table-cell office:value-type="string" calcext:value-type="string">
            <text:p>www.hpnhait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pnhait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2]&amp;&quot;.&quot;&amp;[.E292]&amp;&quot;.&quot;&amp;[.F292]" office:value-type="string" office:string-value="www.hpnhaiti.com" calcext:value-type="string">
            <text:p>www.hpnhaiti.com</text:p>
          </table:table-cell>
        </table:table-row>
        <table:table-row table:style-name="ro1">
          <table:table-cell office:value-type="string" calcext:value-type="string">
            <text:p>www.icihait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cihait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3]&amp;&quot;.&quot;&amp;[.E293]&amp;&quot;.&quot;&amp;[.F293]" office:value-type="string" office:string-value="www.icihaiti.com" calcext:value-type="string">
            <text:p>www.icihaiti.com</text:p>
          </table:table-cell>
        </table:table-row>
        <table:table-row table:style-name="ro1">
          <table:table-cell office:value-type="string" calcext:value-type="string">
            <text:p>www.ifop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fop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4]&amp;&quot;.&quot;&amp;[.E294]&amp;&quot;.&quot;&amp;[.F294]" office:value-type="string" office:string-value="www.ifop.com" calcext:value-type="string">
            <text:p>www.ifop.com</text:p>
          </table:table-cell>
        </table:table-row>
        <table:table-row table:style-name="ro1">
          <table:table-cell office:value-type="string" calcext:value-type="string">
            <text:p>www.illicit-trad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llicit-tra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5]&amp;&quot;.&quot;&amp;[.E295]&amp;&quot;.&quot;&amp;[.F295]" office:value-type="string" office:string-value="www.illicit-trade.com" calcext:value-type="string">
            <text:p>www.illicit-trade.com</text:p>
          </table:table-cell>
        </table:table-row>
        <table:table-row table:style-name="ro1">
          <table:table-cell office:value-type="string" calcext:value-type="string">
            <text:p>www.info-chal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-chal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6]&amp;&quot;.&quot;&amp;[.E296]&amp;&quot;.&quot;&amp;[.F296]" office:value-type="string" office:string-value="www.info-chalon.com" calcext:value-type="string">
            <text:p>www.info-chalon.com</text:p>
          </table:table-cell>
        </table:table-row>
        <table:table-row table:style-name="ro1">
          <table:table-cell office:value-type="string" calcext:value-type="string">
            <text:p>www.infochretien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chretien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7]&amp;&quot;.&quot;&amp;[.E297]&amp;&quot;.&quot;&amp;[.F297]" office:value-type="string" office:string-value="www.infochretienne.com" calcext:value-type="string">
            <text:p>www.infochretienne.com</text:p>
          </table:table-cell>
        </table:table-row>
        <table:table-row table:style-name="ro1">
          <table:table-cell office:value-type="string" calcext:value-type="string">
            <text:p>www.infoconcer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concer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8]&amp;&quot;.&quot;&amp;[.E298]&amp;&quot;.&quot;&amp;[.F298]" office:value-type="string" office:string-value="www.infoconcert.com" calcext:value-type="string">
            <text:p>www.infoconcert.com</text:p>
          </table:table-cell>
        </table:table-row>
        <table:table-row table:style-name="ro1">
          <table:table-cell office:value-type="string" calcext:value-type="string">
            <text:p>www.infonormand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normand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299]&amp;&quot;.&quot;&amp;[.E299]&amp;&quot;.&quot;&amp;[.F299]" office:value-type="string" office:string-value="www.infonormandie.com" calcext:value-type="string">
            <text:p>www.infonormandie.com</text:p>
          </table:table-cell>
        </table:table-row>
        <table:table-row table:style-name="ro1">
          <table:table-cell office:value-type="string" calcext:value-type="string">
            <text:p>www.infopres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pres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0]&amp;&quot;.&quot;&amp;[.E300]&amp;&quot;.&quot;&amp;[.F300]" office:value-type="string" office:string-value="www.infopresse.com" calcext:value-type="string">
            <text:p>www.infopresse.com</text:p>
          </table:table-cell>
        </table:table-row>
        <table:table-row table:style-name="ro1">
          <table:table-cell office:value-type="string" calcext:value-type="string">
            <text:p>www.infos-dij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s-dij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1]&amp;&quot;.&quot;&amp;[.E301]&amp;&quot;.&quot;&amp;[.F301]" office:value-type="string" office:string-value="www.infos-dijon.com" calcext:value-type="string">
            <text:p>www.infos-dijon.com</text:p>
          </table:table-cell>
        </table:table-row>
        <table:table-row table:style-name="ro1">
          <table:table-cell office:value-type="string" calcext:value-type="string">
            <text:p>fr.infosgab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nfosgab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2]&amp;&quot;.&quot;&amp;[.E302]&amp;&quot;.&quot;&amp;[.F302]" office:value-type="string" office:string-value="fr.infosgabon.com" calcext:value-type="string">
            <text:p>fr.infosgabon.com</text:p>
          </table:table-cell>
        </table:table-row>
        <table:table-row table:style-name="ro1">
          <table:table-cell office:value-type="string" calcext:value-type="string">
            <text:p>www.infosplusgab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splusgab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3]&amp;&quot;.&quot;&amp;[.E303]&amp;&quot;.&quot;&amp;[.F303]" office:value-type="string" office:string-value="www.infosplusgabon.com" calcext:value-type="string">
            <text:p>www.infosplusgabon.com</text:p>
          </table:table-cell>
        </table:table-row>
        <table:table-row table:style-name="ro1">
          <table:table-cell office:value-type="string" calcext:value-type="string">
            <text:p>www.innoven-partenair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noven-partenair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4]&amp;&quot;.&quot;&amp;[.E304]&amp;&quot;.&quot;&amp;[.F304]" office:value-type="string" office:string-value="www.innoven-partenaires.com" calcext:value-type="string">
            <text:p>www.innoven-partenaires.com</text:p>
          </table:table-cell>
        </table:table-row>
        <table:table-row table:style-name="ro1">
          <table:table-cell office:value-type="string" calcext:value-type="string">
            <text:p>www.insidebaske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sidebask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5]&amp;&quot;.&quot;&amp;[.E305]&amp;&quot;.&quot;&amp;[.F305]" office:value-type="string" office:string-value="www.insidebasket.com" calcext:value-type="string">
            <text:p>www.insidebasket.com</text:p>
          </table:table-cell>
        </table:table-row>
        <table:table-row table:style-name="ro1">
          <table:table-cell office:value-type="string" calcext:value-type="string">
            <text:p>magazine.interencher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interencher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6]&amp;&quot;.&quot;&amp;[.E306]&amp;&quot;.&quot;&amp;[.F306]" office:value-type="string" office:string-value="magazine.interencheres.com" calcext:value-type="string">
            <text:p>magazine.interencheres.com</text:p>
          </table:table-cell>
        </table:table-row>
        <table:table-row table:style-name="ro1">
          <table:table-cell office:value-type="string" calcext:value-type="string">
            <text:p>fr.investin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nvestin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7]&amp;&quot;.&quot;&amp;[.E307]&amp;&quot;.&quot;&amp;[.F307]" office:value-type="string" office:string-value="fr.investing.com" calcext:value-type="string">
            <text:p>fr.investing.com</text:p>
          </table:table-cell>
        </table:table-row>
        <table:table-row table:style-name="ro1">
          <table:table-cell office:value-type="string" calcext:value-type="string">
            <text:p>www.ipreuni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preuni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8]&amp;&quot;.&quot;&amp;[.E308]&amp;&quot;.&quot;&amp;[.F308]" office:value-type="string" office:string-value="www.ipreunion.com" calcext:value-type="string">
            <text:p>www.ipreunion.com</text:p>
          </table:table-cell>
        </table:table-row>
        <table:table-row table:style-name="ro1">
          <table:table-cell office:value-type="string" calcext:value-type="string">
            <text:p>emplois.isart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mplois</text:p>
          </table:table-cell>
          <table:table-cell office:value-type="string" calcext:value-type="string">
            <text:p>isart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09]&amp;&quot;.&quot;&amp;[.E309]&amp;&quot;.&quot;&amp;[.F309]" office:value-type="string" office:string-value="emplois.isarta.com" calcext:value-type="string">
            <text:p>emplois.isarta.com</text:p>
          </table:table-cell>
        </table:table-row>
        <table:table-row table:style-name="ro1">
          <table:table-cell office:value-type="string" calcext:value-type="string">
            <text:p>www.issy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ssy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0]&amp;&quot;.&quot;&amp;[.E310]&amp;&quot;.&quot;&amp;[.F310]" office:value-type="string" office:string-value="www.issy.com" calcext:value-type="string">
            <text:p>www.issy.com</text:p>
          </table:table-cell>
        </table:table-row>
        <table:table-row table:style-name="ro1">
          <table:table-cell office:value-type="string" calcext:value-type="string">
            <text:p>www.jeanmarcmorandin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eanmarcmorandin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1]&amp;&quot;.&quot;&amp;[.E311]&amp;&quot;.&quot;&amp;[.F311]" office:value-type="string" office:string-value="www.jeanmarcmorandini.com" calcext:value-type="string">
            <text:p>www.jeanmarcmorandini.com</text:p>
          </table:table-cell>
        </table:table-row>
        <table:table-row table:style-name="ro1">
          <table:table-cell office:value-type="string" calcext:value-type="string">
            <text:p>www.jeuneafr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euneafr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2]&amp;&quot;.&quot;&amp;[.E312]&amp;&quot;.&quot;&amp;[.F312]" office:value-type="string" office:string-value="www.jeuneafrique.com" calcext:value-type="string">
            <text:p>www.jeuneafrique.com</text:p>
          </table:table-cell>
        </table:table-row>
        <table:table-row table:style-name="ro1">
          <table:table-cell office:value-type="string" calcext:value-type="string">
            <text:p>cinema.jeuxactu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jeux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3]&amp;&quot;.&quot;&amp;[.E313]&amp;&quot;.&quot;&amp;[.F313]" office:value-type="string" office:string-value="cinema.jeuxactu.com" calcext:value-type="string">
            <text:p>cinema.jeuxactu.com</text:p>
          </table:table-cell>
        </table:table-row>
        <table:table-row table:style-name="ro1">
          <table:table-cell office:value-type="string" calcext:value-type="string">
            <text:p>www.jeuxvide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euxvide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4]&amp;&quot;.&quot;&amp;[.E314]&amp;&quot;.&quot;&amp;[.F314]" office:value-type="string" office:string-value="www.jeuxvideo.com" calcext:value-type="string">
            <text:p>www.jeuxvideo.com</text:p>
          </table:table-cell>
        </table:table-row>
        <table:table-row table:style-name="ro1">
          <table:table-cell office:value-type="string" calcext:value-type="string">
            <text:p>www.jobboom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bboom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5]&amp;&quot;.&quot;&amp;[.E315]&amp;&quot;.&quot;&amp;[.F315]" office:value-type="string" office:string-value="www.jobboom.com" calcext:value-type="string">
            <text:p>www.jobboom.com</text:p>
          </table:table-cell>
        </table:table-row>
        <table:table-row table:style-name="ro1">
          <table:table-cell office:value-type="string" calcext:value-type="string">
            <text:p>www.journaldebrazz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ebrazz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6]&amp;&quot;.&quot;&amp;[.E316]&amp;&quot;.&quot;&amp;[.F316]" office:value-type="string" office:string-value="www.journaldebrazza.com" calcext:value-type="string">
            <text:p>www.journaldebrazza.com</text:p>
          </table:table-cell>
        </table:table-row>
        <table:table-row table:style-name="ro1">
          <table:table-cell office:value-type="string" calcext:value-type="string">
            <text:p>www.journaldugee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ugee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7]&amp;&quot;.&quot;&amp;[.E317]&amp;&quot;.&quot;&amp;[.F317]" office:value-type="string" office:string-value="www.journaldugeek.com" calcext:value-type="string">
            <text:p>www.journaldugeek.com</text:p>
          </table:table-cell>
        </table:table-row>
        <table:table-row table:style-name="ro1">
          <table:table-cell office:value-type="string" calcext:value-type="string">
            <text:p>www.journaldumal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umal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8]&amp;&quot;.&quot;&amp;[.E318]&amp;&quot;.&quot;&amp;[.F318]" office:value-type="string" office:string-value="www.journaldumali.com" calcext:value-type="string">
            <text:p>www.journaldumali.com</text:p>
          </table:table-cell>
        </table:table-row>
        <table:table-row table:style-name="ro1">
          <table:table-cell office:value-type="string" calcext:value-type="string">
            <text:p>www.journaldune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un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19]&amp;&quot;.&quot;&amp;[.E319]&amp;&quot;.&quot;&amp;[.F319]" office:value-type="string" office:string-value="www.journaldunet.com" calcext:value-type="string">
            <text:p>www.journaldunet.com</text:p>
          </table:table-cell>
        </table:table-row>
        <table:table-row table:style-name="ro1">
          <table:table-cell office:value-type="string" calcext:value-type="string">
            <text:p>www.journaldunige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unige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0]&amp;&quot;.&quot;&amp;[.E320]&amp;&quot;.&quot;&amp;[.F320]" office:value-type="string" office:string-value="www.journalduniger.com" calcext:value-type="string">
            <text:p>www.journalduniger.com</text:p>
          </table:table-cell>
        </table:table-row>
        <table:table-row table:style-name="ro1">
          <table:table-cell office:value-type="string" calcext:value-type="string">
            <text:p>www.k6fm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k6fm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1]&amp;&quot;.&quot;&amp;[.E321]&amp;&quot;.&quot;&amp;[.F321]" office:value-type="string" office:string-value="www.k6fm.com" calcext:value-type="string">
            <text:p>www.k6fm.com</text:p>
          </table:table-cell>
        </table:table-row>
        <table:table-row table:style-name="ro1">
          <table:table-cell office:value-type="string" calcext:value-type="string">
            <text:p>www.koac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koac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2]&amp;&quot;.&quot;&amp;[.E322]&amp;&quot;.&quot;&amp;[.F322]" office:value-type="string" office:string-value="www.koaci.com" calcext:value-type="string">
            <text:p>www.koaci.com</text:p>
          </table:table-cell>
        </table:table-row>
        <table:table-row table:style-name="ro1">
          <table:table-cell office:value-type="string" calcext:value-type="string">
            <text:p>food.konbini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onbin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3]&amp;&quot;.&quot;&amp;[.E323]&amp;&quot;.&quot;&amp;[.F323]" office:value-type="string" office:string-value="food.konbini.com" calcext:value-type="string">
            <text:p>food.konbini.com</text:p>
          </table:table-cell>
        </table:table-row>
        <table:table-row table:style-name="ro1">
          <table:table-cell office:value-type="string" calcext:value-type="string">
            <text:p>www.konbin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konbin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4]&amp;&quot;.&quot;&amp;[.E324]&amp;&quot;.&quot;&amp;[.F324]" office:value-type="string" office:string-value="www.konbini.com" calcext:value-type="string">
            <text:p>www.konbini.com</text:p>
          </table:table-cell>
        </table:table-row>
        <table:table-row table:style-name="ro1">
          <table:table-cell office:value-type="string" calcext:value-type="string">
            <text:p>africa.la-croix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a-croi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5]&amp;&quot;.&quot;&amp;[.E325]&amp;&quot;.&quot;&amp;[.F325]" office:value-type="string" office:string-value="africa.la-croix.com" calcext:value-type="string">
            <text:p>africa.la-croix.com</text:p>
          </table:table-cell>
        </table:table-row>
        <table:table-row table:style-name="ro1">
          <table:table-cell office:value-type="string" calcext:value-type="string">
            <text:p>doc-catho.la-croix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oc-catho</text:p>
          </table:table-cell>
          <table:table-cell office:value-type="string" calcext:value-type="string">
            <text:p>la-croi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6]&amp;&quot;.&quot;&amp;[.E326]&amp;&quot;.&quot;&amp;[.F326]" office:value-type="string" office:string-value="doc-catho.la-croix.com" calcext:value-type="string">
            <text:p>doc-catho.la-croix.com</text:p>
          </table:table-cell>
        </table:table-row>
        <table:table-row table:style-name="ro1">
          <table:table-cell office:value-type="string" calcext:value-type="string">
            <text:p>www.la-croix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-croi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7]&amp;&quot;.&quot;&amp;[.E327]&amp;&quot;.&quot;&amp;[.F327]" office:value-type="string" office:string-value="www.la-croix.com" calcext:value-type="string">
            <text:p>www.la-croix.com</text:p>
          </table:table-cell>
        </table:table-row>
        <table:table-row table:style-name="ro1">
          <table:table-cell office:value-type="string" calcext:value-type="string">
            <text:p>www.labourseetlav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bourseetlav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8]&amp;&quot;.&quot;&amp;[.E328]&amp;&quot;.&quot;&amp;[.F328]" office:value-type="string" office:string-value="www.labourseetlavie.com" calcext:value-type="string">
            <text:p>www.labourseetlavie.com</text:p>
          </table:table-cell>
        </table:table-row>
        <table:table-row table:style-name="ro1">
          <table:table-cell office:value-type="string" calcext:value-type="string">
            <text:p>actualite.lachainemete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alite</text:p>
          </table:table-cell>
          <table:table-cell office:value-type="string" calcext:value-type="string">
            <text:p>lachainemete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29]&amp;&quot;.&quot;&amp;[.E329]&amp;&quot;.&quot;&amp;[.F329]" office:value-type="string" office:string-value="actualite.lachainemeteo.com" calcext:value-type="string">
            <text:p>actualite.lachainemeteo.com</text:p>
          </table:table-cell>
        </table:table-row>
        <table:table-row table:style-name="ro1">
          <table:table-cell office:value-type="string" calcext:value-type="string">
            <text:p>www.lagazettedescommun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gazettedescommun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0]&amp;&quot;.&quot;&amp;[.E330]&amp;&quot;.&quot;&amp;[.F330]" office:value-type="string" office:string-value="www.lagazettedescommunes.com" calcext:value-type="string">
            <text:p>www.lagazettedescommunes.com</text:p>
          </table:table-cell>
        </table:table-row>
        <table:table-row table:style-name="ro1">
          <table:table-cell office:value-type="string" calcext:value-type="string">
            <text:p>www.lalozerenouve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ozerenouve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1]&amp;&quot;.&quot;&amp;[.E331]&amp;&quot;.&quot;&amp;[.F331]" office:value-type="string" office:string-value="www.lalozerenouvelle.com" calcext:value-type="string">
            <text:p>www.lalozerenouvelle.com</text:p>
          </table:table-cell>
        </table:table-row>
        <table:table-row table:style-name="ro1">
          <table:table-cell office:value-type="string" calcext:value-type="string">
            <text:p>www.laprovenc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proven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2]&amp;&quot;.&quot;&amp;[.E332]&amp;&quot;.&quot;&amp;[.F332]" office:value-type="string" office:string-value="www.laprovence.com" calcext:value-type="string">
            <text:p>www.laprovence.com</text:p>
          </table:table-cell>
        </table:table-row>
        <table:table-row table:style-name="ro1">
          <table:table-cell office:value-type="string" calcext:value-type="string">
            <text:p>www.larvf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vf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3]&amp;&quot;.&quot;&amp;[.E333]&amp;&quot;.&quot;&amp;[.F333]" office:value-type="string" office:string-value="www.larvf.com" calcext:value-type="string">
            <text:p>www.larvf.com</text:p>
          </table:table-cell>
        </table:table-row>
        <table:table-row table:style-name="ro1">
          <table:table-cell office:value-type="string" calcext:value-type="string">
            <text:p>www.lasolitair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solitai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4]&amp;&quot;.&quot;&amp;[.E334]&amp;&quot;.&quot;&amp;[.F334]" office:value-type="string" office:string-value="www.lasolitaire.com" calcext:value-type="string">
            <text:p>www.lasolitaire.com</text:p>
          </table:table-cell>
        </table:table-row>
        <table:table-row table:style-name="ro1">
          <table:table-cell office:value-type="string" calcext:value-type="string">
            <text:p>www.lavieec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ieec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5]&amp;&quot;.&quot;&amp;[.E335]&amp;&quot;.&quot;&amp;[.F335]" office:value-type="string" office:string-value="www.lavieeco.com" calcext:value-type="string">
            <text:p>www.lavieeco.com</text:p>
          </table:table-cell>
        </table:table-row>
        <table:table-row table:style-name="ro1">
          <table:table-cell office:value-type="string" calcext:value-type="string">
            <text:p>www.le-journal-catala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-journal-catala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6]&amp;&quot;.&quot;&amp;[.E336]&amp;&quot;.&quot;&amp;[.F336]" office:value-type="string" office:string-value="www.le-journal-catalan.com" calcext:value-type="string">
            <text:p>www.le-journal-catalan.com</text:p>
          </table:table-cell>
        </table:table-row>
        <table:table-row table:style-name="ro1">
          <table:table-cell office:value-type="string" calcext:value-type="string">
            <text:p>www.lebledpar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bledpar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7]&amp;&quot;.&quot;&amp;[.E337]&amp;&quot;.&quot;&amp;[.F337]" office:value-type="string" office:string-value="www.lebledparle.com" calcext:value-type="string">
            <text:p>www.lebledparle.com</text:p>
          </table:table-cell>
        </table:table-row>
        <table:table-row table:style-name="ro1">
          <table:table-cell office:value-type="string" calcext:value-type="string">
            <text:p>www.ledauph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dauph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8]&amp;&quot;.&quot;&amp;[.E338]&amp;&quot;.&quot;&amp;[.F338]" office:value-type="string" office:string-value="www.ledauphine.com" calcext:value-type="string">
            <text:p>www.ledauphine.com</text:p>
          </table:table-cell>
        </table:table-row>
        <table:table-row table:style-name="ro1">
          <table:table-cell office:value-type="string" calcext:value-type="string">
            <text:p>www.lejournaldic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ournaldic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39]&amp;&quot;.&quot;&amp;[.E339]&amp;&quot;.&quot;&amp;[.F339]" office:value-type="string" office:string-value="www.lejournaldici.com" calcext:value-type="string">
            <text:p>www.lejournaldici.com</text:p>
          </table:table-cell>
        </table:table-row>
        <table:table-row table:style-name="ro1">
          <table:table-cell office:value-type="string" calcext:value-type="string">
            <text:p>www.lejs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s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0]&amp;&quot;.&quot;&amp;[.E340]&amp;&quot;.&quot;&amp;[.F340]" office:value-type="string" office:string-value="www.lejsl.com" calcext:value-type="string">
            <text:p>www.lejsl.com</text:p>
          </table:table-cell>
        </table:table-row>
        <table:table-row table:style-name="ro1">
          <table:table-cell office:value-type="string" calcext:value-type="string">
            <text:p>www.lelezard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lezar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1]&amp;&quot;.&quot;&amp;[.E341]&amp;&quot;.&quot;&amp;[.F341]" office:value-type="string" office:string-value="www.lelezard.com" calcext:value-type="string">
            <text:p>www.lelezard.com</text:p>
          </table:table-cell>
        </table:table-row>
        <table:table-row table:style-name="ro1">
          <table:table-cell office:value-type="string" calcext:value-type="string">
            <text:p>www.lemoniteur77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oniteur77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2]&amp;&quot;.&quot;&amp;[.E342]&amp;&quot;.&quot;&amp;[.F342]" office:value-type="string" office:string-value="www.lemoniteur77.com" calcext:value-type="string">
            <text:p>www.lemoniteur77.com</text:p>
          </table:table-cell>
        </table:table-row>
        <table:table-row table:style-name="ro1">
          <table:table-cell office:value-type="string" calcext:value-type="string">
            <text:p>www.lenouveaudetectiv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nouveaudetectiv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3]&amp;&quot;.&quot;&amp;[.E343]&amp;&quot;.&quot;&amp;[.F343]" office:value-type="string" office:string-value="www.lenouveaudetective.com" calcext:value-type="string">
            <text:p>www.lenouveaudetective.com</text:p>
          </table:table-cell>
        </table:table-row>
        <table:table-row table:style-name="ro1">
          <table:table-cell office:value-type="string" calcext:value-type="string">
            <text:p>www.lereportersablai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reportersablai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4]&amp;&quot;.&quot;&amp;[.E344]&amp;&quot;.&quot;&amp;[.F344]" office:value-type="string" office:string-value="www.lereportersablais.com" calcext:value-type="string">
            <text:p>www.lereportersablais.com</text:p>
          </table:table-cell>
        </table:table-row>
        <table:table-row table:style-name="ro1">
          <table:table-cell office:value-type="string" calcext:value-type="string">
            <text:p>www.lerevenu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reven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5]&amp;&quot;.&quot;&amp;[.E345]&amp;&quot;.&quot;&amp;[.F345]" office:value-type="string" office:string-value="www.lerevenu.com" calcext:value-type="string">
            <text:p>www.lerevenu.com</text:p>
          </table:table-cell>
        </table:table-row>
        <table:table-row table:style-name="ro1">
          <table:table-cell office:value-type="string" calcext:value-type="string">
            <text:p>www.lesinfosdupaysgall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infosdupaysgall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6]&amp;&quot;.&quot;&amp;[.E346]&amp;&quot;.&quot;&amp;[.F346]" office:value-type="string" office:string-value="www.lesinfosdupaysgallo.com" calcext:value-type="string">
            <text:p>www.lesinfosdupaysgallo.com</text:p>
          </table:table-cell>
        </table:table-row>
        <table:table-row table:style-name="ro1">
          <table:table-cell office:value-type="string" calcext:value-type="string">
            <text:p>www.lesinrock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inrock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7]&amp;&quot;.&quot;&amp;[.E347]&amp;&quot;.&quot;&amp;[.F347]" office:value-type="string" office:string-value="www.lesinrocks.com" calcext:value-type="string">
            <text:p>www.lesinrocks.com</text:p>
          </table:table-cell>
        </table:table-row>
        <table:table-row table:style-name="ro1">
          <table:table-cell office:value-type="string" calcext:value-type="string">
            <text:p>www.lespharaon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pharaon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8]&amp;&quot;.&quot;&amp;[.E348]&amp;&quot;.&quot;&amp;[.F348]" office:value-type="string" office:string-value="www.lespharaons.com" calcext:value-type="string">
            <text:p>www.lespharaons.com</text:p>
          </table:table-cell>
        </table:table-row>
        <table:table-row table:style-name="ro1">
          <table:table-cell office:value-type="string" calcext:value-type="string">
            <text:p>www.letarnlib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tarnlib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49]&amp;&quot;.&quot;&amp;[.E349]&amp;&quot;.&quot;&amp;[.F349]" office:value-type="string" office:string-value="www.letarnlibre.com" calcext:value-type="string">
            <text:p>www.letarnlibre.com</text:p>
          </table:table-cell>
        </table:table-row>
        <table:table-row table:style-name="ro1">
          <table:table-cell office:value-type="string" calcext:value-type="string">
            <text:p>www.lexpressdufaso-bf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xpressdufaso-bf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0]&amp;&quot;.&quot;&amp;[.E350]&amp;&quot;.&quot;&amp;[.F350]" office:value-type="string" office:string-value="www.lexpressdufaso-bf.com" calcext:value-type="string">
            <text:p>www.lexpressdufaso-bf.com</text:p>
          </table:table-cell>
        </table:table-row>
        <table:table-row table:style-name="ro1">
          <table:table-cell office:value-type="string" calcext:value-type="string">
            <text:p>www.lhebdoduvendred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hebdoduvendred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1]&amp;&quot;.&quot;&amp;[.E351]&amp;&quot;.&quot;&amp;[.F351]" office:value-type="string" office:string-value="www.lhebdoduvendredi.com" calcext:value-type="string">
            <text:p>www.lhebdoduvendredi.com</text:p>
          </table:table-cell>
        </table:table-row>
        <table:table-row table:style-name="ro1">
          <table:table-cell office:value-type="string" calcext:value-type="string">
            <text:p>www.liberte-alger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berte-alger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2]&amp;&quot;.&quot;&amp;[.E352]&amp;&quot;.&quot;&amp;[.F352]" office:value-type="string" office:string-value="www.liberte-algerie.com" calcext:value-type="string">
            <text:p>www.liberte-algerie.com</text:p>
          </table:table-cell>
        </table:table-row>
        <table:table-row table:style-name="ro1">
          <table:table-cell office:value-type="string" calcext:value-type="string">
            <text:p>www.linfodrom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fodrom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3]&amp;&quot;.&quot;&amp;[.E353]&amp;&quot;.&quot;&amp;[.F353]" office:value-type="string" office:string-value="www.linfodrome.com" calcext:value-type="string">
            <text:p>www.linfodrome.com</text:p>
          </table:table-cell>
        </table:table-row>
        <table:table-row table:style-name="ro1">
          <table:table-cell office:value-type="string" calcext:value-type="string">
            <text:p>www.linternaut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ternaut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4]&amp;&quot;.&quot;&amp;[.E354]&amp;&quot;.&quot;&amp;[.F354]" office:value-type="string" office:string-value="www.linternaute.com" calcext:value-type="string">
            <text:p>www.linternaute.com</text:p>
          </table:table-cell>
        </table:table-row>
        <table:table-row table:style-name="ro1">
          <table:table-cell office:value-type="string" calcext:value-type="string">
            <text:p>www.lofizin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fiz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5]&amp;&quot;.&quot;&amp;[.E355]&amp;&quot;.&quot;&amp;[.F355]" office:value-type="string" office:string-value="www.lofizine.com" calcext:value-type="string">
            <text:p>www.lofizine.com</text:p>
          </table:table-cell>
        </table:table-row>
        <table:table-row table:style-name="ro1">
          <table:table-cell office:value-type="string" calcext:value-type="string">
            <text:p>www.lorientlejou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rientlejou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6]&amp;&quot;.&quot;&amp;[.E356]&amp;&quot;.&quot;&amp;[.F356]" office:value-type="string" office:string-value="www.lorientlejour.com" calcext:value-type="string">
            <text:p>www.lorientlejour.com</text:p>
          </table:table-cell>
        </table:table-row>
        <table:table-row table:style-name="ro1">
          <table:table-cell office:value-type="string" calcext:value-type="string">
            <text:p>www.lyonma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yon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7]&amp;&quot;.&quot;&amp;[.E357]&amp;&quot;.&quot;&amp;[.F357]" office:value-type="string" office:string-value="www.lyonmag.com" calcext:value-type="string">
            <text:p>www.lyonmag.com</text:p>
          </table:table-cell>
        </table:table-row>
        <table:table-row table:style-name="ro1">
          <table:table-cell office:value-type="string" calcext:value-type="string">
            <text:p>www.lyonpeop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yonpeop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8]&amp;&quot;.&quot;&amp;[.E358]&amp;&quot;.&quot;&amp;[.F358]" office:value-type="string" office:string-value="www.lyonpeople.com" calcext:value-type="string">
            <text:p>www.lyonpeople.com</text:p>
          </table:table-cell>
        </table:table-row>
        <table:table-row table:style-name="ro1">
          <table:table-cell office:value-type="string" calcext:value-type="string">
            <text:p>www.madagascar-tribu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dagascar-tribu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59]&amp;&quot;.&quot;&amp;[.E359]&amp;&quot;.&quot;&amp;[.F359]" office:value-type="string" office:string-value="www.madagascar-tribune.com" calcext:value-type="string">
            <text:p>www.madagascar-tribune.com</text:p>
          </table:table-cell>
        </table:table-row>
        <table:table-row table:style-name="ro1">
          <table:table-cell office:value-type="string" calcext:value-type="string">
            <text:p>www.maddynes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ddynes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0]&amp;&quot;.&quot;&amp;[.E360]&amp;&quot;.&quot;&amp;[.F360]" office:value-type="string" office:string-value="www.maddyness.com" calcext:value-type="string">
            <text:p>www.maddyness.com</text:p>
          </table:table-cell>
        </table:table-row>
        <table:table-row table:style-name="ro1">
          <table:table-cell office:value-type="string" calcext:value-type="string">
            <text:p>www.madmoize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dmoize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1]&amp;&quot;.&quot;&amp;[.E361]&amp;&quot;.&quot;&amp;[.F361]" office:value-type="string" office:string-value="www.madmoizelle.com" calcext:value-type="string">
            <text:p>www.madmoizelle.com</text:p>
          </table:table-cell>
        </table:table-row>
        <table:table-row table:style-name="ro1">
          <table:table-cell office:value-type="string" calcext:value-type="string">
            <text:p>www.magazine-decideur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gazine-decideur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2]&amp;&quot;.&quot;&amp;[.E362]&amp;&quot;.&quot;&amp;[.F362]" office:value-type="string" office:string-value="www.magazine-decideurs.com" calcext:value-type="string">
            <text:p>www.magazine-decideurs.com</text:p>
          </table:table-cell>
        </table:table-row>
        <table:table-row table:style-name="ro1">
          <table:table-cell office:value-type="string" calcext:value-type="string">
            <text:p>www.magicmama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gicmama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3]&amp;&quot;.&quot;&amp;[.E363]&amp;&quot;.&quot;&amp;[.F363]" office:value-type="string" office:string-value="www.magicmaman.com" calcext:value-type="string">
            <text:p>www.magicmaman.com</text:p>
          </table:table-cell>
        </table:table-row>
        <table:table-row table:style-name="ro1">
          <table:table-cell office:value-type="string" calcext:value-type="string">
            <text:p>www.manga-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nga-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4]&amp;&quot;.&quot;&amp;[.E364]&amp;&quot;.&quot;&amp;[.F364]" office:value-type="string" office:string-value="www.manga-news.com" calcext:value-type="string">
            <text:p>www.manga-news.com</text:p>
          </table:table-cell>
        </table:table-row>
        <table:table-row table:style-name="ro1">
          <table:table-cell office:value-type="string" calcext:value-type="string">
            <text:p>www.manutd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nut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5]&amp;&quot;.&quot;&amp;[.E365]&amp;&quot;.&quot;&amp;[.F365]" office:value-type="string" office:string-value="www.manutd.com" calcext:value-type="string">
            <text:p>www.manutd.com</text:p>
          </table:table-cell>
        </table:table-row>
        <table:table-row table:style-name="ro1">
          <table:table-cell office:value-type="string" calcext:value-type="string">
            <text:p>caen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6]&amp;&quot;.&quot;&amp;[.E366]&amp;&quot;.&quot;&amp;[.F366]" office:value-type="string" office:string-value="caen.maville.com" calcext:value-type="string">
            <text:p>caen.maville.com</text:p>
          </table:table-cell>
        </table:table-row>
        <table:table-row table:style-name="ro1">
          <table:table-cell office:value-type="string" calcext:value-type="string">
            <text:p>dinan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inan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7]&amp;&quot;.&quot;&amp;[.E367]&amp;&quot;.&quot;&amp;[.F367]" office:value-type="string" office:string-value="dinan.maville.com" calcext:value-type="string">
            <text:p>dinan.maville.com</text:p>
          </table:table-cell>
        </table:table-row>
        <table:table-row table:style-name="ro1">
          <table:table-cell office:value-type="string" calcext:value-type="string">
            <text:p>fougeres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ougeres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8]&amp;&quot;.&quot;&amp;[.E368]&amp;&quot;.&quot;&amp;[.F368]" office:value-type="string" office:string-value="fougeres.maville.com" calcext:value-type="string">
            <text:p>fougeres.maville.com</text:p>
          </table:table-cell>
        </table:table-row>
        <table:table-row table:style-name="ro1">
          <table:table-cell office:value-type="string" calcext:value-type="string">
            <text:p>golfedesainttropez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olfedesainttropez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69]&amp;&quot;.&quot;&amp;[.E369]&amp;&quot;.&quot;&amp;[.F369]" office:value-type="string" office:string-value="golfedesainttropez.maville.com" calcext:value-type="string">
            <text:p>golfedesainttropez.maville.com</text:p>
          </table:table-cell>
        </table:table-row>
        <table:table-row table:style-name="ro1">
          <table:table-cell office:value-type="string" calcext:value-type="string">
            <text:p>larochesuryon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rochesuryon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0]&amp;&quot;.&quot;&amp;[.E370]&amp;&quot;.&quot;&amp;[.F370]" office:value-type="string" office:string-value="larochesuryon.maville.com" calcext:value-type="string">
            <text:p>larochesuryon.maville.com</text:p>
          </table:table-cell>
        </table:table-row>
        <table:table-row table:style-name="ro1">
          <table:table-cell office:value-type="string" calcext:value-type="string">
            <text:p>lemans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mans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1]&amp;&quot;.&quot;&amp;[.E371]&amp;&quot;.&quot;&amp;[.F371]" office:value-type="string" office:string-value="lemans.maville.com" calcext:value-type="string">
            <text:p>lemans.maville.com</text:p>
          </table:table-cell>
        </table:table-row>
        <table:table-row table:style-name="ro1">
          <table:table-cell office:value-type="string" calcext:value-type="string">
            <text:p>pontivy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ontivy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2]&amp;&quot;.&quot;&amp;[.E372]&amp;&quot;.&quot;&amp;[.F372]" office:value-type="string" office:string-value="pontivy.maville.com" calcext:value-type="string">
            <text:p>pontivy.maville.com</text:p>
          </table:table-cell>
        </table:table-row>
        <table:table-row table:style-name="ro1">
          <table:table-cell office:value-type="string" calcext:value-type="string">
            <text:p>redon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don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3]&amp;&quot;.&quot;&amp;[.E373]&amp;&quot;.&quot;&amp;[.F373]" office:value-type="string" office:string-value="redon.maville.com" calcext:value-type="string">
            <text:p>redon.maville.com</text:p>
          </table:table-cell>
        </table:table-row>
        <table:table-row table:style-name="ro1">
          <table:table-cell office:value-type="string" calcext:value-type="string">
            <text:p>rennes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4]&amp;&quot;.&quot;&amp;[.E374]&amp;&quot;.&quot;&amp;[.F374]" office:value-type="string" office:string-value="rennes.maville.com" calcext:value-type="string">
            <text:p>rennes.maville.com</text:p>
          </table:table-cell>
        </table:table-row>
        <table:table-row table:style-name="ro1">
          <table:table-cell office:value-type="string" calcext:value-type="string">
            <text:p>saint-brieuc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aint-brieuc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5]&amp;&quot;.&quot;&amp;[.E375]&amp;&quot;.&quot;&amp;[.F375]" office:value-type="string" office:string-value="saint-brieuc.maville.com" calcext:value-type="string">
            <text:p>saint-brieuc.maville.com</text:p>
          </table:table-cell>
        </table:table-row>
        <table:table-row table:style-name="ro1">
          <table:table-cell office:value-type="string" calcext:value-type="string">
            <text:p>toulon.ma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avi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6]&amp;&quot;.&quot;&amp;[.E376]&amp;&quot;.&quot;&amp;[.F376]" office:value-type="string" office:string-value="toulon.maville.com" calcext:value-type="string">
            <text:p>toulon.maville.com</text:p>
          </table:table-cell>
        </table:table-row>
        <table:table-row table:style-name="ro1">
          <table:table-cell office:value-type="string" calcext:value-type="string">
            <text:p>www.mayottehebd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yottehebd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7]&amp;&quot;.&quot;&amp;[.E377]&amp;&quot;.&quot;&amp;[.F377]" office:value-type="string" office:string-value="www.mayottehebdo.com" calcext:value-type="string">
            <text:p>www.mayottehebdo.com</text:p>
          </table:table-cell>
        </table:table-row>
        <table:table-row table:style-name="ro1">
          <table:table-cell office:value-type="string" calcext:value-type="string">
            <text:p>www.mediaterrane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terrane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8]&amp;&quot;.&quot;&amp;[.E378]&amp;&quot;.&quot;&amp;[.F378]" office:value-type="string" office:string-value="www.mediaterranee.com" calcext:value-type="string">
            <text:p>www.mediaterranee.com</text:p>
          </table:table-cell>
        </table:table-row>
        <table:table-row table:style-name="ro1">
          <table:table-cell office:value-type="string" calcext:value-type="string">
            <text:p>www.meteo-pari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teo-pari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79]&amp;&quot;.&quot;&amp;[.E379]&amp;&quot;.&quot;&amp;[.F379]" office:value-type="string" office:string-value="www.meteo-paris.com" calcext:value-type="string">
            <text:p>www.meteo-paris.com</text:p>
          </table:table-cell>
        </table:table-row>
        <table:table-row table:style-name="ro1">
          <table:table-cell office:value-type="string" calcext:value-type="string">
            <text:p>www.meteolanguedo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teolanguedo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0]&amp;&quot;.&quot;&amp;[.E380]&amp;&quot;.&quot;&amp;[.F380]" office:value-type="string" office:string-value="www.meteolanguedoc.com" calcext:value-type="string">
            <text:p>www.meteolanguedoc.com</text:p>
          </table:table-cell>
        </table:table-row>
        <table:table-row table:style-name="ro1">
          <table:table-cell office:value-type="string" calcext:value-type="string">
            <text:p>www.meyomessalainternation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yomessalainternationa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1]&amp;&quot;.&quot;&amp;[.E381]&amp;&quot;.&quot;&amp;[.F381]" office:value-type="string" office:string-value="www.meyomessalainternational.com" calcext:value-type="string">
            <text:p>www.meyomessalainternational.com</text:p>
          </table:table-cell>
        </table:table-row>
        <table:table-row table:style-name="ro1">
          <table:table-cell office:value-type="string" calcext:value-type="string">
            <text:p>www.millavoi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illavoi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2]&amp;&quot;.&quot;&amp;[.E382]&amp;&quot;.&quot;&amp;[.F382]" office:value-type="string" office:string-value="www.millavois.com" calcext:value-type="string">
            <text:p>www.millavois.com</text:p>
          </table:table-cell>
        </table:table-row>
        <table:table-row table:style-name="ro1">
          <table:table-cell office:value-type="string" calcext:value-type="string">
            <text:p>www.montrealinternational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ntrealinternationa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3]&amp;&quot;.&quot;&amp;[.E383]&amp;&quot;.&quot;&amp;[.F383]" office:value-type="string" office:string-value="www.montrealinternational.com" calcext:value-type="string">
            <text:p>www.montrealinternational.com</text:p>
          </table:table-cell>
        </table:table-row>
        <table:table-row table:style-name="ro1">
          <table:table-cell office:value-type="string" calcext:value-type="string">
            <text:p>www.motoma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to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4]&amp;&quot;.&quot;&amp;[.E384]&amp;&quot;.&quot;&amp;[.F384]" office:value-type="string" office:string-value="www.motomag.com" calcext:value-type="string">
            <text:p>www.motomag.com</text:p>
          </table:table-cell>
        </table:table-row>
        <table:table-row table:style-name="ro1">
          <table:table-cell office:value-type="string" calcext:value-type="string">
            <text:p>fr.motorspor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torspor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5]&amp;&quot;.&quot;&amp;[.E385]&amp;&quot;.&quot;&amp;[.F385]" office:value-type="string" office:string-value="fr.motorsport.com" calcext:value-type="string">
            <text:p>fr.motorsport.com</text:p>
          </table:table-cell>
        </table:table-row>
        <table:table-row table:style-name="ro1">
          <table:table-cell office:value-type="string" calcext:value-type="string">
            <text:p>www.mown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wn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6]&amp;&quot;.&quot;&amp;[.E386]&amp;&quot;.&quot;&amp;[.F386]" office:value-type="string" office:string-value="www.mowno.com" calcext:value-type="string">
            <text:p>www.mowno.com</text:p>
          </table:table-cell>
        </table:table-row>
        <table:table-row table:style-name="ro1">
          <table:table-cell office:value-type="string" calcext:value-type="string">
            <text:p>www.mypharma-edition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ypharma-edition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7]&amp;&quot;.&quot;&amp;[.E387]&amp;&quot;.&quot;&amp;[.F387]" office:value-type="string" office:string-value="www.mypharma-editions.com" calcext:value-type="string">
            <text:p>www.mypharma-editions.com</text:p>
          </table:table-cell>
        </table:table-row>
        <table:table-row table:style-name="ro1">
          <table:table-cell office:value-type="string" calcext:value-type="string">
            <text:p>www.natura-scienc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atura-scienc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8]&amp;&quot;.&quot;&amp;[.E388]&amp;&quot;.&quot;&amp;[.F388]" office:value-type="string" office:string-value="www.natura-sciences.com" calcext:value-type="string">
            <text:p>www.natura-sciences.com</text:p>
          </table:table-cell>
        </table:table-row>
        <table:table-row table:style-name="ro1">
          <table:table-cell office:value-type="string" calcext:value-type="string">
            <text:p>www.neorestauratio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eorestaurati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89]&amp;&quot;.&quot;&amp;[.E389]&amp;&quot;.&quot;&amp;[.F389]" office:value-type="string" office:string-value="www.neorestauration.com" calcext:value-type="string">
            <text:p>www.neorestauration.com</text:p>
          </table:table-cell>
        </table:table-row>
        <table:table-row table:style-name="ro1">
          <table:table-cell office:value-type="string" calcext:value-type="string">
            <text:p>www.newsmad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ewsmad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0]&amp;&quot;.&quot;&amp;[.E390]&amp;&quot;.&quot;&amp;[.F390]" office:value-type="string" office:string-value="www.newsmada.com" calcext:value-type="string">
            <text:p>www.newsmada.com</text:p>
          </table:table-cell>
        </table:table-row>
        <table:table-row table:style-name="ro1">
          <table:table-cell office:value-type="string" calcext:value-type="string">
            <text:p>www.nicemat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icemati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1]&amp;&quot;.&quot;&amp;[.E391]&amp;&quot;.&quot;&amp;[.F391]" office:value-type="string" office:string-value="www.nicematin.com" calcext:value-type="string">
            <text:p>www.nicematin.com</text:p>
          </table:table-cell>
        </table:table-row>
        <table:table-row table:style-name="ro1">
          <table:table-cell office:value-type="string" calcext:value-type="string">
            <text:p>www.nicerendezvou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icerendezvou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2]&amp;&quot;.&quot;&amp;[.E392]&amp;&quot;.&quot;&amp;[.F392]" office:value-type="string" office:string-value="www.nicerendezvous.com" calcext:value-type="string">
            <text:p>www.nicerendezvous.com</text:p>
          </table:table-cell>
        </table:table-row>
        <table:table-row table:style-name="ro1">
          <table:table-cell office:value-type="string" calcext:value-type="string">
            <text:p>www.nippo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ippo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3]&amp;&quot;.&quot;&amp;[.E393]&amp;&quot;.&quot;&amp;[.F393]" office:value-type="string" office:string-value="www.nippon.com" calcext:value-type="string">
            <text:p>www.nippon.com</text:p>
          </table:table-cell>
        </table:table-row>
        <table:table-row table:style-name="ro1">
          <table:table-cell office:value-type="string" calcext:value-type="string">
            <text:p>www.notretemp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tretemp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4]&amp;&quot;.&quot;&amp;[.E394]&amp;&quot;.&quot;&amp;[.F394]" office:value-type="string" office:string-value="www.notretemps.com" calcext:value-type="string">
            <text:p>www.notretemps.com</text:p>
          </table:table-cell>
        </table:table-row>
        <table:table-row table:style-name="ro1">
          <table:table-cell office:value-type="string" calcext:value-type="string">
            <text:p>www.nouveautes-tel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uveautes-te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5]&amp;&quot;.&quot;&amp;[.E395]&amp;&quot;.&quot;&amp;[.F395]" office:value-type="string" office:string-value="www.nouveautes-tele.com" calcext:value-type="string">
            <text:p>www.nouveautes-tele.com</text:p>
          </table:table-cell>
        </table:table-row>
        <table:table-row table:style-name="ro1">
          <table:table-cell office:value-type="string" calcext:value-type="string">
            <text:p>www.nouvellespublication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uvellespublication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6]&amp;&quot;.&quot;&amp;[.E396]&amp;&quot;.&quot;&amp;[.F396]" office:value-type="string" office:string-value="www.nouvellespublications.com" calcext:value-type="string">
            <text:p>www.nouvellespublications.com</text:p>
          </table:table-cell>
        </table:table-row>
        <table:table-row table:style-name="ro1">
          <table:table-cell office:value-type="string" calcext:value-type="string">
            <text:p>bibliobs.nouvelob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ibliobs</text:p>
          </table:table-cell>
          <table:table-cell office:value-type="string" calcext:value-type="string">
            <text:p>nouvelob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7]&amp;&quot;.&quot;&amp;[.E397]&amp;&quot;.&quot;&amp;[.F397]" office:value-type="string" office:string-value="bibliobs.nouvelobs.com" calcext:value-type="string">
            <text:p>bibliobs.nouvelobs.com</text:p>
          </table:table-cell>
        </table:table-row>
        <table:table-row table:style-name="ro1">
          <table:table-cell office:value-type="string" calcext:value-type="string">
            <text:p>www.nouvelob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uvelob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8]&amp;&quot;.&quot;&amp;[.E398]&amp;&quot;.&quot;&amp;[.F398]" office:value-type="string" office:string-value="www.nouvelobs.com" calcext:value-type="string">
            <text:p>www.nouvelobs.com</text:p>
          </table:table-cell>
        </table:table-row>
        <table:table-row table:style-name="ro1">
          <table:table-cell office:value-type="string" calcext:value-type="string">
            <text:p>www.numeram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umeram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399]&amp;&quot;.&quot;&amp;[.E399]&amp;&quot;.&quot;&amp;[.F399]" office:value-type="string" office:string-value="www.numerama.com" calcext:value-type="string">
            <text:p>www.numerama.com</text:p>
          </table:table-cell>
        </table:table-row>
        <table:table-row table:style-name="ro1">
          <table:table-cell office:value-type="string" calcext:value-type="string">
            <text:p>www.numer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0]&amp;&quot;.&quot;&amp;[.E400]&amp;&quot;.&quot;&amp;[.F400]" office:value-type="string" office:string-value="www.numero.com" calcext:value-type="string">
            <text:p>www.numero.com</text:p>
          </table:table-cell>
        </table:table-row>
        <table:table-row table:style-name="ro1">
          <table:table-cell office:value-type="string" calcext:value-type="string">
            <text:p>www.objectifgard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bjectifgar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1]&amp;&quot;.&quot;&amp;[.E401]&amp;&quot;.&quot;&amp;[.F401]" office:value-type="string" office:string-value="www.objectifgard.com" calcext:value-type="string">
            <text:p>www.objectifgard.com</text:p>
          </table:table-cell>
        </table:table-row>
        <table:table-row table:style-name="ro1">
          <table:table-cell office:value-type="string" calcext:value-type="string">
            <text:p>www.objeko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bjek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2]&amp;&quot;.&quot;&amp;[.E402]&amp;&quot;.&quot;&amp;[.F402]" office:value-type="string" office:string-value="www.objeko.com" calcext:value-type="string">
            <text:p>www.objeko.com</text:p>
          </table:table-cell>
        </table:table-row>
        <table:table-row table:style-name="ro1">
          <table:table-cell office:value-type="string" calcext:value-type="string">
            <text:p>www.olyrix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lyri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3]&amp;&quot;.&quot;&amp;[.E403]&amp;&quot;.&quot;&amp;[.F403]" office:value-type="string" office:string-value="www.olyrix.com" calcext:value-type="string">
            <text:p>www.olyrix.com</text:p>
          </table:table-cell>
        </table:table-row>
        <table:table-row table:style-name="ro1">
          <table:table-cell office:value-type="string" calcext:value-type="string">
            <text:p>quebec.openjaw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openjaw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4]&amp;&quot;.&quot;&amp;[.E404]&amp;&quot;.&quot;&amp;[.F404]" office:value-type="string" office:string-value="quebec.openjaw.com" calcext:value-type="string">
            <text:p>quebec.openjaw.com</text:p>
          </table:table-cell>
        </table:table-row>
        <table:table-row table:style-name="ro1">
          <table:table-cell office:value-type="string" calcext:value-type="string">
            <text:p>www.opex360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pex360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5]&amp;&quot;.&quot;&amp;[.E405]&amp;&quot;.&quot;&amp;[.F405]" office:value-type="string" office:string-value="www.opex360.com" calcext:value-type="string">
            <text:p>www.opex360.com</text:p>
          </table:table-cell>
        </table:table-row>
        <table:table-row table:style-name="ro1">
          <table:table-cell office:value-type="string" calcext:value-type="string">
            <text:p>www.opinion-international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pinion-internationa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6]&amp;&quot;.&quot;&amp;[.E406]&amp;&quot;.&quot;&amp;[.F406]" office:value-type="string" office:string-value="www.opinion-internationale.com" calcext:value-type="string">
            <text:p>www.opinion-internationale.com</text:p>
          </table:table-cell>
        </table:table-row>
        <table:table-row table:style-name="ro1">
          <table:table-cell office:value-type="string" calcext:value-type="string">
            <text:p>www.ot-camping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t-camping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7]&amp;&quot;.&quot;&amp;[.E407]&amp;&quot;.&quot;&amp;[.F407]" office:value-type="string" office:string-value="www.ot-campings.com" calcext:value-type="string">
            <text:p>www.ot-campings.com</text:p>
          </table:table-cell>
        </table:table-row>
        <table:table-row table:style-name="ro1">
          <table:table-cell office:value-type="string" calcext:value-type="string">
            <text:p>www.outgo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utg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8]&amp;&quot;.&quot;&amp;[.E408]&amp;&quot;.&quot;&amp;[.F408]" office:value-type="string" office:string-value="www.outgo.com" calcext:value-type="string">
            <text:p>www.outgo.com</text:p>
          </table:table-cell>
        </table:table-row>
        <table:table-row table:style-name="ro1">
          <table:table-cell office:value-type="string" calcext:value-type="string">
            <text:p>www.outremers360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utremers360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09]&amp;&quot;.&quot;&amp;[.E409]&amp;&quot;.&quot;&amp;[.F409]" office:value-type="string" office:string-value="www.outremers360.com" calcext:value-type="string">
            <text:p>www.outremers360.com</text:p>
          </table:table-cell>
        </table:table-row>
        <table:table-row table:style-name="ro1">
          <table:table-cell office:value-type="string" calcext:value-type="string">
            <text:p>www.paddock-gp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ddock-gp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0]&amp;&quot;.&quot;&amp;[.E410]&amp;&quot;.&quot;&amp;[.F410]" office:value-type="string" office:string-value="www.paddock-gp.com" calcext:value-type="string">
            <text:p>www.paddock-gp.com</text:p>
          </table:table-cell>
        </table:table-row>
        <table:table-row table:style-name="ro1">
          <table:table-cell office:value-type="string" calcext:value-type="string">
            <text:p>amp.parismatch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arismatch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1]&amp;&quot;.&quot;&amp;[.E411]&amp;&quot;.&quot;&amp;[.F411]" office:value-type="string" office:string-value="amp.parismatch.com" calcext:value-type="string">
            <text:p>amp.parismatch.com</text:p>
          </table:table-cell>
        </table:table-row>
        <table:table-row table:style-name="ro1">
          <table:table-cell office:value-type="string" calcext:value-type="string">
            <text:p>www.parismatch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rismatch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2]&amp;&quot;.&quot;&amp;[.E412]&amp;&quot;.&quot;&amp;[.F412]" office:value-type="string" office:string-value="www.parismatch.com" calcext:value-type="string">
            <text:p>www.parismatch.com</text:p>
          </table:table-cell>
        </table:table-row>
        <table:table-row table:style-name="ro1">
          <table:table-cell office:value-type="string" calcext:value-type="string">
            <text:p>www.parlons-baske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rlons-bask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3]&amp;&quot;.&quot;&amp;[.E413]&amp;&quot;.&quot;&amp;[.F413]" office:value-type="string" office:string-value="www.parlons-basket.com" calcext:value-type="string">
            <text:p>www.parlons-basket.com</text:p>
          </table:table-cell>
        </table:table-row>
        <table:table-row table:style-name="ro1">
          <table:table-cell office:value-type="string" calcext:value-type="string">
            <text:p>www.petiterepubl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etiterepubl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4]&amp;&quot;.&quot;&amp;[.E414]&amp;&quot;.&quot;&amp;[.F414]" office:value-type="string" office:string-value="www.petiterepublique.com" calcext:value-type="string">
            <text:p>www.petiterepublique.com</text:p>
          </table:table-cell>
        </table:table-row>
        <table:table-row table:style-name="ro1">
          <table:table-cell office:value-type="string" calcext:value-type="string">
            <text:p>www.pharede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harede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5]&amp;&quot;.&quot;&amp;[.E415]&amp;&quot;.&quot;&amp;[.F415]" office:value-type="string" office:string-value="www.pharedere.com" calcext:value-type="string">
            <text:p>www.pharedere.com</text:p>
          </table:table-cell>
        </table:table-row>
        <table:table-row table:style-name="ro1">
          <table:table-cell office:value-type="string" calcext:value-type="string">
            <text:p>www.philoma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hilo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6]&amp;&quot;.&quot;&amp;[.E416]&amp;&quot;.&quot;&amp;[.F416]" office:value-type="string" office:string-value="www.philomag.com" calcext:value-type="string">
            <text:p>www.philomag.com</text:p>
          </table:table-cell>
        </table:table-row>
        <table:table-row table:style-name="ro1">
          <table:table-cell office:value-type="string" calcext:value-type="string">
            <text:p>www.pleinchamp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leinchamp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7]&amp;&quot;.&quot;&amp;[.E417]&amp;&quot;.&quot;&amp;[.F417]" office:value-type="string" office:string-value="www.pleinchamp.com" calcext:value-type="string">
            <text:p>www.pleinchamp.com</text:p>
          </table:table-cell>
        </table:table-row>
        <table:table-row table:style-name="ro1">
          <table:table-cell office:value-type="string" calcext:value-type="string">
            <text:p>www.pressafri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essafri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8]&amp;&quot;.&quot;&amp;[.E418]&amp;&quot;.&quot;&amp;[.F418]" office:value-type="string" office:string-value="www.pressafrik.com" calcext:value-type="string">
            <text:p>www.pressafrik.com</text:p>
          </table:table-cell>
        </table:table-row>
        <table:table-row table:style-name="ro1">
          <table:table-cell office:value-type="string" calcext:value-type="string">
            <text:p>www.professeurforex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ofesseurforex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19]&amp;&quot;.&quot;&amp;[.E419]&amp;&quot;.&quot;&amp;[.F419]" office:value-type="string" office:string-value="www.professeurforex.com" calcext:value-type="string">
            <text:p>www.professeurforex.com</text:p>
          </table:table-cell>
        </table:table-row>
        <table:table-row table:style-name="ro1">
          <table:table-cell office:value-type="string" calcext:value-type="string">
            <text:p>www.purebrea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rebrea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0]&amp;&quot;.&quot;&amp;[.E420]&amp;&quot;.&quot;&amp;[.F420]" office:value-type="string" office:string-value="www.purebreak.com" calcext:value-type="string">
            <text:p>www.purebreak.com</text:p>
          </table:table-cell>
        </table:table-row>
        <table:table-row table:style-name="ro1">
          <table:table-cell office:value-type="string" calcext:value-type="string">
            <text:p>www.purepeop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repeop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1]&amp;&quot;.&quot;&amp;[.E421]&amp;&quot;.&quot;&amp;[.F421]" office:value-type="string" office:string-value="www.purepeople.com" calcext:value-type="string">
            <text:p>www.purepeople.com</text:p>
          </table:table-cell>
        </table:table-row>
        <table:table-row table:style-name="ro1">
          <table:table-cell office:value-type="string" calcext:value-type="string">
            <text:p>www.quebecspo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quebecspo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2]&amp;&quot;.&quot;&amp;[.E422]&amp;&quot;.&quot;&amp;[.F422]" office:value-type="string" office:string-value="www.quebecspot.com" calcext:value-type="string">
            <text:p>www.quebecspot.com</text:p>
          </table:table-cell>
        </table:table-row>
        <table:table-row table:style-name="ro1">
          <table:table-cell office:value-type="string" calcext:value-type="string">
            <text:p>www.radiomelod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melod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3]&amp;&quot;.&quot;&amp;[.E423]&amp;&quot;.&quot;&amp;[.F423]" office:value-type="string" office:string-value="www.radiomelodie.com" calcext:value-type="string">
            <text:p>www.radiomelodie.com</text:p>
          </table:table-cell>
        </table:table-row>
        <table:table-row table:style-name="ro1">
          <table:table-cell office:value-type="string" calcext:value-type="string">
            <text:p>www.radioscoop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scoop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4]&amp;&quot;.&quot;&amp;[.E424]&amp;&quot;.&quot;&amp;[.F424]" office:value-type="string" office:string-value="www.radioscoop.com" calcext:value-type="string">
            <text:p>www.radioscoop.com</text:p>
          </table:table-cell>
        </table:table-row>
        <table:table-row table:style-name="ro1">
          <table:table-cell office:value-type="string" calcext:value-type="string">
            <text:p>www.radiotaig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taig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5]&amp;&quot;.&quot;&amp;[.E425]&amp;&quot;.&quot;&amp;[.F425]" office:value-type="string" office:string-value="www.radiotaiga.com" calcext:value-type="string">
            <text:p>www.radiotaiga.com</text:p>
          </table:table-cell>
        </table:table-row>
        <table:table-row table:style-name="ro1">
          <table:table-cell office:value-type="string" calcext:value-type="string">
            <text:p>www.raprnb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prnb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6]&amp;&quot;.&quot;&amp;[.E426]&amp;&quot;.&quot;&amp;[.F426]" office:value-type="string" office:string-value="www.raprnb.com" calcext:value-type="string">
            <text:p>www.raprnb.com</text:p>
          </table:table-cell>
        </table:table-row>
        <table:table-row table:style-name="ro1">
          <table:table-cell office:value-type="string" calcext:value-type="string">
            <text:p>fr.rbth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bth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7]&amp;&quot;.&quot;&amp;[.E427]&amp;&quot;.&quot;&amp;[.F427]" office:value-type="string" office:string-value="fr.rbth.com" calcext:value-type="string">
            <text:p>fr.rbth.com</text:p>
          </table:table-cell>
        </table:table-row>
        <table:table-row table:style-name="ro1">
          <table:table-cell office:value-type="string" calcext:value-type="string">
            <text:p>www.redbull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dbul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8]&amp;&quot;.&quot;&amp;[.E428]&amp;&quot;.&quot;&amp;[.F428]" office:value-type="string" office:string-value="www.redbull.com" calcext:value-type="string">
            <text:p>www.redbull.com</text:p>
          </table:table-cell>
        </table:table-row>
        <table:table-row table:style-name="ro1">
          <table:table-cell office:value-type="string" calcext:value-type="string">
            <text:p>www.riskassur-hebd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iskassur-hebd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29]&amp;&quot;.&quot;&amp;[.E429]&amp;&quot;.&quot;&amp;[.F429]" office:value-type="string" office:string-value="www.riskassur-hebdo.com" calcext:value-type="string">
            <text:p>www.riskassur-hebdo.com</text:p>
          </table:table-cell>
        </table:table-row>
        <table:table-row table:style-name="ro1">
          <table:table-cell office:value-type="string" calcext:value-type="string">
            <text:p>www.routard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outar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0]&amp;&quot;.&quot;&amp;[.E430]&amp;&quot;.&quot;&amp;[.F430]" office:value-type="string" office:string-value="www.routard.com" calcext:value-type="string">
            <text:p>www.routard.com</text:p>
          </table:table-cell>
        </table:table-row>
        <table:table-row table:style-name="ro1">
          <table:table-cell office:value-type="string" calcext:value-type="string">
            <text:p>www.rse-magaz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se-magazin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1]&amp;&quot;.&quot;&amp;[.E431]&amp;&quot;.&quot;&amp;[.F431]" office:value-type="string" office:string-value="www.rse-magazine.com" calcext:value-type="string">
            <text:p>www.rse-magazine.com</text:p>
          </table:table-cell>
        </table:table-row>
        <table:table-row table:style-name="ro1">
          <table:table-cell office:value-type="string" calcext:value-type="string">
            <text:p>francais.r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2]&amp;&quot;.&quot;&amp;[.E432]&amp;&quot;.&quot;&amp;[.F432]" office:value-type="string" office:string-value="francais.rt.com" calcext:value-type="string">
            <text:p>francais.rt.com</text:p>
          </table:table-cell>
        </table:table-row>
        <table:table-row table:style-name="ro1">
          <table:table-cell office:value-type="string" calcext:value-type="string">
            <text:p>www.rudebaguett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udebaguett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3]&amp;&quot;.&quot;&amp;[.E433]&amp;&quot;.&quot;&amp;[.F433]" office:value-type="string" office:string-value="www.rudebaguette.com" calcext:value-type="string">
            <text:p>www.rudebaguette.com</text:p>
          </table:table-cell>
        </table:table-row>
        <table:table-row table:style-name="ro1">
          <table:table-cell office:value-type="string" calcext:value-type="string">
            <text:p>www.rue89strasbour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ue89strasbour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4]&amp;&quot;.&quot;&amp;[.E434]&amp;&quot;.&quot;&amp;[.F434]" office:value-type="string" office:string-value="www.rue89strasbourg.com" calcext:value-type="string">
            <text:p>www.rue89strasbourg.com</text:p>
          </table:table-cell>
        </table:table-row>
        <table:table-row table:style-name="ro1">
          <table:table-cell office:value-type="string" calcext:value-type="string">
            <text:p>www.sallesobscur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llesobscur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5]&amp;&quot;.&quot;&amp;[.E435]&amp;&quot;.&quot;&amp;[.F435]" office:value-type="string" office:string-value="www.sallesobscures.com" calcext:value-type="string">
            <text:p>www.sallesobscures.com</text:p>
          </table:table-cell>
        </table:table-row>
        <table:table-row table:style-name="ro1">
          <table:table-cell office:value-type="string" calcext:value-type="string">
            <text:p>www.sante-sur-le-ne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nte-sur-le-n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6]&amp;&quot;.&quot;&amp;[.E436]&amp;&quot;.&quot;&amp;[.F436]" office:value-type="string" office:string-value="www.sante-sur-le-net.com" calcext:value-type="string">
            <text:p>www.sante-sur-le-net.com</text:p>
          </table:table-cell>
        </table:table-row>
        <table:table-row table:style-name="ro1">
          <table:table-cell office:value-type="string" calcext:value-type="string">
            <text:p>www.santelo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ntelo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7]&amp;&quot;.&quot;&amp;[.E437]&amp;&quot;.&quot;&amp;[.F437]" office:value-type="string" office:string-value="www.santelog.com" calcext:value-type="string">
            <text:p>www.santelog.com</text:p>
          </table:table-cell>
        </table:table-row>
        <table:table-row table:style-name="ro1">
          <table:table-cell office:value-type="string" calcext:value-type="string">
            <text:p>www.santeplusma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nteplus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8]&amp;&quot;.&quot;&amp;[.E438]&amp;&quot;.&quot;&amp;[.F438]" office:value-type="string" office:string-value="www.santeplusmag.com" calcext:value-type="string">
            <text:p>www.santeplusmag.com</text:p>
          </table:table-cell>
        </table:table-row>
        <table:table-row table:style-name="ro1">
          <table:table-cell office:value-type="string" calcext:value-type="string">
            <text:p>www.saphir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phir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39]&amp;&quot;.&quot;&amp;[.E439]&amp;&quot;.&quot;&amp;[.F439]" office:value-type="string" office:string-value="www.saphirnews.com" calcext:value-type="string">
            <text:p>www.saphirnews.com</text:p>
          </table:table-cell>
        </table:table-row>
        <table:table-row table:style-name="ro1">
          <table:table-cell office:value-type="string" calcext:value-type="string">
            <text:p>www.science-et-v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cience-et-v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0]&amp;&quot;.&quot;&amp;[.E440]&amp;&quot;.&quot;&amp;[.F440]" office:value-type="string" office:string-value="www.science-et-vie.com" calcext:value-type="string">
            <text:p>www.science-et-vie.com</text:p>
          </table:table-cell>
        </table:table-row>
        <table:table-row table:style-name="ro1">
          <table:table-cell office:value-type="string" calcext:value-type="string">
            <text:p>www.scifi-univer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cifi-univer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1]&amp;&quot;.&quot;&amp;[.E441]&amp;&quot;.&quot;&amp;[.F441]" office:value-type="string" office:string-value="www.scifi-universe.com" calcext:value-type="string">
            <text:p>www.scifi-universe.com</text:p>
          </table:table-cell>
        </table:table-row>
        <table:table-row table:style-name="ro1">
          <table:table-cell office:value-type="string" calcext:value-type="string">
            <text:p>edito.seloge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dito</text:p>
          </table:table-cell>
          <table:table-cell office:value-type="string" calcext:value-type="string">
            <text:p>seloge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2]&amp;&quot;.&quot;&amp;[.E442]&amp;&quot;.&quot;&amp;[.F442]" office:value-type="string" office:string-value="edito.seloger.com" calcext:value-type="string">
            <text:p>edito.seloger.com</text:p>
          </table:table-cell>
        </table:table-row>
        <table:table-row table:style-name="ro1">
          <table:table-cell office:value-type="string" calcext:value-type="string">
            <text:p>www.seneplu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eneplu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3]&amp;&quot;.&quot;&amp;[.E443]&amp;&quot;.&quot;&amp;[.F443]" office:value-type="string" office:string-value="www.seneplus.com" calcext:value-type="string">
            <text:p>www.seneplus.com</text:p>
          </table:table-cell>
        </table:table-row>
        <table:table-row table:style-name="ro1">
          <table:table-cell office:value-type="string" calcext:value-type="string">
            <text:p>www.skipas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kipas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4]&amp;&quot;.&quot;&amp;[.E444]&amp;&quot;.&quot;&amp;[.F444]" office:value-type="string" office:string-value="www.skipass.com" calcext:value-type="string">
            <text:p>www.skipass.com</text:p>
          </table:table-cell>
        </table:table-row>
        <table:table-row table:style-name="ro1">
          <table:table-cell office:value-type="string" calcext:value-type="string">
            <text:p>www.sofoo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foo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5]&amp;&quot;.&quot;&amp;[.E445]&amp;&quot;.&quot;&amp;[.F445]" office:value-type="string" office:string-value="www.sofoot.com" calcext:value-type="string">
            <text:p>www.sofoot.com</text:p>
          </table:table-cell>
        </table:table-row>
        <table:table-row table:style-name="ro1">
          <table:table-cell office:value-type="string" calcext:value-type="string">
            <text:p>www.soreltracyetci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reltracyetc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6]&amp;&quot;.&quot;&amp;[.E446]&amp;&quot;.&quot;&amp;[.F446]" office:value-type="string" office:string-value="www.soreltracyetcie.com" calcext:value-type="string">
            <text:p>www.soreltracyetcie.com</text:p>
          </table:table-cell>
        </table:table-row>
        <table:table-row table:style-name="ro1">
          <table:table-cell office:value-type="string" calcext:value-type="string">
            <text:p>www.sortirapari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rtirapari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7]&amp;&quot;.&quot;&amp;[.E447]&amp;&quot;.&quot;&amp;[.F447]" office:value-type="string" office:string-value="www.sortiraparis.com" calcext:value-type="string">
            <text:p>www.sortiraparis.com</text:p>
          </table:table-cell>
        </table:table-row>
        <table:table-row table:style-name="ro1">
          <table:table-cell office:value-type="string" calcext:value-type="string">
            <text:p>www.soualigapos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ualigapos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8]&amp;&quot;.&quot;&amp;[.E448]&amp;&quot;.&quot;&amp;[.F448]" office:value-type="string" office:string-value="www.soualigapost.com" calcext:value-type="string">
            <text:p>www.soualigapost.com</text:p>
          </table:table-cell>
        </table:table-row>
        <table:table-row table:style-name="ro1">
          <table:table-cell office:value-type="string" calcext:value-type="string">
            <text:p>fr.sputnik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putnik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49]&amp;&quot;.&quot;&amp;[.E449]&amp;&quot;.&quot;&amp;[.F449]" office:value-type="string" office:string-value="fr.sputniknews.com" calcext:value-type="string">
            <text:p>fr.sputniknews.com</text:p>
          </table:table-cell>
        </table:table-row>
        <table:table-row table:style-name="ro1">
          <table:table-cell office:value-type="string" calcext:value-type="string">
            <text:p>www.strategieslogist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trategieslogist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0]&amp;&quot;.&quot;&amp;[.E450]&amp;&quot;.&quot;&amp;[.F450]" office:value-type="string" office:string-value="www.strategieslogistique.com" calcext:value-type="string">
            <text:p>www.strategieslogistique.com</text:p>
          </table:table-cell>
        </table:table-row>
        <table:table-row table:style-name="ro1">
          <table:table-cell office:value-type="string" calcext:value-type="string">
            <text:p>www.streetpres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treetpres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1]&amp;&quot;.&quot;&amp;[.E451]&amp;&quot;.&quot;&amp;[.F451]" office:value-type="string" office:string-value="www.streetpress.com" calcext:value-type="string">
            <text:p>www.streetpress.com</text:p>
          </table:table-cell>
        </table:table-row>
        <table:table-row table:style-name="ro1">
          <table:table-cell office:value-type="string" calcext:value-type="string">
            <text:p>www.studyram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tudyram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2]&amp;&quot;.&quot;&amp;[.E452]&amp;&quot;.&quot;&amp;[.F452]" office:value-type="string" office:string-value="www.studyrama.com" calcext:value-type="string">
            <text:p>www.studyrama.com</text:p>
          </table:table-cell>
        </table:table-row>
        <table:table-row table:style-name="ro1">
          <table:table-cell office:value-type="string" calcext:value-type="string">
            <text:p>www.sxmbreaking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xmbreaking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3]&amp;&quot;.&quot;&amp;[.E453]&amp;&quot;.&quot;&amp;[.F453]" office:value-type="string" office:string-value="www.sxmbreakingnews.com" calcext:value-type="string">
            <text:p>www.sxmbreakingnews.com</text:p>
          </table:table-cell>
        </table:table-row>
        <table:table-row table:style-name="ro1">
          <table:table-cell office:value-type="string" calcext:value-type="string">
            <text:p>www.tachad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acha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4]&amp;&quot;.&quot;&amp;[.E454]&amp;&quot;.&quot;&amp;[.F454]" office:value-type="string" office:string-value="www.tachad.com" calcext:value-type="string">
            <text:p>www.tachad.com</text:p>
          </table:table-cell>
        </table:table-row>
        <table:table-row table:style-name="ro1">
          <table:table-cell office:value-type="string" calcext:value-type="string">
            <text:p>www.tahiti-info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ahiti-info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5]&amp;&quot;.&quot;&amp;[.E455]&amp;&quot;.&quot;&amp;[.F455]" office:value-type="string" office:string-value="www.tahiti-infos.com" calcext:value-type="string">
            <text:p>www.tahiti-infos.com</text:p>
          </table:table-cell>
        </table:table-row>
        <table:table-row table:style-name="ro1">
          <table:table-cell office:value-type="string" calcext:value-type="string">
            <text:p>www.tamete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amete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6]&amp;&quot;.&quot;&amp;[.E456]&amp;&quot;.&quot;&amp;[.F456]" office:value-type="string" office:string-value="www.tameteo.com" calcext:value-type="string">
            <text:p>www.tameteo.com</text:p>
          </table:table-cell>
        </table:table-row>
        <table:table-row table:style-name="ro1">
          <table:table-cell office:value-type="string" calcext:value-type="string">
            <text:p>www.tarbes-info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arbes-info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7]&amp;&quot;.&quot;&amp;[.E457]&amp;&quot;.&quot;&amp;[.F457]" office:value-type="string" office:string-value="www.tarbes-infos.com" calcext:value-type="string">
            <text:p>www.tarbes-infos.com</text:p>
          </table:table-cell>
        </table:table-row>
        <table:table-row table:style-name="ro1">
          <table:table-cell office:value-type="string" calcext:value-type="string">
            <text:p>www.technikar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chnikar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8]&amp;&quot;.&quot;&amp;[.E458]&amp;&quot;.&quot;&amp;[.F458]" office:value-type="string" office:string-value="www.technikart.com" calcext:value-type="string">
            <text:p>www.technikart.com</text:p>
          </table:table-cell>
        </table:table-row>
        <table:table-row table:style-name="ro1">
          <table:table-cell office:value-type="string" calcext:value-type="string">
            <text:p>www.tendanceoues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ndanceoues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59]&amp;&quot;.&quot;&amp;[.E459]&amp;&quot;.&quot;&amp;[.F459]" office:value-type="string" office:string-value="www.tendanceouest.com" calcext:value-type="string">
            <text:p>www.tendanceouest.com</text:p>
          </table:table-cell>
        </table:table-row>
        <table:table-row table:style-name="ro1">
          <table:table-cell office:value-type="string" calcext:value-type="string">
            <text:p>www.terrafemin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rrafemin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0]&amp;&quot;.&quot;&amp;[.E460]&amp;&quot;.&quot;&amp;[.F460]" office:value-type="string" office:string-value="www.terrafemina.com" calcext:value-type="string">
            <text:p>www.terrafemina.com</text:p>
          </table:table-cell>
        </table:table-row>
        <table:table-row table:style-name="ro1">
          <table:table-cell office:value-type="string" calcext:value-type="string">
            <text:p>ideat.thegoodhub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eat</text:p>
          </table:table-cell>
          <table:table-cell office:value-type="string" calcext:value-type="string">
            <text:p>thegoodhub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1]&amp;&quot;.&quot;&amp;[.E461]&amp;&quot;.&quot;&amp;[.F461]" office:value-type="string" office:string-value="ideat.thegoodhub.com" calcext:value-type="string">
            <text:p>ideat.thegoodhub.com</text:p>
          </table:table-cell>
        </table:table-row>
        <table:table-row table:style-name="ro1">
          <table:table-cell office:value-type="string" calcext:value-type="string">
            <text:p>thegoodlife.thegoodhub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goodlife</text:p>
          </table:table-cell>
          <table:table-cell office:value-type="string" calcext:value-type="string">
            <text:p>thegoodhub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2]&amp;&quot;.&quot;&amp;[.E462]&amp;&quot;.&quot;&amp;[.F462]" office:value-type="string" office:string-value="thegoodlife.thegoodhub.com" calcext:value-type="string">
            <text:p>thegoodlife.thegoodhub.com</text:p>
          </table:table-cell>
        </table:table-row>
        <table:table-row table:style-name="ro1">
          <table:table-cell office:value-type="string" calcext:value-type="string">
            <text:p>www.thetfordactu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hetfordactu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3]&amp;&quot;.&quot;&amp;[.E463]&amp;&quot;.&quot;&amp;[.F463]" office:value-type="string" office:string-value="www.thetfordactu.com" calcext:value-type="string">
            <text:p>www.thetfordactu.com</text:p>
          </table:table-cell>
        </table:table-row>
        <table:table-row table:style-name="ro1">
          <table:table-cell office:value-type="string" calcext:value-type="string">
            <text:p>fr.timesofisrae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imesofisrael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4]&amp;&quot;.&quot;&amp;[.E464]&amp;&quot;.&quot;&amp;[.F464]" office:value-type="string" office:string-value="fr.timesofisrael.com" calcext:value-type="string">
            <text:p>fr.timesofisrael.com</text:p>
          </table:table-cell>
        </table:table-row>
        <table:table-row table:style-name="ro1">
          <table:table-cell office:value-type="string" calcext:value-type="string">
            <text:p>www.topmercato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pmercat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5]&amp;&quot;.&quot;&amp;[.E465]&amp;&quot;.&quot;&amp;[.F465]" office:value-type="string" office:string-value="www.topmercato.com" calcext:value-type="string">
            <text:p>www.topmercato.com</text:p>
          </table:table-cell>
        </table:table-row>
        <table:table-row table:style-name="ro1">
          <table:table-cell office:value-type="string" calcext:value-type="string">
            <text:p>www.toulouse7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louse7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6]&amp;&quot;.&quot;&amp;[.E466]&amp;&quot;.&quot;&amp;[.F466]" office:value-type="string" office:string-value="www.toulouse7.com" calcext:value-type="string">
            <text:p>www.toulouse7.com</text:p>
          </table:table-cell>
        </table:table-row>
        <table:table-row table:style-name="ro1">
          <table:table-cell office:value-type="string" calcext:value-type="string">
            <text:p>www.toulousefc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lousef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7]&amp;&quot;.&quot;&amp;[.E467]&amp;&quot;.&quot;&amp;[.F467]" office:value-type="string" office:string-value="www.toulousefc.com" calcext:value-type="string">
            <text:p>www.toulousefc.com</text:p>
          </table:table-cell>
        </table:table-row>
        <table:table-row table:style-name="ro1">
          <table:table-cell office:value-type="string" calcext:value-type="string">
            <text:p>www.tourhebd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rhebd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8]&amp;&quot;.&quot;&amp;[.E468]&amp;&quot;.&quot;&amp;[.F468]" office:value-type="string" office:string-value="www.tourhebdo.com" calcext:value-type="string">
            <text:p>www.tourhebdo.com</text:p>
          </table:table-cell>
        </table:table-row>
        <table:table-row table:style-name="ro1">
          <table:table-cell office:value-type="string" calcext:value-type="string">
            <text:p>www.tourma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r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69]&amp;&quot;.&quot;&amp;[.E469]&amp;&quot;.&quot;&amp;[.F469]" office:value-type="string" office:string-value="www.tourmag.com" calcext:value-type="string">
            <text:p>www.tourmag.com</text:p>
          </table:table-cell>
        </table:table-row>
        <table:table-row table:style-name="ro1">
          <table:table-cell office:value-type="string" calcext:value-type="string">
            <text:p>www.toute-la-franchi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te-la-franchi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0]&amp;&quot;.&quot;&amp;[.E470]&amp;&quot;.&quot;&amp;[.F470]" office:value-type="string" office:string-value="www.toute-la-franchise.com" calcext:value-type="string">
            <text:p>www.toute-la-franchise.com</text:p>
          </table:table-cell>
        </table:table-row>
        <table:table-row table:style-name="ro1">
          <table:table-cell office:value-type="string" calcext:value-type="string">
            <text:p>www.toutelate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telate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1]&amp;&quot;.&quot;&amp;[.E471]&amp;&quot;.&quot;&amp;[.F471]" office:value-type="string" office:string-value="www.toutelatele.com" calcext:value-type="string">
            <text:p>www.toutelatele.com</text:p>
          </table:table-cell>
        </table:table-row>
        <table:table-row table:style-name="ro1">
          <table:table-cell office:value-type="string" calcext:value-type="string">
            <text:p>www.tpbm-press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pbm-pres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2]&amp;&quot;.&quot;&amp;[.E472]&amp;&quot;.&quot;&amp;[.F472]" office:value-type="string" office:string-value="www.tpbm-presse.com" calcext:value-type="string">
            <text:p>www.tpbm-presse.com</text:p>
          </table:table-cell>
        </table:table-row>
        <table:table-row table:style-name="ro1">
          <table:table-cell office:value-type="string" calcext:value-type="string">
            <text:p>www.tradingsa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adingsa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3]&amp;&quot;.&quot;&amp;[.E473]&amp;&quot;.&quot;&amp;[.F473]" office:value-type="string" office:string-value="www.tradingsat.com" calcext:value-type="string">
            <text:p>www.tradingsat.com</text:p>
          </table:table-cell>
        </table:table-row>
        <table:table-row table:style-name="ro1">
          <table:table-cell office:value-type="string" calcext:value-type="string">
            <text:p>www.traxma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ax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4]&amp;&quot;.&quot;&amp;[.E474]&amp;&quot;.&quot;&amp;[.F474]" office:value-type="string" office:string-value="www.traxmag.com" calcext:value-type="string">
            <text:p>www.traxmag.com</text:p>
          </table:table-cell>
        </table:table-row>
        <table:table-row table:style-name="ro1">
          <table:table-cell office:value-type="string" calcext:value-type="string">
            <text:p>www.tribuneoccitani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ibuneoccitan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5]&amp;&quot;.&quot;&amp;[.E475]&amp;&quot;.&quot;&amp;[.F475]" office:value-type="string" office:string-value="www.tribuneoccitanie.com" calcext:value-type="string">
            <text:p>www.tribuneoccitanie.com</text:p>
          </table:table-cell>
        </table:table-row>
        <table:table-row table:style-name="ro1">
          <table:table-cell office:value-type="string" calcext:value-type="string">
            <text:p>www.tsa-alger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sa-algeri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6]&amp;&quot;.&quot;&amp;[.E476]&amp;&quot;.&quot;&amp;[.F476]" office:value-type="string" office:string-value="www.tsa-algerie.com" calcext:value-type="string">
            <text:p>www.tsa-algerie.com</text:p>
          </table:table-cell>
        </table:table-row>
        <table:table-row table:style-name="ro1">
          <table:table-cell office:value-type="string" calcext:value-type="string">
            <text:p>www.tunisienumer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unisienumer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7]&amp;&quot;.&quot;&amp;[.E477]&amp;&quot;.&quot;&amp;[.F477]" office:value-type="string" office:string-value="www.tunisienumerique.com" calcext:value-type="string">
            <text:p>www.tunisienumerique.com</text:p>
          </table:table-cell>
        </table:table-row>
        <table:table-row table:style-name="ro1">
          <table:table-cell office:value-type="string" calcext:value-type="string">
            <text:p>www.turquie-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urquie-new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8]&amp;&quot;.&quot;&amp;[.E478]&amp;&quot;.&quot;&amp;[.F478]" office:value-type="string" office:string-value="www.turquie-news.com" calcext:value-type="string">
            <text:p>www.turquie-news.com</text:p>
          </table:table-cell>
        </table:table-row>
        <table:table-row table:style-name="ro1">
          <table:table-cell office:value-type="string" calcext:value-type="string">
            <text:p>www.tuxboard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uxboard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79]&amp;&quot;.&quot;&amp;[.E479]&amp;&quot;.&quot;&amp;[.F479]" office:value-type="string" office:string-value="www.tuxboard.com" calcext:value-type="string">
            <text:p>www.tuxboard.com</text:p>
          </table:table-cell>
        </table:table-row>
        <table:table-row table:style-name="ro1">
          <table:table-cell office:value-type="string" calcext:value-type="string">
            <text:p>afrique.tv5mond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tv5mon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0]&amp;&quot;.&quot;&amp;[.E480]&amp;&quot;.&quot;&amp;[.F480]" office:value-type="string" office:string-value="afrique.tv5monde.com" calcext:value-type="string">
            <text:p>afrique.tv5monde.com</text:p>
          </table:table-cell>
        </table:table-row>
        <table:table-row table:style-name="ro1">
          <table:table-cell office:value-type="string" calcext:value-type="string">
            <text:p>information.tv5mond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v5mon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1]&amp;&quot;.&quot;&amp;[.E481]&amp;&quot;.&quot;&amp;[.F481]" office:value-type="string" office:string-value="information.tv5monde.com" calcext:value-type="string">
            <text:p>information.tv5monde.com</text:p>
          </table:table-cell>
        </table:table-row>
        <table:table-row table:style-name="ro1">
          <table:table-cell office:value-type="string" calcext:value-type="string">
            <text:p>www.tv5mond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v5mond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2]&amp;&quot;.&quot;&amp;[.E482]&amp;&quot;.&quot;&amp;[.F482]" office:value-type="string" office:string-value="www.tv5monde.com" calcext:value-type="string">
            <text:p>www.tv5monde.com</text:p>
          </table:table-cell>
        </table:table-row>
        <table:table-row table:style-name="ro1">
          <table:table-cell office:value-type="string" calcext:value-type="string">
            <text:p>www.tvqc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vqc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3]&amp;&quot;.&quot;&amp;[.E483]&amp;&quot;.&quot;&amp;[.F483]" office:value-type="string" office:string-value="www.tvqc.com" calcext:value-type="string">
            <text:p>www.tvqc.com</text:p>
          </table:table-cell>
        </table:table-row>
        <table:table-row table:style-name="ro1">
          <table:table-cell office:value-type="string" calcext:value-type="string">
            <text:p>fr.uef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4]&amp;&quot;.&quot;&amp;[.E484]&amp;&quot;.&quot;&amp;[.F484]" office:value-type="string" office:string-value="fr.uefa.com" calcext:value-type="string">
            <text:p>fr.uefa.com</text:p>
          </table:table-cell>
        </table:table-row>
        <table:table-row table:style-name="ro1">
          <table:table-cell office:value-type="string" calcext:value-type="string">
            <text:p>www.unificationfranc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nificationfran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5]&amp;&quot;.&quot;&amp;[.E485]&amp;&quot;.&quot;&amp;[.F485]" office:value-type="string" office:string-value="www.unificationfrance.com" calcext:value-type="string">
            <text:p>www.unificationfrance.com</text:p>
          </table:table-cell>
        </table:table-row>
        <table:table-row table:style-name="ro1">
          <table:table-cell office:value-type="string" calcext:value-type="string">
            <text:p>www.us-racin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s-racin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6]&amp;&quot;.&quot;&amp;[.E486]&amp;&quot;.&quot;&amp;[.F486]" office:value-type="string" office:string-value="www.us-racing.com" calcext:value-type="string">
            <text:p>www.us-racing.com</text:p>
          </table:table-cell>
        </table:table-row>
        <table:table-row table:style-name="ro1">
          <table:table-cell office:value-type="string" calcext:value-type="string">
            <text:p>www.usinenouve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sinenouvell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7]&amp;&quot;.&quot;&amp;[.E487]&amp;&quot;.&quot;&amp;[.F487]" office:value-type="string" office:string-value="www.usinenouvelle.com" calcext:value-type="string">
            <text:p>www.usinenouvelle.com</text:p>
          </table:table-cell>
        </table:table-row>
        <table:table-row table:style-name="ro1">
          <table:table-cell office:value-type="string" calcext:value-type="string">
            <text:p>www.v2com-newswir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2com-newswi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8]&amp;&quot;.&quot;&amp;[.E488]&amp;&quot;.&quot;&amp;[.F488]" office:value-type="string" office:string-value="www.v2com-newswire.com" calcext:value-type="string">
            <text:p>www.v2com-newswire.com</text:p>
          </table:table-cell>
        </table:table-row>
        <table:table-row table:style-name="ro1">
          <table:table-cell office:value-type="string" calcext:value-type="string">
            <text:p>www.valeursactuell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aleursactuell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89]&amp;&quot;.&quot;&amp;[.E489]&amp;&quot;.&quot;&amp;[.F489]" office:value-type="string" office:string-value="www.valeursactuelles.com" calcext:value-type="string">
            <text:p>www.valeursactuelles.com</text:p>
          </table:table-cell>
        </table:table-row>
        <table:table-row table:style-name="ro1">
          <table:table-cell office:value-type="string" calcext:value-type="string">
            <text:p>www.varmat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armati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0]&amp;&quot;.&quot;&amp;[.E490]&amp;&quot;.&quot;&amp;[.F490]" office:value-type="string" office:string-value="www.varmatin.com" calcext:value-type="string">
            <text:p>www.varmatin.com</text:p>
          </table:table-cell>
        </table:table-row>
        <table:table-row table:style-name="ro1">
          <table:table-cell office:value-type="string" calcext:value-type="string">
            <text:p>www.vic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1]&amp;&quot;.&quot;&amp;[.E491]&amp;&quot;.&quot;&amp;[.F491]" office:value-type="string" office:string-value="www.vice.com" calcext:value-type="string">
            <text:p>www.vice.com</text:p>
          </table:table-cell>
        </table:table-row>
        <table:table-row table:style-name="ro1">
          <table:table-cell office:value-type="string" calcext:value-type="string">
            <text:p>www.vitisphe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tispher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2]&amp;&quot;.&quot;&amp;[.E492]&amp;&quot;.&quot;&amp;[.F492]" office:value-type="string" office:string-value="www.vitisphere.com" calcext:value-type="string">
            <text:p>www.vitisphere.com</text:p>
          </table:table-cell>
        </table:table-row>
        <table:table-row table:style-name="ro1">
          <table:table-cell office:value-type="string" calcext:value-type="string">
            <text:p>www.vivreenresidenc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vreenresidenc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3]&amp;&quot;.&quot;&amp;[.E493]&amp;&quot;.&quot;&amp;[.F493]" office:value-type="string" office:string-value="www.vivreenresidence.com" calcext:value-type="string">
            <text:p>www.vivreenresidence.com</text:p>
          </table:table-cell>
        </table:table-row>
        <table:table-row table:style-name="ro1">
          <table:table-cell office:value-type="string" calcext:value-type="string">
            <text:p>www.voaafr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aafriqu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4]&amp;&quot;.&quot;&amp;[.E494]&amp;&quot;.&quot;&amp;[.F494]" office:value-type="string" office:string-value="www.voaafrique.com" calcext:value-type="string">
            <text:p>www.voaafrique.com</text:p>
          </table:table-cell>
        </table:table-row>
        <table:table-row table:style-name="ro1">
          <table:table-cell office:value-type="string" calcext:value-type="string">
            <text:p>www.voileetmoteu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ileetmoteu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5]&amp;&quot;.&quot;&amp;[.E495]&amp;&quot;.&quot;&amp;[.F495]" office:value-type="string" office:string-value="www.voileetmoteur.com" calcext:value-type="string">
            <text:p>www.voileetmoteur.com</text:p>
          </table:table-cell>
        </table:table-row>
        <table:table-row table:style-name="ro1">
          <table:table-cell office:value-type="string" calcext:value-type="string">
            <text:p>www.voyages-d-affair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yages-d-affaire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6]&amp;&quot;.&quot;&amp;[.E496]&amp;&quot;.&quot;&amp;[.F496]" office:value-type="string" office:string-value="www.voyages-d-affaires.com" calcext:value-type="string">
            <text:p>www.voyages-d-affaires.com</text:p>
          </table:table-cell>
        </table:table-row>
        <table:table-row table:style-name="ro1">
          <table:table-cell office:value-type="string" calcext:value-type="string">
            <text:p>www.wakatser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akatsera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7]&amp;&quot;.&quot;&amp;[.E497]&amp;&quot;.&quot;&amp;[.F497]" office:value-type="string" office:string-value="www.wakatsera.com" calcext:value-type="string">
            <text:p>www.wakatsera.com</text:p>
          </table:table-cell>
        </table:table-row>
        <table:table-row table:style-name="ro1">
          <table:table-cell office:value-type="string" calcext:value-type="string">
            <text:p>directinfo.webmanagercente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irectinfo</text:p>
          </table:table-cell>
          <table:table-cell office:value-type="string" calcext:value-type="string">
            <text:p>webmanagercente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8]&amp;&quot;.&quot;&amp;[.E498]&amp;&quot;.&quot;&amp;[.F498]" office:value-type="string" office:string-value="directinfo.webmanagercenter.com" calcext:value-type="string">
            <text:p>directinfo.webmanagercenter.com</text:p>
          </table:table-cell>
        </table:table-row>
        <table:table-row table:style-name="ro1">
          <table:table-cell office:value-type="string" calcext:value-type="string">
            <text:p>www.webmanagercente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ebmanagercenter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499]&amp;&quot;.&quot;&amp;[.E499]&amp;&quot;.&quot;&amp;[.F499]" office:value-type="string" office:string-value="www.webmanagercenter.com" calcext:value-type="string">
            <text:p>www.webmanagercenter.com</text:p>
          </table:table-cell>
        </table:table-row>
        <table:table-row table:style-name="ro1">
          <table:table-cell office:value-type="string" calcext:value-type="string">
            <text:p>www.widerma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idermag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0]&amp;&quot;.&quot;&amp;[.E500]&amp;&quot;.&quot;&amp;[.F500]" office:value-type="string" office:string-value="www.widermag.com" calcext:value-type="string">
            <text:p>www.widermag.com</text:p>
          </table:table-cell>
        </table:table-row>
        <table:table-row table:style-name="ro1">
          <table:table-cell office:value-type="string" calcext:value-type="string">
            <text:p>www.worldsb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orldsbk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1]&amp;&quot;.&quot;&amp;[.E501]&amp;&quot;.&quot;&amp;[.F501]" office:value-type="string" office:string-value="www.worldsbk.com" calcext:value-type="string">
            <text:p>www.worldsbk.com</text:p>
          </table:table-cell>
        </table:table-row>
        <table:table-row table:style-name="ro1">
          <table:table-cell office:value-type="string" calcext:value-type="string">
            <text:p>www.xalimas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xalimasn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2]&amp;&quot;.&quot;&amp;[.E502]&amp;&quot;.&quot;&amp;[.F502]" office:value-type="string" office:string-value="www.xalimasn.com" calcext:value-type="string">
            <text:p>www.xalimasn.com</text:p>
          </table:table-cell>
        </table:table-row>
        <table:table-row table:style-name="ro1">
          <table:table-cell office:value-type="string" calcext:value-type="string">
            <text:p>french.xinhuane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xinhuanet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3]&amp;&quot;.&quot;&amp;[.E503]&amp;&quot;.&quot;&amp;[.F503]" office:value-type="string" office:string-value="french.xinhuanet.com" calcext:value-type="string">
            <text:p>french.xinhuanet.com</text:p>
          </table:table-cell>
        </table:table-row>
        <table:table-row table:style-name="ro1">
          <table:table-cell office:value-type="string" calcext:value-type="string">
            <text:p>www.yabilad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yabiladi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4]&amp;&quot;.&quot;&amp;[.E504]&amp;&quot;.&quot;&amp;[.F504]" office:value-type="string" office:string-value="www.yabiladi.com" calcext:value-type="string">
            <text:p>www.yabiladi.com</text:p>
          </table:table-cell>
        </table:table-row>
        <table:table-row table:style-name="ro1">
          <table:table-cell office:value-type="string" calcext:value-type="string">
            <text:p>fr.yaho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5]&amp;&quot;.&quot;&amp;[.E505]&amp;&quot;.&quot;&amp;[.F505]" office:value-type="string" office:string-value="fr.yahoo.com" calcext:value-type="string">
            <text:p>fr.yahoo.com</text:p>
          </table:table-cell>
        </table:table-row>
        <table:table-row table:style-name="ro1">
          <table:table-cell office:value-type="string" calcext:value-type="string">
            <text:p>www.zegreenweb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egreenweb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6]&amp;&quot;.&quot;&amp;[.E506]&amp;&quot;.&quot;&amp;[.F506]" office:value-type="string" office:string-value="www.zegreenweb.com" calcext:value-type="string">
            <text:p>www.zegreenweb.com</text:p>
          </table:table-cell>
        </table:table-row>
        <table:table-row table:style-name="ro1">
          <table:table-cell office:value-type="string" calcext:value-type="string">
            <text:p>www.zinfos-mori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infos-moris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7]&amp;&quot;.&quot;&amp;[.E507]&amp;&quot;.&quot;&amp;[.F507]" office:value-type="string" office:string-value="www.zinfos-moris.com" calcext:value-type="string">
            <text:p>www.zinfos-moris.com</text:p>
          </table:table-cell>
        </table:table-row>
        <table:table-row table:style-name="ro1">
          <table:table-cell office:value-type="string" calcext:value-type="string">
            <text:p>www.zinfos97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infos974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8]&amp;&quot;.&quot;&amp;[.E508]&amp;&quot;.&quot;&amp;[.F508]" office:value-type="string" office:string-value="www.zinfos974.com" calcext:value-type="string">
            <text:p>www.zinfos974.com</text:p>
          </table:table-cell>
        </table:table-row>
        <table:table-row table:style-name="ro1">
          <table:table-cell office:value-type="string" calcext:value-type="string">
            <text:p>m.zonebours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onebour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09]&amp;&quot;.&quot;&amp;[.E509]&amp;&quot;.&quot;&amp;[.F509]" office:value-type="string" office:string-value="m.zonebourse.com" calcext:value-type="string">
            <text:p>m.zonebourse.com</text:p>
          </table:table-cell>
        </table:table-row>
        <table:table-row table:style-name="ro1">
          <table:table-cell office:value-type="string" calcext:value-type="string">
            <text:p>www.zonebours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onebourse</text:p>
          </table:table-cell>
          <table:table-cell office:value-type="string" calcext:value-type="string">
            <text:p>com</text:p>
          </table:table-cell>
          <table:table-cell table:number-columns-repeated="2"/>
          <table:table-cell table:formula="of:=[.D510]&amp;&quot;.&quot;&amp;[.E510]&amp;&quot;.&quot;&amp;[.F510]" office:value-type="string" office:string-value="www.zonebourse.com" calcext:value-type="string">
            <text:p>www.zonebourse.com</text:p>
          </table:table-cell>
        </table:table-row>
        <table:table-row table:style-name="ro1">
          <table:table-cell office:value-type="string" calcext:value-type="string">
            <text:p>www.alta-frequenza.corsi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ta-frequenza</text:p>
          </table:table-cell>
          <table:table-cell office:value-type="string" calcext:value-type="string">
            <text:p>corsica</text:p>
          </table:table-cell>
          <table:table-cell table:number-columns-repeated="2"/>
          <table:table-cell table:formula="of:=[.D511]&amp;&quot;.&quot;&amp;[.E511]&amp;&quot;.&quot;&amp;[.F511]" office:value-type="string" office:string-value="www.alta-frequenza.corsica" calcext:value-type="string">
            <text:p>www.alta-frequenza.corsica</text:p>
          </table:table-cell>
        </table:table-row>
        <table:table-row table:style-name="ro1">
          <table:table-cell office:value-type="string" calcext:value-type="string">
            <text:p>www.corsenetinfos.corsi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rsenetinfos</text:p>
          </table:table-cell>
          <table:table-cell office:value-type="string" calcext:value-type="string">
            <text:p>corsica</text:p>
          </table:table-cell>
          <table:table-cell table:number-columns-repeated="2"/>
          <table:table-cell table:formula="of:=[.D512]&amp;&quot;.&quot;&amp;[.E512]&amp;&quot;.&quot;&amp;[.F512]" office:value-type="string" office:string-value="www.corsenetinfos.corsica" calcext:value-type="string">
            <text:p>www.corsenetinfos.corsica</text:p>
          </table:table-cell>
        </table:table-row>
        <table:table-row table:style-name="ro1">
          <table:table-cell office:value-type="string" calcext:value-type="string">
            <text:p>francais.radio.cz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z</text:p>
          </table:table-cell>
          <table:table-cell table:number-columns-repeated="2"/>
          <table:table-cell table:formula="of:=[.D513]&amp;&quot;.&quot;&amp;[.E513]&amp;&quot;.&quot;&amp;[.F513]" office:value-type="string" office:string-value="francais.radio.cz" calcext:value-type="string">
            <text:p>francais.radio.cz</text:p>
          </table:table-cell>
        </table:table-row>
        <table:table-row table:style-name="ro1">
          <table:table-cell office:value-type="string" calcext:value-type="string">
            <text:p>www.divertir.e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ivertir</text:p>
          </table:table-cell>
          <table:table-cell office:value-type="string" calcext:value-type="string">
            <text:p>eu</text:p>
          </table:table-cell>
          <table:table-cell table:number-columns-repeated="2"/>
          <table:table-cell table:formula="of:=[.D514]&amp;&quot;.&quot;&amp;[.E514]&amp;&quot;.&quot;&amp;[.F514]" office:value-type="string" office:string-value="www.divertir.eu" calcext:value-type="string">
            <text:p>www.divertir.eu</text:p>
          </table:table-cell>
        </table:table-row>
        <table:table-row table:style-name="ro1">
          <table:table-cell office:value-type="string" calcext:value-type="string">
            <text:p>ec.europa.eu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eu</text:p>
          </table:table-cell>
          <table:table-cell table:number-columns-repeated="2"/>
          <table:table-cell table:formula="of:=[.D515]&amp;&quot;.&quot;&amp;[.E515]&amp;&quot;.&quot;&amp;[.F515]" office:value-type="string" office:string-value="ec.europa.eu" calcext:value-type="string">
            <text:p>ec.europa.eu</text:p>
          </table:table-cell>
        </table:table-row>
        <table:table-row table:style-name="ro1">
          <table:table-cell office:value-type="string" calcext:value-type="string">
            <text:p>www.ladn.e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dn</text:p>
          </table:table-cell>
          <table:table-cell office:value-type="string" calcext:value-type="string">
            <text:p>eu</text:p>
          </table:table-cell>
          <table:table-cell table:number-columns-repeated="2"/>
          <table:table-cell table:formula="of:=[.D516]&amp;&quot;.&quot;&amp;[.E516]&amp;&quot;.&quot;&amp;[.F516]" office:value-type="string" office:string-value="www.ladn.eu" calcext:value-type="string">
            <text:p>www.ladn.eu</text:p>
          </table:table-cell>
        </table:table-row>
        <table:table-row table:style-name="ro1">
          <table:table-cell office:value-type="string" calcext:value-type="string">
            <text:p>www.ouillade.e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uillade</text:p>
          </table:table-cell>
          <table:table-cell office:value-type="string" calcext:value-type="string">
            <text:p>eu</text:p>
          </table:table-cell>
          <table:table-cell table:number-columns-repeated="2"/>
          <table:table-cell table:formula="of:=[.D517]&amp;&quot;.&quot;&amp;[.E517]&amp;&quot;.&quot;&amp;[.F517]" office:value-type="string" office:string-value="www.ouillade.eu" calcext:value-type="string">
            <text:p>www.ouillade.eu</text:p>
          </table:table-cell>
        </table:table-row>
        <table:table-row table:style-name="ro1">
          <table:table-cell office:value-type="string" calcext:value-type="string">
            <text:p>www.touteleurope.e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teleurope</text:p>
          </table:table-cell>
          <table:table-cell office:value-type="string" calcext:value-type="string">
            <text:p>eu</text:p>
          </table:table-cell>
          <table:table-cell table:number-columns-repeated="2"/>
          <table:table-cell table:formula="of:=[.D518]&amp;&quot;.&quot;&amp;[.E518]&amp;&quot;.&quot;&amp;[.F518]" office:value-type="string" office:string-value="www.touteleurope.eu" calcext:value-type="string">
            <text:p>www.touteleurope.eu</text:p>
          </table:table-cell>
        </table:table-row>
        <table:table-row table:style-name="ro1">
          <table:table-cell office:value-type="string" calcext:value-type="string">
            <text:p>www.mediabask.eu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bask</text:p>
          </table:table-cell>
          <table:table-cell office:value-type="string" calcext:value-type="string">
            <text:p>eus</text:p>
          </table:table-cell>
          <table:table-cell table:number-columns-repeated="2"/>
          <table:table-cell table:formula="of:=[.D519]&amp;&quot;.&quot;&amp;[.E519]&amp;&quot;.&quot;&amp;[.F519]" office:value-type="string" office:string-value="www.mediabask.eus" calcext:value-type="string">
            <text:p>www.mediabask.eus</text:p>
          </table:table-cell>
        </table:table-row>
        <table:table-row table:style-name="ro1">
          <table:table-cell office:value-type="string" calcext:value-type="string">
            <text:p>www.blvd.f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lvd</text:p>
          </table:table-cell>
          <table:table-cell office:value-type="string" calcext:value-type="string">
            <text:p>fm</text:p>
          </table:table-cell>
          <table:table-cell table:number-columns-repeated="2"/>
          <table:table-cell table:formula="of:=[.D520]&amp;&quot;.&quot;&amp;[.E520]&amp;&quot;.&quot;&amp;[.F520]" office:value-type="string" office:string-value="www.blvd.fm" calcext:value-type="string">
            <text:p>www.blvd.fm</text:p>
          </table:table-cell>
        </table:table-row>
        <table:table-row table:style-name="ro1">
          <table:table-cell office:value-type="string" calcext:value-type="string">
            <text:p>www.latitude.f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m</text:p>
          </table:table-cell>
          <table:table-cell table:number-columns-repeated="2"/>
          <table:table-cell table:formula="of:=[.D521]&amp;&quot;.&quot;&amp;[.E521]&amp;&quot;.&quot;&amp;[.F521]" office:value-type="string" office:string-value="www.latitude.fm" calcext:value-type="string">
            <text:p>www.latitude.fm</text:p>
          </table:table-cell>
        </table:table-row>
        <table:table-row table:style-name="ro1">
          <table:table-cell office:value-type="string" calcext:value-type="string">
            <text:p>www.rci.f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ci</text:p>
          </table:table-cell>
          <table:table-cell office:value-type="string" calcext:value-type="string">
            <text:p>fm</text:p>
          </table:table-cell>
          <table:table-cell table:number-columns-repeated="2"/>
          <table:table-cell table:formula="of:=[.D522]&amp;&quot;.&quot;&amp;[.E522]&amp;&quot;.&quot;&amp;[.F522]" office:value-type="string" office:string-value="www.rci.fm" calcext:value-type="string">
            <text:p>www.rci.fm</text:p>
          </table:table-cell>
        </table:table-row>
        <table:table-row table:style-name="ro1">
          <table:table-cell office:value-type="string" calcext:value-type="string">
            <text:p>m.20minut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minut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3]&amp;&quot;.&quot;&amp;[.E523]&amp;&quot;.&quot;&amp;[.F523]" office:value-type="string" office:string-value="m.20minutes.fr" calcext:value-type="string">
            <text:p>m.20minutes.fr</text:p>
          </table:table-cell>
        </table:table-row>
        <table:table-row table:style-name="ro1">
          <table:table-cell office:value-type="string" calcext:value-type="string">
            <text:p>www.20minut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minut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4]&amp;&quot;.&quot;&amp;[.E524]&amp;&quot;.&quot;&amp;[.F524]" office:value-type="string" office:string-value="www.20minutes.fr" calcext:value-type="string">
            <text:p>www.20minutes.fr</text:p>
          </table:table-cell>
        </table:table-row>
        <table:table-row table:style-name="ro1">
          <table:table-cell office:value-type="string" calcext:value-type="string">
            <text:p>www.24matin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4matin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5]&amp;&quot;.&quot;&amp;[.E525]&amp;&quot;.&quot;&amp;[.F525]" office:value-type="string" office:string-value="www.24matins.fr" calcext:value-type="string">
            <text:p>www.24matins.fr</text:p>
          </table:table-cell>
        </table:table-row>
        <table:table-row table:style-name="ro1">
          <table:table-cell office:value-type="string" calcext:value-type="string">
            <text:p>www.37degres-ma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37degres-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6]&amp;&quot;.&quot;&amp;[.E526]&amp;&quot;.&quot;&amp;[.F526]" office:value-type="string" office:string-value="www.37degres-mag.fr" calcext:value-type="string">
            <text:p>www.37degres-mag.fr</text:p>
          </table:table-cell>
        </table:table-row>
        <table:table-row table:style-name="ro1">
          <table:table-cell office:value-type="string" calcext:value-type="string">
            <text:p>www.acteurspublic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eurspublic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7]&amp;&quot;.&quot;&amp;[.E527]&amp;&quot;.&quot;&amp;[.F527]" office:value-type="string" office:string-value="www.acteurspublics.fr" calcext:value-type="string">
            <text:p>www.acteurspublics.fr</text:p>
          </table:table-cell>
        </table:table-row>
        <table:table-row table:style-name="ro1">
          <table:table-cell office:value-type="string" calcext:value-type="string">
            <text:p>www.actu-ma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-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8]&amp;&quot;.&quot;&amp;[.E528]&amp;&quot;.&quot;&amp;[.F528]" office:value-type="string" office:string-value="www.actu-mag.fr" calcext:value-type="string">
            <text:p>www.actu-mag.fr</text:p>
          </table:table-cell>
        </table:table-row>
        <table:table-row table:style-name="ro1">
          <table:table-cell office:value-type="string" calcext:value-type="string">
            <text:p>www.admagaz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dmagaz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29]&amp;&quot;.&quot;&amp;[.E529]&amp;&quot;.&quot;&amp;[.F529]" office:value-type="string" office:string-value="www.admagazine.fr" calcext:value-type="string">
            <text:p>www.admagazine.fr</text:p>
          </table:table-cell>
        </table:table-row>
        <table:table-row table:style-name="ro1">
          <table:table-cell office:value-type="string" calcext:value-type="string">
            <text:p>www.affich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fich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0]&amp;&quot;.&quot;&amp;[.E530]&amp;&quot;.&quot;&amp;[.F530]" office:value-type="string" office:string-value="www.affiches.fr" calcext:value-type="string">
            <text:p>www.affiches.fr</text:p>
          </table:table-cell>
        </table:table-row>
        <table:table-row table:style-name="ro1">
          <table:table-cell office:value-type="string" calcext:value-type="string">
            <text:p>www.africaintellige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caintellige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1]&amp;&quot;.&quot;&amp;[.E531]&amp;&quot;.&quot;&amp;[.F531]" office:value-type="string" office:string-value="www.africaintelligence.fr" calcext:value-type="string">
            <text:p>www.africaintelligence.fr</text:p>
          </table:table-cell>
        </table:table-row>
        <table:table-row table:style-name="ro1">
          <table:table-cell office:value-type="string" calcext:value-type="string">
            <text:p>www.afriquenlig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quenlig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2]&amp;&quot;.&quot;&amp;[.E532]&amp;&quot;.&quot;&amp;[.F532]" office:value-type="string" office:string-value="www.afriquenligne.fr" calcext:value-type="string">
            <text:p>www.afriquenligne.fr</text:p>
          </table:table-cell>
        </table:table-row>
        <table:table-row table:style-name="ro1">
          <table:table-cell office:value-type="string" calcext:value-type="string">
            <text:p>www.agef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ef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3]&amp;&quot;.&quot;&amp;[.E533]&amp;&quot;.&quot;&amp;[.F533]" office:value-type="string" office:string-value="www.agefi.fr" calcext:value-type="string">
            <text:p>www.agefi.fr</text:p>
          </table:table-cell>
        </table:table-row>
        <table:table-row table:style-name="ro1">
          <table:table-cell office:value-type="string" calcext:value-type="string">
            <text:p>www.agoravox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oravox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4]&amp;&quot;.&quot;&amp;[.E534]&amp;&quot;.&quot;&amp;[.F534]" office:value-type="string" office:string-value="www.agoravox.fr" calcext:value-type="string">
            <text:p>www.agoravox.fr</text:p>
          </table:table-cell>
        </table:table-row>
        <table:table-row table:style-name="ro1">
          <table:table-cell office:value-type="string" calcext:value-type="string">
            <text:p>www.agriculture-environnement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riculture-environneme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5]&amp;&quot;.&quot;&amp;[.E535]&amp;&quot;.&quot;&amp;[.F535]" office:value-type="string" office:string-value="www.agriculture-environnement.fr" calcext:value-type="string">
            <text:p>www.agriculture-environnement.fr</text:p>
          </table:table-cell>
        </table:table-row>
        <table:table-row table:style-name="ro1">
          <table:table-cell office:value-type="string" calcext:value-type="string">
            <text:p>www.air-journ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ir-journ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6]&amp;&quot;.&quot;&amp;[.E536]&amp;&quot;.&quot;&amp;[.F536]" office:value-type="string" office:string-value="www.air-journal.fr" calcext:value-type="string">
            <text:p>www.air-journal.fr</text:p>
          </table:table-cell>
        </table:table-row>
        <table:table-row table:style-name="ro1">
          <table:table-cell office:value-type="string" calcext:value-type="string">
            <text:p>www.aisnenouve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isnenouv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7]&amp;&quot;.&quot;&amp;[.E537]&amp;&quot;.&quot;&amp;[.F537]" office:value-type="string" office:string-value="www.aisnenouvelle.fr" calcext:value-type="string">
            <text:p>www.aisnenouvelle.fr</text:p>
          </table:table-cell>
        </table:table-row>
        <table:table-row table:style-name="ro1">
          <table:table-cell office:value-type="string" calcext:value-type="string">
            <text:p>www.allierpoprock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lierpoprock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8]&amp;&quot;.&quot;&amp;[.E538]&amp;&quot;.&quot;&amp;[.F538]" office:value-type="string" office:string-value="www.allierpoprock.fr" calcext:value-type="string">
            <text:p>www.allierpoprock.fr</text:p>
          </table:table-cell>
        </table:table-row>
        <table:table-row table:style-name="ro1">
          <table:table-cell office:value-type="string" calcext:value-type="string">
            <text:p>www.alloc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loc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39]&amp;&quot;.&quot;&amp;[.E539]&amp;&quot;.&quot;&amp;[.F539]" office:value-type="string" office:string-value="www.allocine.fr" calcext:value-type="string">
            <text:p>www.allocine.fr</text:p>
          </table:table-cell>
        </table:table-row>
        <table:table-row table:style-name="ro1">
          <table:table-cell office:value-type="string" calcext:value-type="string">
            <text:p>www.alouet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ouet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0]&amp;&quot;.&quot;&amp;[.E540]&amp;&quot;.&quot;&amp;[.F540]" office:value-type="string" office:string-value="www.alouette.fr" calcext:value-type="string">
            <text:p>www.alouette.fr</text:p>
          </table:table-cell>
        </table:table-row>
        <table:table-row table:style-name="ro1">
          <table:table-cell office:value-type="string" calcext:value-type="string">
            <text:p>www.alternatives-economiqu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ternatives-economiqu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1]&amp;&quot;.&quot;&amp;[.E541]&amp;&quot;.&quot;&amp;[.F541]" office:value-type="string" office:string-value="www.alternatives-economiques.fr" calcext:value-type="string">
            <text:p>www.alternatives-economiques.fr</text:p>
          </table:table-cell>
        </table:table-row>
        <table:table-row table:style-name="ro1">
          <table:table-cell office:value-type="string" calcext:value-type="string">
            <text:p>www.amnesty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2]&amp;&quot;.&quot;&amp;[.E542]&amp;&quot;.&quot;&amp;[.F542]" office:value-type="string" office:string-value="www.amnesty.fr" calcext:value-type="string">
            <text:p>www.amnesty.fr</text:p>
          </table:table-cell>
        </table:table-row>
        <table:table-row table:style-name="ro1">
          <table:table-cell office:value-type="string" calcext:value-type="string">
            <text:p>www.arab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ab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3]&amp;&quot;.&quot;&amp;[.E543]&amp;&quot;.&quot;&amp;[.F543]" office:value-type="string" office:string-value="www.arabnews.fr" calcext:value-type="string">
            <text:p>www.arabnews.fr</text:p>
          </table:table-cell>
        </table:table-row>
        <table:table-row table:style-name="ro1">
          <table:table-cell office:value-type="string" calcext:value-type="string">
            <text:p>www.arles-info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les-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4]&amp;&quot;.&quot;&amp;[.E544]&amp;&quot;.&quot;&amp;[.F544]" office:value-type="string" office:string-value="www.arles-info.fr" calcext:value-type="string">
            <text:p>www.arles-info.fr</text:p>
          </table:table-cell>
        </table:table-row>
        <table:table-row table:style-name="ro1">
          <table:table-cell office:value-type="string" calcext:value-type="string">
            <text:p>www.artsixmic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tsixmi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5]&amp;&quot;.&quot;&amp;[.E545]&amp;&quot;.&quot;&amp;[.F545]" office:value-type="string" office:string-value="www.artsixmic.fr" calcext:value-type="string">
            <text:p>www.artsixmic.fr</text:p>
          </table:table-cell>
        </table:table-row>
        <table:table-row table:style-name="ro1">
          <table:table-cell office:value-type="string" calcext:value-type="string">
            <text:p>www.atlantic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tlantic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6]&amp;&quot;.&quot;&amp;[.E546]&amp;&quot;.&quot;&amp;[.F546]" office:value-type="string" office:string-value="www.atlantico.fr" calcext:value-type="string">
            <text:p>www.atlantico.fr</text:p>
          </table:table-cell>
        </table:table-row>
        <table:table-row table:style-name="ro1">
          <table:table-cell office:value-type="string" calcext:value-type="string">
            <text:p>bordeaux.aujourdhu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ujourdhu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7]&amp;&quot;.&quot;&amp;[.E547]&amp;&quot;.&quot;&amp;[.F547]" office:value-type="string" office:string-value="bordeaux.aujourdhui.fr" calcext:value-type="string">
            <text:p>bordeaux.aujourdhui.fr</text:p>
          </table:table-cell>
        </table:table-row>
        <table:table-row table:style-name="ro1">
          <table:table-cell office:value-type="string" calcext:value-type="string">
            <text:p>etudiant.aujourdhu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tudiant</text:p>
          </table:table-cell>
          <table:table-cell office:value-type="string" calcext:value-type="string">
            <text:p>aujourdhu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8]&amp;&quot;.&quot;&amp;[.E548]&amp;&quot;.&quot;&amp;[.F548]" office:value-type="string" office:string-value="etudiant.aujourdhui.fr" calcext:value-type="string">
            <text:p>etudiant.aujourdhui.fr</text:p>
          </table:table-cell>
        </table:table-row>
        <table:table-row table:style-name="ro1">
          <table:table-cell office:value-type="string" calcext:value-type="string">
            <text:p>www.aunistv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nistv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49]&amp;&quot;.&quot;&amp;[.E549]&amp;&quot;.&quot;&amp;[.F549]" office:value-type="string" office:string-value="www.aunistv.fr" calcext:value-type="string">
            <text:p>www.aunistv.fr</text:p>
          </table:table-cell>
        </table:table-row>
        <table:table-row table:style-name="ro1">
          <table:table-cell office:value-type="string" calcext:value-type="string">
            <text:p>www.autohebd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hebd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0]&amp;&quot;.&quot;&amp;[.E550]&amp;&quot;.&quot;&amp;[.F550]" office:value-type="string" office:string-value="www.autohebdo.fr" calcext:value-type="string">
            <text:p>www.autohebdo.fr</text:p>
          </table:table-cell>
        </table:table-row>
        <table:table-row table:style-name="ro1">
          <table:table-cell office:value-type="string" calcext:value-type="string">
            <text:p>www.auto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uto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1]&amp;&quot;.&quot;&amp;[.E551]&amp;&quot;.&quot;&amp;[.F551]" office:value-type="string" office:string-value="www.autonews.fr" calcext:value-type="string">
            <text:p>www.autonews.fr</text:p>
          </table:table-cell>
        </table:table-row>
        <table:table-row table:style-name="ro1">
          <table:table-cell office:value-type="string" calcext:value-type="string">
            <text:p>www.badz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adz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2]&amp;&quot;.&quot;&amp;[.E552]&amp;&quot;.&quot;&amp;[.F552]" office:value-type="string" office:string-value="www.badzine.fr" calcext:value-type="string">
            <text:p>www.badzine.fr</text:p>
          </table:table-cell>
        </table:table-row>
        <table:table-row table:style-name="ro1">
          <table:table-cell office:value-type="string" calcext:value-type="string">
            <text:p>www.betanew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eta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3]&amp;&quot;.&quot;&amp;[.E553]&amp;&quot;.&quot;&amp;[.F553]" office:value-type="string" office:string-value="www.betanews.fr" calcext:value-type="string">
            <text:p>www.betanews.fr</text:p>
          </table:table-cell>
        </table:table-row>
        <table:table-row table:style-name="ro1">
          <table:table-cell office:value-type="string" calcext:value-type="string">
            <text:p>www.blelorra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lelorra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4]&amp;&quot;.&quot;&amp;[.E554]&amp;&quot;.&quot;&amp;[.F554]" office:value-type="string" office:string-value="www.blelorraine.fr" calcext:value-type="string">
            <text:p>www.blelorraine.fr</text:p>
          </table:table-cell>
        </table:table-row>
        <table:table-row table:style-name="ro1">
          <table:table-cell office:value-type="string" calcext:value-type="string">
            <text:p>www.boursedirec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oursedirec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5]&amp;&quot;.&quot;&amp;[.E555]&amp;&quot;.&quot;&amp;[.F555]" office:value-type="string" office:string-value="www.boursedirect.fr" calcext:value-type="string">
            <text:p>www.boursedirect.fr</text:p>
          </table:table-cell>
        </table:table-row>
        <table:table-row table:style-name="ro1">
          <table:table-cell office:value-type="string" calcext:value-type="string">
            <text:p>www.breageek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reageek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6]&amp;&quot;.&quot;&amp;[.E556]&amp;&quot;.&quot;&amp;[.F556]" office:value-type="string" office:string-value="www.breageeknews.fr" calcext:value-type="string">
            <text:p>www.breageeknews.fr</text:p>
          </table:table-cell>
        </table:table-row>
        <table:table-row table:style-name="ro1">
          <table:table-cell office:value-type="string" calcext:value-type="string">
            <text:p>www.businessinsid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usinessinside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7]&amp;&quot;.&quot;&amp;[.E557]&amp;&quot;.&quot;&amp;[.F557]" office:value-type="string" office:string-value="www.businessinsider.fr" calcext:value-type="string">
            <text:p>www.businessinsider.fr</text:p>
          </table:table-cell>
        </table:table-row>
        <table:table-row table:style-name="ro1">
          <table:table-cell office:value-type="string" calcext:value-type="string">
            <text:p>www.butfootballclub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utfootballclub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8]&amp;&quot;.&quot;&amp;[.E558]&amp;&quot;.&quot;&amp;[.F558]" office:value-type="string" office:string-value="www.butfootballclub.fr" calcext:value-type="string">
            <text:p>www.butfootballclub.fr</text:p>
          </table:table-cell>
        </table:table-row>
        <table:table-row table:style-name="ro1">
          <table:table-cell office:value-type="string" calcext:value-type="string">
            <text:p>www.canalfm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nalfm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59]&amp;&quot;.&quot;&amp;[.E559]&amp;&quot;.&quot;&amp;[.F559]" office:value-type="string" office:string-value="www.canalfm.fr" calcext:value-type="string">
            <text:p>www.canalfm.fr</text:p>
          </table:table-cell>
        </table:table-row>
        <table:table-row table:style-name="ro1">
          <table:table-cell office:value-type="string" calcext:value-type="string">
            <text:p>www.capit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0]&amp;&quot;.&quot;&amp;[.E560]&amp;&quot;.&quot;&amp;[.F560]" office:value-type="string" office:string-value="www.capital.fr" calcext:value-type="string">
            <text:p>www.capital.fr</text:p>
          </table:table-cell>
        </table:table-row>
        <table:table-row table:style-name="ro1">
          <table:table-cell office:value-type="string" calcext:value-type="string">
            <text:p>www.caus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us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1]&amp;&quot;.&quot;&amp;[.E561]&amp;&quot;.&quot;&amp;[.F561]" office:value-type="string" office:string-value="www.causeur.fr" calcext:value-type="string">
            <text:p>www.causeur.fr</text:p>
          </table:table-cell>
        </table:table-row>
        <table:table-row table:style-name="ro1">
          <table:table-cell office:value-type="string" calcext:value-type="string">
            <text:p>www.cb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b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2]&amp;&quot;.&quot;&amp;[.E562]&amp;&quot;.&quot;&amp;[.F562]" office:value-type="string" office:string-value="www.cbnews.fr" calcext:value-type="string">
            <text:p>www.cbnews.fr</text:p>
          </table:table-cell>
        </table:table-row>
        <table:table-row table:style-name="ro1">
          <table:table-cell office:value-type="string" calcext:value-type="string">
            <text:p>www.centpourcent-vosg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entpourcent-vosg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3]&amp;&quot;.&quot;&amp;[.E563]&amp;&quot;.&quot;&amp;[.F563]" office:value-type="string" office:string-value="www.centpourcent-vosges.fr" calcext:value-type="string">
            <text:p>www.centpourcent-vosges.fr</text:p>
          </table:table-cell>
        </table:table-row>
        <table:table-row table:style-name="ro1">
          <table:table-cell office:value-type="string" calcext:value-type="string">
            <text:p>www.centre-press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entre-press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4]&amp;&quot;.&quot;&amp;[.E564]&amp;&quot;.&quot;&amp;[.F564]" office:value-type="string" office:string-value="www.centre-presse.fr" calcext:value-type="string">
            <text:p>www.centre-presse.fr</text:p>
          </table:table-cell>
        </table:table-row>
        <table:table-row table:style-name="ro1">
          <table:table-cell office:value-type="string" calcext:value-type="string">
            <text:p>www.centrepresseaveyr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entrepresseaveyr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5]&amp;&quot;.&quot;&amp;[.E565]&amp;&quot;.&quot;&amp;[.F565]" office:value-type="string" office:string-value="www.centrepresseaveyron.fr" calcext:value-type="string">
            <text:p>www.centrepresseaveyron.fr</text:p>
          </table:table-cell>
        </table:table-row>
        <table:table-row table:style-name="ro1">
          <table:table-cell office:value-type="string" calcext:value-type="string">
            <text:p>www.challeng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6]&amp;&quot;.&quot;&amp;[.E566]&amp;&quot;.&quot;&amp;[.F566]" office:value-type="string" office:string-value="www.challenges.fr" calcext:value-type="string">
            <text:p>www.challenges.fr</text:p>
          </table:table-cell>
        </table:table-row>
        <table:table-row table:style-name="ro1">
          <table:table-cell office:value-type="string" calcext:value-type="string">
            <text:p>www.chambery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amber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7]&amp;&quot;.&quot;&amp;[.E567]&amp;&quot;.&quot;&amp;[.F567]" office:value-type="string" office:string-value="www.chambery.fr" calcext:value-type="string">
            <text:p>www.chambery.fr</text:p>
          </table:table-cell>
        </table:table-row>
        <table:table-row table:style-name="ro1">
          <table:table-cell office:value-type="string" calcext:value-type="string">
            <text:p>www.charentelib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arentelib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8]&amp;&quot;.&quot;&amp;[.E568]&amp;&quot;.&quot;&amp;[.F568]" office:value-type="string" office:string-value="www.charentelibre.fr" calcext:value-type="string">
            <text:p>www.charentelibre.fr</text:p>
          </table:table-cell>
        </table:table-row>
        <table:table-row table:style-name="ro1">
          <table:table-cell office:value-type="string" calcext:value-type="string">
            <text:p>www.closerma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loser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69]&amp;&quot;.&quot;&amp;[.E569]&amp;&quot;.&quot;&amp;[.F569]" office:value-type="string" office:string-value="www.closermag.fr" calcext:value-type="string">
            <text:p>www.closermag.fr</text:p>
          </table:table-cell>
        </table:table-row>
        <table:table-row table:style-name="ro1">
          <table:table-cell office:value-type="string" calcext:value-type="string">
            <text:p>www.c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0]&amp;&quot;.&quot;&amp;[.E570]&amp;&quot;.&quot;&amp;[.F570]" office:value-type="string" office:string-value="www.cnews.fr" calcext:value-type="string">
            <text:p>www.cnews.fr</text:p>
          </table:table-cell>
        </table:table-row>
        <table:table-row table:style-name="ro1">
          <table:table-cell office:value-type="string" calcext:value-type="string">
            <text:p>www.corentin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rentin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1]&amp;&quot;.&quot;&amp;[.E571]&amp;&quot;.&quot;&amp;[.F571]" office:value-type="string" office:string-value="www.corentino.fr" calcext:value-type="string">
            <text:p>www.corentino.fr</text:p>
          </table:table-cell>
        </table:table-row>
        <table:table-row table:style-name="ro1">
          <table:table-cell office:value-type="string" calcext:value-type="string">
            <text:p>www.cosmopolita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2]&amp;&quot;.&quot;&amp;[.E572]&amp;&quot;.&quot;&amp;[.F572]" office:value-type="string" office:string-value="www.cosmopolitan.fr" calcext:value-type="string">
            <text:p>www.cosmopolitan.fr</text:p>
          </table:table-cell>
        </table:table-row>
        <table:table-row table:style-name="ro1">
          <table:table-cell office:value-type="string" calcext:value-type="string">
            <text:p>www.coulisses-tv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ulisses-tv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3]&amp;&quot;.&quot;&amp;[.E573]&amp;&quot;.&quot;&amp;[.F573]" office:value-type="string" office:string-value="www.coulisses-tv.fr" calcext:value-type="string">
            <text:p>www.coulisses-tv.fr</text:p>
          </table:table-cell>
        </table:table-row>
        <table:table-row table:style-name="ro1">
          <table:table-cell office:value-type="string" calcext:value-type="string">
            <text:p>premium.courrier-picar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ourrier-picar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4]&amp;&quot;.&quot;&amp;[.E574]&amp;&quot;.&quot;&amp;[.F574]" office:value-type="string" office:string-value="premium.courrier-picard.fr" calcext:value-type="string">
            <text:p>premium.courrier-picard.fr</text:p>
          </table:table-cell>
        </table:table-row>
        <table:table-row table:style-name="ro1">
          <table:table-cell office:value-type="string" calcext:value-type="string">
            <text:p>www.courrier-picar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urrier-picar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5]&amp;&quot;.&quot;&amp;[.E575]&amp;&quot;.&quot;&amp;[.F575]" office:value-type="string" office:string-value="www.courrier-picard.fr" calcext:value-type="string">
            <text:p>www.courrier-picard.fr</text:p>
          </table:table-cell>
        </table:table-row>
        <table:table-row table:style-name="ro1">
          <table:table-cell office:value-type="string" calcext:value-type="string">
            <text:p>www.culture-comm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ulture-comm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6]&amp;&quot;.&quot;&amp;[.E576]&amp;&quot;.&quot;&amp;[.F576]" office:value-type="string" office:string-value="www.culture-commune.fr" calcext:value-type="string">
            <text:p>www.culture-commune.fr</text:p>
          </table:table-cell>
        </table:table-row>
        <table:table-row table:style-name="ro1">
          <table:table-cell office:value-type="string" calcext:value-type="string">
            <text:p>www.demotivat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emotivat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7]&amp;&quot;.&quot;&amp;[.E577]&amp;&quot;.&quot;&amp;[.F577]" office:value-type="string" office:string-value="www.demotivateur.fr" calcext:value-type="string">
            <text:p>www.demotivateur.fr</text:p>
          </table:table-cell>
        </table:table-row>
        <table:table-row table:style-name="ro1">
          <table:table-cell office:value-type="string" calcext:value-type="string">
            <text:p>www.departement06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epartement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8]&amp;&quot;.&quot;&amp;[.E578]&amp;&quot;.&quot;&amp;[.F578]" office:value-type="string" office:string-value="www.departement06.fr" calcext:value-type="string">
            <text:p>www.departement06.fr</text:p>
          </table:table-cell>
        </table:table-row>
        <table:table-row table:style-name="ro1">
          <table:table-cell office:value-type="string" calcext:value-type="string">
            <text:p>www.deux-sevre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eux-sevr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79]&amp;&quot;.&quot;&amp;[.E579]&amp;&quot;.&quot;&amp;[.F579]" office:value-type="string" office:string-value="www.deux-sevres.fr" calcext:value-type="string">
            <text:p>www.deux-sevres.fr</text:p>
          </table:table-cell>
        </table:table-row>
        <table:table-row table:style-name="ro1">
          <table:table-cell office:value-type="string" calcext:value-type="string">
            <text:p>www.dn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0]&amp;&quot;.&quot;&amp;[.E580]&amp;&quot;.&quot;&amp;[.F580]" office:value-type="string" office:string-value="www.dna.fr" calcext:value-type="string">
            <text:p>www.dna.fr</text:p>
          </table:table-cell>
        </table:table-row>
        <table:table-row table:style-name="ro1">
          <table:table-cell office:value-type="string" calcext:value-type="string">
            <text:p>www.e-trib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-trib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1]&amp;&quot;.&quot;&amp;[.E581]&amp;&quot;.&quot;&amp;[.F581]" office:value-type="string" office:string-value="www.e-tribune.fr" calcext:value-type="string">
            <text:p>www.e-tribune.fr</text:p>
          </table:table-cell>
        </table:table-row>
        <table:table-row table:style-name="ro1">
          <table:table-cell office:value-type="string" calcext:value-type="string">
            <text:p>www.economiemat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conomiemat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2]&amp;&quot;.&quot;&amp;[.E582]&amp;&quot;.&quot;&amp;[.F582]" office:value-type="string" office:string-value="www.economiematin.fr" calcext:value-type="string">
            <text:p>www.economiematin.fr</text:p>
          </table:table-cell>
        </table:table-row>
        <table:table-row table:style-name="ro1">
          <table:table-cell office:value-type="string" calcext:value-type="string">
            <text:p>eduscol.educatio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usc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3]&amp;&quot;.&quot;&amp;[.E583]&amp;&quot;.&quot;&amp;[.F583]" office:value-type="string" office:string-value="eduscol.education.fr" calcext:value-type="string">
            <text:p>eduscol.education.fr</text:p>
          </table:table-cell>
        </table:table-row>
        <table:table-row table:style-name="ro1">
          <table:table-cell office:value-type="string" calcext:value-type="string">
            <text:p>amp.e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4]&amp;&quot;.&quot;&amp;[.E584]&amp;&quot;.&quot;&amp;[.F584]" office:value-type="string" office:string-value="amp.elle.fr" calcext:value-type="string">
            <text:p>amp.elle.fr</text:p>
          </table:table-cell>
        </table:table-row>
        <table:table-row table:style-name="ro1">
          <table:table-cell office:value-type="string" calcext:value-type="string">
            <text:p>www.e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5]&amp;&quot;.&quot;&amp;[.E585]&amp;&quot;.&quot;&amp;[.F585]" office:value-type="string" office:string-value="www.elle.fr" calcext:value-type="string">
            <text:p>www.elle.fr</text:p>
          </table:table-cell>
        </table:table-row>
        <table:table-row table:style-name="ro1">
          <table:table-cell office:value-type="string" calcext:value-type="string">
            <text:p>www.elyse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6]&amp;&quot;.&quot;&amp;[.E586]&amp;&quot;.&quot;&amp;[.F586]" office:value-type="string" office:string-value="www.elysee.fr" calcext:value-type="string">
            <text:p>www.elysee.fr</text:p>
          </table:table-cell>
        </table:table-row>
        <table:table-row table:style-name="ro1">
          <table:table-cell office:value-type="string" calcext:value-type="string">
            <text:p>www.enlargeyourpar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nlargeyour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7]&amp;&quot;.&quot;&amp;[.E587]&amp;&quot;.&quot;&amp;[.F587]" office:value-type="string" office:string-value="www.enlargeyourparis.fr" calcext:value-type="string">
            <text:p>www.enlargeyourparis.fr</text:p>
          </table:table-cell>
        </table:table-row>
        <table:table-row table:style-name="ro1">
          <table:table-cell office:value-type="string" calcext:value-type="string">
            <text:p>www.entreprend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8]&amp;&quot;.&quot;&amp;[.E588]&amp;&quot;.&quot;&amp;[.F588]" office:value-type="string" office:string-value="www.entreprendre.fr" calcext:value-type="string">
            <text:p>www.entreprendre.fr</text:p>
          </table:table-cell>
        </table:table-row>
        <table:table-row table:style-name="ro1">
          <table:table-cell office:value-type="string" calcext:value-type="string">
            <text:p>www.equinoxmagaz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quinoxmagaz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89]&amp;&quot;.&quot;&amp;[.E589]&amp;&quot;.&quot;&amp;[.F589]" office:value-type="string" office:string-value="www.equinoxmagazine.fr" calcext:value-type="string">
            <text:p>www.equinoxmagazine.fr</text:p>
          </table:table-cell>
        </table:table-row>
        <table:table-row table:style-name="ro1">
          <table:table-cell office:value-type="string" calcext:value-type="string">
            <text:p>www.estrepublic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strepublic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0]&amp;&quot;.&quot;&amp;[.E590]&amp;&quot;.&quot;&amp;[.F590]" office:value-type="string" office:string-value="www.estrepublicain.fr" calcext:value-type="string">
            <text:p>www.estrepublicain.fr</text:p>
          </table:table-cell>
        </table:table-row>
        <table:table-row table:style-name="ro1">
          <table:table-cell office:value-type="string" calcext:value-type="string">
            <text:p>www.euractiv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uractiv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1]&amp;&quot;.&quot;&amp;[.E591]&amp;&quot;.&quot;&amp;[.F591]" office:value-type="string" office:string-value="www.euractiv.fr" calcext:value-type="string">
            <text:p>www.euractiv.fr</text:p>
          </table:table-cell>
        </table:table-row>
        <table:table-row table:style-name="ro1">
          <table:table-cell office:value-type="string" calcext:value-type="string">
            <text:p>www.eurelie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ureli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2]&amp;&quot;.&quot;&amp;[.E592]&amp;&quot;.&quot;&amp;[.F592]" office:value-type="string" office:string-value="www.eurelien.fr" calcext:value-type="string">
            <text:p>www.eurelien.fr</text:p>
          </table:table-cell>
        </table:table-row>
        <table:table-row table:style-name="ro1">
          <table:table-cell office:value-type="string" calcext:value-type="string">
            <text:p>www.europe1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urope1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3]&amp;&quot;.&quot;&amp;[.E593]&amp;&quot;.&quot;&amp;[.F593]" office:value-type="string" office:string-value="www.europe1.fr" calcext:value-type="string">
            <text:p>www.europe1.fr</text:p>
          </table:table-cell>
        </table:table-row>
        <table:table-row table:style-name="ro1">
          <table:table-cell office:value-type="string" calcext:value-type="string">
            <text:p>www.eurospor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urospor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4]&amp;&quot;.&quot;&amp;[.E594]&amp;&quot;.&quot;&amp;[.F594]" office:value-type="string" office:string-value="www.eurosport.fr" calcext:value-type="string">
            <text:p>www.eurosport.fr</text:p>
          </table:table-cell>
        </table:table-row>
        <table:table-row table:style-name="ro1">
          <table:table-cell office:value-type="string" calcext:value-type="string">
            <text:p>www.expressions-venissieux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xpressions-venissieux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5]&amp;&quot;.&quot;&amp;[.E595]&amp;&quot;.&quot;&amp;[.F595]" office:value-type="string" office:string-value="www.expressions-venissieux.fr" calcext:value-type="string">
            <text:p>www.expressions-venissieux.fr</text:p>
          </table:table-cell>
        </table:table-row>
        <table:table-row table:style-name="ro1">
          <table:table-cell office:value-type="string" calcext:value-type="string">
            <text:p>www.famillechretien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amillechretien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6]&amp;&quot;.&quot;&amp;[.E596]&amp;&quot;.&quot;&amp;[.F596]" office:value-type="string" office:string-value="www.famillechretienne.fr" calcext:value-type="string">
            <text:p>www.famillechretienne.fr</text:p>
          </table:table-cell>
        </table:table-row>
        <table:table-row table:style-name="ro1">
          <table:table-cell office:value-type="string" calcext:value-type="string">
            <text:p>www.femin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emin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7]&amp;&quot;.&quot;&amp;[.E597]&amp;&quot;.&quot;&amp;[.F597]" office:value-type="string" office:string-value="www.femina.fr" calcext:value-type="string">
            <text:p>www.femina.fr</text:p>
          </table:table-cell>
        </table:table-row>
        <table:table-row table:style-name="ro1">
          <table:table-cell office:value-type="string" calcext:value-type="string">
            <text:p>www.femmeactuell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emmeactu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8]&amp;&quot;.&quot;&amp;[.E598]&amp;&quot;.&quot;&amp;[.F598]" office:value-type="string" office:string-value="www.femmeactuelle.fr" calcext:value-type="string">
            <text:p>www.femmeactuelle.fr</text:p>
          </table:table-cell>
        </table:table-row>
        <table:table-row table:style-name="ro1">
          <table:table-cell office:value-type="string" calcext:value-type="string">
            <text:p>www.fff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599]&amp;&quot;.&quot;&amp;[.E599]&amp;&quot;.&quot;&amp;[.F599]" office:value-type="string" office:string-value="www.fff.fr" calcext:value-type="string">
            <text:p>www.fff.fr</text:p>
          </table:table-cell>
        </table:table-row>
        <table:table-row table:style-name="ro1">
          <table:table-cell office:value-type="string" calcext:value-type="string">
            <text:p>www.ffr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0]&amp;&quot;.&quot;&amp;[.E600]&amp;&quot;.&quot;&amp;[.F600]" office:value-type="string" office:string-value="www.ffr.fr" calcext:value-type="string">
            <text:p>www.ffr.fr</text:p>
          </table:table-cell>
        </table:table-row>
        <table:table-row table:style-name="ro1">
          <table:table-cell office:value-type="string" calcext:value-type="string">
            <text:p>www.finister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iniste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1]&amp;&quot;.&quot;&amp;[.E601]&amp;&quot;.&quot;&amp;[.F601]" office:value-type="string" office:string-value="www.finistere.fr" calcext:value-type="string">
            <text:p>www.finistere.fr</text:p>
          </table:table-cell>
        </table:table-row>
        <table:table-row table:style-name="ro1">
          <table:table-cell office:value-type="string" calcext:value-type="string">
            <text:p>www.fip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2]&amp;&quot;.&quot;&amp;[.E602]&amp;&quot;.&quot;&amp;[.F602]" office:value-type="string" office:string-value="www.fip.fr" calcext:value-type="string">
            <text:p>www.fip.fr</text:p>
          </table:table-cell>
        </table:table-row>
        <table:table-row table:style-name="ro1">
          <table:table-cell office:value-type="string" calcext:value-type="string">
            <text:p>www.foot-sur7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ot-sur7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3]&amp;&quot;.&quot;&amp;[.E603]&amp;&quot;.&quot;&amp;[.F603]" office:value-type="string" office:string-value="www.foot-sur7.fr" calcext:value-type="string">
            <text:p>www.foot-sur7.fr</text:p>
          </table:table-cell>
        </table:table-row>
        <table:table-row table:style-name="ro1">
          <table:table-cell office:value-type="string" calcext:value-type="string">
            <text:p>www.footamat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otamat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4]&amp;&quot;.&quot;&amp;[.E604]&amp;&quot;.&quot;&amp;[.F604]" office:value-type="string" office:string-value="www.footamateur.fr" calcext:value-type="string">
            <text:p>www.footamateur.fr</text:p>
          </table:table-cell>
        </table:table-row>
        <table:table-row table:style-name="ro1">
          <table:table-cell office:value-type="string" calcext:value-type="string">
            <text:p>www.footballclubdemarsei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otballclubdemarsei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5]&amp;&quot;.&quot;&amp;[.E605]&amp;&quot;.&quot;&amp;[.F605]" office:value-type="string" office:string-value="www.footballclubdemarseille.fr" calcext:value-type="string">
            <text:p>www.footballclubdemarseille.fr</text:p>
          </table:table-cell>
        </table:table-row>
        <table:table-row table:style-name="ro1">
          <table:table-cell office:value-type="string" calcext:value-type="string">
            <text:p>www.forb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6]&amp;&quot;.&quot;&amp;[.E606]&amp;&quot;.&quot;&amp;[.F606]" office:value-type="string" office:string-value="www.forbes.fr" calcext:value-type="string">
            <text:p>www.forbes.fr</text:p>
          </table:table-cell>
        </table:table-row>
        <table:table-row table:style-name="ro1">
          <table:table-cell office:value-type="string" calcext:value-type="string">
            <text:p>www.francaisaletrang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aisaletrange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7]&amp;&quot;.&quot;&amp;[.E607]&amp;&quot;.&quot;&amp;[.F607]" office:value-type="string" office:string-value="www.francaisaletranger.fr" calcext:value-type="string">
            <text:p>www.francaisaletranger.fr</text:p>
          </table:table-cell>
        </table:table-row>
        <table:table-row table:style-name="ro1">
          <table:table-cell office:value-type="string" calcext:value-type="string">
            <text:p>www.franceble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bleu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8]&amp;&quot;.&quot;&amp;[.E608]&amp;&quot;.&quot;&amp;[.F608]" office:value-type="string" office:string-value="www.francebleu.fr" calcext:value-type="string">
            <text:p>www.francebleu.fr</text:p>
          </table:table-cell>
        </table:table-row>
        <table:table-row table:style-name="ro1">
          <table:table-cell office:value-type="string" calcext:value-type="string">
            <text:p>www.francecultu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cultu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09]&amp;&quot;.&quot;&amp;[.E609]&amp;&quot;.&quot;&amp;[.F609]" office:value-type="string" office:string-value="www.franceculture.fr" calcext:value-type="string">
            <text:p>www.franceculture.fr</text:p>
          </table:table-cell>
        </table:table-row>
        <table:table-row table:style-name="ro1">
          <table:table-cell office:value-type="string" calcext:value-type="string">
            <text:p>www.francedimanch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dimanch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0]&amp;&quot;.&quot;&amp;[.E610]&amp;&quot;.&quot;&amp;[.F610]" office:value-type="string" office:string-value="www.francedimanche.fr" calcext:value-type="string">
            <text:p>www.francedimanche.fr</text:p>
          </table:table-cell>
        </table:table-row>
        <table:table-row table:style-name="ro1">
          <table:table-cell office:value-type="string" calcext:value-type="string">
            <text:p>www.franceguya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guya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1]&amp;&quot;.&quot;&amp;[.E611]&amp;&quot;.&quot;&amp;[.F611]" office:value-type="string" office:string-value="www.franceguyane.fr" calcext:value-type="string">
            <text:p>www.franceguyane.fr</text:p>
          </table:table-cell>
        </table:table-row>
        <table:table-row table:style-name="ro1">
          <table:table-cell office:value-type="string" calcext:value-type="string">
            <text:p>www.franceint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inte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2]&amp;&quot;.&quot;&amp;[.E612]&amp;&quot;.&quot;&amp;[.F612]" office:value-type="string" office:string-value="www.franceinter.fr" calcext:value-type="string">
            <text:p>www.franceinter.fr</text:p>
          </table:table-cell>
        </table:table-row>
        <table:table-row table:style-name="ro1">
          <table:table-cell office:value-type="string" calcext:value-type="string">
            <text:p>www.franceliv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liv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3]&amp;&quot;.&quot;&amp;[.E613]&amp;&quot;.&quot;&amp;[.F613]" office:value-type="string" office:string-value="www.francelive.fr" calcext:value-type="string">
            <text:p>www.francelive.fr</text:p>
          </table:table-cell>
        </table:table-row>
        <table:table-row table:style-name="ro1">
          <table:table-cell office:value-type="string" calcext:value-type="string">
            <text:p>www.francemus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mus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4]&amp;&quot;.&quot;&amp;[.E614]&amp;&quot;.&quot;&amp;[.F614]" office:value-type="string" office:string-value="www.francemusique.fr" calcext:value-type="string">
            <text:p>www.francemusique.fr</text:p>
          </table:table-cell>
        </table:table-row>
        <table:table-row table:style-name="ro1">
          <table:table-cell office:value-type="string" calcext:value-type="string">
            <text:p>france3-regions.francetvinf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ance3-regions</text:p>
          </table:table-cell>
          <table:table-cell office:value-type="string" calcext:value-type="string">
            <text:p>francetv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5]&amp;&quot;.&quot;&amp;[.E615]&amp;&quot;.&quot;&amp;[.F615]" office:value-type="string" office:string-value="france3-regions.francetvinfo.fr" calcext:value-type="string">
            <text:p>france3-regions.francetvinfo.fr</text:p>
          </table:table-cell>
        </table:table-row>
        <table:table-row table:style-name="ro1">
          <table:table-cell office:value-type="string" calcext:value-type="string">
            <text:p>la1ere.francetvinf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1ere</text:p>
          </table:table-cell>
          <table:table-cell office:value-type="string" calcext:value-type="string">
            <text:p>francetv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6]&amp;&quot;.&quot;&amp;[.E616]&amp;&quot;.&quot;&amp;[.F616]" office:value-type="string" office:string-value="la1ere.francetvinfo.fr" calcext:value-type="string">
            <text:p>la1ere.francetvinfo.fr</text:p>
          </table:table-cell>
        </table:table-row>
        <table:table-row table:style-name="ro1">
          <table:table-cell office:value-type="string" calcext:value-type="string">
            <text:p>www.francetvinf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tv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7]&amp;&quot;.&quot;&amp;[.E617]&amp;&quot;.&quot;&amp;[.F617]" office:value-type="string" office:string-value="www.francetvinfo.fr" calcext:value-type="string">
            <text:p>www.francetvinfo.fr</text:p>
          </table:table-cell>
        </table:table-row>
        <table:table-row table:style-name="ro1">
          <table:table-cell office:value-type="string" calcext:value-type="string">
            <text:p>www.frequence-su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equence-su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8]&amp;&quot;.&quot;&amp;[.E618]&amp;&quot;.&quot;&amp;[.F618]" office:value-type="string" office:string-value="www.frequence-sud.fr" calcext:value-type="string">
            <text:p>www.frequence-sud.fr</text:p>
          </table:table-cell>
        </table:table-row>
        <table:table-row table:style-name="ro1">
          <table:table-cell office:value-type="string" calcext:value-type="string">
            <text:p>www.gal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19]&amp;&quot;.&quot;&amp;[.E619]&amp;&quot;.&quot;&amp;[.F619]" office:value-type="string" office:string-value="www.gala.fr" calcext:value-type="string">
            <text:p>www.gala.fr</text:p>
          </table:table-cell>
        </table:table-row>
        <table:table-row table:style-name="ro1">
          <table:table-cell office:value-type="string" calcext:value-type="string">
            <text:p>www.ge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0]&amp;&quot;.&quot;&amp;[.E620]&amp;&quot;.&quot;&amp;[.F620]" office:value-type="string" office:string-value="www.geo.fr" calcext:value-type="string">
            <text:p>www.geo.fr</text:p>
          </table:table-cell>
        </table:table-row>
        <table:table-row table:style-name="ro1">
          <table:table-cell office:value-type="string" calcext:value-type="string">
            <text:p>www.globalsecuritymag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lobalsecurity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1]&amp;&quot;.&quot;&amp;[.E621]&amp;&quot;.&quot;&amp;[.F621]" office:value-type="string" office:string-value="www.globalsecuritymag.fr" calcext:value-type="string">
            <text:p>www.globalsecuritymag.fr</text:p>
          </table:table-cell>
        </table:table-row>
        <table:table-row table:style-name="ro1">
          <table:table-cell office:value-type="string" calcext:value-type="string">
            <text:p>agriculture.gouv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gouv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2]&amp;&quot;.&quot;&amp;[.E622]&amp;&quot;.&quot;&amp;[.F622]" office:value-type="string" office:string-value="agriculture.gouv.fr" calcext:value-type="string">
            <text:p>agriculture.gouv.fr</text:p>
          </table:table-cell>
        </table:table-row>
        <table:table-row table:style-name="ro1">
          <table:table-cell office:value-type="string" calcext:value-type="string">
            <text:p>www.gouvernement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3]&amp;&quot;.&quot;&amp;[.E623]&amp;&quot;.&quot;&amp;[.F623]" office:value-type="string" office:string-value="www.gouvernement.fr" calcext:value-type="string">
            <text:p>www.gouvernement.fr</text:p>
          </table:table-cell>
        </table:table-row>
        <table:table-row table:style-name="ro1">
          <table:table-cell office:value-type="string" calcext:value-type="string">
            <text:p>www.gqmagaz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qmagaz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4]&amp;&quot;.&quot;&amp;[.E624]&amp;&quot;.&quot;&amp;[.F624]" office:value-type="string" office:string-value="www.gqmagazine.fr" calcext:value-type="string">
            <text:p>www.gqmagazine.fr</text:p>
          </table:table-cell>
        </table:table-row>
        <table:table-row table:style-name="ro1">
          <table:table-cell office:value-type="string" calcext:value-type="string">
            <text:p>www.grandchambery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randchamber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5]&amp;&quot;.&quot;&amp;[.E625]&amp;&quot;.&quot;&amp;[.F625]" office:value-type="string" office:string-value="www.grandchambery.fr" calcext:value-type="string">
            <text:p>www.grandchambery.fr</text:p>
          </table:table-cell>
        </table:table-row>
        <table:table-row table:style-name="ro1">
          <table:table-cell office:value-type="string" calcext:value-type="string">
            <text:p>www.h2oradi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2oradi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6]&amp;&quot;.&quot;&amp;[.E626]&amp;&quot;.&quot;&amp;[.F626]" office:value-type="string" office:string-value="www.h2oradio.fr" calcext:value-type="string">
            <text:p>www.h2oradio.fr</text:p>
          </table:table-cell>
        </table:table-row>
        <table:table-row table:style-name="ro1">
          <table:table-cell office:value-type="string" calcext:value-type="string">
            <text:p>www.handirec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andirec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7]&amp;&quot;.&quot;&amp;[.E627]&amp;&quot;.&quot;&amp;[.F627]" office:value-type="string" office:string-value="www.handirect.fr" calcext:value-type="string">
            <text:p>www.handirect.fr</text:p>
          </table:table-cell>
        </table:table-row>
        <table:table-row table:style-name="ro1">
          <table:table-cell office:value-type="string" calcext:value-type="string">
            <text:p>www.hauts-de-sein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8]&amp;&quot;.&quot;&amp;[.E628]&amp;&quot;.&quot;&amp;[.F628]" office:value-type="string" office:string-value="www.hauts-de-seine.fr" calcext:value-type="string">
            <text:p>www.hauts-de-seine.fr</text:p>
          </table:table-cell>
        </table:table-row>
        <table:table-row table:style-name="ro1">
          <table:table-cell office:value-type="string" calcext:value-type="string">
            <text:p>www.hebdo-ardech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bdo-ardech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29]&amp;&quot;.&quot;&amp;[.E629]&amp;&quot;.&quot;&amp;[.F629]" office:value-type="string" office:string-value="www.hebdo-ardeche.fr" calcext:value-type="string">
            <text:p>www.hebdo-ardeche.fr</text:p>
          </table:table-cell>
        </table:table-row>
        <table:table-row table:style-name="ro1">
          <table:table-cell office:value-type="string" calcext:value-type="string">
            <text:p>www.herault-direc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rault-direc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0]&amp;&quot;.&quot;&amp;[.E630]&amp;&quot;.&quot;&amp;[.F630]" office:value-type="string" office:string-value="www.herault-direct.fr" calcext:value-type="string">
            <text:p>www.herault-direct.fr</text:p>
          </table:table-cell>
        </table:table-row>
        <table:table-row table:style-name="ro1">
          <table:table-cell office:value-type="string" calcext:value-type="string">
            <text:p>www.heurebleu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ureble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1]&amp;&quot;.&quot;&amp;[.E631]&amp;&quot;.&quot;&amp;[.F631]" office:value-type="string" office:string-value="www.heurebleue.fr" calcext:value-type="string">
            <text:p>www.heurebleue.fr</text:p>
          </table:table-cell>
        </table:table-row>
        <table:table-row table:style-name="ro1">
          <table:table-cell office:value-type="string" calcext:value-type="string">
            <text:p>www.histoire-pour-tou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istoire-pour-tou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2]&amp;&quot;.&quot;&amp;[.E632]&amp;&quot;.&quot;&amp;[.F632]" office:value-type="string" office:string-value="www.histoire-pour-tous.fr" calcext:value-type="string">
            <text:p>www.histoire-pour-tous.fr</text:p>
          </table:table-cell>
        </table:table-row>
        <table:table-row table:style-name="ro1">
          <table:table-cell office:value-type="string" calcext:value-type="string">
            <text:p>www.hommedumatch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ommedumatch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3]&amp;&quot;.&quot;&amp;[.E633]&amp;&quot;.&quot;&amp;[.F633]" office:value-type="string" office:string-value="www.hommedumatch.fr" calcext:value-type="string">
            <text:p>www.hommedumatch.fr</text:p>
          </table:table-cell>
        </table:table-row>
        <table:table-row table:style-name="ro1">
          <table:table-cell office:value-type="string" calcext:value-type="string">
            <text:p>www.horizonradi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orizonradi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4]&amp;&quot;.&quot;&amp;[.E634]&amp;&quot;.&quot;&amp;[.F634]" office:value-type="string" office:string-value="www.horizonradio.fr" calcext:value-type="string">
            <text:p>www.horizonradio.fr</text:p>
          </table:table-cell>
        </table:table-row>
        <table:table-row table:style-name="ro1">
          <table:table-cell office:value-type="string" calcext:value-type="string">
            <text:p>www.huffingtonpos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uffingtonpos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5]&amp;&quot;.&quot;&amp;[.E635]&amp;&quot;.&quot;&amp;[.F635]" office:value-type="string" office:string-value="www.huffingtonpost.fr" calcext:value-type="string">
            <text:p>www.huffingtonpost.fr</text:p>
          </table:table-cell>
        </table:table-row>
        <table:table-row table:style-name="ro1">
          <table:table-cell office:value-type="string" calcext:value-type="string">
            <text:p>www.humani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umani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6]&amp;&quot;.&quot;&amp;[.E636]&amp;&quot;.&quot;&amp;[.F636]" office:value-type="string" office:string-value="www.humanite.fr" calcext:value-type="string">
            <text:p>www.humanite.fr</text:p>
          </table:table-cell>
        </table:table-row>
        <table:table-row table:style-name="ro1">
          <table:table-cell office:value-type="string" calcext:value-type="string">
            <text:p>www.if-saint-etien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f-saint-etien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7]&amp;&quot;.&quot;&amp;[.E637]&amp;&quot;.&quot;&amp;[.F637]" office:value-type="string" office:string-value="www.if-saint-etienne.fr" calcext:value-type="string">
            <text:p>www.if-saint-etienne.fr</text:p>
          </table:table-cell>
        </table:table-row>
        <table:table-row table:style-name="ro1">
          <table:table-cell office:value-type="string" calcext:value-type="string">
            <text:p>www.iledefrance-mobilite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ledefrance-mobilit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8]&amp;&quot;.&quot;&amp;[.E638]&amp;&quot;.&quot;&amp;[.F638]" office:value-type="string" office:string-value="www.iledefrance-mobilites.fr" calcext:value-type="string">
            <text:p>www.iledefrance-mobilites.fr</text:p>
          </table:table-cell>
        </table:table-row>
        <table:table-row table:style-name="ro1">
          <table:table-cell office:value-type="string" calcext:value-type="string">
            <text:p>www.ilevia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levi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39]&amp;&quot;.&quot;&amp;[.E639]&amp;&quot;.&quot;&amp;[.F639]" office:value-type="string" office:string-value="www.ilevia.fr" calcext:value-type="string">
            <text:p>www.ilevia.fr</text:p>
          </table:table-cell>
        </table:table-row>
        <table:table-row table:style-name="ro1">
          <table:table-cell office:value-type="string" calcext:value-type="string">
            <text:p>www.impactfm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mpactfm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0]&amp;&quot;.&quot;&amp;[.E640]&amp;&quot;.&quot;&amp;[.F640]" office:value-type="string" office:string-value="www.impactfm.fr" calcext:value-type="string">
            <text:p>www.impactfm.fr</text:p>
          </table:table-cell>
        </table:table-row>
        <table:table-row table:style-name="ro1">
          <table:table-cell office:value-type="string" calcext:value-type="string">
            <text:p>www.industriepharm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dustriepharm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1]&amp;&quot;.&quot;&amp;[.E641]&amp;&quot;.&quot;&amp;[.F641]" office:value-type="string" office:string-value="www.industriepharma.fr" calcext:value-type="string">
            <text:p>www.industriepharma.fr</text:p>
          </table:table-cell>
        </table:table-row>
        <table:table-row table:style-name="ro1">
          <table:table-cell office:value-type="string" calcext:value-type="string">
            <text:p>www.info-tour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-tour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2]&amp;&quot;.&quot;&amp;[.E642]&amp;&quot;.&quot;&amp;[.F642]" office:value-type="string" office:string-value="www.info-tours.fr" calcext:value-type="string">
            <text:p>www.info-tours.fr</text:p>
          </table:table-cell>
        </table:table-row>
        <table:table-row table:style-name="ro1">
          <table:table-cell office:value-type="string" calcext:value-type="string">
            <text:p>www.info83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3]&amp;&quot;.&quot;&amp;[.E643]&amp;&quot;.&quot;&amp;[.F643]" office:value-type="string" office:string-value="www.info83.fr" calcext:value-type="string">
            <text:p>www.info83.fr</text:p>
          </table:table-cell>
        </table:table-row>
        <table:table-row table:style-name="ro1">
          <table:table-cell office:value-type="string" calcext:value-type="string">
            <text:p>www.infotrave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trave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4]&amp;&quot;.&quot;&amp;[.E644]&amp;&quot;.&quot;&amp;[.F644]" office:value-type="string" office:string-value="www.infotravel.fr" calcext:value-type="string">
            <text:p>www.infotravel.fr</text:p>
          </table:table-cell>
        </table:table-row>
        <table:table-row table:style-name="ro1">
          <table:table-cell office:value-type="string" calcext:value-type="string">
            <text:p>www.irs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rs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5]&amp;&quot;.&quot;&amp;[.E645]&amp;&quot;.&quot;&amp;[.F645]" office:value-type="string" office:string-value="www.irsn.fr" calcext:value-type="string">
            <text:p>www.irsn.fr</text:p>
          </table:table-cell>
        </table:table-row>
        <table:table-row table:style-name="ro1">
          <table:table-cell office:value-type="string" calcext:value-type="string">
            <text:p>www.jhm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6]&amp;&quot;.&quot;&amp;[.E646]&amp;&quot;.&quot;&amp;[.F646]" office:value-type="string" office:string-value="www.jhm.fr" calcext:value-type="string">
            <text:p>www.jhm.fr</text:p>
          </table:table-cell>
        </table:table-row>
        <table:table-row table:style-name="ro1">
          <table:table-cell office:value-type="string" calcext:value-type="string">
            <text:p>www.journaldeleconomi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eleconomi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7]&amp;&quot;.&quot;&amp;[.E647]&amp;&quot;.&quot;&amp;[.F647]" office:value-type="string" office:string-value="www.journaldeleconomie.fr" calcext:value-type="string">
            <text:p>www.journaldeleconomie.fr</text:p>
          </table:table-cell>
        </table:table-row>
        <table:table-row table:style-name="ro1">
          <table:table-cell office:value-type="string" calcext:value-type="string">
            <text:p>www.journaldemilla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emillau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8]&amp;&quot;.&quot;&amp;[.E648]&amp;&quot;.&quot;&amp;[.F648]" office:value-type="string" office:string-value="www.journaldemillau.fr" calcext:value-type="string">
            <text:p>www.journaldemillau.fr</text:p>
          </table:table-cell>
        </table:table-row>
        <table:table-row table:style-name="ro1">
          <table:table-cell office:value-type="string" calcext:value-type="string">
            <text:p>sante.journaldesfemm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journaldesfemm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49]&amp;&quot;.&quot;&amp;[.E649]&amp;&quot;.&quot;&amp;[.F649]" office:value-type="string" office:string-value="sante.journaldesfemmes.fr" calcext:value-type="string">
            <text:p>sante.journaldesfemmes.fr</text:p>
          </table:table-cell>
        </table:table-row>
        <table:table-row table:style-name="ro1">
          <table:table-cell office:value-type="string" calcext:value-type="string">
            <text:p>www.journaldesfemm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desfemm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0]&amp;&quot;.&quot;&amp;[.E650]&amp;&quot;.&quot;&amp;[.F650]" office:value-type="string" office:string-value="www.journaldesfemmes.fr" calcext:value-type="string">
            <text:p>www.journaldesfemmes.fr</text:p>
          </table:table-cell>
        </table:table-row>
        <table:table-row table:style-name="ro1">
          <table:table-cell office:value-type="string" calcext:value-type="string">
            <text:p>www.kanpa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kanpa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1]&amp;&quot;.&quot;&amp;[.E651]&amp;&quot;.&quot;&amp;[.F651]" office:value-type="string" office:string-value="www.kanpai.fr" calcext:value-type="string">
            <text:p>www.kanpai.fr</text:p>
          </table:table-cell>
        </table:table-row>
        <table:table-row table:style-name="ro1">
          <table:table-cell office:value-type="string" calcext:value-type="string">
            <text:p>www.la-vie-nouve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-vie-nouv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2]&amp;&quot;.&quot;&amp;[.E652]&amp;&quot;.&quot;&amp;[.F652]" office:value-type="string" office:string-value="www.la-vie-nouvelle.fr" calcext:value-type="string">
            <text:p>www.la-vie-nouvelle.fr</text:p>
          </table:table-cell>
        </table:table-row>
        <table:table-row table:style-name="ro1">
          <table:table-cell office:value-type="string" calcext:value-type="string">
            <text:p>www.lacommere43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commere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3]&amp;&quot;.&quot;&amp;[.E653]&amp;&quot;.&quot;&amp;[.F653]" office:value-type="string" office:string-value="www.lacommere43.fr" calcext:value-type="string">
            <text:p>www.lacommere43.fr</text:p>
          </table:table-cell>
        </table:table-row>
        <table:table-row table:style-name="ro1">
          <table:table-cell office:value-type="string" calcext:value-type="string">
            <text:p>www.ladepech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depech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4]&amp;&quot;.&quot;&amp;[.E654]&amp;&quot;.&quot;&amp;[.F654]" office:value-type="string" office:string-value="www.ladepeche.fr" calcext:value-type="string">
            <text:p>www.ladepeche.fr</text:p>
          </table:table-cell>
        </table:table-row>
        <table:table-row table:style-name="ro1">
          <table:table-cell office:value-type="string" calcext:value-type="string">
            <text:p>www.lafranceagrico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franceagrico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5]&amp;&quot;.&quot;&amp;[.E655]&amp;&quot;.&quot;&amp;[.F655]" office:value-type="string" office:string-value="www.lafranceagricole.fr" calcext:value-type="string">
            <text:p>www.lafranceagricole.fr</text:p>
          </table:table-cell>
        </table:table-row>
        <table:table-row table:style-name="ro1">
          <table:table-cell office:value-type="string" calcext:value-type="string">
            <text:p>www.lagazettedemontpelli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gazettedemontpellie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6]&amp;&quot;.&quot;&amp;[.E656]&amp;&quot;.&quot;&amp;[.F656]" office:value-type="string" office:string-value="www.lagazettedemontpellier.fr" calcext:value-type="string">
            <text:p>www.lagazettedemontpellier.fr</text:p>
          </table:table-cell>
        </table:table-row>
        <table:table-row table:style-name="ro1">
          <table:table-cell office:value-type="string" calcext:value-type="string">
            <text:p>www.lagazettedenim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gazettedenim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7]&amp;&quot;.&quot;&amp;[.E657]&amp;&quot;.&quot;&amp;[.F657]" office:value-type="string" office:string-value="www.lagazettedenimes.fr" calcext:value-type="string">
            <text:p>www.lagazettedenimes.fr</text:p>
          </table:table-cell>
        </table:table-row>
        <table:table-row table:style-name="ro1">
          <table:table-cell office:value-type="string" calcext:value-type="string">
            <text:p>www.lalettre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ettre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8]&amp;&quot;.&quot;&amp;[.E658]&amp;&quot;.&quot;&amp;[.F658]" office:value-type="string" office:string-value="www.lalettrea.fr" calcext:value-type="string">
            <text:p>www.lalettrea.fr</text:p>
          </table:table-cell>
        </table:table-row>
        <table:table-row table:style-name="ro1">
          <table:table-cell office:value-type="string" calcext:value-type="string">
            <text:p>www.lalsa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sa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59]&amp;&quot;.&quot;&amp;[.E659]&amp;&quot;.&quot;&amp;[.F659]" office:value-type="string" office:string-value="www.lalsace.fr" calcext:value-type="string">
            <text:p>www.lalsace.fr</text:p>
          </table:table-cell>
        </table:table-row>
        <table:table-row table:style-name="ro1">
          <table:table-cell office:value-type="string" calcext:value-type="string">
            <text:p>www.lamanchelib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manchelib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0]&amp;&quot;.&quot;&amp;[.E660]&amp;&quot;.&quot;&amp;[.F660]" office:value-type="string" office:string-value="www.lamanchelibre.fr" calcext:value-type="string">
            <text:p>www.lamanchelibre.fr</text:p>
          </table:table-cell>
        </table:table-row>
        <table:table-row table:style-name="ro1">
          <table:table-cell office:value-type="string" calcext:value-type="string">
            <text:p>www.lamarseillais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marseillais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1]&amp;&quot;.&quot;&amp;[.E661]&amp;&quot;.&quot;&amp;[.F661]" office:value-type="string" office:string-value="www.lamarseillaise.fr" calcext:value-type="string">
            <text:p>www.lamarseillaise.fr</text:p>
          </table:table-cell>
        </table:table-row>
        <table:table-row table:style-name="ro1">
          <table:table-cell office:value-type="string" calcext:value-type="string">
            <text:p>www.lamontag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montag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2]&amp;&quot;.&quot;&amp;[.E662]&amp;&quot;.&quot;&amp;[.F662]" office:value-type="string" office:string-value="www.lamontagne.fr" calcext:value-type="string">
            <text:p>www.lamontagne.fr</text:p>
          </table:table-cell>
        </table:table-row>
        <table:table-row table:style-name="ro1">
          <table:table-cell office:value-type="string" calcext:value-type="string">
            <text:p>www.lanouvellerepubl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nouvellerepubl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3]&amp;&quot;.&quot;&amp;[.E663]&amp;&quot;.&quot;&amp;[.F663]" office:value-type="string" office:string-value="www.lanouvellerepublique.fr" calcext:value-type="string">
            <text:p>www.lanouvellerepublique.fr</text:p>
          </table:table-cell>
        </table:table-row>
        <table:table-row table:style-name="ro1">
          <table:table-cell office:value-type="string" calcext:value-type="string">
            <text:p>abonne.lardenna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lardenna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4]&amp;&quot;.&quot;&amp;[.E664]&amp;&quot;.&quot;&amp;[.F664]" office:value-type="string" office:string-value="abonne.lardennais.fr" calcext:value-type="string">
            <text:p>abonne.lardennais.fr</text:p>
          </table:table-cell>
        </table:table-row>
        <table:table-row table:style-name="ro1">
          <table:table-cell office:value-type="string" calcext:value-type="string">
            <text:p>www.lardenna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denna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5]&amp;&quot;.&quot;&amp;[.E665]&amp;&quot;.&quot;&amp;[.F665]" office:value-type="string" office:string-value="www.lardennais.fr" calcext:value-type="string">
            <text:p>www.lardennais.fr</text:p>
          </table:table-cell>
        </table:table-row>
        <table:table-row table:style-name="ro1">
          <table:table-cell office:value-type="string" calcext:value-type="string">
            <text:p>www.larecherch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echerch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6]&amp;&quot;.&quot;&amp;[.E666]&amp;&quot;.&quot;&amp;[.F666]" office:value-type="string" office:string-value="www.larecherche.fr" calcext:value-type="string">
            <text:p>www.larecherche.fr</text:p>
          </table:table-cell>
        </table:table-row>
        <table:table-row table:style-name="ro1">
          <table:table-cell office:value-type="string" calcext:value-type="string">
            <text:p>www.larep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ep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7]&amp;&quot;.&quot;&amp;[.E667]&amp;&quot;.&quot;&amp;[.F667]" office:value-type="string" office:string-value="www.larep.fr" calcext:value-type="string">
            <text:p>www.larep.fr</text:p>
          </table:table-cell>
        </table:table-row>
        <table:table-row table:style-name="ro1">
          <table:table-cell office:value-type="string" calcext:value-type="string">
            <text:p>www.larepubliquedespyrene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epubliquedespyrene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8]&amp;&quot;.&quot;&amp;[.E668]&amp;&quot;.&quot;&amp;[.F668]" office:value-type="string" office:string-value="www.larepubliquedespyrenees.fr" calcext:value-type="string">
            <text:p>www.larepubliquedespyrenees.fr</text:p>
          </table:table-cell>
        </table:table-row>
        <table:table-row table:style-name="ro1">
          <table:table-cell office:value-type="string" calcext:value-type="string">
            <text:p>pro.largu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largu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69]&amp;&quot;.&quot;&amp;[.E669]&amp;&quot;.&quot;&amp;[.F669]" office:value-type="string" office:string-value="pro.largus.fr" calcext:value-type="string">
            <text:p>pro.largus.fr</text:p>
          </table:table-cell>
        </table:table-row>
        <table:table-row table:style-name="ro1">
          <table:table-cell office:value-type="string" calcext:value-type="string">
            <text:p>www.lasema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sema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0]&amp;&quot;.&quot;&amp;[.E670]&amp;&quot;.&quot;&amp;[.F670]" office:value-type="string" office:string-value="www.lasemaine.fr" calcext:value-type="string">
            <text:p>www.lasemaine.fr</text:p>
          </table:table-cell>
        </table:table-row>
        <table:table-row table:style-name="ro1">
          <table:table-cell office:value-type="string" calcext:value-type="string">
            <text:p>www.lasemainedansleboulonna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semainedansleboulonna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1]&amp;&quot;.&quot;&amp;[.E671]&amp;&quot;.&quot;&amp;[.F671]" office:value-type="string" office:string-value="www.lasemainedansleboulonnais.fr" calcext:value-type="string">
            <text:p>www.lasemainedansleboulonnais.fr</text:p>
          </table:table-cell>
        </table:table-row>
        <table:table-row table:style-name="ro1">
          <table:table-cell office:value-type="string" calcext:value-type="string">
            <text:p>www.lasemainedespyrene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semainedespyrene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2]&amp;&quot;.&quot;&amp;[.E672]&amp;&quot;.&quot;&amp;[.F672]" office:value-type="string" office:string-value="www.lasemainedespyrenees.fr" calcext:value-type="string">
            <text:p>www.lasemainedespyrenees.fr</text:p>
          </table:table-cell>
        </table:table-row>
        <table:table-row table:style-name="ro1">
          <table:table-cell office:value-type="string" calcext:value-type="string">
            <text:p>afrique.latrib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latrib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3]&amp;&quot;.&quot;&amp;[.E673]&amp;&quot;.&quot;&amp;[.F673]" office:value-type="string" office:string-value="afrique.latribune.fr" calcext:value-type="string">
            <text:p>afrique.latribune.fr</text:p>
          </table:table-cell>
        </table:table-row>
        <table:table-row table:style-name="ro1">
          <table:table-cell office:value-type="string" calcext:value-type="string">
            <text:p>objectif-languedoc-roussillon.latrib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objectif-languedoc-roussillon</text:p>
          </table:table-cell>
          <table:table-cell office:value-type="string" calcext:value-type="string">
            <text:p>latrib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4]&amp;&quot;.&quot;&amp;[.E674]&amp;&quot;.&quot;&amp;[.F674]" office:value-type="string" office:string-value="objectif-languedoc-roussillon.latribune.fr" calcext:value-type="string">
            <text:p>objectif-languedoc-roussillon.latribune.fr</text:p>
          </table:table-cell>
        </table:table-row>
        <table:table-row table:style-name="ro1">
          <table:table-cell office:value-type="string" calcext:value-type="string">
            <text:p>region-aura.latrib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gion-aura</text:p>
          </table:table-cell>
          <table:table-cell office:value-type="string" calcext:value-type="string">
            <text:p>latrib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5]&amp;&quot;.&quot;&amp;[.E675]&amp;&quot;.&quot;&amp;[.F675]" office:value-type="string" office:string-value="region-aura.latribune.fr" calcext:value-type="string">
            <text:p>region-aura.latribune.fr</text:p>
          </table:table-cell>
        </table:table-row>
        <table:table-row table:style-name="ro1">
          <table:table-cell office:value-type="string" calcext:value-type="string">
            <text:p>www.latribu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tribu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6]&amp;&quot;.&quot;&amp;[.E676]&amp;&quot;.&quot;&amp;[.F676]" office:value-type="string" office:string-value="www.latribune.fr" calcext:value-type="string">
            <text:p>www.latribune.fr</text:p>
          </table:table-cell>
        </table:table-row>
        <table:table-row table:style-name="ro1">
          <table:table-cell office:value-type="string" calcext:value-type="string">
            <text:p>www.latribunerepublicai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tribunerepublica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7]&amp;&quot;.&quot;&amp;[.E677]&amp;&quot;.&quot;&amp;[.F677]" office:value-type="string" office:string-value="www.latribunerepublicaine.fr" calcext:value-type="string">
            <text:p>www.latribunerepublicaine.fr</text:p>
          </table:table-cell>
        </table:table-row>
        <table:table-row table:style-name="ro1">
          <table:table-cell office:value-type="string" calcext:value-type="string">
            <text:p>www.lavantgard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antgard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8]&amp;&quot;.&quot;&amp;[.E678]&amp;&quot;.&quot;&amp;[.F678]" office:value-type="string" office:string-value="www.lavantgarde.fr" calcext:value-type="string">
            <text:p>www.lavantgarde.fr</text:p>
          </table:table-cell>
        </table:table-row>
        <table:table-row table:style-name="ro1">
          <table:table-cell office:value-type="string" calcext:value-type="string">
            <text:p>www.lavenirdelarto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enirdelarto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79]&amp;&quot;.&quot;&amp;[.E679]&amp;&quot;.&quot;&amp;[.F679]" office:value-type="string" office:string-value="www.lavenirdelartois.fr" calcext:value-type="string">
            <text:p>www.lavenirdelartois.fr</text:p>
          </table:table-cell>
        </table:table-row>
        <table:table-row table:style-name="ro1">
          <table:table-cell office:value-type="string" calcext:value-type="string">
            <text:p>www.lavi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i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0]&amp;&quot;.&quot;&amp;[.E680]&amp;&quot;.&quot;&amp;[.F680]" office:value-type="string" office:string-value="www.lavie.fr" calcext:value-type="string">
            <text:p>www.lavie.fr</text:p>
          </table:table-cell>
        </table:table-row>
        <table:table-row table:style-name="ro1">
          <table:table-cell office:value-type="string" calcext:value-type="string">
            <text:p>www.lavoixdel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oixdel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1]&amp;&quot;.&quot;&amp;[.E681]&amp;&quot;.&quot;&amp;[.F681]" office:value-type="string" office:string-value="www.lavoixdelain.fr" calcext:value-type="string">
            <text:p>www.lavoixdelain.fr</text:p>
          </table:table-cell>
        </table:table-row>
        <table:table-row table:style-name="ro1">
          <table:table-cell office:value-type="string" calcext:value-type="string">
            <text:p>www.lavoixdunor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oixdunor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2]&amp;&quot;.&quot;&amp;[.E682]&amp;&quot;.&quot;&amp;[.F682]" office:value-type="string" office:string-value="www.lavoixdunord.fr" calcext:value-type="string">
            <text:p>www.lavoixdunord.fr</text:p>
          </table:table-cell>
        </table:table-row>
        <table:table-row table:style-name="ro1">
          <table:table-cell office:value-type="string" calcext:value-type="string">
            <text:p>www.lc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c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3]&amp;&quot;.&quot;&amp;[.E683]&amp;&quot;.&quot;&amp;[.F683]" office:value-type="string" office:string-value="www.lci.fr" calcext:value-type="string">
            <text:p>www.lci.fr</text:p>
          </table:table-cell>
        </table:table-row>
        <table:table-row table:style-name="ro1">
          <table:table-cell office:value-type="string" calcext:value-type="string">
            <text:p>www.le-pay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-pay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4]&amp;&quot;.&quot;&amp;[.E684]&amp;&quot;.&quot;&amp;[.F684]" office:value-type="string" office:string-value="www.le-pays.fr" calcext:value-type="string">
            <text:p>www.le-pays.fr</text:p>
          </table:table-cell>
        </table:table-row>
        <table:table-row table:style-name="ro1">
          <table:table-cell office:value-type="string" calcext:value-type="string">
            <text:p>www.le-tout-ly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-tout-ly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5]&amp;&quot;.&quot;&amp;[.E685]&amp;&quot;.&quot;&amp;[.F685]" office:value-type="string" office:string-value="www.le-tout-lyon.fr" calcext:value-type="string">
            <text:p>www.le-tout-lyon.fr</text:p>
          </table:table-cell>
        </table:table-row>
        <table:table-row table:style-name="ro1">
          <table:table-cell office:value-type="string" calcext:value-type="string">
            <text:p>www.leberry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berr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6]&amp;&quot;.&quot;&amp;[.E686]&amp;&quot;.&quot;&amp;[.F686]" office:value-type="string" office:string-value="www.leberry.fr" calcext:value-type="string">
            <text:p>www.leberry.fr</text:p>
          </table:table-cell>
        </table:table-row>
        <table:table-row table:style-name="ro1">
          <table:table-cell office:value-type="string" calcext:value-type="string">
            <text:p>www.lebigdat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bigdat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7]&amp;&quot;.&quot;&amp;[.E687]&amp;&quot;.&quot;&amp;[.F687]" office:value-type="string" office:string-value="www.lebigdata.fr" calcext:value-type="string">
            <text:p>www.lebigdata.fr</text:p>
          </table:table-cell>
        </table:table-row>
        <table:table-row table:style-name="ro1">
          <table:table-cell office:value-type="string" calcext:value-type="string">
            <text:p>www.lebonb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bonb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8]&amp;&quot;.&quot;&amp;[.E688]&amp;&quot;.&quot;&amp;[.F688]" office:value-type="string" office:string-value="www.lebonbon.fr" calcext:value-type="string">
            <text:p>www.lebonbon.fr</text:p>
          </table:table-cell>
        </table:table-row>
        <table:table-row table:style-name="ro1">
          <table:table-cell office:value-type="string" calcext:value-type="string">
            <text:p>www.lebonhommepicar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bonhommepicar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89]&amp;&quot;.&quot;&amp;[.E689]&amp;&quot;.&quot;&amp;[.F689]" office:value-type="string" office:string-value="www.lebonhommepicard.fr" calcext:value-type="string">
            <text:p>www.lebonhommepicard.fr</text:p>
          </table:table-cell>
        </table:table-row>
        <table:table-row table:style-name="ro1">
          <table:table-cell office:value-type="string" calcext:value-type="string">
            <text:p>www.lechodelaly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chodelaly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0]&amp;&quot;.&quot;&amp;[.E690]&amp;&quot;.&quot;&amp;[.F690]" office:value-type="string" office:string-value="www.lechodelalys.fr" calcext:value-type="string">
            <text:p>www.lechodelalys.fr</text:p>
          </table:table-cell>
        </table:table-row>
        <table:table-row table:style-name="ro1">
          <table:table-cell office:value-type="string" calcext:value-type="string">
            <text:p>www.lechoduthel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choduthe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1]&amp;&quot;.&quot;&amp;[.E691]&amp;&quot;.&quot;&amp;[.F691]" office:value-type="string" office:string-value="www.lechoduthelle.fr" calcext:value-type="string">
            <text:p>www.lechoduthelle.fr</text:p>
          </table:table-cell>
        </table:table-row>
        <table:table-row table:style-name="ro1">
          <table:table-cell office:value-type="string" calcext:value-type="string">
            <text:p>www.lechorepublic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chorepublic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2]&amp;&quot;.&quot;&amp;[.E692]&amp;&quot;.&quot;&amp;[.F692]" office:value-type="string" office:string-value="www.lechorepublicain.fr" calcext:value-type="string">
            <text:p>www.lechorepublicain.fr</text:p>
          </table:table-cell>
        </table:table-row>
        <table:table-row table:style-name="ro1">
          <table:table-cell office:value-type="string" calcext:value-type="string">
            <text:p>www.lecourriercaucho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courriercaucho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3]&amp;&quot;.&quot;&amp;[.E693]&amp;&quot;.&quot;&amp;[.F693]" office:value-type="string" office:string-value="www.lecourriercauchois.fr" calcext:value-type="string">
            <text:p>www.lecourriercauchois.fr</text:p>
          </table:table-cell>
        </table:table-row>
        <table:table-row table:style-name="ro1">
          <table:table-cell office:value-type="string" calcext:value-type="string">
            <text:p>www.ledemocratedebergerac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democratedebergera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4]&amp;&quot;.&quot;&amp;[.E694]&amp;&quot;.&quot;&amp;[.F694]" office:value-type="string" office:string-value="www.ledemocratedebergerac.fr" calcext:value-type="string">
            <text:p>www.ledemocratedebergerac.fr</text:p>
          </table:table-cell>
        </table:table-row>
        <table:table-row table:style-name="ro1">
          <table:table-cell office:value-type="string" calcext:value-type="string">
            <text:p>avis-vin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vis-vin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5]&amp;&quot;.&quot;&amp;[.E695]&amp;&quot;.&quot;&amp;[.F695]" office:value-type="string" office:string-value="avis-vin.lefigaro.fr" calcext:value-type="string">
            <text:p>avis-vin.lefigaro.fr</text:p>
          </table:table-cell>
        </table:table-row>
        <table:table-row table:style-name="ro1">
          <table:table-cell office:value-type="string" calcext:value-type="string">
            <text:p>blog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6]&amp;&quot;.&quot;&amp;[.E696]&amp;&quot;.&quot;&amp;[.F696]" office:value-type="string" office:string-value="blog.lefigaro.fr" calcext:value-type="string">
            <text:p>blog.lefigaro.fr</text:p>
          </table:table-cell>
        </table:table-row>
        <table:table-row table:style-name="ro1">
          <table:table-cell office:value-type="string" calcext:value-type="string">
            <text:p>etudiant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tudiant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7]&amp;&quot;.&quot;&amp;[.E697]&amp;&quot;.&quot;&amp;[.F697]" office:value-type="string" office:string-value="etudiant.lefigaro.fr" calcext:value-type="string">
            <text:p>etudiant.lefigaro.fr</text:p>
          </table:table-cell>
        </table:table-row>
        <table:table-row table:style-name="ro1">
          <table:table-cell office:value-type="string" calcext:value-type="string">
            <text:p>immobilier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mmobilier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8]&amp;&quot;.&quot;&amp;[.E698]&amp;&quot;.&quot;&amp;[.F698]" office:value-type="string" office:string-value="immobilier.lefigaro.fr" calcext:value-type="string">
            <text:p>immobilier.lefigaro.fr</text:p>
          </table:table-cell>
        </table:table-row>
        <table:table-row table:style-name="ro1">
          <table:table-cell office:value-type="string" calcext:value-type="string">
            <text:p>leparticulier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particulier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699]&amp;&quot;.&quot;&amp;[.E699]&amp;&quot;.&quot;&amp;[.F699]" office:value-type="string" office:string-value="leparticulier.lefigaro.fr" calcext:value-type="string">
            <text:p>leparticulier.lefigaro.fr</text:p>
          </table:table-cell>
        </table:table-row>
        <table:table-row table:style-name="ro1">
          <table:table-cell office:value-type="string" calcext:value-type="string">
            <text:p>madame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0]&amp;&quot;.&quot;&amp;[.E700]&amp;&quot;.&quot;&amp;[.F700]" office:value-type="string" office:string-value="madame.lefigaro.fr" calcext:value-type="string">
            <text:p>madame.lefigaro.fr</text:p>
          </table:table-cell>
        </table:table-row>
        <table:table-row table:style-name="ro1">
          <table:table-cell office:value-type="string" calcext:value-type="string">
            <text:p>tvmag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vmag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1]&amp;&quot;.&quot;&amp;[.E701]&amp;&quot;.&quot;&amp;[.F701]" office:value-type="string" office:string-value="tvmag.lefigaro.fr" calcext:value-type="string">
            <text:p>tvmag.lefigaro.fr</text:p>
          </table:table-cell>
        </table:table-row>
        <table:table-row table:style-name="ro1">
          <table:table-cell office:value-type="string" calcext:value-type="string">
            <text:p>www.lefigar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figar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2]&amp;&quot;.&quot;&amp;[.E702]&amp;&quot;.&quot;&amp;[.F702]" office:value-type="string" office:string-value="www.lefigaro.fr" calcext:value-type="string">
            <text:p>www.lefigaro.fr</text:p>
          </table:table-cell>
        </table:table-row>
        <table:table-row table:style-name="ro1">
          <table:table-cell office:value-type="string" calcext:value-type="string">
            <text:p>www.lejdc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d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3]&amp;&quot;.&quot;&amp;[.E703]&amp;&quot;.&quot;&amp;[.F703]" office:value-type="string" office:string-value="www.lejdc.fr" calcext:value-type="string">
            <text:p>www.lejdc.fr</text:p>
          </table:table-cell>
        </table:table-row>
        <table:table-row table:style-name="ro1">
          <table:table-cell office:value-type="string" calcext:value-type="string">
            <text:p>www.lejd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d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4]&amp;&quot;.&quot;&amp;[.E704]&amp;&quot;.&quot;&amp;[.F704]" office:value-type="string" office:string-value="www.lejdd.fr" calcext:value-type="string">
            <text:p>www.lejdd.fr</text:p>
          </table:table-cell>
        </table:table-row>
        <table:table-row table:style-name="ro1">
          <table:table-cell office:value-type="string" calcext:value-type="string">
            <text:p>www.lejournaldemontreui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ournaldemontreui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5]&amp;&quot;.&quot;&amp;[.E705]&amp;&quot;.&quot;&amp;[.F705]" office:value-type="string" office:string-value="www.lejournaldemontreuil.fr" calcext:value-type="string">
            <text:p>www.lejournaldemontreuil.fr</text:p>
          </table:table-cell>
        </table:table-row>
        <table:table-row table:style-name="ro1">
          <table:table-cell office:value-type="string" calcext:value-type="string">
            <text:p>www.lejournaldesflandr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ournaldesflandr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6]&amp;&quot;.&quot;&amp;[.E706]&amp;&quot;.&quot;&amp;[.F706]" office:value-type="string" office:string-value="www.lejournaldesflandres.fr" calcext:value-type="string">
            <text:p>www.lejournaldesflandres.fr</text:p>
          </table:table-cell>
        </table:table-row>
        <table:table-row table:style-name="ro1">
          <table:table-cell office:value-type="string" calcext:value-type="string">
            <text:p>www.lejournaldugrandpar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ournaldugrand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7]&amp;&quot;.&quot;&amp;[.E707]&amp;&quot;.&quot;&amp;[.F707]" office:value-type="string" office:string-value="www.lejournaldugrandparis.fr" calcext:value-type="string">
            <text:p>www.lejournaldugrandparis.fr</text:p>
          </table:table-cell>
        </table:table-row>
        <table:table-row table:style-name="ro1">
          <table:table-cell office:value-type="string" calcext:value-type="string">
            <text:p>www.lejournaltoulous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journaltoulous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8]&amp;&quot;.&quot;&amp;[.E708]&amp;&quot;.&quot;&amp;[.F708]" office:value-type="string" office:string-value="www.lejournaltoulousain.fr" calcext:value-type="string">
            <text:p>www.lejournaltoulousain.fr</text:p>
          </table:table-cell>
        </table:table-row>
        <table:table-row table:style-name="ro1">
          <table:table-cell office:value-type="string" calcext:value-type="string">
            <text:p>www.lemagducin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agduci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09]&amp;&quot;.&quot;&amp;[.E709]&amp;&quot;.&quot;&amp;[.F709]" office:value-type="string" office:string-value="www.lemagducine.fr" calcext:value-type="string">
            <text:p>www.lemagducine.fr</text:p>
          </table:table-cell>
        </table:table-row>
        <table:table-row table:style-name="ro1">
          <table:table-cell office:value-type="string" calcext:value-type="string">
            <text:p>www.lemessag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essage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0]&amp;&quot;.&quot;&amp;[.E710]&amp;&quot;.&quot;&amp;[.F710]" office:value-type="string" office:string-value="www.lemessager.fr" calcext:value-type="string">
            <text:p>www.lemessager.fr</text:p>
          </table:table-cell>
        </table:table-row>
        <table:table-row table:style-name="ro1">
          <table:table-cell office:value-type="string" calcext:value-type="string">
            <text:p>www.lemond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ond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1]&amp;&quot;.&quot;&amp;[.E711]&amp;&quot;.&quot;&amp;[.F711]" office:value-type="string" office:string-value="www.lemonde.fr" calcext:value-type="string">
            <text:p>www.lemonde.fr</text:p>
          </table:table-cell>
        </table:table-row>
        <table:table-row table:style-name="ro1">
          <table:table-cell office:value-type="string" calcext:value-type="string">
            <text:p>www.lemondeinformat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ondeinformat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2]&amp;&quot;.&quot;&amp;[.E712]&amp;&quot;.&quot;&amp;[.F712]" office:value-type="string" office:string-value="www.lemondeinformatique.fr" calcext:value-type="string">
            <text:p>www.lemondeinformatique.fr</text:p>
          </table:table-cell>
        </table:table-row>
        <table:table-row table:style-name="ro1">
          <table:table-cell office:value-type="string" calcext:value-type="string">
            <text:p>www.lemonit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onit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3]&amp;&quot;.&quot;&amp;[.E713]&amp;&quot;.&quot;&amp;[.F713]" office:value-type="string" office:string-value="www.lemoniteur.fr" calcext:value-type="string">
            <text:p>www.lemoniteur.fr</text:p>
          </table:table-cell>
        </table:table-row>
        <table:table-row table:style-name="ro1">
          <table:table-cell office:value-type="string" calcext:value-type="string">
            <text:p>www.lemoniteurdespharmaci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moniteurdespharmaci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4]&amp;&quot;.&quot;&amp;[.E714]&amp;&quot;.&quot;&amp;[.F714]" office:value-type="string" office:string-value="www.lemoniteurdespharmacies.fr" calcext:value-type="string">
            <text:p>www.lemoniteurdespharmacies.fr</text:p>
          </table:table-cell>
        </table:table-row>
        <table:table-row table:style-name="ro1">
          <table:table-cell office:value-type="string" calcext:value-type="string">
            <text:p>www.lenouveleconomis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nouveleconomis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5]&amp;&quot;.&quot;&amp;[.E715]&amp;&quot;.&quot;&amp;[.F715]" office:value-type="string" office:string-value="www.lenouveleconomiste.fr" calcext:value-type="string">
            <text:p>www.lenouveleconomiste.fr</text:p>
          </table:table-cell>
        </table:table-row>
        <table:table-row table:style-name="ro1">
          <table:table-cell office:value-type="string" calcext:value-type="string">
            <text:p>annonces-legales.leparisie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nnonces-legales</text:p>
          </table:table-cell>
          <table:table-cell office:value-type="string" calcext:value-type="string">
            <text:p>leparisi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6]&amp;&quot;.&quot;&amp;[.E716]&amp;&quot;.&quot;&amp;[.F716]" office:value-type="string" office:string-value="annonces-legales.leparisien.fr" calcext:value-type="string">
            <text:p>annonces-legales.leparisien.fr</text:p>
          </table:table-cell>
        </table:table-row>
        <table:table-row table:style-name="ro1">
          <table:table-cell office:value-type="string" calcext:value-type="string">
            <text:p>www.leparisie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arisi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7]&amp;&quot;.&quot;&amp;[.E717]&amp;&quot;.&quot;&amp;[.F717]" office:value-type="string" office:string-value="www.leparisien.fr" calcext:value-type="string">
            <text:p>www.leparisien.fr</text:p>
          </table:table-cell>
        </table:table-row>
        <table:table-row table:style-name="ro1">
          <table:table-cell office:value-type="string" calcext:value-type="string">
            <text:p>www.lepatrio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atrio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8]&amp;&quot;.&quot;&amp;[.E718]&amp;&quot;.&quot;&amp;[.F718]" office:value-type="string" office:string-value="www.lepatriote.fr" calcext:value-type="string">
            <text:p>www.lepatriote.fr</text:p>
          </table:table-cell>
        </table:table-row>
        <table:table-row table:style-name="ro1">
          <table:table-cell office:value-type="string" calcext:value-type="string">
            <text:p>www.lepaysgessie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aysgessi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19]&amp;&quot;.&quot;&amp;[.E719]&amp;&quot;.&quot;&amp;[.F719]" office:value-type="string" office:string-value="www.lepaysgessien.fr" calcext:value-type="string">
            <text:p>www.lepaysgessien.fr</text:p>
          </table:table-cell>
        </table:table-row>
        <table:table-row table:style-name="ro1">
          <table:table-cell office:value-type="string" calcext:value-type="string">
            <text:p>www.lepharedunkerquo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haredunkerquo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0]&amp;&quot;.&quot;&amp;[.E720]&amp;&quot;.&quot;&amp;[.F720]" office:value-type="string" office:string-value="www.lepharedunkerquois.fr" calcext:value-type="string">
            <text:p>www.lepharedunkerquois.fr</text:p>
          </table:table-cell>
        </table:table-row>
        <table:table-row table:style-name="ro1">
          <table:table-cell office:value-type="string" calcext:value-type="string">
            <text:p>amp.lepoin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lepoi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1]&amp;&quot;.&quot;&amp;[.E721]&amp;&quot;.&quot;&amp;[.F721]" office:value-type="string" office:string-value="amp.lepoint.fr" calcext:value-type="string">
            <text:p>amp.lepoint.fr</text:p>
          </table:table-cell>
        </table:table-row>
        <table:table-row table:style-name="ro1">
          <table:table-cell office:value-type="string" calcext:value-type="string">
            <text:p>www.lepoint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oi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2]&amp;&quot;.&quot;&amp;[.E722]&amp;&quot;.&quot;&amp;[.F722]" office:value-type="string" office:string-value="www.lepoint.fr" calcext:value-type="string">
            <text:p>www.lepoint.fr</text:p>
          </table:table-cell>
        </table:table-row>
        <table:table-row table:style-name="ro1">
          <table:table-cell office:value-type="string" calcext:value-type="string">
            <text:p>www.lepopulai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opulai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3]&amp;&quot;.&quot;&amp;[.E723]&amp;&quot;.&quot;&amp;[.F723]" office:value-type="string" office:string-value="www.lepopulaire.fr" calcext:value-type="string">
            <text:p>www.lepopulaire.fr</text:p>
          </table:table-cell>
        </table:table-row>
        <table:table-row table:style-name="ro1">
          <table:table-cell office:value-type="string" calcext:value-type="string">
            <text:p>www.leprogr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rogr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4]&amp;&quot;.&quot;&amp;[.E724]&amp;&quot;.&quot;&amp;[.F724]" office:value-type="string" office:string-value="www.leprogres.fr" calcext:value-type="string">
            <text:p>www.leprogres.fr</text:p>
          </table:table-cell>
        </table:table-row>
        <table:table-row table:style-name="ro1">
          <table:table-cell office:value-type="string" calcext:value-type="string">
            <text:p>www.leprogresstaffric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rogresstaffric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5]&amp;&quot;.&quot;&amp;[.E725]&amp;&quot;.&quot;&amp;[.F725]" office:value-type="string" office:string-value="www.leprogresstaffricain.fr" calcext:value-type="string">
            <text:p>www.leprogresstaffricain.fr</text:p>
          </table:table-cell>
        </table:table-row>
        <table:table-row table:style-name="ro1">
          <table:table-cell office:value-type="string" calcext:value-type="string">
            <text:p>www.lequip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quip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6]&amp;&quot;.&quot;&amp;[.E726]&amp;&quot;.&quot;&amp;[.F726]" office:value-type="string" office:string-value="www.lequipe.fr" calcext:value-type="string">
            <text:p>www.lequipe.fr</text:p>
          </table:table-cell>
        </table:table-row>
        <table:table-row table:style-name="ro1">
          <table:table-cell office:value-type="string" calcext:value-type="string">
            <text:p>www.lequotidiendumedec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quotidiendumedec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7]&amp;&quot;.&quot;&amp;[.E727]&amp;&quot;.&quot;&amp;[.F727]" office:value-type="string" office:string-value="www.lequotidiendumedecin.fr" calcext:value-type="string">
            <text:p>www.lequotidiendumedecin.fr</text:p>
          </table:table-cell>
        </table:table-row>
        <table:table-row table:style-name="ro1">
          <table:table-cell office:value-type="string" calcext:value-type="string">
            <text:p>www.les-cris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-cris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8]&amp;&quot;.&quot;&amp;[.E728]&amp;&quot;.&quot;&amp;[.F728]" office:value-type="string" office:string-value="www.les-crises.fr" calcext:value-type="string">
            <text:p>www.les-crises.fr</text:p>
          </table:table-cell>
        </table:table-row>
        <table:table-row table:style-name="ro1">
          <table:table-cell office:value-type="string" calcext:value-type="string">
            <text:p>investir.lesecho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vestir</text:p>
          </table:table-cell>
          <table:table-cell office:value-type="string" calcext:value-type="string">
            <text:p>lesecho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29]&amp;&quot;.&quot;&amp;[.E729]&amp;&quot;.&quot;&amp;[.F729]" office:value-type="string" office:string-value="investir.lesechos.fr" calcext:value-type="string">
            <text:p>investir.lesechos.fr</text:p>
          </table:table-cell>
        </table:table-row>
        <table:table-row table:style-name="ro1">
          <table:table-cell office:value-type="string" calcext:value-type="string">
            <text:p>start.lesecho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secho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0]&amp;&quot;.&quot;&amp;[.E730]&amp;&quot;.&quot;&amp;[.F730]" office:value-type="string" office:string-value="start.lesechos.fr" calcext:value-type="string">
            <text:p>start.lesechos.fr</text:p>
          </table:table-cell>
        </table:table-row>
        <table:table-row table:style-name="ro1">
          <table:table-cell office:value-type="string" calcext:value-type="string">
            <text:p>www.lesecho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echo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1]&amp;&quot;.&quot;&amp;[.E731]&amp;&quot;.&quot;&amp;[.F731]" office:value-type="string" office:string-value="www.lesechos.fr" calcext:value-type="string">
            <text:p>www.lesechos.fr</text:p>
          </table:table-cell>
        </table:table-row>
        <table:table-row table:style-name="ro1">
          <table:table-cell office:value-type="string" calcext:value-type="string">
            <text:p>www.lesechosdutouque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echosdutouqu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2]&amp;&quot;.&quot;&amp;[.E732]&amp;&quot;.&quot;&amp;[.F732]" office:value-type="string" office:string-value="www.lesechosdutouquet.fr" calcext:value-type="string">
            <text:p>www.lesechosdutouquet.fr</text:p>
          </table:table-cell>
        </table:table-row>
        <table:table-row table:style-name="ro1">
          <table:table-cell office:value-type="string" calcext:value-type="string">
            <text:p>www.lessor42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sor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3]&amp;&quot;.&quot;&amp;[.E733]&amp;&quot;.&quot;&amp;[.F733]" office:value-type="string" office:string-value="www.lessor42.fr" calcext:value-type="string">
            <text:p>www.lessor42.fr</text:p>
          </table:table-cell>
        </table:table-row>
        <table:table-row table:style-name="ro1">
          <table:table-cell office:value-type="string" calcext:value-type="string">
            <text:p>www.lessorsavoyar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sorsavoyard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4]&amp;&quot;.&quot;&amp;[.E734]&amp;&quot;.&quot;&amp;[.F734]" office:value-type="string" office:string-value="www.lessorsavoyard.fr" calcext:value-type="string">
            <text:p>www.lessorsavoyard.fr</text:p>
          </table:table-cell>
        </table:table-row>
        <table:table-row table:style-name="ro1">
          <table:table-cell office:value-type="string" calcext:value-type="string">
            <text:p>www.lest-eclai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t-eclai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5]&amp;&quot;.&quot;&amp;[.E735]&amp;&quot;.&quot;&amp;[.F735]" office:value-type="string" office:string-value="www.lest-eclair.fr" calcext:value-type="string">
            <text:p>www.lest-eclair.fr</text:p>
          </table:table-cell>
        </table:table-row>
        <table:table-row table:style-name="ro1">
          <table:table-cell office:value-type="string" calcext:value-type="string">
            <text:p>www.letelegramm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telegramm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6]&amp;&quot;.&quot;&amp;[.E736]&amp;&quot;.&quot;&amp;[.F736]" office:value-type="string" office:string-value="www.letelegramme.fr" calcext:value-type="string">
            <text:p>www.letelegramme.fr</text:p>
          </table:table-cell>
        </table:table-row>
        <table:table-row table:style-name="ro1">
          <table:table-cell office:value-type="string" calcext:value-type="string">
            <text:p>www.letudiant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tudia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7]&amp;&quot;.&quot;&amp;[.E737]&amp;&quot;.&quot;&amp;[.F737]" office:value-type="string" office:string-value="www.letudiant.fr" calcext:value-type="string">
            <text:p>www.letudiant.fr</text:p>
          </table:table-cell>
        </table:table-row>
        <table:table-row table:style-name="ro1">
          <table:table-cell office:value-type="string" calcext:value-type="string">
            <text:p>www.levei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vei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8]&amp;&quot;.&quot;&amp;[.E738]&amp;&quot;.&quot;&amp;[.F738]" office:value-type="string" office:string-value="www.leveil.fr" calcext:value-type="string">
            <text:p>www.leveil.fr</text:p>
          </table:table-cell>
        </table:table-row>
        <table:table-row table:style-name="ro1">
          <table:table-cell office:value-type="string" calcext:value-type="string">
            <text:p>blogs.lexpres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logs</text:p>
          </table:table-cell>
          <table:table-cell office:value-type="string" calcext:value-type="string">
            <text:p>lexpres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39]&amp;&quot;.&quot;&amp;[.E739]&amp;&quot;.&quot;&amp;[.F739]" office:value-type="string" office:string-value="blogs.lexpress.fr" calcext:value-type="string">
            <text:p>blogs.lexpress.fr</text:p>
          </table:table-cell>
        </table:table-row>
        <table:table-row table:style-name="ro1">
          <table:table-cell office:value-type="string" calcext:value-type="string">
            <text:p>lexpansion.lexpres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xpansion</text:p>
          </table:table-cell>
          <table:table-cell office:value-type="string" calcext:value-type="string">
            <text:p>lexpres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0]&amp;&quot;.&quot;&amp;[.E740]&amp;&quot;.&quot;&amp;[.F740]" office:value-type="string" office:string-value="lexpansion.lexpress.fr" calcext:value-type="string">
            <text:p>lexpansion.lexpress.fr</text:p>
          </table:table-cell>
        </table:table-row>
        <table:table-row table:style-name="ro1">
          <table:table-cell office:value-type="string" calcext:value-type="string">
            <text:p>www.lexpres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xpres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1]&amp;&quot;.&quot;&amp;[.E741]&amp;&quot;.&quot;&amp;[.F741]" office:value-type="string" office:string-value="www.lexpress.fr" calcext:value-type="string">
            <text:p>www.lexpress.fr</text:p>
          </table:table-cell>
        </table:table-row>
        <table:table-row table:style-name="ro1">
          <table:table-cell office:value-type="string" calcext:value-type="string">
            <text:p>www.lfp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fp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2]&amp;&quot;.&quot;&amp;[.E742]&amp;&quot;.&quot;&amp;[.F742]" office:value-type="string" office:string-value="www.lfp.fr" calcext:value-type="string">
            <text:p>www.lfp.fr</text:p>
          </table:table-cell>
        </table:table-row>
        <table:table-row table:style-name="ro1">
          <table:table-cell office:value-type="string" calcext:value-type="string">
            <text:p>www.lhotellerie-restauratio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hotellerie-restaurat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3]&amp;&quot;.&quot;&amp;[.E743]&amp;&quot;.&quot;&amp;[.F743]" office:value-type="string" office:string-value="www.lhotellerie-restauration.fr" calcext:value-type="string">
            <text:p>www.lhotellerie-restauration.fr</text:p>
          </table:table-cell>
        </table:table-row>
        <table:table-row table:style-name="ro1">
          <table:table-cell office:value-type="string" calcext:value-type="string">
            <text:p>www.liberat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4]&amp;&quot;.&quot;&amp;[.E744]&amp;&quot;.&quot;&amp;[.F744]" office:value-type="string" office:string-value="www.liberation.fr" calcext:value-type="string">
            <text:p>www.liberation.fr</text:p>
          </table:table-cell>
        </table:table-row>
        <table:table-row table:style-name="ro1">
          <table:table-cell office:value-type="string" calcext:value-type="string">
            <text:p>www.lindependan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dependa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5]&amp;&quot;.&quot;&amp;[.E745]&amp;&quot;.&quot;&amp;[.F745]" office:value-type="string" office:string-value="www.lindependant.fr" calcext:value-type="string">
            <text:p>www.lindependant.fr</text:p>
          </table:table-cell>
        </table:table-row>
        <table:table-row table:style-name="ro1">
          <table:table-cell office:value-type="string" calcext:value-type="string">
            <text:p>www.lindicateurdesflandr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dicateurdesflandr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6]&amp;&quot;.&quot;&amp;[.E746]&amp;&quot;.&quot;&amp;[.F746]" office:value-type="string" office:string-value="www.lindicateurdesflandres.fr" calcext:value-type="string">
            <text:p>www.lindicateurdesflandres.fr</text:p>
          </table:table-cell>
        </table:table-row>
        <table:table-row table:style-name="ro1">
          <table:table-cell office:value-type="string" calcext:value-type="string">
            <text:p>www.linfodurab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fodurab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7]&amp;&quot;.&quot;&amp;[.E747]&amp;&quot;.&quot;&amp;[.F747]" office:value-type="string" office:string-value="www.linfodurable.fr" calcext:value-type="string">
            <text:p>www.linfodurable.fr</text:p>
          </table:table-cell>
        </table:table-row>
        <table:table-row table:style-name="ro1">
          <table:table-cell office:value-type="string" calcext:value-type="string">
            <text:p>www.livreshebd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vreshebd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8]&amp;&quot;.&quot;&amp;[.E748]&amp;&quot;.&quot;&amp;[.F748]" office:value-type="string" office:string-value="www.livreshebdo.fr" calcext:value-type="string">
            <text:p>www.livreshebdo.fr</text:p>
          </table:table-cell>
        </table:table-row>
        <table:table-row table:style-name="ro1">
          <table:table-cell office:value-type="string" calcext:value-type="string">
            <text:p>www.lobservat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bservat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49]&amp;&quot;.&quot;&amp;[.E749]&amp;&quot;.&quot;&amp;[.F749]" office:value-type="string" office:string-value="www.lobservateur.fr" calcext:value-type="string">
            <text:p>www.lobservateur.fr</text:p>
          </table:table-cell>
        </table:table-row>
        <table:table-row table:style-name="ro1">
          <table:table-cell office:value-type="string" calcext:value-type="string">
            <text:p>www.lobservateurdebeauva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bservateurdebeauva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0]&amp;&quot;.&quot;&amp;[.E750]&amp;&quot;.&quot;&amp;[.F750]" office:value-type="string" office:string-value="www.lobservateurdebeauvais.fr" calcext:value-type="string">
            <text:p>www.lobservateurdebeauvais.fr</text:p>
          </table:table-cell>
        </table:table-row>
        <table:table-row table:style-name="ro1">
          <table:table-cell office:value-type="string" calcext:value-type="string">
            <text:p>www.lopin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pin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1]&amp;&quot;.&quot;&amp;[.E751]&amp;&quot;.&quot;&amp;[.F751]" office:value-type="string" office:string-value="www.lopinion.fr" calcext:value-type="string">
            <text:p>www.lopinion.fr</text:p>
          </table:table-cell>
        </table:table-row>
        <table:table-row table:style-name="ro1">
          <table:table-cell office:value-type="string" calcext:value-type="string">
            <text:p>abonne.lun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lun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2]&amp;&quot;.&quot;&amp;[.E752]&amp;&quot;.&quot;&amp;[.F752]" office:value-type="string" office:string-value="abonne.lunion.fr" calcext:value-type="string">
            <text:p>abonne.lunion.fr</text:p>
          </table:table-cell>
        </table:table-row>
        <table:table-row table:style-name="ro1">
          <table:table-cell office:value-type="string" calcext:value-type="string">
            <text:p>www.lun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un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3]&amp;&quot;.&quot;&amp;[.E753]&amp;&quot;.&quot;&amp;[.F753]" office:value-type="string" office:string-value="www.lunion.fr" calcext:value-type="string">
            <text:p>www.lunion.fr</text:p>
          </table:table-cell>
        </table:table-row>
        <table:table-row table:style-name="ro1">
          <table:table-cell office:value-type="string" calcext:value-type="string">
            <text:p>www.lyoncapita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yoncapita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4]&amp;&quot;.&quot;&amp;[.E754]&amp;&quot;.&quot;&amp;[.F754]" office:value-type="string" office:string-value="www.lyoncapitale.fr" calcext:value-type="string">
            <text:p>www.lyoncapitale.fr</text:p>
          </table:table-cell>
        </table:table-row>
        <table:table-row table:style-name="ro1">
          <table:table-cell office:value-type="string" calcext:value-type="string">
            <text:p>www.lyon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yon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5]&amp;&quot;.&quot;&amp;[.E755]&amp;&quot;.&quot;&amp;[.F755]" office:value-type="string" office:string-value="www.lyonne.fr" calcext:value-type="string">
            <text:p>www.lyonne.fr</text:p>
          </table:table-cell>
        </table:table-row>
        <table:table-row table:style-name="ro1">
          <table:table-cell office:value-type="string" calcext:value-type="string">
            <text:p>www.magcent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gcent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6]&amp;&quot;.&quot;&amp;[.E756]&amp;&quot;.&quot;&amp;[.F756]" office:value-type="string" office:string-value="www.magcentre.fr" calcext:value-type="string">
            <text:p>www.magcentre.fr</text:p>
          </table:table-cell>
        </table:table-row>
        <table:table-row table:style-name="ro1">
          <table:table-cell office:value-type="string" calcext:value-type="string">
            <text:p>www.magjournal77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gjournal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7]&amp;&quot;.&quot;&amp;[.E757]&amp;&quot;.&quot;&amp;[.F757]" office:value-type="string" office:string-value="www.magjournal77.fr" calcext:value-type="string">
            <text:p>www.magjournal77.fr</text:p>
          </table:table-cell>
        </table:table-row>
        <table:table-row table:style-name="ro1">
          <table:table-cell office:value-type="string" calcext:value-type="string">
            <text:p>www.maine-et-loir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8]&amp;&quot;.&quot;&amp;[.E758]&amp;&quot;.&quot;&amp;[.F758]" office:value-type="string" office:string-value="www.maine-et-loire.fr" calcext:value-type="string">
            <text:p>www.maine-et-loire.fr</text:p>
          </table:table-cell>
        </table:table-row>
        <table:table-row table:style-name="ro1">
          <table:table-cell office:value-type="string" calcext:value-type="string">
            <text:p>www.marieclai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ieclai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59]&amp;&quot;.&quot;&amp;[.E759]&amp;&quot;.&quot;&amp;[.F759]" office:value-type="string" office:string-value="www.marieclaire.fr" calcext:value-type="string">
            <text:p>www.marieclaire.fr</text:p>
          </table:table-cell>
        </table:table-row>
        <table:table-row table:style-name="ro1">
          <table:table-cell office:value-type="string" calcext:value-type="string">
            <text:p>www.marie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ie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0]&amp;&quot;.&quot;&amp;[.E760]&amp;&quot;.&quot;&amp;[.F760]" office:value-type="string" office:string-value="www.mariefrance.fr" calcext:value-type="string">
            <text:p>www.mariefrance.fr</text:p>
          </table:table-cell>
        </table:table-row>
        <table:table-row table:style-name="ro1">
          <table:table-cell office:value-type="string" calcext:value-type="string">
            <text:p>www.marseill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1]&amp;&quot;.&quot;&amp;[.E761]&amp;&quot;.&quot;&amp;[.F761]" office:value-type="string" office:string-value="www.marseille.fr" calcext:value-type="string">
            <text:p>www.marseille.fr</text:p>
          </table:table-cell>
        </table:table-row>
        <table:table-row table:style-name="ro1">
          <table:table-cell office:value-type="string" calcext:value-type="string">
            <text:p>www.mediacit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cit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2]&amp;&quot;.&quot;&amp;[.E762]&amp;&quot;.&quot;&amp;[.F762]" office:value-type="string" office:string-value="www.mediacites.fr" calcext:value-type="string">
            <text:p>www.mediacites.fr</text:p>
          </table:table-cell>
        </table:table-row>
        <table:table-row table:style-name="ro1">
          <table:table-cell office:value-type="string" calcext:value-type="string">
            <text:p>blogs.mediapar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logs</text:p>
          </table:table-cell>
          <table:table-cell office:value-type="string" calcext:value-type="string">
            <text:p>mediapar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3]&amp;&quot;.&quot;&amp;[.E763]&amp;&quot;.&quot;&amp;[.F763]" office:value-type="string" office:string-value="blogs.mediapart.fr" calcext:value-type="string">
            <text:p>blogs.mediapart.fr</text:p>
          </table:table-cell>
        </table:table-row>
        <table:table-row table:style-name="ro1">
          <table:table-cell office:value-type="string" calcext:value-type="string">
            <text:p>www.mediapar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par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4]&amp;&quot;.&quot;&amp;[.E764]&amp;&quot;.&quot;&amp;[.F764]" office:value-type="string" office:string-value="www.mediapart.fr" calcext:value-type="string">
            <text:p>www.mediapart.fr</text:p>
          </table:table-cell>
        </table:table-row>
        <table:table-row table:style-name="ro1">
          <table:table-cell office:value-type="string" calcext:value-type="string">
            <text:p>www.medisi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si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5]&amp;&quot;.&quot;&amp;[.E765]&amp;&quot;.&quot;&amp;[.F765]" office:value-type="string" office:string-value="www.medisite.fr" calcext:value-type="string">
            <text:p>www.medisite.fr</text:p>
          </table:table-cell>
        </table:table-row>
        <table:table-row table:style-name="ro1">
          <table:table-cell office:value-type="string" calcext:value-type="string">
            <text:p>www.megazap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gazap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6]&amp;&quot;.&quot;&amp;[.E766]&amp;&quot;.&quot;&amp;[.F766]" office:value-type="string" office:string-value="www.megazap.fr" calcext:value-type="string">
            <text:p>www.megazap.fr</text:p>
          </table:table-cell>
        </table:table-row>
        <table:table-row table:style-name="ro1">
          <table:table-cell office:value-type="string" calcext:value-type="string">
            <text:p>amp.melty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elt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7]&amp;&quot;.&quot;&amp;[.E767]&amp;&quot;.&quot;&amp;[.F767]" office:value-type="string" office:string-value="amp.melty.fr" calcext:value-type="string">
            <text:p>amp.melty.fr</text:p>
          </table:table-cell>
        </table:table-row>
        <table:table-row table:style-name="ro1">
          <table:table-cell office:value-type="string" calcext:value-type="string">
            <text:p>www.melty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lty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8]&amp;&quot;.&quot;&amp;[.E768]&amp;&quot;.&quot;&amp;[.F768]" office:value-type="string" office:string-value="www.melty.fr" calcext:value-type="string">
            <text:p>www.melty.fr</text:p>
          </table:table-cell>
        </table:table-row>
        <table:table-row table:style-name="ro1">
          <table:table-cell office:value-type="string" calcext:value-type="string">
            <text:p>www.meteoconsul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teoconsul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69]&amp;&quot;.&quot;&amp;[.E769]&amp;&quot;.&quot;&amp;[.F769]" office:value-type="string" office:string-value="www.meteoconsult.fr" calcext:value-type="string">
            <text:p>www.meteoconsult.fr</text:p>
          </table:table-cell>
        </table:table-row>
        <table:table-row table:style-name="ro1">
          <table:table-cell office:value-type="string" calcext:value-type="string">
            <text:p>www.midilib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idilib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0]&amp;&quot;.&quot;&amp;[.E770]&amp;&quot;.&quot;&amp;[.F770]" office:value-type="string" office:string-value="www.midilibre.fr" calcext:value-type="string">
            <text:p>www.midilibre.fr</text:p>
          </table:table-cell>
        </table:table-row>
        <table:table-row table:style-name="ro1">
          <table:table-cell office:value-type="string" calcext:value-type="string">
            <text:p>www.miroir-ma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iroir-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1]&amp;&quot;.&quot;&amp;[.E771]&amp;&quot;.&quot;&amp;[.F771]" office:value-type="string" office:string-value="www.miroir-mag.fr" calcext:value-type="string">
            <text:p>www.miroir-mag.fr</text:p>
          </table:table-cell>
        </table:table-row>
        <table:table-row table:style-name="ro1">
          <table:table-cell office:value-type="string" calcext:value-type="string">
            <text:p>www.mlactu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lactu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2]&amp;&quot;.&quot;&amp;[.E772]&amp;&quot;.&quot;&amp;[.F772]" office:value-type="string" office:string-value="www.mlactu.fr" calcext:value-type="string">
            <text:p>www.mlactu.fr</text:p>
          </table:table-cell>
        </table:table-row>
        <table:table-row table:style-name="ro1">
          <table:table-cell office:value-type="string" calcext:value-type="string">
            <text:p>www.monde-diplomat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nde-diplomat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3]&amp;&quot;.&quot;&amp;[.E773]&amp;&quot;.&quot;&amp;[.F773]" office:value-type="string" office:string-value="www.monde-diplomatique.fr" calcext:value-type="string">
            <text:p>www.monde-diplomatique.fr</text:p>
          </table:table-cell>
        </table:table-row>
        <table:table-row table:style-name="ro1">
          <table:table-cell office:value-type="string" calcext:value-type="string">
            <text:p>www.moneyvox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oneyvox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4]&amp;&quot;.&quot;&amp;[.E774]&amp;&quot;.&quot;&amp;[.F774]" office:value-type="string" office:string-value="www.moneyvox.fr" calcext:value-type="string">
            <text:p>www.moneyvox.fr</text:p>
          </table:table-cell>
        </table:table-row>
        <table:table-row table:style-name="ro1">
          <table:table-cell office:value-type="string" calcext:value-type="string">
            <text:p>www.mplusinfo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plus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5]&amp;&quot;.&quot;&amp;[.E775]&amp;&quot;.&quot;&amp;[.F775]" office:value-type="string" office:string-value="www.mplusinfo.fr" calcext:value-type="string">
            <text:p>www.mplusinfo.fr</text:p>
          </table:table-cell>
        </table:table-row>
        <table:table-row table:style-name="ro1">
          <table:table-cell office:value-type="string" calcext:value-type="string">
            <text:p>www.nationalgeographic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ationalgeographi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6]&amp;&quot;.&quot;&amp;[.E776]&amp;&quot;.&quot;&amp;[.F776]" office:value-type="string" office:string-value="www.nationalgeographic.fr" calcext:value-type="string">
            <text:p>www.nationalgeographic.fr</text:p>
          </table:table-cell>
        </table:table-row>
        <table:table-row table:style-name="ro1">
          <table:table-cell office:value-type="string" calcext:value-type="string">
            <text:p>www.neonma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eonma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7]&amp;&quot;.&quot;&amp;[.E777]&amp;&quot;.&quot;&amp;[.F777]" office:value-type="string" office:string-value="www.neonmag.fr" calcext:value-type="string">
            <text:p>www.neonmag.fr</text:p>
          </table:table-cell>
        </table:table-row>
        <table:table-row table:style-name="ro1">
          <table:table-cell office:value-type="string" calcext:value-type="string">
            <text:p>www.nonfictio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nfict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8]&amp;&quot;.&quot;&amp;[.E778]&amp;&quot;.&quot;&amp;[.F778]" office:value-type="string" office:string-value="www.nonfiction.fr" calcext:value-type="string">
            <text:p>www.nonfiction.fr</text:p>
          </table:table-cell>
        </table:table-row>
        <table:table-row table:style-name="ro1">
          <table:table-cell office:value-type="string" calcext:value-type="string">
            <text:p>lasemainedansleboulonnais.nordlittor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semainedansleboulonnais</text:p>
          </table:table-cell>
          <table:table-cell office:value-type="string" calcext:value-type="string">
            <text:p>nordlittor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79]&amp;&quot;.&quot;&amp;[.E779]&amp;&quot;.&quot;&amp;[.F779]" office:value-type="string" office:string-value="lasemainedansleboulonnais.nordlittoral.fr" calcext:value-type="string">
            <text:p>lasemainedansleboulonnais.nordlittoral.fr</text:p>
          </table:table-cell>
        </table:table-row>
        <table:table-row table:style-name="ro1">
          <table:table-cell office:value-type="string" calcext:value-type="string">
            <text:p>lechodelalys.nordlittor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chodelalys</text:p>
          </table:table-cell>
          <table:table-cell office:value-type="string" calcext:value-type="string">
            <text:p>nordlittor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0]&amp;&quot;.&quot;&amp;[.E780]&amp;&quot;.&quot;&amp;[.F780]" office:value-type="string" office:string-value="lechodelalys.nordlittoral.fr" calcext:value-type="string">
            <text:p>lechodelalys.nordlittoral.fr</text:p>
          </table:table-cell>
        </table:table-row>
        <table:table-row table:style-name="ro1">
          <table:table-cell office:value-type="string" calcext:value-type="string">
            <text:p>lepharedunkerquois.nordlittor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pharedunkerquois</text:p>
          </table:table-cell>
          <table:table-cell office:value-type="string" calcext:value-type="string">
            <text:p>nordlittor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1]&amp;&quot;.&quot;&amp;[.E781]&amp;&quot;.&quot;&amp;[.F781]" office:value-type="string" office:string-value="lepharedunkerquois.nordlittoral.fr" calcext:value-type="string">
            <text:p>lepharedunkerquois.nordlittoral.fr</text:p>
          </table:table-cell>
        </table:table-row>
        <table:table-row table:style-name="ro1">
          <table:table-cell office:value-type="string" calcext:value-type="string">
            <text:p>lindicateurdesflandres.nordlittor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indicateurdesflandres</text:p>
          </table:table-cell>
          <table:table-cell office:value-type="string" calcext:value-type="string">
            <text:p>nordlittor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2]&amp;&quot;.&quot;&amp;[.E782]&amp;&quot;.&quot;&amp;[.F782]" office:value-type="string" office:string-value="lindicateurdesflandres.nordlittoral.fr" calcext:value-type="string">
            <text:p>lindicateurdesflandres.nordlittoral.fr</text:p>
          </table:table-cell>
        </table:table-row>
        <table:table-row table:style-name="ro1">
          <table:table-cell office:value-type="string" calcext:value-type="string">
            <text:p>www.nordlittor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rdlittora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3]&amp;&quot;.&quot;&amp;[.E783]&amp;&quot;.&quot;&amp;[.F783]" office:value-type="string" office:string-value="www.nordlittoral.fr" calcext:value-type="string">
            <text:p>www.nordlittoral.fr</text:p>
          </table:table-cell>
        </table:table-row>
        <table:table-row table:style-name="ro1">
          <table:table-cell office:value-type="string" calcext:value-type="string">
            <text:p>www.novethic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ovethi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4]&amp;&quot;.&quot;&amp;[.E784]&amp;&quot;.&quot;&amp;[.F784]" office:value-type="string" office:string-value="www.novethic.fr" calcext:value-type="string">
            <text:p>www.novethic.fr</text:p>
          </table:table-cell>
        </table:table-row>
        <table:table-row table:style-name="ro1">
          <table:table-cell office:value-type="string" calcext:value-type="string">
            <text:p>www.nrpyrene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rpyrene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5]&amp;&quot;.&quot;&amp;[.E785]&amp;&quot;.&quot;&amp;[.F785]" office:value-type="string" office:string-value="www.nrpyrenees.fr" calcext:value-type="string">
            <text:p>www.nrpyrenees.fr</text:p>
          </table:table-cell>
        </table:table-row>
        <table:table-row table:style-name="ro1">
          <table:table-cell office:value-type="string" calcext:value-type="string">
            <text:p>www.oisehebd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isehebd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6]&amp;&quot;.&quot;&amp;[.E786]&amp;&quot;.&quot;&amp;[.F786]" office:value-type="string" office:string-value="www.oisehebdo.fr" calcext:value-type="string">
            <text:p>www.oisehebdo.fr</text:p>
          </table:table-cell>
        </table:table-row>
        <table:table-row table:style-name="ro1">
          <table:table-cell office:value-type="string" calcext:value-type="string">
            <text:p>billetterie.ol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illetterie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7]&amp;&quot;.&quot;&amp;[.E787]&amp;&quot;.&quot;&amp;[.F787]" office:value-type="string" office:string-value="billetterie.ol.fr" calcext:value-type="string">
            <text:p>billetterie.ol.fr</text:p>
          </table:table-cell>
        </table:table-row>
        <table:table-row table:style-name="ro1">
          <table:table-cell office:value-type="string" calcext:value-type="string">
            <text:p>www.ol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8]&amp;&quot;.&quot;&amp;[.E788]&amp;&quot;.&quot;&amp;[.F788]" office:value-type="string" office:string-value="www.ol.fr" calcext:value-type="string">
            <text:p>www.ol.fr</text:p>
          </table:table-cell>
        </table:table-row>
        <table:table-row table:style-name="ro1">
          <table:table-cell office:value-type="string" calcext:value-type="string">
            <text:p>actu.orang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89]&amp;&quot;.&quot;&amp;[.E789]&amp;&quot;.&quot;&amp;[.F789]" office:value-type="string" office:string-value="actu.orange.fr" calcext:value-type="string">
            <text:p>actu.orange.fr</text:p>
          </table:table-cell>
        </table:table-row>
        <table:table-row table:style-name="ro1">
          <table:table-cell office:value-type="string" calcext:value-type="string">
            <text:p>cineday.orang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ineda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0]&amp;&quot;.&quot;&amp;[.E790]&amp;&quot;.&quot;&amp;[.F790]" office:value-type="string" office:string-value="cineday.orange.fr" calcext:value-type="string">
            <text:p>cineday.orange.fr</text:p>
          </table:table-cell>
        </table:table-row>
        <table:table-row table:style-name="ro1">
          <table:table-cell office:value-type="string" calcext:value-type="string">
            <text:p>sports.orang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1]&amp;&quot;.&quot;&amp;[.E791]&amp;&quot;.&quot;&amp;[.F791]" office:value-type="string" office:string-value="sports.orange.fr" calcext:value-type="string">
            <text:p>sports.orange.fr</text:p>
          </table:table-cell>
        </table:table-row>
        <table:table-row table:style-name="ro1">
          <table:table-cell office:value-type="string" calcext:value-type="string">
            <text:p>www.orleans-metropol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rleans-metropo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2]&amp;&quot;.&quot;&amp;[.E792]&amp;&quot;.&quot;&amp;[.F792]" office:value-type="string" office:string-value="www.orleans-metropole.fr" calcext:value-type="string">
            <text:p>www.orleans-metropole.fr</text:p>
          </table:table-cell>
        </table:table-row>
        <table:table-row table:style-name="ro1">
          <table:table-cell office:value-type="string" calcext:value-type="string">
            <text:p>amp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3]&amp;&quot;.&quot;&amp;[.E793]&amp;&quot;.&quot;&amp;[.F793]" office:value-type="string" office:string-value="amp.ouest-france.fr" calcext:value-type="string">
            <text:p>amp.ouest-france.fr</text:p>
          </table:table-cell>
        </table:table-row>
        <table:table-row table:style-name="ro1">
          <table:table-cell office:value-type="string" calcext:value-type="string">
            <text:p>lemagsportauto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magsportauto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4]&amp;&quot;.&quot;&amp;[.E794]&amp;&quot;.&quot;&amp;[.F794]" office:value-type="string" office:string-value="lemagsportauto.ouest-france.fr" calcext:value-type="string">
            <text:p>lemagsportauto.ouest-france.fr</text:p>
          </table:table-cell>
        </table:table-row>
        <table:table-row table:style-name="ro1">
          <table:table-cell office:value-type="string" calcext:value-type="string">
            <text:p>lemarin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marin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5]&amp;&quot;.&quot;&amp;[.E795]&amp;&quot;.&quot;&amp;[.F795]" office:value-type="string" office:string-value="lemarin.ouest-france.fr" calcext:value-type="string">
            <text:p>lemarin.ouest-france.fr</text:p>
          </table:table-cell>
        </table:table-row>
        <table:table-row table:style-name="ro1">
          <table:table-cell office:value-type="string" calcext:value-type="string">
            <text:p>voilesetvoiliers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voilesetvoiliers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6]&amp;&quot;.&quot;&amp;[.E796]&amp;&quot;.&quot;&amp;[.F796]" office:value-type="string" office:string-value="voilesetvoiliers.ouest-france.fr" calcext:value-type="string">
            <text:p>voilesetvoiliers.ouest-france.fr</text:p>
          </table:table-cell>
        </table:table-row>
        <table:table-row table:style-name="ro1">
          <table:table-cell office:value-type="string" calcext:value-type="string">
            <text:p>www.ouest-f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uest-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7]&amp;&quot;.&quot;&amp;[.E797]&amp;&quot;.&quot;&amp;[.F797]" office:value-type="string" office:string-value="www.ouest-france.fr" calcext:value-type="string">
            <text:p>www.ouest-france.fr</text:p>
          </table:table-cell>
        </table:table-row>
        <table:table-row table:style-name="ro1">
          <table:table-cell office:value-type="string" calcext:value-type="string">
            <text:p>mairie12.par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irie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8]&amp;&quot;.&quot;&amp;[.E798]&amp;&quot;.&quot;&amp;[.F798]" office:value-type="string" office:string-value="mairie12.paris.fr" calcext:value-type="string">
            <text:p>mairie12.paris.fr</text:p>
          </table:table-cell>
        </table:table-row>
        <table:table-row table:style-name="ro1">
          <table:table-cell office:value-type="string" calcext:value-type="string">
            <text:p>mairie20.par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irie2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799]&amp;&quot;.&quot;&amp;[.E799]&amp;&quot;.&quot;&amp;[.F799]" office:value-type="string" office:string-value="mairie20.paris.fr" calcext:value-type="string">
            <text:p>mairie20.paris.fr</text:p>
          </table:table-cell>
        </table:table-row>
        <table:table-row table:style-name="ro1">
          <table:table-cell office:value-type="string" calcext:value-type="string">
            <text:p>quefaire.par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quefair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0]&amp;&quot;.&quot;&amp;[.E800]&amp;&quot;.&quot;&amp;[.F800]" office:value-type="string" office:string-value="quefaire.paris.fr" calcext:value-type="string">
            <text:p>quefaire.paris.fr</text:p>
          </table:table-cell>
        </table:table-row>
        <table:table-row table:style-name="ro1">
          <table:table-cell office:value-type="string" calcext:value-type="string">
            <text:p>www.par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1]&amp;&quot;.&quot;&amp;[.E801]&amp;&quot;.&quot;&amp;[.F801]" office:value-type="string" office:string-value="www.paris.fr" calcext:value-type="string">
            <text:p>www.paris.fr</text:p>
          </table:table-cell>
        </table:table-row>
        <table:table-row table:style-name="ro1">
          <table:table-cell office:value-type="string" calcext:value-type="string">
            <text:p>www.paris-normandi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ris-normandi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2]&amp;&quot;.&quot;&amp;[.E802]&amp;&quot;.&quot;&amp;[.F802]" office:value-type="string" office:string-value="www.paris-normandie.fr" calcext:value-type="string">
            <text:p>www.paris-normandie.fr</text:p>
          </table:table-cell>
        </table:table-row>
        <table:table-row table:style-name="ro1">
          <table:table-cell office:value-type="string" calcext:value-type="string">
            <text:p>www.paysan-bret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ysan-bret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3]&amp;&quot;.&quot;&amp;[.E803]&amp;&quot;.&quot;&amp;[.F803]" office:value-type="string" office:string-value="www.paysan-breton.fr" calcext:value-type="string">
            <text:p>www.paysan-breton.fr</text:p>
          </table:table-cell>
        </table:table-row>
        <table:table-row table:style-name="ro1">
          <table:table-cell office:value-type="string" calcext:value-type="string">
            <text:p>www.petit-bullet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etit-bullet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4]&amp;&quot;.&quot;&amp;[.E804]&amp;&quot;.&quot;&amp;[.F804]" office:value-type="string" office:string-value="www.petit-bulletin.fr" calcext:value-type="string">
            <text:p>www.petit-bulletin.fr</text:p>
          </table:table-cell>
        </table:table-row>
        <table:table-row table:style-name="ro1">
          <table:table-cell office:value-type="string" calcext:value-type="string">
            <text:p>www.petitble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etitbleu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5]&amp;&quot;.&quot;&amp;[.E805]&amp;&quot;.&quot;&amp;[.F805]" office:value-type="string" office:string-value="www.petitbleu.fr" calcext:value-type="string">
            <text:p>www.petitbleu.fr</text:p>
          </table:table-cell>
        </table:table-row>
        <table:table-row table:style-name="ro1">
          <table:table-cell office:value-type="string" calcext:value-type="string">
            <text:p>www.petitesaffich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etitesaffich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6]&amp;&quot;.&quot;&amp;[.E806]&amp;&quot;.&quot;&amp;[.F806]" office:value-type="string" office:string-value="www.petitesaffiches.fr" calcext:value-type="string">
            <text:p>www.petitesaffiches.fr</text:p>
          </table:table-cell>
        </table:table-row>
        <table:table-row table:style-name="ro1">
          <table:table-cell office:value-type="string" calcext:value-type="string">
            <text:p>www.peuple-lib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euple-lib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7]&amp;&quot;.&quot;&amp;[.E807]&amp;&quot;.&quot;&amp;[.F807]" office:value-type="string" office:string-value="www.peuple-libre.fr" calcext:value-type="string">
            <text:p>www.peuple-libre.fr</text:p>
          </table:table-cell>
        </table:table-row>
        <table:table-row table:style-name="ro1">
          <table:table-cell office:value-type="string" calcext:value-type="string">
            <text:p>www.place-publiqu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lace-publ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8]&amp;&quot;.&quot;&amp;[.E808]&amp;&quot;.&quot;&amp;[.F808]" office:value-type="string" office:string-value="www.place-publique.fr" calcext:value-type="string">
            <text:p>www.place-publique.fr</text:p>
          </table:table-cell>
        </table:table-row>
        <table:table-row table:style-name="ro1">
          <table:table-cell office:value-type="string" calcext:value-type="string">
            <text:p>www.placegrene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lacegren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09]&amp;&quot;.&quot;&amp;[.E809]&amp;&quot;.&quot;&amp;[.F809]" office:value-type="string" office:string-value="www.placegrenet.fr" calcext:value-type="string">
            <text:p>www.placegrenet.fr</text:p>
          </table:table-cell>
        </table:table-row>
        <table:table-row table:style-name="ro1">
          <table:table-cell office:value-type="string" calcext:value-type="string">
            <text:p>www.plane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0]&amp;&quot;.&quot;&amp;[.E810]&amp;&quot;.&quot;&amp;[.F810]" office:value-type="string" office:string-value="www.planet.fr" calcext:value-type="string">
            <text:p>www.planet.fr</text:p>
          </table:table-cell>
        </table:table-row>
        <table:table-row table:style-name="ro1">
          <table:table-cell office:value-type="string" calcext:value-type="string">
            <text:p>www.plasmareview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lasmareview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1]&amp;&quot;.&quot;&amp;[.E811]&amp;&quot;.&quot;&amp;[.F811]" office:value-type="string" office:string-value="www.plasmareview.fr" calcext:value-type="string">
            <text:p>www.plasmareview.fr</text:p>
          </table:table-cell>
        </table:table-row>
        <table:table-row table:style-name="ro1">
          <table:table-cell office:value-type="string" calcext:value-type="string">
            <text:p>www.politi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olit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2]&amp;&quot;.&quot;&amp;[.E812]&amp;&quot;.&quot;&amp;[.F812]" office:value-type="string" office:string-value="www.politis.fr" calcext:value-type="string">
            <text:p>www.politis.fr</text:p>
          </table:table-cell>
        </table:table-row>
        <table:table-row table:style-name="ro1">
          <table:table-cell office:value-type="string" calcext:value-type="string">
            <text:p>www.pourlascie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ourlascie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3]&amp;&quot;.&quot;&amp;[.E813]&amp;&quot;.&quot;&amp;[.F813]" office:value-type="string" office:string-value="www.pourlascience.fr" calcext:value-type="string">
            <text:p>www.pourlascience.fr</text:p>
          </table:table-cell>
        </table:table-row>
        <table:table-row table:style-name="ro1">
          <table:table-cell office:value-type="string" calcext:value-type="string">
            <text:p>www.pourquoidocte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ourquoidocteu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4]&amp;&quot;.&quot;&amp;[.E814]&amp;&quot;.&quot;&amp;[.F814]" office:value-type="string" office:string-value="www.pourquoidocteur.fr" calcext:value-type="string">
            <text:p>www.pourquoidocteur.fr</text:p>
          </table:table-cell>
        </table:table-row>
        <table:table-row table:style-name="ro1">
          <table:table-cell office:value-type="string" calcext:value-type="string">
            <text:p>www.premier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5]&amp;&quot;.&quot;&amp;[.E815]&amp;&quot;.&quot;&amp;[.F815]" office:value-type="string" office:string-value="www.premiere.fr" calcext:value-type="string">
            <text:p>www.premiere.fr</text:p>
          </table:table-cell>
        </table:table-row>
        <table:table-row table:style-name="ro1">
          <table:table-cell office:value-type="string" calcext:value-type="string">
            <text:p>www.presse-evas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esse-evas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6]&amp;&quot;.&quot;&amp;[.E816]&amp;&quot;.&quot;&amp;[.F816]" office:value-type="string" office:string-value="www.presse-evasion.fr" calcext:value-type="string">
            <text:p>www.presse-evasion.fr</text:p>
          </table:table-cell>
        </table:table-row>
        <table:table-row table:style-name="ro1">
          <table:table-cell office:value-type="string" calcext:value-type="string">
            <text:p>www.presseagenc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esseage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7]&amp;&quot;.&quot;&amp;[.E817]&amp;&quot;.&quot;&amp;[.F817]" office:value-type="string" office:string-value="www.presseagence.fr" calcext:value-type="string">
            <text:p>www.presseagence.fr</text:p>
          </table:table-cell>
        </table:table-row>
        <table:table-row table:style-name="ro1">
          <table:table-cell office:value-type="string" calcext:value-type="string">
            <text:p>www.public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8]&amp;&quot;.&quot;&amp;[.E818]&amp;&quot;.&quot;&amp;[.F818]" office:value-type="string" office:string-value="www.public.fr" calcext:value-type="string">
            <text:p>www.public.fr</text:p>
          </table:table-cell>
        </table:table-row>
        <table:table-row table:style-name="ro1">
          <table:table-cell office:value-type="string" calcext:value-type="string">
            <text:p>www.publicsena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blicsena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19]&amp;&quot;.&quot;&amp;[.E819]&amp;&quot;.&quot;&amp;[.F819]" office:value-type="string" office:string-value="www.publicsenat.fr" calcext:value-type="string">
            <text:p>www.publicsenat.fr</text:p>
          </table:table-cell>
        </table:table-row>
        <table:table-row table:style-name="ro1">
          <table:table-cell office:value-type="string" calcext:value-type="string">
            <text:p>www.puissancetelevis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uissancetelevis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0]&amp;&quot;.&quot;&amp;[.E820]&amp;&quot;.&quot;&amp;[.F820]" office:value-type="string" office:string-value="www.puissancetelevision.fr" calcext:value-type="string">
            <text:p>www.puissancetelevision.fr</text:p>
          </table:table-cell>
        </table:table-row>
        <table:table-row table:style-name="ro1">
          <table:table-cell office:value-type="string" calcext:value-type="string">
            <text:p>www.radioclass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class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1]&amp;&quot;.&quot;&amp;[.E821]&amp;&quot;.&quot;&amp;[.F821]" office:value-type="string" office:string-value="www.radioclassique.fr" calcext:value-type="string">
            <text:p>www.radioclassique.fr</text:p>
          </table:table-cell>
        </table:table-row>
        <table:table-row table:style-name="ro1">
          <table:table-cell office:value-type="string" calcext:value-type="string">
            <text:p>www.railpass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ilpassi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2]&amp;&quot;.&quot;&amp;[.E822]&amp;&quot;.&quot;&amp;[.F822]" office:value-type="string" office:string-value="www.railpassion.fr" calcext:value-type="string">
            <text:p>www.railpassion.fr</text:p>
          </table:table-cell>
        </table:table-row>
        <table:table-row table:style-name="ro1">
          <table:table-cell office:value-type="string" calcext:value-type="string">
            <text:p>www.redstar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dsta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3]&amp;&quot;.&quot;&amp;[.E823]&amp;&quot;.&quot;&amp;[.F823]" office:value-type="string" office:string-value="www.redstar.fr" calcext:value-type="string">
            <text:p>www.redstar.fr</text:p>
          </table:table-cell>
        </table:table-row>
        <table:table-row table:style-name="ro1">
          <table:table-cell office:value-type="string" calcext:value-type="string">
            <text:p>www.rennes-infos-autremen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nnes-infos-autremen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4]&amp;&quot;.&quot;&amp;[.E824]&amp;&quot;.&quot;&amp;[.F824]" office:value-type="string" office:string-value="www.rennes-infos-autrement.fr" calcext:value-type="string">
            <text:p>www.rennes-infos-autrement.fr</text:p>
          </table:table-cell>
        </table:table-row>
        <table:table-row table:style-name="ro1">
          <table:table-cell office:value-type="string" calcext:value-type="string">
            <text:p>www.republicain-lorra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publicain-lorra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5]&amp;&quot;.&quot;&amp;[.E825]&amp;&quot;.&quot;&amp;[.F825]" office:value-type="string" office:string-value="www.republicain-lorrain.fr" calcext:value-type="string">
            <text:p>www.republicain-lorrain.fr</text:p>
          </table:table-cell>
        </table:table-row>
        <table:table-row table:style-name="ro1">
          <table:table-cell office:value-type="string" calcext:value-type="string">
            <text:p>www.reussi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ussi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6]&amp;&quot;.&quot;&amp;[.E826]&amp;&quot;.&quot;&amp;[.F826]" office:value-type="string" office:string-value="www.reussir.fr" calcext:value-type="string">
            <text:p>www.reussir.fr</text:p>
          </table:table-cell>
        </table:table-row>
        <table:table-row table:style-name="ro1">
          <table:table-cell office:value-type="string" calcext:value-type="string">
            <text:p>www.revolutionpermanent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evolutionpermanen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7]&amp;&quot;.&quot;&amp;[.E827]&amp;&quot;.&quot;&amp;[.F827]" office:value-type="string" office:string-value="www.revolutionpermanente.fr" calcext:value-type="string">
            <text:p>www.revolutionpermanente.fr</text:p>
          </table:table-cell>
        </table:table-row>
        <table:table-row table:style-name="ro1">
          <table:table-cell office:value-type="string" calcext:value-type="string">
            <text:p>amp.rf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rf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8]&amp;&quot;.&quot;&amp;[.E828]&amp;&quot;.&quot;&amp;[.F828]" office:value-type="string" office:string-value="amp.rfi.fr" calcext:value-type="string">
            <text:p>amp.rfi.fr</text:p>
          </table:table-cell>
        </table:table-row>
        <table:table-row table:style-name="ro1">
          <table:table-cell office:value-type="string" calcext:value-type="string">
            <text:p>www.rf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f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29]&amp;&quot;.&quot;&amp;[.E829]&amp;&quot;.&quot;&amp;[.F829]" office:value-type="string" office:string-value="www.rfi.fr" calcext:value-type="string">
            <text:p>www.rfi.fr</text:p>
          </table:table-cell>
        </table:table-row>
        <table:table-row table:style-name="ro1">
          <table:table-cell office:value-type="string" calcext:value-type="string">
            <text:p>www.rollingston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ollingston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0]&amp;&quot;.&quot;&amp;[.E830]&amp;&quot;.&quot;&amp;[.F830]" office:value-type="string" office:string-value="www.rollingstone.fr" calcext:value-type="string">
            <text:p>www.rollingstone.fr</text:p>
          </table:table-cell>
        </table:table-row>
        <table:table-row table:style-name="ro1">
          <table:table-cell office:value-type="string" calcext:value-type="string">
            <text:p>www.rt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1]&amp;&quot;.&quot;&amp;[.E831]&amp;&quot;.&quot;&amp;[.F831]" office:value-type="string" office:string-value="www.rtl.fr" calcext:value-type="string">
            <text:p>www.rtl.fr</text:p>
          </table:table-cell>
        </table:table-row>
        <table:table-row table:style-name="ro1">
          <table:table-cell office:value-type="string" calcext:value-type="string">
            <text:p>www.rue89ly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ue89lyo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2]&amp;&quot;.&quot;&amp;[.E832]&amp;&quot;.&quot;&amp;[.F832]" office:value-type="string" office:string-value="www.rue89lyon.fr" calcext:value-type="string">
            <text:p>www.rue89lyon.fr</text:p>
          </table:table-cell>
        </table:table-row>
        <table:table-row table:style-name="ro1">
          <table:table-cell office:value-type="string" calcext:value-type="string">
            <text:p>www.rugbyram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ugbyram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3]&amp;&quot;.&quot;&amp;[.E833]&amp;&quot;.&quot;&amp;[.F833]" office:value-type="string" office:string-value="www.rugbyrama.fr" calcext:value-type="string">
            <text:p>www.rugbyrama.fr</text:p>
          </table:table-cell>
        </table:table-row>
        <table:table-row table:style-name="ro1">
          <table:table-cell office:value-type="string" calcext:value-type="string">
            <text:p>www.rvm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4]&amp;&quot;.&quot;&amp;[.E834]&amp;&quot;.&quot;&amp;[.F834]" office:value-type="string" office:string-value="www.rvm.fr" calcext:value-type="string">
            <text:p>www.rvm.fr</text:p>
          </table:table-cell>
        </table:table-row>
        <table:table-row table:style-name="ro1">
          <table:table-cell office:value-type="string" calcext:value-type="string">
            <text:p>www.saint-quentin-en-yveline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int-quentin-en-yvelin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5]&amp;&quot;.&quot;&amp;[.E835]&amp;&quot;.&quot;&amp;[.F835]" office:value-type="string" office:string-value="www.saint-quentin-en-yvelines.fr" calcext:value-type="string">
            <text:p>www.saint-quentin-en-yvelines.fr</text:p>
          </table:table-cell>
        </table:table-row>
        <table:table-row table:style-name="ro1">
          <table:table-cell office:value-type="string" calcext:value-type="string">
            <text:p>www.saintnazaire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intnazaire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6]&amp;&quot;.&quot;&amp;[.E836]&amp;&quot;.&quot;&amp;[.F836]" office:value-type="string" office:string-value="www.saintnazairenews.fr" calcext:value-type="string">
            <text:p>www.saintnazairenews.fr</text:p>
          </table:table-cell>
        </table:table-row>
        <table:table-row table:style-name="ro1">
          <table:table-cell office:value-type="string" calcext:value-type="string">
            <text:p>www.santepubliquefranc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ntepubliquef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7]&amp;&quot;.&quot;&amp;[.E837]&amp;&quot;.&quot;&amp;[.F837]" office:value-type="string" office:string-value="www.santepubliquefrance.fr" calcext:value-type="string">
            <text:p>www.santepubliquefrance.fr</text:p>
          </table:table-cell>
        </table:table-row>
        <table:table-row table:style-name="ro1">
          <table:table-cell office:value-type="string" calcext:value-type="string">
            <text:p>www.sarth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8]&amp;&quot;.&quot;&amp;[.E838]&amp;&quot;.&quot;&amp;[.F838]" office:value-type="string" office:string-value="www.sarthe.fr" calcext:value-type="string">
            <text:p>www.sarthe.fr</text:p>
          </table:table-cell>
        </table:table-row>
        <table:table-row table:style-name="ro1">
          <table:table-cell office:value-type="string" calcext:value-type="string">
            <text:p>www.sciencesetaveni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ciencesetaveni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39]&amp;&quot;.&quot;&amp;[.E839]&amp;&quot;.&quot;&amp;[.F839]" office:value-type="string" office:string-value="www.sciencesetavenir.fr" calcext:value-type="string">
            <text:p>www.sciencesetavenir.fr</text:p>
          </table:table-cell>
        </table:table-row>
        <table:table-row table:style-name="ro1">
          <table:table-cell office:value-type="string" calcext:value-type="string">
            <text:p>www.service-public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ervice-public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0]&amp;&quot;.&quot;&amp;[.E840]&amp;&quot;.&quot;&amp;[.F840]" office:value-type="string" office:string-value="www.service-public.fr" calcext:value-type="string">
            <text:p>www.service-public.fr</text:p>
          </table:table-cell>
        </table:table-row>
        <table:table-row table:style-name="ro1">
          <table:table-cell office:value-type="string" calcext:value-type="string">
            <text:p>korii.sla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korii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1]&amp;&quot;.&quot;&amp;[.E841]&amp;&quot;.&quot;&amp;[.F841]" office:value-type="string" office:string-value="korii.slate.fr" calcext:value-type="string">
            <text:p>korii.slate.fr</text:p>
          </table:table-cell>
        </table:table-row>
        <table:table-row table:style-name="ro1">
          <table:table-cell office:value-type="string" calcext:value-type="string">
            <text:p>www.slat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2]&amp;&quot;.&quot;&amp;[.E842]&amp;&quot;.&quot;&amp;[.F842]" office:value-type="string" office:string-value="www.slate.fr" calcext:value-type="string">
            <text:p>www.slate.fr</text:p>
          </table:table-cell>
        </table:table-row>
        <table:table-row table:style-name="ro1">
          <table:table-cell office:value-type="string" calcext:value-type="string">
            <text:p>www.smcae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mca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3]&amp;&quot;.&quot;&amp;[.E843]&amp;&quot;.&quot;&amp;[.F843]" office:value-type="string" office:string-value="www.smcaen.fr" calcext:value-type="string">
            <text:p>www.smcaen.fr</text:p>
          </table:table-cell>
        </table:table-row>
        <table:table-row table:style-name="ro1">
          <table:table-cell office:value-type="string" calcext:value-type="string">
            <text:p>www.soul-kitchen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ul-kitche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4]&amp;&quot;.&quot;&amp;[.E844]&amp;&quot;.&quot;&amp;[.F844]" office:value-type="string" office:string-value="www.soul-kitchen.fr" calcext:value-type="string">
            <text:p>www.soul-kitchen.fr</text:p>
          </table:table-cell>
        </table:table-row>
        <table:table-row table:style-name="ro1">
          <table:table-cell office:value-type="string" calcext:value-type="string">
            <text:p>www.sportbuzzbusines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portbuzzbusines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5]&amp;&quot;.&quot;&amp;[.E845]&amp;&quot;.&quot;&amp;[.F845]" office:value-type="string" office:string-value="www.sportbuzzbusiness.fr" calcext:value-type="string">
            <text:p>www.sportbuzzbusiness.fr</text:p>
          </table:table-cell>
        </table:table-row>
        <table:table-row table:style-name="ro1">
          <table:table-cell office:value-type="string" calcext:value-type="string">
            <text:p>www.sportsmarketing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portsmarketin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6]&amp;&quot;.&quot;&amp;[.E846]&amp;&quot;.&quot;&amp;[.F846]" office:value-type="string" office:string-value="www.sportsmarketing.fr" calcext:value-type="string">
            <text:p>www.sportsmarketing.fr</text:p>
          </table:table-cell>
        </table:table-row>
        <table:table-row table:style-name="ro1">
          <table:table-cell office:value-type="string" calcext:value-type="string">
            <text:p>www.stars-act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tars-actu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7]&amp;&quot;.&quot;&amp;[.E847]&amp;&quot;.&quot;&amp;[.F847]" office:value-type="string" office:string-value="www.stars-actu.fr" calcext:value-type="string">
            <text:p>www.stars-actu.fr</text:p>
          </table:table-cell>
        </table:table-row>
        <table:table-row table:style-name="ro1">
          <table:table-cell office:value-type="string" calcext:value-type="string">
            <text:p>www.stmartinweek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tmartinweek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8]&amp;&quot;.&quot;&amp;[.E848]&amp;&quot;.&quot;&amp;[.F848]" office:value-type="string" office:string-value="www.stmartinweek.fr" calcext:value-type="string">
            <text:p>www.stmartinweek.fr</text:p>
          </table:table-cell>
        </table:table-row>
        <table:table-row table:style-name="ro1">
          <table:table-cell office:value-type="string" calcext:value-type="string">
            <text:p>www.sudgirondecyclism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udgirondecyclism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49]&amp;&quot;.&quot;&amp;[.E849]&amp;&quot;.&quot;&amp;[.F849]" office:value-type="string" office:string-value="www.sudgirondecyclisme.fr" calcext:value-type="string">
            <text:p>www.sudgirondecyclisme.fr</text:p>
          </table:table-cell>
        </table:table-row>
        <table:table-row table:style-name="ro1">
          <table:table-cell office:value-type="string" calcext:value-type="string">
            <text:p>www.sudoues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udoues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0]&amp;&quot;.&quot;&amp;[.E850]&amp;&quot;.&quot;&amp;[.F850]" office:value-type="string" office:string-value="www.sudouest.fr" calcext:value-type="string">
            <text:p>www.sudouest.fr</text:p>
          </table:table-cell>
        </table:table-row>
        <table:table-row table:style-name="ro1">
          <table:table-cell office:value-type="string" calcext:value-type="string">
            <text:p>www.sudradi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udradi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1]&amp;&quot;.&quot;&amp;[.E851]&amp;&quot;.&quot;&amp;[.F851]" office:value-type="string" office:string-value="www.sudradio.fr" calcext:value-type="string">
            <text:p>www.sudradio.fr</text:p>
          </table:table-cell>
        </table:table-row>
        <table:table-row table:style-name="ro1">
          <table:table-cell office:value-type="string" calcext:value-type="string">
            <text:p>www.sweetfm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weetfm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2]&amp;&quot;.&quot;&amp;[.E852]&amp;&quot;.&quot;&amp;[.F852]" office:value-type="string" office:string-value="www.sweetfm.fr" calcext:value-type="string">
            <text:p>www.sweetfm.fr</text:p>
          </table:table-cell>
        </table:table-row>
        <table:table-row table:style-name="ro1">
          <table:table-cell office:value-type="string" calcext:value-type="string">
            <text:p>www.sxminfo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xminf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3]&amp;&quot;.&quot;&amp;[.E853]&amp;&quot;.&quot;&amp;[.F853]" office:value-type="string" office:string-value="www.sxminfo.fr" calcext:value-type="string">
            <text:p>www.sxminfo.fr</text:p>
          </table:table-cell>
        </table:table-row>
        <table:table-row table:style-name="ro1">
          <table:table-cell office:value-type="string" calcext:value-type="string">
            <text:p>www.teleram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lerama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4]&amp;&quot;.&quot;&amp;[.E854]&amp;&quot;.&quot;&amp;[.F854]" office:value-type="string" office:string-value="www.telerama.fr" calcext:value-type="string">
            <text:p>www.telerama.fr</text:p>
          </table:table-cell>
        </table:table-row>
        <table:table-row table:style-name="ro1">
          <table:table-cell office:value-type="string" calcext:value-type="string">
            <text:p>www.telesta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lesta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5]&amp;&quot;.&quot;&amp;[.E855]&amp;&quot;.&quot;&amp;[.F855]" office:value-type="string" office:string-value="www.telestar.fr" calcext:value-type="string">
            <text:p>www.telestar.fr</text:p>
          </table:table-cell>
        </table:table-row>
        <table:table-row table:style-name="ro1">
          <table:table-cell office:value-type="string" calcext:value-type="string">
            <text:p>www.telez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lez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6]&amp;&quot;.&quot;&amp;[.E856]&amp;&quot;.&quot;&amp;[.F856]" office:value-type="string" office:string-value="www.telez.fr" calcext:value-type="string">
            <text:p>www.telez.fr</text:p>
          </table:table-cell>
        </table:table-row>
        <table:table-row table:style-name="ro1">
          <table:table-cell office:value-type="string" calcext:value-type="string">
            <text:p>www.tendancehotelleri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ndancehotelleri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7]&amp;&quot;.&quot;&amp;[.E857]&amp;&quot;.&quot;&amp;[.F857]" office:value-type="string" office:string-value="www.tendancehotellerie.fr" calcext:value-type="string">
            <text:p>www.tendancehotellerie.fr</text:p>
          </table:table-cell>
        </table:table-row>
        <table:table-row table:style-name="ro1">
          <table:table-cell office:value-type="string" calcext:value-type="string">
            <text:p>www.terre-ne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rre-n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8]&amp;&quot;.&quot;&amp;[.E858]&amp;&quot;.&quot;&amp;[.F858]" office:value-type="string" office:string-value="www.terre-net.fr" calcext:value-type="string">
            <text:p>www.terre-net.fr</text:p>
          </table:table-cell>
        </table:table-row>
        <table:table-row table:style-name="ro1">
          <table:table-cell office:value-type="string" calcext:value-type="string">
            <text:p>www.tf1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59]&amp;&quot;.&quot;&amp;[.E859]&amp;&quot;.&quot;&amp;[.F859]" office:value-type="string" office:string-value="www.tf1.fr" calcext:value-type="string">
            <text:p>www.tf1.fr</text:p>
          </table:table-cell>
        </table:table-row>
        <table:table-row table:style-name="ro1">
          <table:table-cell office:value-type="string" calcext:value-type="string">
            <text:p>www.timeou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0]&amp;&quot;.&quot;&amp;[.E860]&amp;&quot;.&quot;&amp;[.F860]" office:value-type="string" office:string-value="www.timeout.fr" calcext:value-type="string">
            <text:p>www.timeout.fr</text:p>
          </table:table-cell>
        </table:table-row>
        <table:table-row table:style-name="ro1">
          <table:table-cell office:value-type="string" calcext:value-type="string">
            <text:p>www.tl7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l7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1]&amp;&quot;.&quot;&amp;[.E861]&amp;&quot;.&quot;&amp;[.F861]" office:value-type="string" office:string-value="www.tl7.fr" calcext:value-type="string">
            <text:p>www.tl7.fr</text:p>
          </table:table-cell>
        </table:table-row>
        <table:table-row table:style-name="ro1">
          <table:table-cell office:value-type="string" calcext:value-type="string">
            <text:p>www.tlsv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lsv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2]&amp;&quot;.&quot;&amp;[.E862]&amp;&quot;.&quot;&amp;[.F862]" office:value-type="string" office:string-value="www.tlsv.fr" calcext:value-type="string">
            <text:p>www.tlsv.fr</text:p>
          </table:table-cell>
        </table:table-row>
        <table:table-row table:style-name="ro1">
          <table:table-cell office:value-type="string" calcext:value-type="string">
            <text:p>www.tonicradi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nicradi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3]&amp;&quot;.&quot;&amp;[.E863]&amp;&quot;.&quot;&amp;[.F863]" office:value-type="string" office:string-value="www.tonicradio.fr" calcext:value-type="string">
            <text:p>www.tonicradio.fr</text:p>
          </table:table-cell>
        </table:table-row>
        <table:table-row table:style-name="ro1">
          <table:table-cell office:value-type="string" calcext:value-type="string">
            <text:p>www.toulouseblog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oulouseblog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4]&amp;&quot;.&quot;&amp;[.E864]&amp;&quot;.&quot;&amp;[.F864]" office:value-type="string" office:string-value="www.toulouseblog.fr" calcext:value-type="string">
            <text:p>www.toulouseblog.fr</text:p>
          </table:table-cell>
        </table:table-row>
        <table:table-row table:style-name="ro1">
          <table:table-cell office:value-type="string" calcext:value-type="string">
            <text:p>www.tracesecritesnew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acesecritesnew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5]&amp;&quot;.&quot;&amp;[.E865]&amp;&quot;.&quot;&amp;[.F865]" office:value-type="string" office:string-value="www.tracesecritesnews.fr" calcext:value-type="string">
            <text:p>www.tracesecritesnews.fr</text:p>
          </table:table-cell>
        </table:table-row>
        <table:table-row table:style-name="ro1">
          <table:table-cell office:value-type="string" calcext:value-type="string">
            <text:p>www.tribune-assuran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ibune-assuranc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6]&amp;&quot;.&quot;&amp;[.E866]&amp;&quot;.&quot;&amp;[.F866]" office:value-type="string" office:string-value="www.tribune-assurance.fr" calcext:value-type="string">
            <text:p>www.tribune-assurance.fr</text:p>
          </table:table-cell>
        </table:table-row>
        <table:table-row table:style-name="ro1">
          <table:table-cell office:value-type="string" calcext:value-type="string">
            <text:p>www.troiscouleur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oiscouleur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7]&amp;&quot;.&quot;&amp;[.E867]&amp;&quot;.&quot;&amp;[.F867]" office:value-type="string" office:string-value="www.troiscouleurs.fr" calcext:value-type="string">
            <text:p>www.troiscouleurs.fr</text:p>
          </table:table-cell>
        </table:table-row>
        <table:table-row table:style-name="ro1">
          <table:table-cell office:value-type="string" calcext:value-type="string">
            <text:p>www.tsug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sug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8]&amp;&quot;.&quot;&amp;[.E868]&amp;&quot;.&quot;&amp;[.F868]" office:value-type="string" office:string-value="www.tsugi.fr" calcext:value-type="string">
            <text:p>www.tsugi.fr</text:p>
          </table:table-cell>
        </table:table-row>
        <table:table-row table:style-name="ro1">
          <table:table-cell office:value-type="string" calcext:value-type="string">
            <text:p>www.turb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69]&amp;&quot;.&quot;&amp;[.E869]&amp;&quot;.&quot;&amp;[.F869]" office:value-type="string" office:string-value="www.turbo.fr" calcext:value-type="string">
            <text:p>www.turbo.fr</text:p>
          </table:table-cell>
        </table:table-row>
        <table:table-row table:style-name="ro1">
          <table:table-cell office:value-type="string" calcext:value-type="string">
            <text:p>www.unidiver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nidiver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0]&amp;&quot;.&quot;&amp;[.E870]&amp;&quot;.&quot;&amp;[.F870]" office:value-type="string" office:string-value="www.unidivers.fr" calcext:value-type="string">
            <text:p>www.unidivers.fr</text:p>
          </table:table-cell>
        </table:table-row>
        <table:table-row table:style-name="ro1">
          <table:table-cell office:value-type="string" calcext:value-type="string">
            <text:p>www.usine-digita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sine-digital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1]&amp;&quot;.&quot;&amp;[.E871]&amp;&quot;.&quot;&amp;[.F871]" office:value-type="string" office:string-value="www.usine-digitale.fr" calcext:value-type="string">
            <text:p>www.usine-digitale.fr</text:p>
          </table:table-cell>
        </table:table-row>
        <table:table-row table:style-name="ro1">
          <table:table-cell office:value-type="string" calcext:value-type="string">
            <text:p>www.vanityfai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anityfai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2]&amp;&quot;.&quot;&amp;[.E872]&amp;&quot;.&quot;&amp;[.F872]" office:value-type="string" office:string-value="www.vanityfair.fr" calcext:value-type="string">
            <text:p>www.vanityfair.fr</text:p>
          </table:table-cell>
        </table:table-row>
        <table:table-row table:style-name="ro1">
          <table:table-cell office:value-type="string" calcext:value-type="string">
            <text:p>www.vie-publiq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e-publiq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3]&amp;&quot;.&quot;&amp;[.E873]&amp;&quot;.&quot;&amp;[.F873]" office:value-type="string" office:string-value="www.vie-publique.fr" calcext:value-type="string">
            <text:p>www.vie-publique.fr</text:p>
          </table:table-cell>
        </table:table-row>
        <table:table-row table:style-name="ro1">
          <table:table-cell office:value-type="string" calcext:value-type="string">
            <text:p>www.ville-pornichet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lle-pornich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4]&amp;&quot;.&quot;&amp;[.E874]&amp;&quot;.&quot;&amp;[.F874]" office:value-type="string" office:string-value="www.ville-pornichet.fr" calcext:value-type="string">
            <text:p>www.ville-pornichet.fr</text:p>
          </table:table-cell>
        </table:table-row>
        <table:table-row table:style-name="ro1">
          <table:table-cell office:value-type="string" calcext:value-type="string">
            <text:p>www.vivre-vill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ivre-ville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5]&amp;&quot;.&quot;&amp;[.E875]&amp;&quot;.&quot;&amp;[.F875]" office:value-type="string" office:string-value="www.vivre-villes.fr" calcext:value-type="string">
            <text:p>www.vivre-villes.fr</text:p>
          </table:table-cell>
        </table:table-row>
        <table:table-row table:style-name="ro1">
          <table:table-cell office:value-type="string" calcext:value-type="string">
            <text:p>www.vogu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gu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6]&amp;&quot;.&quot;&amp;[.E876]&amp;&quot;.&quot;&amp;[.F876]" office:value-type="string" office:string-value="www.vogue.fr" calcext:value-type="string">
            <text:p>www.vogue.fr</text:p>
          </table:table-cell>
        </table:table-row>
        <table:table-row table:style-name="ro1">
          <table:table-cell office:value-type="string" calcext:value-type="string">
            <text:p>www.voic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ic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7]&amp;&quot;.&quot;&amp;[.E877]&amp;&quot;.&quot;&amp;[.F877]" office:value-type="string" office:string-value="www.voici.fr" calcext:value-type="string">
            <text:p>www.voici.fr</text:p>
          </table:table-cell>
        </table:table-row>
        <table:table-row table:style-name="ro1">
          <table:table-cell office:value-type="string" calcext:value-type="string">
            <text:p>www.voltag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8]&amp;&quot;.&quot;&amp;[.E878]&amp;&quot;.&quot;&amp;[.F878]" office:value-type="string" office:string-value="www.voltage.fr" calcext:value-type="string">
            <text:p>www.voltage.fr</text:p>
          </table:table-cell>
        </table:table-row>
        <table:table-row table:style-name="ro1">
          <table:table-cell office:value-type="string" calcext:value-type="string">
            <text:p>www.vosgesmati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sgesmatin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79]&amp;&quot;.&quot;&amp;[.E879]&amp;&quot;.&quot;&amp;[.F879]" office:value-type="string" office:string-value="www.vosgesmatin.fr" calcext:value-type="string">
            <text:p>www.vosgesmatin.fr</text:p>
          </table:table-cell>
        </table:table-row>
        <table:table-row table:style-name="ro1">
          <table:table-cell office:value-type="string" calcext:value-type="string">
            <text:p>www.web-agr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eb-agr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0]&amp;&quot;.&quot;&amp;[.E880]&amp;&quot;.&quot;&amp;[.F880]" office:value-type="string" office:string-value="www.web-agri.fr" calcext:value-type="string">
            <text:p>www.web-agri.fr</text:p>
          </table:table-cell>
        </table:table-row>
        <table:table-row table:style-name="ro1">
          <table:table-cell office:value-type="string" calcext:value-type="string">
            <text:p>www.weelz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eelz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1]&amp;&quot;.&quot;&amp;[.E881]&amp;&quot;.&quot;&amp;[.F881]" office:value-type="string" office:string-value="www.weelz.fr" calcext:value-type="string">
            <text:p>www.weelz.fr</text:p>
          </table:table-cell>
        </table:table-row>
        <table:table-row table:style-name="ro1">
          <table:table-cell office:value-type="string" calcext:value-type="string">
            <text:p>www.welovetenn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elovetenni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2]&amp;&quot;.&quot;&amp;[.E882]&amp;&quot;.&quot;&amp;[.F882]" office:value-type="string" office:string-value="www.welovetennis.fr" calcext:value-type="string">
            <text:p>www.welovetennis.fr</text:p>
          </table:table-cell>
        </table:table-row>
        <table:table-row table:style-name="ro1">
          <table:table-cell office:value-type="string" calcext:value-type="string">
            <text:p>www.yvelines-info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yvelines-infos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3]&amp;&quot;.&quot;&amp;[.E883]&amp;&quot;.&quot;&amp;[.F883]" office:value-type="string" office:string-value="www.yvelines-infos.fr" calcext:value-type="string">
            <text:p>www.yvelines-infos.fr</text:p>
          </table:table-cell>
        </table:table-row>
        <table:table-row table:style-name="ro1">
          <table:table-cell office:value-type="string" calcext:value-type="string">
            <text:p>www.zdne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dnet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4]&amp;&quot;.&quot;&amp;[.E884]&amp;&quot;.&quot;&amp;[.F884]" office:value-type="string" office:string-value="www.zdnet.fr" calcext:value-type="string">
            <text:p>www.zdnet.fr</text:p>
          </table:table-cell>
        </table:table-row>
        <table:table-row table:style-name="ro1">
          <table:table-cell office:value-type="string" calcext:value-type="string">
            <text:p>www.zoomdici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oomdici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formula="of:=[.D885]&amp;&quot;.&quot;&amp;[.E885]&amp;&quot;.&quot;&amp;[.F885]" office:value-type="string" office:string-value="www.zoomdici.fr" calcext:value-type="string">
            <text:p>www.zoomdici.fr</text:p>
          </table:table-cell>
        </table:table-row>
        <table:table-row table:style-name="ro1">
          <table:table-cell office:value-type="string" calcext:value-type="string">
            <text:p>www.info.golf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golf</text:p>
          </table:table-cell>
          <table:table-cell table:number-columns-repeated="2"/>
          <table:table-cell table:formula="of:=[.D886]&amp;&quot;.&quot;&amp;[.E886]&amp;&quot;.&quot;&amp;[.F886]" office:value-type="string" office:string-value="www.info.golf" calcext:value-type="string">
            <text:p>www.info.golf</text:p>
          </table:table-cell>
        </table:table-row>
        <table:table-row table:style-name="ro1">
          <table:table-cell office:value-type="string" calcext:value-type="string">
            <text:p>www.juno7.h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uno7</text:p>
          </table:table-cell>
          <table:table-cell office:value-type="string" calcext:value-type="string">
            <text:p>ht</text:p>
          </table:table-cell>
          <table:table-cell table:number-columns-repeated="2"/>
          <table:table-cell table:formula="of:=[.D887]&amp;&quot;.&quot;&amp;[.E887]&amp;&quot;.&quot;&amp;[.F887]" office:value-type="string" office:string-value="www.juno7.ht" calcext:value-type="string">
            <text:p>www.juno7.ht</text:p>
          </table:table-cell>
        </table:table-row>
        <table:table-row table:style-name="ro1">
          <table:table-cell office:value-type="string" calcext:value-type="string">
            <text:p>www.24haubenin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4haubenin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88]&amp;&quot;.&quot;&amp;[.E888]&amp;&quot;.&quot;&amp;[.F888]" office:value-type="string" office:string-value="www.24haubenin.info" calcext:value-type="string">
            <text:p>www.24haubenin.info</text:p>
          </table:table-cell>
        </table:table-row>
        <table:table-row table:style-name="ro1">
          <table:table-cell office:value-type="string" calcext:value-type="string">
            <text:p>www.adoxa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doxa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89]&amp;&quot;.&quot;&amp;[.E889]&amp;&quot;.&quot;&amp;[.F889]" office:value-type="string" office:string-value="www.adoxa.info" calcext:value-type="string">
            <text:p>www.adoxa.info</text:p>
          </table:table-cell>
        </table:table-row>
        <table:table-row table:style-name="ro1">
          <table:table-cell office:value-type="string" calcext:value-type="string">
            <text:p>www.agencebeninpresse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gencebeninpresse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0]&amp;&quot;.&quot;&amp;[.E890]&amp;&quot;.&quot;&amp;[.F890]" office:value-type="string" office:string-value="www.agencebeninpresse.info" calcext:value-type="string">
            <text:p>www.agencebeninpresse.info</text:p>
          </table:table-cell>
        </table:table-row>
        <table:table-row table:style-name="ro1">
          <table:table-cell office:value-type="string" calcext:value-type="string">
            <text:p>www.evangeliques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vangeliques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1]&amp;&quot;.&quot;&amp;[.E891]&amp;&quot;.&quot;&amp;[.F891]" office:value-type="string" office:string-value="www.evangeliques.info" calcext:value-type="string">
            <text:p>www.evangeliques.info</text:p>
          </table:table-cell>
        </table:table-row>
        <table:table-row table:style-name="ro1">
          <table:table-cell office:value-type="string" calcext:value-type="string">
            <text:p>www.fratmat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tmat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2]&amp;&quot;.&quot;&amp;[.E892]&amp;&quot;.&quot;&amp;[.F892]" office:value-type="string" office:string-value="www.fratmat.info" calcext:value-type="string">
            <text:p>www.fratmat.info</text:p>
          </table:table-cell>
        </table:table-row>
        <table:table-row table:style-name="ro1">
          <table:table-cell office:value-type="string" calcext:value-type="string">
            <text:p>www.goodplanet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oodplanet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3]&amp;&quot;.&quot;&amp;[.E893]&amp;&quot;.&quot;&amp;[.F893]" office:value-type="string" office:string-value="www.goodplanet.info" calcext:value-type="string">
            <text:p>www.goodplanet.info</text:p>
          </table:table-cell>
        </table:table-row>
        <table:table-row table:style-name="ro1">
          <table:table-cell office:value-type="string" calcext:value-type="string">
            <text:p>www.grenoblefoot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renoblefoot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4]&amp;&quot;.&quot;&amp;[.E894]&amp;&quot;.&quot;&amp;[.F894]" office:value-type="string" office:string-value="www.grenoblefoot.info" calcext:value-type="string">
            <text:p>www.grenoblefoot.info</text:p>
          </table:table-cell>
        </table:table-row>
        <table:table-row table:style-name="ro1">
          <table:table-cell office:value-type="string" calcext:value-type="string">
            <text:p>www.jeuxonline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euxonline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5]&amp;&quot;.&quot;&amp;[.E895]&amp;&quot;.&quot;&amp;[.F895]" office:value-type="string" office:string-value="www.jeuxonline.info" calcext:value-type="string">
            <text:p>www.jeuxonline.info</text:p>
          </table:table-cell>
        </table:table-row>
        <table:table-row table:style-name="ro1">
          <table:table-cell office:value-type="string" calcext:value-type="string">
            <text:p>www.journaleuropa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ournaleuropa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6]&amp;&quot;.&quot;&amp;[.E896]&amp;&quot;.&quot;&amp;[.F896]" office:value-type="string" office:string-value="www.journaleuropa.info" calcext:value-type="string">
            <text:p>www.journaleuropa.info</text:p>
          </table:table-cell>
        </table:table-row>
        <table:table-row table:style-name="ro1">
          <table:table-cell office:value-type="string" calcext:value-type="string">
            <text:p>www.le7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7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7]&amp;&quot;.&quot;&amp;[.E897]&amp;&quot;.&quot;&amp;[.F897]" office:value-type="string" office:string-value="www.le7.info" calcext:value-type="string">
            <text:p>www.le7.info</text:p>
          </table:table-cell>
        </table:table-row>
        <table:table-row table:style-name="ro1">
          <table:table-cell office:value-type="string" calcext:value-type="string">
            <text:p>www.macommune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commune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8]&amp;&quot;.&quot;&amp;[.E898]&amp;&quot;.&quot;&amp;[.F898]" office:value-type="string" office:string-value="www.macommune.info" calcext:value-type="string">
            <text:p>www.macommune.info</text:p>
          </table:table-cell>
        </table:table-row>
        <table:table-row table:style-name="ro1">
          <table:table-cell office:value-type="string" calcext:value-type="string">
            <text:p>www.maritima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itima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899]&amp;&quot;.&quot;&amp;[.E899]&amp;&quot;.&quot;&amp;[.F899]" office:value-type="string" office:string-value="www.maritima.info" calcext:value-type="string">
            <text:p>www.maritima.info</text:p>
          </table:table-cell>
        </table:table-row>
        <table:table-row table:style-name="ro1">
          <table:table-cell office:value-type="string" calcext:value-type="string">
            <text:p>www.tribunejuive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ibunejuive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formula="of:=[.D900]&amp;&quot;.&quot;&amp;[.E900]&amp;&quot;.&quot;&amp;[.F900]" office:value-type="string" office:string-value="www.tribunejuive.info" calcext:value-type="string">
            <text:p>www.tribunejuive.info</text:p>
          </table:table-cell>
        </table:table-row>
        <table:table-row table:style-name="ro1">
          <table:table-cell office:value-type="string" calcext:value-type="string">
            <text:p>www.lesfrontaliers.lu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frontaliers</text:p>
          </table:table-cell>
          <table:table-cell office:value-type="string" calcext:value-type="string">
            <text:p>lu</text:p>
          </table:table-cell>
          <table:table-cell table:number-columns-repeated="2"/>
          <table:table-cell table:formula="of:=[.D901]&amp;&quot;.&quot;&amp;[.E901]&amp;&quot;.&quot;&amp;[.F901]" office:value-type="string" office:string-value="www.lesfrontaliers.lu" calcext:value-type="string">
            <text:p>www.lesfrontaliers.lu</text:p>
          </table:table-cell>
        </table:table-row>
        <table:table-row table:style-name="ro1">
          <table:table-cell office:value-type="string" calcext:value-type="string">
            <text:p>www.lessentiel.l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sentiel</text:p>
          </table:table-cell>
          <table:table-cell office:value-type="string" calcext:value-type="string">
            <text:p>lu</text:p>
          </table:table-cell>
          <table:table-cell table:number-columns-repeated="2"/>
          <table:table-cell table:formula="of:=[.D902]&amp;&quot;.&quot;&amp;[.E902]&amp;&quot;.&quot;&amp;[.F902]" office:value-type="string" office:string-value="www.lessentiel.lu" calcext:value-type="string">
            <text:p>www.lessentiel.lu</text:p>
          </table:table-cell>
        </table:table-row>
        <table:table-row table:style-name="ro1">
          <table:table-cell office:value-type="string" calcext:value-type="string">
            <text:p>5minutes.rtl.l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5minutes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u</text:p>
          </table:table-cell>
          <table:table-cell table:number-columns-repeated="2"/>
          <table:table-cell table:formula="of:=[.D903]&amp;&quot;.&quot;&amp;[.E903]&amp;&quot;.&quot;&amp;[.F903]" office:value-type="string" office:string-value="5minutes.rtl.lu" calcext:value-type="string">
            <text:p>5minutes.rtl.lu</text:p>
          </table:table-cell>
        </table:table-row>
        <table:table-row table:style-name="ro1">
          <table:table-cell office:value-type="string" calcext:value-type="string">
            <text:p>www.wort.l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lu</text:p>
          </table:table-cell>
          <table:table-cell table:number-columns-repeated="2"/>
          <table:table-cell table:formula="of:=[.D904]&amp;&quot;.&quot;&amp;[.E904]&amp;&quot;.&quot;&amp;[.F904]" office:value-type="string" office:string-value="www.wort.lu" calcext:value-type="string">
            <text:p>www.wort.lu</text:p>
          </table:table-cell>
        </table:table-row>
        <table:table-row table:style-name="ro1">
          <table:table-cell office:value-type="string" calcext:value-type="string">
            <text:p>www.ecoactu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coactu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05]&amp;&quot;.&quot;&amp;[.E905]&amp;&quot;.&quot;&amp;[.F905]" office:value-type="string" office:string-value="www.ecoactu.ma" calcext:value-type="string">
            <text:p>www.ecoactu.ma</text:p>
          </table:table-cell>
        </table:table-row>
        <table:table-row table:style-name="ro1">
          <table:table-cell office:value-type="string" calcext:value-type="string">
            <text:p>www.h24info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24info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06]&amp;&quot;.&quot;&amp;[.E906]&amp;&quot;.&quot;&amp;[.F906]" office:value-type="string" office:string-value="www.h24info.ma" calcext:value-type="string">
            <text:p>www.h24info.ma</text:p>
          </table:table-cell>
        </table:table-row>
        <table:table-row table:style-name="ro1">
          <table:table-cell office:value-type="string" calcext:value-type="string">
            <text:p>afrique.le360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le360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07]&amp;&quot;.&quot;&amp;[.E907]&amp;&quot;.&quot;&amp;[.F907]" office:value-type="string" office:string-value="afrique.le360.ma" calcext:value-type="string">
            <text:p>afrique.le360.ma</text:p>
          </table:table-cell>
        </table:table-row>
        <table:table-row table:style-name="ro1">
          <table:table-cell office:value-type="string" calcext:value-type="string">
            <text:p>fr.le360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360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08]&amp;&quot;.&quot;&amp;[.E908]&amp;&quot;.&quot;&amp;[.F908]" office:value-type="string" office:string-value="fr.le360.ma" calcext:value-type="string">
            <text:p>fr.le360.ma</text:p>
          </table:table-cell>
        </table:table-row>
        <table:table-row table:style-name="ro1">
          <table:table-cell office:value-type="string" calcext:value-type="string">
            <text:p>m.le360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360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09]&amp;&quot;.&quot;&amp;[.E909]&amp;&quot;.&quot;&amp;[.F909]" office:value-type="string" office:string-value="m.le360.ma" calcext:value-type="string">
            <text:p>m.le360.ma</text:p>
          </table:table-cell>
        </table:table-row>
        <table:table-row table:style-name="ro1">
          <table:table-cell office:value-type="string" calcext:value-type="string">
            <text:p>www.levert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vert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10]&amp;&quot;.&quot;&amp;[.E910]&amp;&quot;.&quot;&amp;[.F910]" office:value-type="string" office:string-value="www.levert.ma" calcext:value-type="string">
            <text:p>www.levert.ma</text:p>
          </table:table-cell>
        </table:table-row>
        <table:table-row table:style-name="ro1">
          <table:table-cell office:value-type="string" calcext:value-type="string">
            <text:p>www.libe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be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[.D911]&amp;&quot;.&quot;&amp;[.E911]&amp;&quot;.&quot;&amp;[.F911]" office:value-type="string" office:string-value="www.libe.ma" calcext:value-type="string">
            <text:p>www.libe.ma</text:p>
          </table:table-cell>
        </table:table-row>
        <table:table-row table:style-name="ro1">
          <table:table-cell office:value-type="string" calcext:value-type="string">
            <text:p>www.brut.medi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[.D912]&amp;&quot;.&quot;&amp;[.E912]&amp;&quot;.&quot;&amp;[.F912]" office:value-type="string" office:string-value="www.brut.media" calcext:value-type="string">
            <text:p>www.brut.media</text:p>
          </table:table-cell>
        </table:table-row>
        <table:table-row table:style-name="ro1">
          <table:table-cell office:value-type="string" calcext:value-type="string">
            <text:p>actu.orange.m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g</text:p>
          </table:table-cell>
          <table:table-cell table:number-columns-repeated="2"/>
          <table:table-cell table:formula="of:=[.D913]&amp;&quot;.&quot;&amp;[.E913]&amp;&quot;.&quot;&amp;[.F913]" office:value-type="string" office:string-value="actu.orange.mg" calcext:value-type="string">
            <text:p>actu.orange.mg</text:p>
          </table:table-cell>
        </table:table-row>
        <table:table-row table:style-name="ro1">
          <table:table-cell office:value-type="string" calcext:value-type="string">
            <text:p>www.lexpress.m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xpress</text:p>
          </table:table-cell>
          <table:table-cell office:value-type="string" calcext:value-type="string">
            <text:p>mu</text:p>
          </table:table-cell>
          <table:table-cell table:number-columns-repeated="2"/>
          <table:table-cell table:formula="of:=[.D914]&amp;&quot;.&quot;&amp;[.E914]&amp;&quot;.&quot;&amp;[.F914]" office:value-type="string" office:string-value="www.lexpress.mu" calcext:value-type="string">
            <text:p>www.lexpress.mu</text:p>
          </table:table-cell>
        </table:table-row>
        <table:table-row table:style-name="ro1">
          <table:table-cell office:value-type="string" calcext:value-type="string">
            <text:p>www.lnc.nc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nc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formula="of:=[.D915]&amp;&quot;.&quot;&amp;[.E915]&amp;&quot;.&quot;&amp;[.F915]" office:value-type="string" office:string-value="www.lnc.nc" calcext:value-type="string">
            <text:p>www.lnc.nc</text:p>
          </table:table-cell>
        </table:table-row>
        <table:table-row table:style-name="ro1">
          <table:table-cell office:value-type="string" calcext:value-type="string">
            <text:p>www.anp.n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np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[.D916]&amp;&quot;.&quot;&amp;[.E916]&amp;&quot;.&quot;&amp;[.F916]" office:value-type="string" office:string-value="www.anp.ne" calcext:value-type="string">
            <text:p>www.anp.ne</text:p>
          </table:table-cell>
        </table:table-row>
        <table:table-row table:style-name="ro1">
          <table:table-cell office:value-type="string" calcext:value-type="string">
            <text:p>beta-news.abidjan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eta-news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17]&amp;&quot;.&quot;&amp;[.E917]&amp;&quot;.&quot;&amp;[.F917]" office:value-type="string" office:string-value="beta-news.abidjan.net" calcext:value-type="string">
            <text:p>beta-news.abidjan.net</text:p>
          </table:table-cell>
        </table:table-row>
        <table:table-row table:style-name="ro1">
          <table:table-cell office:value-type="string" calcext:value-type="string">
            <text:p>news.abidjan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18]&amp;&quot;.&quot;&amp;[.E918]&amp;&quot;.&quot;&amp;[.F918]" office:value-type="string" office:string-value="news.abidjan.net" calcext:value-type="string">
            <text:p>news.abidjan.net</text:p>
          </table:table-cell>
        </table:table-row>
        <table:table-row table:style-name="ro1">
          <table:table-cell office:value-type="string" calcext:value-type="string">
            <text:p>www.actugaming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gaming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19]&amp;&quot;.&quot;&amp;[.E919]&amp;&quot;.&quot;&amp;[.F919]" office:value-type="string" office:string-value="www.actugaming.net" calcext:value-type="string">
            <text:p>www.actugaming.net</text:p>
          </table:table-cell>
        </table:table-row>
        <table:table-row table:style-name="ro1">
          <table:table-cell office:value-type="string" calcext:value-type="string">
            <text:p>www.actusante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tusant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0]&amp;&quot;.&quot;&amp;[.E920]&amp;&quot;.&quot;&amp;[.F920]" office:value-type="string" office:string-value="www.actusante.net" calcext:value-type="string">
            <text:p>www.actusante.net</text:p>
          </table:table-cell>
        </table:table-row>
        <table:table-row table:style-name="ro1">
          <table:table-cell office:value-type="string" calcext:value-type="string">
            <text:p>www.ameriquebec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meriquebec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1]&amp;&quot;.&quot;&amp;[.E921]&amp;&quot;.&quot;&amp;[.F921]" office:value-type="string" office:string-value="www.ameriquebec.net" calcext:value-type="string">
            <text:p>www.ameriquebec.net</text:p>
          </table:table-cell>
        </table:table-row>
        <table:table-row table:style-name="ro1">
          <table:table-cell office:value-type="string" calcext:value-type="string">
            <text:p>www.bastamag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astamag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2]&amp;&quot;.&quot;&amp;[.E922]&amp;&quot;.&quot;&amp;[.F922]" office:value-type="string" office:string-value="www.bastamag.net" calcext:value-type="string">
            <text:p>www.bastamag.net</text:p>
          </table:table-cell>
        </table:table-row>
        <table:table-row table:style-name="ro1">
          <table:table-cell office:value-type="string" calcext:value-type="string">
            <text:p>www.benzinemag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benzinemag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3]&amp;&quot;.&quot;&amp;[.E923]&amp;&quot;.&quot;&amp;[.F923]" office:value-type="string" office:string-value="www.benzinemag.net" calcext:value-type="string">
            <text:p>www.benzinemag.net</text:p>
          </table:table-cell>
        </table:table-row>
        <table:table-row table:style-name="ro1">
          <table:table-cell office:value-type="string" calcext:value-type="string">
            <text:p>www.cafepedagogique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fepedagogiqu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4]&amp;&quot;.&quot;&amp;[.E924]&amp;&quot;.&quot;&amp;[.F924]" office:value-type="string" office:string-value="www.cafepedagogique.net" calcext:value-type="string">
            <text:p>www.cafepedagogique.net</text:p>
          </table:table-cell>
        </table:table-row>
        <table:table-row table:style-name="ro1">
          <table:table-cell office:value-type="string" calcext:value-type="string">
            <text:p>www.cameroon-inf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meroon-inf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5]&amp;&quot;.&quot;&amp;[.E925]&amp;&quot;.&quot;&amp;[.F925]" office:value-type="string" office:string-value="www.cameroon-info.net" calcext:value-type="string">
            <text:p>www.cameroon-info.net</text:p>
          </table:table-cell>
        </table:table-row>
        <table:table-row table:style-name="ro1">
          <table:table-cell office:value-type="string" calcext:value-type="string">
            <text:p>www.catnat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tnat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6]&amp;&quot;.&quot;&amp;[.E926]&amp;&quot;.&quot;&amp;[.F926]" office:value-type="string" office:string-value="www.catnat.net" calcext:value-type="string">
            <text:p>www.catnat.net</text:p>
          </table:table-cell>
        </table:table-row>
        <table:table-row table:style-name="ro1">
          <table:table-cell office:value-type="string" calcext:value-type="string">
            <text:p>www.cnewyork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newyork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7]&amp;&quot;.&quot;&amp;[.E927]&amp;&quot;.&quot;&amp;[.F927]" office:value-type="string" office:string-value="www.cnewyork.net" calcext:value-type="string">
            <text:p>www.cnewyork.net</text:p>
          </table:table-cell>
        </table:table-row>
        <table:table-row table:style-name="ro1">
          <table:table-cell office:value-type="string" calcext:value-type="string">
            <text:p>www.connectionivoirienn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nnectionivoirienn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8]&amp;&quot;.&quot;&amp;[.E928]&amp;&quot;.&quot;&amp;[.F928]" office:value-type="string" office:string-value="www.connectionivoirienne.net" calcext:value-type="string">
            <text:p>www.connectionivoirienne.net</text:p>
          </table:table-cell>
        </table:table-row>
        <table:table-row table:style-name="ro1">
          <table:table-cell office:value-type="string" calcext:value-type="string">
            <text:p>www.cyclismactu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yclismactu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29]&amp;&quot;.&quot;&amp;[.E929]&amp;&quot;.&quot;&amp;[.F929]" office:value-type="string" office:string-value="www.cyclismactu.net" calcext:value-type="string">
            <text:p>www.cyclismactu.net</text:p>
          </table:table-cell>
        </table:table-row>
        <table:table-row table:style-name="ro1">
          <table:table-cell office:value-type="string" calcext:value-type="string">
            <text:p>www.digitalcong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igitalcong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0]&amp;&quot;.&quot;&amp;[.E930]&amp;&quot;.&quot;&amp;[.F930]" office:value-type="string" office:string-value="www.digitalcongo.net" calcext:value-type="string">
            <text:p>www.digitalcongo.net</text:p>
          </table:table-cell>
        </table:table-row>
        <table:table-row table:style-name="ro1">
          <table:table-cell office:value-type="string" calcext:value-type="string">
            <text:p>www.eurotopic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eurotopic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1]&amp;&quot;.&quot;&amp;[.E931]&amp;&quot;.&quot;&amp;[.F931]" office:value-type="string" office:string-value="www.eurotopics.net" calcext:value-type="string">
            <text:p>www.eurotopics.net</text:p>
          </table:table-cell>
        </table:table-row>
        <table:table-row table:style-name="ro1">
          <table:table-cell office:value-type="string" calcext:value-type="string">
            <text:p>www.footmercat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otmercat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2]&amp;&quot;.&quot;&amp;[.E932]&amp;&quot;.&quot;&amp;[.F932]" office:value-type="string" office:string-value="www.footmercato.net" calcext:value-type="string">
            <text:p>www.footmercato.net</text:p>
          </table:table-cell>
        </table:table-row>
        <table:table-row table:style-name="ro1">
          <table:table-cell office:value-type="string" calcext:value-type="string">
            <text:p>www.granderegion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randeregion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3]&amp;&quot;.&quot;&amp;[.E933]&amp;&quot;.&quot;&amp;[.F933]" office:value-type="string" office:string-value="www.granderegion.net" calcext:value-type="string">
            <text:p>www.granderegion.net</text:p>
          </table:table-cell>
        </table:table-row>
        <table:table-row table:style-name="ro1">
          <table:table-cell office:value-type="string" calcext:value-type="string">
            <text:p>www.herodote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rodot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4]&amp;&quot;.&quot;&amp;[.E934]&amp;&quot;.&quot;&amp;[.F934]" office:value-type="string" office:string-value="www.herodote.net" calcext:value-type="string">
            <text:p>www.herodote.net</text:p>
          </table:table-cell>
        </table:table-row>
        <table:table-row table:style-name="ro1">
          <table:table-cell office:value-type="string" calcext:value-type="string">
            <text:p>www.i-voyages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-voyage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5]&amp;&quot;.&quot;&amp;[.E935]&amp;&quot;.&quot;&amp;[.F935]" office:value-type="string" office:string-value="www.i-voyages.net" calcext:value-type="string">
            <text:p>www.i-voyages.net</text:p>
          </table:table-cell>
        </table:table-row>
        <table:table-row table:style-name="ro1">
          <table:table-cell office:value-type="string" calcext:value-type="string">
            <text:p>www.infomaroc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maroc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6]&amp;&quot;.&quot;&amp;[.E936]&amp;&quot;.&quot;&amp;[.F936]" office:value-type="string" office:string-value="www.infomaroc.net" calcext:value-type="string">
            <text:p>www.infomaroc.net</text:p>
          </table:table-cell>
        </table:table-row>
        <table:table-row table:style-name="ro1">
          <table:table-cell office:value-type="string" calcext:value-type="string">
            <text:p>www.infomigrant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nfomigrant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7]&amp;&quot;.&quot;&amp;[.E937]&amp;&quot;.&quot;&amp;[.F937]" office:value-type="string" office:string-value="www.infomigrants.net" calcext:value-type="string">
            <text:p>www.infomigrants.net</text:p>
          </table:table-cell>
        </table:table-row>
        <table:table-row table:style-name="ro1">
          <table:table-cell office:value-type="string" calcext:value-type="string">
            <text:p>m.lavenir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venir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8]&amp;&quot;.&quot;&amp;[.E938]&amp;&quot;.&quot;&amp;[.F938]" office:value-type="string" office:string-value="m.lavenir.net" calcext:value-type="string">
            <text:p>m.lavenir.net</text:p>
          </table:table-cell>
        </table:table-row>
        <table:table-row table:style-name="ro1">
          <table:table-cell office:value-type="string" calcext:value-type="string">
            <text:p>www.lavenir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venir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39]&amp;&quot;.&quot;&amp;[.E939]&amp;&quot;.&quot;&amp;[.F939]" office:value-type="string" office:string-value="www.lavenir.net" calcext:value-type="string">
            <text:p>www.lavenir.net</text:p>
          </table:table-cell>
        </table:table-row>
        <table:table-row table:style-name="ro1">
          <table:table-cell office:value-type="string" calcext:value-type="string">
            <text:p>m.lefas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fas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0]&amp;&quot;.&quot;&amp;[.E940]&amp;&quot;.&quot;&amp;[.F940]" office:value-type="string" office:string-value="m.lefaso.net" calcext:value-type="string">
            <text:p>m.lefaso.net</text:p>
          </table:table-cell>
        </table:table-row>
        <table:table-row table:style-name="ro1">
          <table:table-cell office:value-type="string" calcext:value-type="string">
            <text:p>www.legossip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gossip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1]&amp;&quot;.&quot;&amp;[.E941]&amp;&quot;.&quot;&amp;[.F941]" office:value-type="string" office:string-value="www.legossip.net" calcext:value-type="string">
            <text:p>www.legossip.net</text:p>
          </table:table-cell>
        </table:table-row>
        <table:table-row table:style-name="ro1">
          <table:table-cell office:value-type="string" calcext:value-type="string">
            <text:p>www.lepetitjournal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petitjournal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2]&amp;&quot;.&quot;&amp;[.E942]&amp;&quot;.&quot;&amp;[.F942]" office:value-type="string" office:string-value="www.lepetitjournal.net" calcext:value-type="string">
            <text:p>www.lepetitjournal.net</text:p>
          </table:table-cell>
        </table:table-row>
        <table:table-row table:style-name="ro1">
          <table:table-cell office:value-type="string" calcext:value-type="string">
            <text:p>www.leral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ral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3]&amp;&quot;.&quot;&amp;[.E943]&amp;&quot;.&quot;&amp;[.F943]" office:value-type="string" office:string-value="www.leral.net" calcext:value-type="string">
            <text:p>www.leral.net</text:p>
          </table:table-cell>
        </table:table-row>
        <table:table-row table:style-name="ro1">
          <table:table-cell office:value-type="string" calcext:value-type="string">
            <text:p>www.maliweb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liweb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4]&amp;&quot;.&quot;&amp;[.E944]&amp;&quot;.&quot;&amp;[.F944]" office:value-type="string" office:string-value="www.maliweb.net" calcext:value-type="string">
            <text:p>www.maliweb.net</text:p>
          </table:table-cell>
        </table:table-row>
        <table:table-row table:style-name="ro1">
          <table:table-cell office:value-type="string" calcext:value-type="string">
            <text:p>www.mariann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5]&amp;&quot;.&quot;&amp;[.E945]&amp;&quot;.&quot;&amp;[.F945]" office:value-type="string" office:string-value="www.marianne.net" calcext:value-type="string">
            <text:p>www.marianne.net</text:p>
          </table:table-cell>
        </table:table-row>
        <table:table-row table:style-name="ro1">
          <table:table-cell office:value-type="string" calcext:value-type="string">
            <text:p>www.marseillenew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seillenew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6]&amp;&quot;.&quot;&amp;[.E946]&amp;&quot;.&quot;&amp;[.F946]" office:value-type="string" office:string-value="www.marseillenews.net" calcext:value-type="string">
            <text:p>www.marseillenews.net</text:p>
          </table:table-cell>
        </table:table-row>
        <table:table-row table:style-name="ro1">
          <table:table-cell office:value-type="string" calcext:value-type="string">
            <text:p>www.matininfo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tininfo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7]&amp;&quot;.&quot;&amp;[.E947]&amp;&quot;.&quot;&amp;[.F947]" office:value-type="string" office:string-value="www.matininfos.net" calcext:value-type="string">
            <text:p>www.matininfos.net</text:p>
          </table:table-cell>
        </table:table-row>
        <table:table-row table:style-name="ro1">
          <table:table-cell office:value-type="string" calcext:value-type="string">
            <text:p>www.mediacong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cong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8]&amp;&quot;.&quot;&amp;[.E948]&amp;&quot;.&quot;&amp;[.F948]" office:value-type="string" office:string-value="www.mediacongo.net" calcext:value-type="string">
            <text:p>www.mediacongo.net</text:p>
          </table:table-cell>
        </table:table-row>
        <table:table-row table:style-name="ro1">
          <table:table-cell office:value-type="string" calcext:value-type="string">
            <text:p>www.mesvaccins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svaccin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49]&amp;&quot;.&quot;&amp;[.E949]&amp;&quot;.&quot;&amp;[.F949]" office:value-type="string" office:string-value="www.mesvaccins.net" calcext:value-type="string">
            <text:p>www.mesvaccins.net</text:p>
          </table:table-cell>
        </table:table-row>
        <table:table-row table:style-name="ro1">
          <table:table-cell office:value-type="string" calcext:value-type="string">
            <text:p>www.middleeastey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iddleeastey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0]&amp;&quot;.&quot;&amp;[.E950]&amp;&quot;.&quot;&amp;[.F950]" office:value-type="string" office:string-value="www.middleeasteye.net" calcext:value-type="string">
            <text:p>www.middleeasteye.net</text:p>
          </table:table-cell>
        </table:table-row>
        <table:table-row table:style-name="ro1">
          <table:table-cell office:value-type="string" calcext:value-type="string">
            <text:p>blog.mondedipl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mondediplo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1]&amp;&quot;.&quot;&amp;[.E951]&amp;&quot;.&quot;&amp;[.F951]" office:value-type="string" office:string-value="blog.mondediplo.net" calcext:value-type="string">
            <text:p>blog.mondediplo.net</text:p>
          </table:table-cell>
        </table:table-row>
        <table:table-row table:style-name="ro1">
          <table:table-cell office:value-type="string" calcext:value-type="string">
            <text:p>www.onirik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onirik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2]&amp;&quot;.&quot;&amp;[.E952]&amp;&quot;.&quot;&amp;[.F952]" office:value-type="string" office:string-value="www.onirik.net" calcext:value-type="string">
            <text:p>www.onirik.net</text:p>
          </table:table-cell>
        </table:table-row>
        <table:table-row table:style-name="ro1">
          <table:table-cell office:value-type="string" calcext:value-type="string">
            <text:p>www.podcastjournal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odcastjournal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3]&amp;&quot;.&quot;&amp;[.E953]&amp;&quot;.&quot;&amp;[.F953]" office:value-type="string" office:string-value="www.podcastjournal.net" calcext:value-type="string">
            <text:p>www.podcastjournal.net</text:p>
          </table:table-cell>
        </table:table-row>
        <table:table-row table:style-name="ro1">
          <table:table-cell office:value-type="string" calcext:value-type="string">
            <text:p>www.programme-tv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ogramme-tv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4]&amp;&quot;.&quot;&amp;[.E954]&amp;&quot;.&quot;&amp;[.F954]" office:value-type="string" office:string-value="www.programme-tv.net" calcext:value-type="string">
            <text:p>www.programme-tv.net</text:p>
          </table:table-cell>
        </table:table-row>
        <table:table-row table:style-name="ro1">
          <table:table-cell office:value-type="string" calcext:value-type="string">
            <text:p>www.questionchine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questionchin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5]&amp;&quot;.&quot;&amp;[.E955]&amp;&quot;.&quot;&amp;[.F955]" office:value-type="string" office:string-value="www.questionchine.net" calcext:value-type="string">
            <text:p>www.questionchine.net</text:p>
          </table:table-cell>
        </table:table-row>
        <table:table-row table:style-name="ro1">
          <table:table-cell office:value-type="string" calcext:value-type="string">
            <text:p>www.radiookapi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adiookapi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6]&amp;&quot;.&quot;&amp;[.E956]&amp;&quot;.&quot;&amp;[.F956]" office:value-type="string" office:string-value="www.radiookapi.net" calcext:value-type="string">
            <text:p>www.radiookapi.net</text:p>
          </table:table-cell>
        </table:table-row>
        <table:table-row table:style-name="ro1">
          <table:table-cell office:value-type="string" calcext:value-type="string">
            <text:p>fr.saharamedia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haramedias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7]&amp;&quot;.&quot;&amp;[.E957]&amp;&quot;.&quot;&amp;[.F957]" office:value-type="string" office:string-value="fr.saharamedias.net" calcext:value-type="string">
            <text:p>fr.saharamedias.net</text:p>
          </table:table-cell>
        </table:table-row>
        <table:table-row table:style-name="ro1">
          <table:table-cell office:value-type="string" calcext:value-type="string">
            <text:p>www.softicket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softicket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8]&amp;&quot;.&quot;&amp;[.E958]&amp;&quot;.&quot;&amp;[.F958]" office:value-type="string" office:string-value="www.softicket.net" calcext:value-type="string">
            <text:p>www.softicket.net</text:p>
          </table:table-cell>
        </table:table-row>
        <table:table-row table:style-name="ro1">
          <table:table-cell office:value-type="string" calcext:value-type="string">
            <text:p>www.techno-scienc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chno-science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59]&amp;&quot;.&quot;&amp;[.E959]&amp;&quot;.&quot;&amp;[.F959]" office:value-type="string" office:string-value="www.techno-science.net" calcext:value-type="string">
            <text:p>www.techno-science.net</text:p>
          </table:table-cell>
        </table:table-row>
        <table:table-row table:style-name="ro1">
          <table:table-cell office:value-type="string" calcext:value-type="string">
            <text:p>www.thesiteoueb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hesiteoueb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60]&amp;&quot;.&quot;&amp;[.E960]&amp;&quot;.&quot;&amp;[.F960]" office:value-type="string" office:string-value="www.thesiteoueb.net" calcext:value-type="string">
            <text:p>www.thesiteoueb.net</text:p>
          </table:table-cell>
        </table:table-row>
        <table:table-row table:style-name="ro1">
          <table:table-cell office:value-type="string" calcext:value-type="string">
            <text:p>www.xbox-gamer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xbox-gamer</text:p>
          </table:table-cell>
          <table:table-cell office:value-type="string" calcext:value-type="string">
            <text:p>net</text:p>
          </table:table-cell>
          <table:table-cell table:number-columns-repeated="2"/>
          <table:table-cell table:formula="of:=[.D961]&amp;&quot;.&quot;&amp;[.E961]&amp;&quot;.&quot;&amp;[.F961]" office:value-type="string" office:string-value="www.xbox-gamer.net" calcext:value-type="string">
            <text:p>www.xbox-gamer.net</text:p>
          </table:table-cell>
        </table:table-row>
        <table:table-row table:style-name="ro1">
          <table:table-cell office:value-type="string" calcext:value-type="string">
            <text:p>www.altitude.new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news</text:p>
          </table:table-cell>
          <table:table-cell table:number-columns-repeated="2"/>
          <table:table-cell table:formula="of:=[.D962]&amp;&quot;.&quot;&amp;[.E962]&amp;&quot;.&quot;&amp;[.F962]" office:value-type="string" office:string-value="www.altitude.news" calcext:value-type="string">
            <text:p>www.altitude.news</text:p>
          </table:table-cell>
        </table:table-row>
        <table:table-row table:style-name="ro1">
          <table:table-cell office:value-type="string" calcext:value-type="string">
            <text:p>www.heidi.new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news</text:p>
          </table:table-cell>
          <table:table-cell table:number-columns-repeated="2"/>
          <table:table-cell table:formula="of:=[.D963]&amp;&quot;.&quot;&amp;[.E963]&amp;&quot;.&quot;&amp;[.F963]" office:value-type="string" office:string-value="www.heidi.news" calcext:value-type="string">
            <text:p>www.heidi.news</text:p>
          </table:table-cell>
        </table:table-row>
        <table:table-row table:style-name="ro1">
          <table:table-cell office:value-type="string" calcext:value-type="string">
            <text:p>www.acrimed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crimed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4]&amp;&quot;.&quot;&amp;[.E964]&amp;&quot;.&quot;&amp;[.F964]" office:value-type="string" office:string-value="www.acrimed.org" calcext:value-type="string">
            <text:p>www.acrimed.org</text:p>
          </table:table-cell>
        </table:table-row>
        <table:table-row table:style-name="ro1">
          <table:table-cell office:value-type="string" calcext:value-type="string">
            <text:p>fr.aleteia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eteia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5]&amp;&quot;.&quot;&amp;[.E965]&amp;&quot;.&quot;&amp;[.F965]" office:value-type="string" office:string-value="fr.aleteia.org" calcext:value-type="string">
            <text:p>fr.aleteia.org</text:p>
          </table:table-cell>
        </table:table-row>
        <table:table-row table:style-name="ro1">
          <table:table-cell office:value-type="string" calcext:value-type="string">
            <text:p>www.amisdelaterr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misdelaterr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6]&amp;&quot;.&quot;&amp;[.E966]&amp;&quot;.&quot;&amp;[.F966]" office:value-type="string" office:string-value="www.amisdelaterre.org" calcext:value-type="string">
            <text:p>www.amisdelaterre.org</text:p>
          </table:table-cell>
        </table:table-row>
        <table:table-row table:style-name="ro1">
          <table:table-cell office:value-type="string" calcext:value-type="string">
            <text:p>www.amnesty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7]&amp;&quot;.&quot;&amp;[.E967]&amp;&quot;.&quot;&amp;[.F967]" office:value-type="string" office:string-value="www.amnesty.org" calcext:value-type="string">
            <text:p>www.amnesty.org</text:p>
          </table:table-cell>
        </table:table-row>
        <table:table-row table:style-name="ro1">
          <table:table-cell office:value-type="string" calcext:value-type="string">
            <text:p>www.cadtm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dtm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8]&amp;&quot;.&quot;&amp;[.E968]&amp;&quot;.&quot;&amp;[.F968]" office:value-type="string" office:string-value="www.cadtm.org" calcext:value-type="string">
            <text:p>www.cadtm.org</text:p>
          </table:table-cell>
        </table:table-row>
        <table:table-row table:style-name="ro1">
          <table:table-cell office:value-type="string" calcext:value-type="string">
            <text:p>ma.china-embassy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hina-embassy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69]&amp;&quot;.&quot;&amp;[.E969]&amp;&quot;.&quot;&amp;[.F969]" office:value-type="string" office:string-value="ma.china-embassy.org" calcext:value-type="string">
            <text:p>ma.china-embassy.org</text:p>
          </table:table-cell>
        </table:table-row>
        <table:table-row table:style-name="ro1">
          <table:table-cell office:value-type="string" calcext:value-type="string">
            <text:p>magazine.cim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0]&amp;&quot;.&quot;&amp;[.E970]&amp;&quot;.&quot;&amp;[.F970]" office:value-type="string" office:string-value="magazine.cim.org" calcext:value-type="string">
            <text:p>magazine.cim.org</text:p>
          </table:table-cell>
        </table:table-row>
        <table:table-row table:style-name="ro1">
          <table:table-cell office:value-type="string" calcext:value-type="string">
            <text:p>www.cineuropa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ineuropa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1]&amp;&quot;.&quot;&amp;[.E971]&amp;&quot;.&quot;&amp;[.F971]" office:value-type="string" office:string-value="www.cineuropa.org" calcext:value-type="string">
            <text:p>www.cineuropa.org</text:p>
          </table:table-cell>
        </table:table-row>
        <table:table-row table:style-name="ro1">
          <table:table-cell office:value-type="string" calcext:value-type="string">
            <text:p>www.contrepoints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ontrepoint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2]&amp;&quot;.&quot;&amp;[.E972]&amp;&quot;.&quot;&amp;[.F972]" office:value-type="string" office:string-value="www.contrepoints.org" calcext:value-type="string">
            <text:p>www.contrepoints.org</text:p>
          </table:table-cell>
        </table:table-row>
        <table:table-row table:style-name="ro1">
          <table:table-cell office:value-type="string" calcext:value-type="string">
            <text:p>www.fabula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abula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3]&amp;&quot;.&quot;&amp;[.E973]&amp;&quot;.&quot;&amp;[.F973]" office:value-type="string" office:string-value="www.fabula.org" calcext:value-type="string">
            <text:p>www.fabula.org</text:p>
          </table:table-cell>
        </table:table-row>
        <table:table-row table:style-name="ro1">
          <table:table-cell office:value-type="string" calcext:value-type="string">
            <text:p>www.ffgolf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fgolf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4]&amp;&quot;.&quot;&amp;[.E974]&amp;&quot;.&quot;&amp;[.F974]" office:value-type="string" office:string-value="www.ffgolf.org" calcext:value-type="string">
            <text:p>www.ffgolf.org</text:p>
          </table:table-cell>
        </table:table-row>
        <table:table-row table:style-name="ro1">
          <table:table-cell office:value-type="string" calcext:value-type="string">
            <text:p>www.ffmoto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fmoto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5]&amp;&quot;.&quot;&amp;[.E975]&amp;&quot;.&quot;&amp;[.F975]" office:value-type="string" office:string-value="www.ffmoto.org" calcext:value-type="string">
            <text:p>www.ffmoto.org</text:p>
          </table:table-cell>
        </table:table-row>
        <table:table-row table:style-name="ro1">
          <table:table-cell office:value-type="string" calcext:value-type="string">
            <text:p>www.fides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ide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6]&amp;&quot;.&quot;&amp;[.E976]&amp;&quot;.&quot;&amp;[.F976]" office:value-type="string" office:string-value="www.fides.org" calcext:value-type="string">
            <text:p>www.fides.org</text:p>
          </table:table-cell>
        </table:table-row>
        <table:table-row table:style-name="ro1">
          <table:table-cell office:value-type="string" calcext:value-type="string">
            <text:p>www.fondapol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ndapol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7]&amp;&quot;.&quot;&amp;[.E977]&amp;&quot;.&quot;&amp;[.F977]" office:value-type="string" office:string-value="www.fondapol.org" calcext:value-type="string">
            <text:p>www.fondapol.org</text:p>
          </table:table-cell>
        </table:table-row>
        <table:table-row table:style-name="ro1">
          <table:table-cell office:value-type="string" calcext:value-type="string">
            <text:p>www.fondation-res-publica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ndation-res-publica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8]&amp;&quot;.&quot;&amp;[.E978]&amp;&quot;.&quot;&amp;[.F978]" office:value-type="string" office:string-value="www.fondation-res-publica.org" calcext:value-type="string">
            <text:p>www.fondation-res-publica.org</text:p>
          </table:table-cell>
        </table:table-row>
        <table:table-row table:style-name="ro1">
          <table:table-cell office:value-type="string" calcext:value-type="string">
            <text:p>www.france-assos-sant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-assos-sant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79]&amp;&quot;.&quot;&amp;[.E979]&amp;&quot;.&quot;&amp;[.F979]" office:value-type="string" office:string-value="www.france-assos-sante.org" calcext:value-type="string">
            <text:p>www.france-assos-sante.org</text:p>
          </table:table-cell>
        </table:table-row>
        <table:table-row table:style-name="ro1">
          <table:table-cell office:value-type="string" calcext:value-type="string">
            <text:p>www.fredzone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edzon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0]&amp;&quot;.&quot;&amp;[.E980]&amp;&quot;.&quot;&amp;[.F980]" office:value-type="string" office:string-value="www.fredzone.org" calcext:value-type="string">
            <text:p>www.fredzone.org</text:p>
          </table:table-cell>
        </table:table-row>
        <table:table-row table:style-name="ro1">
          <table:table-cell office:value-type="string" calcext:value-type="string">
            <text:p>www.globalcitizen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lobalcitizen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1]&amp;&quot;.&quot;&amp;[.E981]&amp;&quot;.&quot;&amp;[.F981]" office:value-type="string" office:string-value="www.globalcitizen.org" calcext:value-type="string">
            <text:p>www.globalcitizen.org</text:p>
          </table:table-cell>
        </table:table-row>
        <table:table-row table:style-name="ro1">
          <table:table-cell office:value-type="string" calcext:value-type="string">
            <text:p>www.greenpeac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2]&amp;&quot;.&quot;&amp;[.E982]&amp;&quot;.&quot;&amp;[.F982]" office:value-type="string" office:string-value="www.greenpeace.org" calcext:value-type="string">
            <text:p>www.greenpeace.org</text:p>
          </table:table-cell>
        </table:table-row>
        <table:table-row table:style-name="ro1">
          <table:table-cell office:value-type="string" calcext:value-type="string">
            <text:p>www.heteroclite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eteroclit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3]&amp;&quot;.&quot;&amp;[.E983]&amp;&quot;.&quot;&amp;[.F983]" office:value-type="string" office:string-value="www.heteroclite.org" calcext:value-type="string">
            <text:p>www.heteroclite.org</text:p>
          </table:table-cell>
        </table:table-row>
        <table:table-row table:style-name="ro1">
          <table:table-cell office:value-type="string" calcext:value-type="string">
            <text:p>www.hrw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4]&amp;&quot;.&quot;&amp;[.E984]&amp;&quot;.&quot;&amp;[.F984]" office:value-type="string" office:string-value="www.hrw.org" calcext:value-type="string">
            <text:p>www.hrw.org</text:p>
          </table:table-cell>
        </table:table-row>
        <table:table-row table:style-name="ro1">
          <table:table-cell office:value-type="string" calcext:value-type="string">
            <text:p>www.imf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mf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5]&amp;&quot;.&quot;&amp;[.E985]&amp;&quot;.&quot;&amp;[.F985]" office:value-type="string" office:string-value="www.imf.org" calcext:value-type="string">
            <text:p>www.imf.org</text:p>
          </table:table-cell>
        </table:table-row>
        <table:table-row table:style-name="ro1">
          <table:table-cell office:value-type="string" calcext:value-type="string">
            <text:p>www.iris-franc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ris-franc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6]&amp;&quot;.&quot;&amp;[.E986]&amp;&quot;.&quot;&amp;[.F986]" office:value-type="string" office:string-value="www.iris-france.org" calcext:value-type="string">
            <text:p>www.iris-france.org</text:p>
          </table:table-cell>
        </table:table-row>
        <table:table-row table:style-name="ro1">
          <table:table-cell office:value-type="string" calcext:value-type="string">
            <text:p>www.jean-jaures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jean-jaure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7]&amp;&quot;.&quot;&amp;[.E987]&amp;&quot;.&quot;&amp;[.F987]" office:value-type="string" office:string-value="www.jean-jaures.org" calcext:value-type="string">
            <text:p>www.jean-jaures.org</text:p>
          </table:table-cell>
        </table:table-row>
        <table:table-row table:style-name="ro1">
          <table:table-cell office:value-type="string" calcext:value-type="string">
            <text:p>www.larevuedesressources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revuedesressource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8]&amp;&quot;.&quot;&amp;[.E988]&amp;&quot;.&quot;&amp;[.F988]" office:value-type="string" office:string-value="www.larevuedesressources.org" calcext:value-type="string">
            <text:p>www.larevuedesressources.org</text:p>
          </table:table-cell>
        </table:table-row>
        <table:table-row table:style-name="ro1">
          <table:table-cell office:value-type="string" calcext:value-type="string">
            <text:p>www.lenational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national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89]&amp;&quot;.&quot;&amp;[.E989]&amp;&quot;.&quot;&amp;[.F989]" office:value-type="string" office:string-value="www.lenational.org" calcext:value-type="string">
            <text:p>www.lenational.org</text:p>
          </table:table-cell>
        </table:table-row>
        <table:table-row table:style-name="ro1">
          <table:table-cell office:value-type="string" calcext:value-type="string">
            <text:p>www.lesahel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sahel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0]&amp;&quot;.&quot;&amp;[.E990]&amp;&quot;.&quot;&amp;[.F990]" office:value-type="string" office:string-value="www.lesahel.org" calcext:value-type="string">
            <text:p>www.lesahel.org</text:p>
          </table:table-cell>
        </table:table-row>
        <table:table-row table:style-name="ro1">
          <table:table-cell office:value-type="string" calcext:value-type="string">
            <text:p>www.licra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cra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1]&amp;&quot;.&quot;&amp;[.E991]&amp;&quot;.&quot;&amp;[.F991]" office:value-type="string" office:string-value="www.licra.org" calcext:value-type="string">
            <text:p>www.licra.org</text:p>
          </table:table-cell>
        </table:table-row>
        <table:table-row table:style-name="ro1">
          <table:table-cell office:value-type="string" calcext:value-type="string">
            <text:p>www.marmiton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armiton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2]&amp;&quot;.&quot;&amp;[.E992]&amp;&quot;.&quot;&amp;[.F992]" office:value-type="string" office:string-value="www.marmiton.org" calcext:value-type="string">
            <text:p>www.marmiton.org</text:p>
          </table:table-cell>
        </table:table-row>
        <table:table-row table:style-name="ro1">
          <table:table-cell office:value-type="string" calcext:value-type="string">
            <text:p>www.mediaterr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ediaterr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3]&amp;&quot;.&quot;&amp;[.E993]&amp;&quot;.&quot;&amp;[.F993]" office:value-type="string" office:string-value="www.mediaterre.org" calcext:value-type="string">
            <text:p>www.mediaterre.org</text:p>
          </table:table-cell>
        </table:table-row>
        <table:table-row table:style-name="ro1">
          <table:table-cell office:value-type="string" calcext:value-type="string">
            <text:p>www.millenium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millenium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4]&amp;&quot;.&quot;&amp;[.E994]&amp;&quot;.&quot;&amp;[.F994]" office:value-type="string" office:string-value="www.millenium.org" calcext:value-type="string">
            <text:p>www.millenium.org</text:p>
          </table:table-cell>
        </table:table-row>
        <table:table-row table:style-name="ro1">
          <table:table-cell office:value-type="string" calcext:value-type="string">
            <text:p>www.neozone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neozone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5]&amp;&quot;.&quot;&amp;[.E995]&amp;&quot;.&quot;&amp;[.F995]" office:value-type="string" office:string-value="www.neozone.org" calcext:value-type="string">
            <text:p>www.neozone.org</text:p>
          </table:table-cell>
        </table:table-row>
        <table:table-row table:style-name="ro1">
          <table:table-cell office:value-type="string" calcext:value-type="string">
            <text:p>www.programme-television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rogramme-television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6]&amp;&quot;.&quot;&amp;[.E996]&amp;&quot;.&quot;&amp;[.F996]" office:value-type="string" office:string-value="www.programme-television.org" calcext:value-type="string">
            <text:p>www.programme-television.org</text:p>
          </table:table-cell>
        </table:table-row>
        <table:table-row table:style-name="ro1">
          <table:table-cell office:value-type="string" calcext:value-type="string">
            <text:p>www.taurillon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7]&amp;&quot;.&quot;&amp;[.E997]&amp;&quot;.&quot;&amp;[.F997]" office:value-type="string" office:string-value="www.taurillon.org" calcext:value-type="string">
            <text:p>www.taurillon.org</text:p>
          </table:table-cell>
        </table:table-row>
        <table:table-row table:style-name="ro1">
          <table:table-cell office:value-type="string" calcext:value-type="string">
            <text:p>onfr.tfo.org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fr</text:p>
          </table:table-cell>
          <table:table-cell office:value-type="string" calcext:value-type="string">
            <text:p>tfo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8]&amp;&quot;.&quot;&amp;[.E998]&amp;&quot;.&quot;&amp;[.F998]" office:value-type="string" office:string-value="onfr.tfo.org" calcext:value-type="string">
            <text:p>onfr.tfo.org</text:p>
          </table:table-cell>
        </table:table-row>
        <table:table-row table:style-name="ro1">
          <table:table-cell office:value-type="string" calcext:value-type="string">
            <text:p>www.transbus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ransbu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999]&amp;&quot;.&quot;&amp;[.E999]&amp;&quot;.&quot;&amp;[.F999]" office:value-type="string" office:string-value="www.transbus.org" calcext:value-type="string">
            <text:p>www.transbus.org</text:p>
          </table:table-cell>
        </table:table-row>
        <table:table-row table:style-name="ro1">
          <table:table-cell office:value-type="string" calcext:value-type="string">
            <text:p>news.un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0]&amp;&quot;.&quot;&amp;[.E1000]&amp;&quot;.&quot;&amp;[.F1000]" office:value-type="string" office:string-value="news.un.org" calcext:value-type="string">
            <text:p>news.un.org</text:p>
          </table:table-cell>
        </table:table-row>
        <table:table-row table:style-name="ro1">
          <table:table-cell office:value-type="string" calcext:value-type="string">
            <text:p>fr.unesco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unesco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1]&amp;&quot;.&quot;&amp;[.E1001]&amp;&quot;.&quot;&amp;[.F1001]" office:value-type="string" office:string-value="fr.unesco.org" calcext:value-type="string">
            <text:p>fr.unesco.org</text:p>
          </table:table-cell>
        </table:table-row>
        <table:table-row table:style-name="ro1">
          <table:table-cell office:value-type="string" calcext:value-type="string">
            <text:p>whc.unesco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hc</text:p>
          </table:table-cell>
          <table:table-cell office:value-type="string" calcext:value-type="string">
            <text:p>unesco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2]&amp;&quot;.&quot;&amp;[.E1002]&amp;&quot;.&quot;&amp;[.F1002]" office:value-type="string" office:string-value="whc.unesco.org" calcext:value-type="string">
            <text:p>whc.unesco.org</text:p>
          </table:table-cell>
        </table:table-row>
        <table:table-row table:style-name="ro1">
          <table:table-cell office:value-type="string" calcext:value-type="string">
            <text:p>www.voltairenet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oltairenet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3]&amp;&quot;.&quot;&amp;[.E1003]&amp;&quot;.&quot;&amp;[.F1003]" office:value-type="string" office:string-value="www.voltairenet.org" calcext:value-type="string">
            <text:p>www.voltairenet.org</text:p>
          </table:table-cell>
        </table:table-row>
        <table:table-row table:style-name="ro1">
          <table:table-cell office:value-type="string" calcext:value-type="string">
            <text:p>www.wsws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sws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4]&amp;&quot;.&quot;&amp;[.E1004]&amp;&quot;.&quot;&amp;[.F1004]" office:value-type="string" office:string-value="www.wsws.org" calcext:value-type="string">
            <text:p>www.wsws.org</text:p>
          </table:table-cell>
        </table:table-row>
        <table:table-row table:style-name="ro1">
          <table:table-cell office:value-type="string" calcext:value-type="string">
            <text:p>www.zayactu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zayactu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formula="of:=[.D1005]&amp;&quot;.&quot;&amp;[.E1005]&amp;&quot;.&quot;&amp;[.F1005]" office:value-type="string" office:string-value="www.zayactu.org" calcext:value-type="string">
            <text:p>www.zayactu.org</text:p>
          </table:table-cell>
        </table:table-row>
        <table:table-row table:style-name="ro1">
          <table:table-cell office:value-type="string" calcext:value-type="string">
            <text:p>www.lalettre.pr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alettre</text:p>
          </table:table-cell>
          <table:table-cell office:value-type="string" calcext:value-type="string">
            <text:p>pro</text:p>
          </table:table-cell>
          <table:table-cell table:number-columns-repeated="2"/>
          <table:table-cell table:formula="of:=[.D1006]&amp;&quot;.&quot;&amp;[.E1006]&amp;&quot;.&quot;&amp;[.F1006]" office:value-type="string" office:string-value="www.lalettre.pro" calcext:value-type="string">
            <text:p>www.lalettre.pro</text:p>
          </table:table-cell>
        </table:table-row>
        <table:table-row table:style-name="ro1">
          <table:table-cell office:value-type="string" calcext:value-type="string">
            <text:p>partenaires.clicanoo.r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enaires</text:p>
          </table:table-cell>
          <table:table-cell office:value-type="string" calcext:value-type="string">
            <text:p>clicanoo</text:p>
          </table:table-cell>
          <table:table-cell office:value-type="string" calcext:value-type="string">
            <text:p>re</text:p>
          </table:table-cell>
          <table:table-cell table:number-columns-repeated="2"/>
          <table:table-cell table:formula="of:=[.D1007]&amp;&quot;.&quot;&amp;[.E1007]&amp;&quot;.&quot;&amp;[.F1007]" office:value-type="string" office:string-value="partenaires.clicanoo.re" calcext:value-type="string">
            <text:p>partenaires.clicanoo.re</text:p>
          </table:table-cell>
        </table:table-row>
        <table:table-row table:style-name="ro1">
          <table:table-cell office:value-type="string" calcext:value-type="string">
            <text:p>www.clicanoo.r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licanoo</text:p>
          </table:table-cell>
          <table:table-cell office:value-type="string" calcext:value-type="string">
            <text:p>re</text:p>
          </table:table-cell>
          <table:table-cell table:number-columns-repeated="2"/>
          <table:table-cell table:formula="of:=[.D1008]&amp;&quot;.&quot;&amp;[.E1008]&amp;&quot;.&quot;&amp;[.F1008]" office:value-type="string" office:string-value="www.clicanoo.re" calcext:value-type="string">
            <text:p>www.clicanoo.re</text:p>
          </table:table-cell>
        </table:table-row>
        <table:table-row table:style-name="ro1">
          <table:table-cell office:value-type="string" calcext:value-type="string">
            <text:p>www.lequotidien.r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equotidien</text:p>
          </table:table-cell>
          <table:table-cell office:value-type="string" calcext:value-type="string">
            <text:p>re</text:p>
          </table:table-cell>
          <table:table-cell table:number-columns-repeated="2"/>
          <table:table-cell table:formula="of:=[.D1009]&amp;&quot;.&quot;&amp;[.E1009]&amp;&quot;.&quot;&amp;[.F1009]" office:value-type="string" office:string-value="www.lequotidien.re" calcext:value-type="string">
            <text:p>www.lequotidien.re</text:p>
          </table:table-cell>
        </table:table-row>
        <table:table-row table:style-name="ro1">
          <table:table-cell office:value-type="string" calcext:value-type="string">
            <text:p>www.linfo.r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info</text:p>
          </table:table-cell>
          <table:table-cell office:value-type="string" calcext:value-type="string">
            <text:p>re</text:p>
          </table:table-cell>
          <table:table-cell table:number-columns-repeated="2"/>
          <table:table-cell table:formula="of:=[.D1010]&amp;&quot;.&quot;&amp;[.E1010]&amp;&quot;.&quot;&amp;[.F1010]" office:value-type="string" office:string-value="www.linfo.re" calcext:value-type="string">
            <text:p>www.linfo.re</text:p>
          </table:table-cell>
        </table:table-row>
        <table:table-row table:style-name="ro1">
          <table:table-cell office:value-type="string" calcext:value-type="string">
            <text:p>www.temoignages.r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temoignages</text:p>
          </table:table-cell>
          <table:table-cell office:value-type="string" calcext:value-type="string">
            <text:p>re</text:p>
          </table:table-cell>
          <table:table-cell table:number-columns-repeated="2"/>
          <table:table-cell table:formula="of:=[.D1011]&amp;&quot;.&quot;&amp;[.E1011]&amp;&quot;.&quot;&amp;[.F1011]" office:value-type="string" office:string-value="www.temoignages.re" calcext:value-type="string">
            <text:p>www.temoignages.re</text:p>
          </table:table-cell>
        </table:table-row>
        <table:table-row table:style-name="ro1">
          <table:table-cell office:value-type="string" calcext:value-type="string">
            <text:p>www.aps.s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sn</text:p>
          </table:table-cell>
          <table:table-cell table:number-columns-repeated="2"/>
          <table:table-cell table:formula="of:=[.D1012]&amp;&quot;.&quot;&amp;[.E1012]&amp;&quot;.&quot;&amp;[.F1012]" office:value-type="string" office:string-value="www.aps.sn" calcext:value-type="string">
            <text:p>www.aps.sn</text:p>
          </table:table-cell>
        </table:table-row>
        <table:table-row table:style-name="ro1">
          <table:table-cell office:value-type="string" calcext:value-type="string">
            <text:p>www.xibaaru.s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xibaaru</text:p>
          </table:table-cell>
          <table:table-cell office:value-type="string" calcext:value-type="string">
            <text:p>sn</text:p>
          </table:table-cell>
          <table:table-cell table:number-columns-repeated="2"/>
          <table:table-cell table:formula="of:=[.D1013]&amp;&quot;.&quot;&amp;[.E1013]&amp;&quot;.&quot;&amp;[.F1013]" office:value-type="string" office:string-value="www.xibaaru.sn" calcext:value-type="string">
            <text:p>www.xibaaru.sn</text:p>
          </table:table-cell>
        </table:table-row>
        <table:table-row table:style-name="ro1">
          <table:table-cell office:value-type="string" calcext:value-type="string">
            <text:p>www.rtci.t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rtci</text:p>
          </table:table-cell>
          <table:table-cell office:value-type="string" calcext:value-type="string">
            <text:p>tn</text:p>
          </table:table-cell>
          <table:table-cell table:number-columns-repeated="2"/>
          <table:table-cell table:formula="of:=[.D1014]&amp;&quot;.&quot;&amp;[.E1014]&amp;&quot;.&quot;&amp;[.F1014]" office:value-type="string" office:string-value="www.rtci.tn" calcext:value-type="string">
            <text:p>www.rtci.tn</text:p>
          </table:table-cell>
        </table:table-row>
        <table:table-row table:style-name="ro1">
          <table:table-cell office:value-type="string" calcext:value-type="string">
            <text:p>www.afriquemedia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friquemedia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formula="of:=[.D1015]&amp;&quot;.&quot;&amp;[.E1015]&amp;&quot;.&quot;&amp;[.F1015]" office:value-type="string" office:string-value="www.afriquemedia.tv" calcext:value-type="string">
            <text:p>www.afriquemedia.tv</text:p>
          </table:table-cell>
        </table:table-row>
        <table:table-row table:style-name="ro1">
          <table:table-cell office:value-type="string" calcext:value-type="string">
            <text:p>www.arte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formula="of:=[.D1016]&amp;&quot;.&quot;&amp;[.E1016]&amp;&quot;.&quot;&amp;[.F1016]" office:value-type="string" office:string-value="www.arte.tv" calcext:value-type="string">
            <text:p>www.arte.tv</text:p>
          </table:table-cell>
        </table:table-row>
        <table:table-row table:style-name="ro1">
          <table:table-cell office:value-type="string" calcext:value-type="string">
            <text:p>www.france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formula="of:=[.D1017]&amp;&quot;.&quot;&amp;[.E1017]&amp;&quot;.&quot;&amp;[.F1017]" office:value-type="string" office:string-value="www.france.tv" calcext:value-type="string">
            <text:p>www.france.tv</text:p>
          </table:table-cell>
        </table:table-row>
        <table:table-row table:style-name="ro1">
          <table:table-cell office:value-type="string" calcext:value-type="string">
            <text:p>www.i24news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i24news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formula="of:=[.D1018]&amp;&quot;.&quot;&amp;[.E1018]&amp;&quot;.&quot;&amp;[.F1018]" office:value-type="string" office:string-value="www.i24news.tv" calcext:value-type="string">
            <text:p>www.i24news.tv</text:p>
          </table:table-cell>
        </table:table-row>
        <table:table-row table:style-name="ro1">
          <table:table-cell office:value-type="string" calcext:value-type="string">
            <text:p>95.telif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if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formula="of:=[.D1019]&amp;&quot;.&quot;&amp;[.E1019]&amp;&quot;.&quot;&amp;[.F1019]" office:value-type="string" office:string-value="95.telif.tv" calcext:value-type="string">
            <text:p>95.telif.tv</text:p>
          </table:table-cell>
        </table:table-row>
        <table:table-row table:style-name="ro1">
          <table:table-cell office:value-type="string" calcext:value-type="string">
            <text:p>www.vaticannews.v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vaticannews</text:p>
          </table:table-cell>
          <table:table-cell office:value-type="string" calcext:value-type="string">
            <text:p>va</text:p>
          </table:table-cell>
          <table:table-cell table:number-columns-repeated="2"/>
          <table:table-cell table:formula="of:=[.D1020]&amp;&quot;.&quot;&amp;[.E1020]&amp;&quot;.&quot;&amp;[.F1020]" office:value-type="string" office:string-value="www.vaticannews.va" calcext:value-type="string">
            <text:p>www.vaticannews.va</text:p>
          </table:table-cell>
        </table:table-row>
        <table:table-row table:style-name="ro1">
          <table:table-cell office:value-type="string" calcext:value-type="string">
            <text:p>fr.vietnamplus.v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ietnamplus</text:p>
          </table:table-cell>
          <table:table-cell office:value-type="string" calcext:value-type="string">
            <text:p>vn</text:p>
          </table:table-cell>
          <table:table-cell table:number-columns-repeated="2"/>
          <table:table-cell table:formula="of:=[.D1021]&amp;&quot;.&quot;&amp;[.E1021]&amp;&quot;.&quot;&amp;[.F1021]" office:value-type="string" office:string-value="fr.vietnamplus.vn" calcext:value-type="string">
            <text:p>fr.vietnamplus.vn</text:p>
          </table:table-cell>
        </table:table-row>
        <table:table-row table:style-name="ro1">
          <table:table-cell office:value-type="string" calcext:value-type="string">
            <text:p>azertag.az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zertag</text:p>
          </table:table-cell>
          <table:table-cell office:value-type="string" calcext:value-type="string">
            <text:p>az</text:p>
          </table:table-cell>
          <table:table-cell table:number-columns-repeated="3"/>
          <table:table-cell table:style-name="ce1" table:formula="of:=[.D1022]&amp;&quot;.&quot;&amp;[.E1022]" office:value-type="string" office:string-value="azertag.az" calcext:value-type="string">
            <text:p>azertag.az</text:p>
          </table:table-cell>
        </table:table-row>
        <table:table-row table:style-name="ro1">
          <table:table-cell office:value-type="string" calcext:value-type="string">
            <text:p>athleduweb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hleduweb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3]&amp;&quot;.&quot;&amp;[.E1023]" office:value-type="string" office:string-value="athleduweb.be" calcext:value-type="string">
            <text:p>athleduweb.be</text:p>
          </table:table-cell>
        </table:table-row>
        <table:table-row table:style-name="ro1">
          <table:table-cell office:value-type="string" calcext:value-type="string">
            <text:p>bx1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x1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4]&amp;&quot;.&quot;&amp;[.E1024]" office:value-type="string" office:string-value="bx1.be" calcext:value-type="string">
            <text:p>bx1.be</text:p>
          </table:table-cell>
        </table:table-row>
        <table:table-row table:style-name="ro1">
          <table:table-cell office:value-type="string" calcext:value-type="string">
            <text:p>camer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amer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5]&amp;&quot;.&quot;&amp;[.E1025]" office:value-type="string" office:string-value="camer.be" calcext:value-type="string">
            <text:p>camer.be</text:p>
          </table:table-cell>
        </table:table-row>
        <table:table-row table:style-name="ro1">
          <table:table-cell office:value-type="string" calcext:value-type="string">
            <text:p>cyclismerevue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yclismerevue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6]&amp;&quot;.&quot;&amp;[.E1026]" office:value-type="string" office:string-value="cyclismerevue.be" calcext:value-type="string">
            <text:p>cyclismerevue.be</text:p>
          </table:table-cell>
        </table:table-row>
        <table:table-row table:style-name="ro1">
          <table:table-cell office:value-type="string" calcext:value-type="string">
            <text:p>highlevelcom.be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ghlevelcom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7]&amp;&quot;.&quot;&amp;[.E1027]" office:value-type="string" office:string-value="highlevelcom.be" calcext:value-type="string">
            <text:p>highlevelcom.be</text:p>
          </table:table-cell>
        </table:table-row>
        <table:table-row table:style-name="ro1">
          <table:table-cell office:value-type="string" calcext:value-type="string">
            <text:p>parismatch.b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arismatch</text:p>
          </table:table-cell>
          <table:table-cell office:value-type="string" calcext:value-type="string">
            <text:p>be</text:p>
          </table:table-cell>
          <table:table-cell table:number-columns-repeated="3"/>
          <table:table-cell table:formula="of:=[.D1028]&amp;&quot;.&quot;&amp;[.E1028]" office:value-type="string" office:string-value="parismatch.be" calcext:value-type="string">
            <text:p>parismatch.be</text:p>
          </table:table-cell>
        </table:table-row>
        <table:table-row table:style-name="ro1">
          <table:table-cell office:value-type="string" calcext:value-type="string">
            <text:p>www.coolfm.biz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coolfm</text:p>
          </table:table-cell>
          <table:table-cell office:value-type="string" calcext:value-type="string">
            <text:p>biz</text:p>
          </table:table-cell>
          <table:table-cell table:number-columns-repeated="3"/>
          <table:table-cell table:formula="of:=[.D1029]&amp;&quot;.&quot;&amp;[.E1029]" office:value-type="string" office:string-value="coolfm.biz" calcext:value-type="string">
            <text:p>coolfm.biz</text:p>
          </table:table-cell>
        </table:table-row>
        <table:table-row table:style-name="ro1">
          <table:table-cell office:value-type="string" calcext:value-type="string">
            <text:p>abp.bzh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bzh</text:p>
          </table:table-cell>
          <table:table-cell table:number-columns-repeated="3"/>
          <table:table-cell table:formula="of:=[.D1030]&amp;&quot;.&quot;&amp;[.E1030]" office:value-type="string" office:string-value="abp.bzh" calcext:value-type="string">
            <text:p>abp.bzh</text:p>
          </table:table-cell>
        </table:table-row>
        <table:table-row table:style-name="ro1">
          <table:table-cell office:value-type="string" calcext:value-type="string">
            <text:p>www.45enord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45enord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1]&amp;&quot;.&quot;&amp;[.E1031]" office:value-type="string" office:string-value="45enord.ca" calcext:value-type="string">
            <text:p>45enord.ca</text:p>
          </table:table-cell>
        </table:table-row>
        <table:table-row table:style-name="ro1">
          <table:table-cell office:value-type="string" calcext:value-type="string">
            <text:p>www.985fm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985fm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2]&amp;&quot;.&quot;&amp;[.E1032]" office:value-type="string" office:string-value="985fm.ca" calcext:value-type="string">
            <text:p>985fm.ca</text:p>
          </table:table-cell>
        </table:table-row>
        <table:table-row table:style-name="ro1">
          <table:table-cell office:value-type="string" calcext:value-type="string">
            <text:p>aeroemploi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eroemploi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3]&amp;&quot;.&quot;&amp;[.E1033]" office:value-type="string" office:string-value="aeroemploi.ca" calcext:value-type="string">
            <text:p>aeroemploi.ca</text:p>
          </table:table-cell>
        </table:table-row>
        <table:table-row table:style-name="ro1">
          <table:table-cell office:value-type="string" calcext:value-type="string">
            <text:p>afriquequigagne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quequigagn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4]&amp;&quot;.&quot;&amp;[.E1034]" office:value-type="string" office:string-value="afriquequigagne.ca" calcext:value-type="string">
            <text:p>afriquequigagne.ca</text:p>
          </table:table-cell>
        </table:table-row>
        <table:table-row table:style-name="ro1">
          <table:table-cell office:value-type="string" calcext:value-type="string">
            <text:p>www.automedia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Coteau-du-Lac</text:p>
          </table:table-cell>
          <table:table-cell office:value-type="string" calcext:value-type="string">
            <text:p>automedia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5]&amp;&quot;.&quot;&amp;[.E1035]" office:value-type="string" office:string-value="automedia.ca" calcext:value-type="string">
            <text:p>automedia.ca</text:p>
          </table:table-cell>
        </table:table-row>
        <table:table-row table:style-name="ro1">
          <table:table-cell office:value-type="string" calcext:value-type="string">
            <text:p>autospher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autosphe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6]&amp;&quot;.&quot;&amp;[.E1036]" office:value-type="string" office:string-value="autosphere.ca" calcext:value-type="string">
            <text:p>autosphere.ca</text:p>
          </table:table-cell>
        </table:table-row>
        <table:table-row table:style-name="ro1">
          <table:table-cell office:value-type="string" calcext:value-type="string">
            <text:p>www.ballecourb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ballecourb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7]&amp;&quot;.&quot;&amp;[.E1037]" office:value-type="string" office:string-value="ballecourbe.ca" calcext:value-type="string">
            <text:p>ballecourbe.ca</text:p>
          </table:table-cell>
        </table:table-row>
        <table:table-row table:style-name="ro1">
          <table:table-cell office:value-type="string" calcext:value-type="string">
            <text:p>www.beaucemedia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e-Marie de Beauce</text:p>
          </table:table-cell>
          <table:table-cell office:value-type="string" calcext:value-type="string">
            <text:p>beaucemedia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8]&amp;&quot;.&quot;&amp;[.E1038]" office:value-type="string" office:string-value="beaucemedia.ca" calcext:value-type="string">
            <text:p>beaucemedia.ca</text:p>
          </table:table-cell>
        </table:table-row>
        <table:table-row table:style-name="ro1">
          <table:table-cell office:value-type="string" calcext:value-type="string">
            <text:p>www.billi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billi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39]&amp;&quot;.&quot;&amp;[.E1039]" office:value-type="string" office:string-value="billie.ca" calcext:value-type="string">
            <text:p>billie.ca</text:p>
          </table:table-cell>
        </table:table-row>
        <table:table-row table:style-name="ro1">
          <table:table-cell office:value-type="string" calcext:value-type="string">
            <text:p>cdeacf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deacf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0]&amp;&quot;.&quot;&amp;[.E1040]" office:value-type="string" office:string-value="cdeacf.ca" calcext:value-type="string">
            <text:p>cdeacf.ca</text:p>
          </table:table-cell>
        </table:table-row>
        <table:table-row table:style-name="ro1">
          <table:table-cell office:value-type="string" calcext:value-type="string">
            <text:p>cimtchau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ivière-du-loup; Carleton-sur-Mer</text:p>
          </table:table-cell>
          <table:table-cell office:value-type="string" calcext:value-type="string">
            <text:p>cimtchau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1]&amp;&quot;.&quot;&amp;[.E1041]" office:value-type="string" office:string-value="cimtchau.ca" calcext:value-type="string">
            <text:p>cimtchau.ca</text:p>
          </table:table-cell>
        </table:table-row>
        <table:table-row table:style-name="ro1">
          <table:table-cell office:value-type="string" calcext:value-type="string">
            <text:p>ciusssmcq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iusssmcq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2]&amp;&quot;.&quot;&amp;[.E1042]" office:value-type="string" office:string-value="ciusssmcq.ca" calcext:value-type="string">
            <text:p>ciusssmcq.ca</text:p>
          </table:table-cell>
        </table:table-row>
        <table:table-row table:style-name="ro1">
          <table:table-cell office:value-type="string" calcext:value-type="string">
            <text:p>www.conseiller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onseille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3]&amp;&quot;.&quot;&amp;[.E1043]" office:value-type="string" office:string-value="conseiller.ca" calcext:value-type="string">
            <text:p>conseiller.ca</text:p>
          </table:table-cell>
        </table:table-row>
        <table:table-row table:style-name="ro1">
          <table:table-cell office:value-type="string" calcext:value-type="string">
            <text:p>www.daily-rock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daily-rock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4]&amp;&quot;.&quot;&amp;[.E1044]" office:value-type="string" office:string-value="daily-rock.ca" calcext:value-type="string">
            <text:p>daily-rock.ca</text:p>
          </table:table-cell>
        </table:table-row>
        <table:table-row table:style-name="ro1">
          <table:table-cell office:value-type="string" calcext:value-type="string">
            <text:p>www.fm1033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ongueuil</text:p>
          </table:table-cell>
          <table:table-cell office:value-type="string" calcext:value-type="string">
            <text:p>fm1033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5]&amp;&quot;.&quot;&amp;[.E1045]" office:value-type="string" office:string-value="fm1033.ca" calcext:value-type="string">
            <text:p>fm1033.ca</text:p>
          </table:table-cell>
        </table:table-row>
        <table:table-row table:style-name="ro1">
          <table:table-cell office:value-type="string" calcext:value-type="string">
            <text:p>gazettedesfemme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gazettedesfemme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6]&amp;&quot;.&quot;&amp;[.E1046]" office:value-type="string" office:string-value="gazettedesfemmes.ca" calcext:value-type="string">
            <text:p>gazettedesfemmes.ca</text:p>
          </table:table-cell>
        </table:table-row>
        <table:table-row table:style-name="ro1">
          <table:table-cell office:value-type="string" calcext:value-type="string">
            <text:p>impactcampu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impactcampu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7]&amp;&quot;.&quot;&amp;[.E1047]" office:value-type="string" office:string-value="impactcampus.ca" calcext:value-type="string">
            <text:p>impactcampus.ca</text:p>
          </table:table-cell>
        </table:table-row>
        <table:table-row table:style-name="ro1">
          <table:table-cell office:value-type="string" calcext:value-type="string">
            <text:p>www.journalacce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Pays-d’en-Haut</text:p>
          </table:table-cell>
          <table:table-cell office:value-type="string" calcext:value-type="string">
            <text:p>journalacce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8]&amp;&quot;.&quot;&amp;[.E1048]" office:value-type="string" office:string-value="journalacces.ca" calcext:value-type="string">
            <text:p>journalacces.ca</text:p>
          </table:table-cell>
        </table:table-row>
        <table:table-row table:style-name="ro1">
          <table:table-cell office:value-type="string" calcext:value-type="string">
            <text:p>www.journalexpres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Drummondville</text:p>
          </table:table-cell>
          <table:table-cell office:value-type="string" calcext:value-type="string">
            <text:p>journalexpres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49]&amp;&quot;.&quot;&amp;[.E1049]" office:value-type="string" office:string-value="journalexpress.ca" calcext:value-type="string">
            <text:p>journalexpress.ca</text:p>
          </table:table-cell>
        </table:table-row>
        <table:table-row table:style-name="ro1">
          <table:table-cell office:value-type="string" calcext:value-type="string">
            <text:p>www.journallehavr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journallehav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0]&amp;&quot;.&quot;&amp;[.E1050]" office:value-type="string" office:string-value="journallehavre.ca" calcext:value-type="string">
            <text:p>journallehavre.ca</text:p>
          </table:table-cell>
        </table:table-row>
        <table:table-row table:style-name="ro1">
          <table:table-cell office:value-type="string" calcext:value-type="string">
            <text:p>journallesoir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journallesoi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1]&amp;&quot;.&quot;&amp;[.E1051]" office:value-type="string" office:string-value="journallesoir.ca" calcext:value-type="string">
            <text:p>journallesoir.ca</text:p>
          </table:table-cell>
        </table:table-row>
        <table:table-row table:style-name="ro1">
          <table:table-cell office:value-type="string" calcext:value-type="string">
            <text:p>www.journalsaint-francoi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laberry-de-Valleyfield</text:p>
          </table:table-cell>
          <table:table-cell office:value-type="string" calcext:value-type="string">
            <text:p>journalsaint-francoi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2]&amp;&quot;.&quot;&amp;[.E1052]" office:value-type="string" office:string-value="journalsaint-francois.ca" calcext:value-type="string">
            <text:p>journalsaint-francois.ca</text:p>
          </table:table-cell>
        </table:table-row>
        <table:table-row table:style-name="ro1">
          <table:table-cell office:value-type="string" calcext:value-type="string">
            <text:p>l-express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-expres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3]&amp;&quot;.&quot;&amp;[.E1053]" office:value-type="string" office:string-value="l-express.ca" calcext:value-type="string">
            <text:p>l-express.ca</text:p>
          </table:table-cell>
        </table:table-row>
        <table:table-row table:style-name="ro1">
          <table:table-cell office:value-type="string" calcext:value-type="string">
            <text:p>www.lapress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apress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4]&amp;&quot;.&quot;&amp;[.E1054]" office:value-type="string" office:string-value="lapresse.ca" calcext:value-type="string">
            <text:p>lapresse.ca</text:p>
          </table:table-cell>
        </table:table-row>
        <table:table-row table:style-name="ro1">
          <table:table-cell office:value-type="string" calcext:value-type="string">
            <text:p>www.lasentinell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ibougamau</text:p>
          </table:table-cell>
          <table:table-cell office:value-type="string" calcext:value-type="string">
            <text:p>lasentinell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5]&amp;&quot;.&quot;&amp;[.E1055]" office:value-type="string" office:string-value="lasentinelle.ca" calcext:value-type="string">
            <text:p>lasentinelle.ca</text:p>
          </table:table-cell>
        </table:table-row>
        <table:table-row table:style-name="ro1">
          <table:table-cell office:value-type="string" calcext:value-type="string">
            <text:p>www.laterr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Longueuil</text:p>
          </table:table-cell>
          <table:table-cell office:value-type="string" calcext:value-type="string">
            <text:p>later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6]&amp;&quot;.&quot;&amp;[.E1056]" office:value-type="string" office:string-value="laterre.ca" calcext:value-type="string">
            <text:p>laterre.ca</text:p>
          </table:table-cell>
        </table:table-row>
        <table:table-row table:style-name="ro1">
          <table:table-cell office:value-type="string" calcext:value-type="string">
            <text:p>www.latribun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latribun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7]&amp;&quot;.&quot;&amp;[.E1057]" office:value-type="string" office:string-value="latribune.ca" calcext:value-type="string">
            <text:p>latribune.ca</text:p>
          </table:table-cell>
        </table:table-row>
        <table:table-row table:style-name="ro1">
          <table:table-cell office:value-type="string" calcext:value-type="string">
            <text:p>www.lavantpost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lavantpost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8]&amp;&quot;.&quot;&amp;[.E1058]" office:value-type="string" office:string-value="lavantposte.ca" calcext:value-type="string">
            <text:p>lavantposte.ca</text:p>
          </table:table-cell>
        </table:table-row>
        <table:table-row table:style-name="ro1">
          <table:table-cell office:value-type="string" calcext:value-type="string">
            <text:p>www.lavoixdelest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lavoixdelest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59]&amp;&quot;.&quot;&amp;[.E1059]" office:value-type="string" office:string-value="lavoixdelest.ca" calcext:value-type="string">
            <text:p>lavoixdelest.ca</text:p>
          </table:table-cell>
        </table:table-row>
        <table:table-row table:style-name="ro1">
          <table:table-cell office:value-type="string" calcext:value-type="string">
            <text:p>leau-vive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au-viv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0]&amp;&quot;.&quot;&amp;[.E1060]" office:value-type="string" office:string-value="leau-vive.ca" calcext:value-type="string">
            <text:p>leau-vive.ca</text:p>
          </table:table-cell>
        </table:table-row>
        <table:table-row table:style-name="ro1">
          <table:table-cell office:value-type="string" calcext:value-type="string">
            <text:p>lecanalauditif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lecanalauditif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1]&amp;&quot;.&quot;&amp;[.E1061]" office:value-type="string" office:string-value="lecanalauditif.ca" calcext:value-type="string">
            <text:p>lecanalauditif.ca</text:p>
          </table:table-cell>
        </table:table-row>
        <table:table-row table:style-name="ro1">
          <table:table-cell office:value-type="string" calcext:value-type="string">
            <text:p>www.lechodelaval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lechodelaval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2]&amp;&quot;.&quot;&amp;[.E1062]" office:value-type="string" office:string-value="lechodelaval.ca" calcext:value-type="string">
            <text:p>lechodelaval.ca</text:p>
          </table:table-cell>
        </table:table-row>
        <table:table-row table:style-name="ro1">
          <table:table-cell office:value-type="string" calcext:value-type="string">
            <text:p>www.leclaireurprogre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leclaireurprogre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3]&amp;&quot;.&quot;&amp;[.E1063]" office:value-type="string" office:string-value="leclaireurprogres.ca" calcext:value-type="string">
            <text:p>leclaireurprogres.ca</text:p>
          </table:table-cell>
        </table:table-row>
        <table:table-row table:style-name="ro1">
          <table:table-cell office:value-type="string" calcext:value-type="string">
            <text:p>www.lecourrierdusud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ongueuil</text:p>
          </table:table-cell>
          <table:table-cell office:value-type="string" calcext:value-type="string">
            <text:p>lecourrierdusud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4]&amp;&quot;.&quot;&amp;[.E1064]" office:value-type="string" office:string-value="lecourrierdusud.ca" calcext:value-type="string">
            <text:p>lecourrierdusud.ca</text:p>
          </table:table-cell>
        </table:table-row>
        <table:table-row table:style-name="ro1">
          <table:table-cell office:value-type="string" calcext:value-type="string">
            <text:p>www.lejournaldejoliett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lejournaldejoliett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5]&amp;&quot;.&quot;&amp;[.E1065]" office:value-type="string" office:string-value="lejournaldejoliette.ca" calcext:value-type="string">
            <text:p>lejournaldejoliette.ca</text:p>
          </table:table-cell>
        </table:table-row>
        <table:table-row table:style-name="ro1">
          <table:table-cell office:value-type="string" calcext:value-type="string">
            <text:p>www.lemaitrepapetier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lemaitrepapetie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6]&amp;&quot;.&quot;&amp;[.E1066]" office:value-type="string" office:string-value="lemaitrepapetier.ca" calcext:value-type="string">
            <text:p>lemaitrepapetier.ca</text:p>
          </table:table-cell>
        </table:table-row>
        <table:table-row table:style-name="ro1">
          <table:table-cell office:value-type="string" calcext:value-type="string">
            <text:p>www.lemanic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aie-Comeau</text:p>
          </table:table-cell>
          <table:table-cell office:value-type="string" calcext:value-type="string">
            <text:p>lemanic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7]&amp;&quot;.&quot;&amp;[.E1067]" office:value-type="string" office:string-value="lemanic.ca" calcext:value-type="string">
            <text:p>lemanic.ca</text:p>
          </table:table-cell>
        </table:table-row>
        <table:table-row table:style-name="ro1">
          <table:table-cell office:value-type="string" calcext:value-type="string">
            <text:p>www.lenouvellist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rois-Rivières</text:p>
          </table:table-cell>
          <table:table-cell office:value-type="string" calcext:value-type="string">
            <text:p>lenouvellist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8]&amp;&quot;.&quot;&amp;[.E1068]" office:value-type="string" office:string-value="lenouvelliste.ca" calcext:value-type="string">
            <text:p>lenouvelliste.ca</text:p>
          </table:table-cell>
        </table:table-row>
        <table:table-row table:style-name="ro1">
          <table:table-cell office:value-type="string" calcext:value-type="string">
            <text:p>lepeuplelotbinier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lepeuplelotbinie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69]&amp;&quot;.&quot;&amp;[.E1069]" office:value-type="string" office:string-value="lepeuplelotbiniere.ca" calcext:value-type="string">
            <text:p>lepeuplelotbiniere.ca</text:p>
          </table:table-cell>
        </table:table-row>
        <table:table-row table:style-name="ro1">
          <table:table-cell office:value-type="string" calcext:value-type="string">
            <text:p>www.lepeuplelotbinier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lepeuplelotbinie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0]&amp;&quot;.&quot;&amp;[.E1070]" office:value-type="string" office:string-value="lepeuplelotbiniere.ca" calcext:value-type="string">
            <text:p>lepeuplelotbiniere.ca</text:p>
          </table:table-cell>
        </table:table-row>
        <table:table-row table:style-name="ro1">
          <table:table-cell office:value-type="string" calcext:value-type="string">
            <text:p>lerempart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rempart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1]&amp;&quot;.&quot;&amp;[.E1071]" office:value-type="string" office:string-value="lerempart.ca" calcext:value-type="string">
            <text:p>lerempart.ca</text:p>
          </table:table-cell>
        </table:table-row>
        <table:table-row table:style-name="ro1">
          <table:table-cell office:value-type="string" calcext:value-type="string">
            <text:p>linitiativ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initiativ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2]&amp;&quot;.&quot;&amp;[.E1072]" office:value-type="string" office:string-value="linitiative.ca" calcext:value-type="string">
            <text:p>linitiative.ca</text:p>
          </table:table-cell>
        </table:table-row>
        <table:table-row table:style-name="ro1">
          <table:table-cell office:value-type="string" calcext:value-type="string">
            <text:p>m105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m105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3]&amp;&quot;.&quot;&amp;[.E1073]" office:value-type="string" office:string-value="m105.ca" calcext:value-type="string">
            <text:p>m105.ca</text:p>
          </table:table-cell>
        </table:table-row>
        <table:table-row table:style-name="ro1">
          <table:table-cell office:value-type="string" calcext:value-type="string">
            <text:p>mediat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mediat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4]&amp;&quot;.&quot;&amp;[.E1074]" office:value-type="string" office:string-value="mediat.ca" calcext:value-type="string">
            <text:p>mediat.ca</text:p>
          </table:table-cell>
        </table:table-row>
        <table:table-row table:style-name="ro1">
          <table:table-cell office:value-type="string" calcext:value-type="string">
            <text:p>montrealcampus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montrealcampu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5]&amp;&quot;.&quot;&amp;[.E1075]" office:value-type="string" office:string-value="montrealcampus.ca" calcext:value-type="string">
            <text:p>montrealcampus.ca</text:p>
          </table:table-cell>
        </table:table-row>
        <table:table-row table:style-name="ro1">
          <table:table-cell office:value-type="string" calcext:value-type="string">
            <text:p>nightlife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6]&amp;&quot;.&quot;&amp;[.E1076]" office:value-type="string" office:string-value="nightlife.ca" calcext:value-type="string">
            <text:p>nightlife.ca</text:p>
          </table:table-cell>
        </table:table-row>
        <table:table-row table:style-name="ro1">
          <table:table-cell office:value-type="string" calcext:value-type="string">
            <text:p>plumelibr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e-Julienne</text:p>
          </table:table-cell>
          <table:table-cell office:value-type="string" calcext:value-type="string">
            <text:p>plumelib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7]&amp;&quot;.&quot;&amp;[.E1077]" office:value-type="string" office:string-value="plumelibre.ca" calcext:value-type="string">
            <text:p>plumelibre.ca</text:p>
          </table:table-cell>
        </table:table-row>
        <table:table-row table:style-name="ro1">
          <table:table-cell office:value-type="string" calcext:value-type="string">
            <text:p>www.plumelibr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e-Julienne</text:p>
          </table:table-cell>
          <table:table-cell office:value-type="string" calcext:value-type="string">
            <text:p>plumelib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8]&amp;&quot;.&quot;&amp;[.E1078]" office:value-type="string" office:string-value="plumelibre.ca" calcext:value-type="string">
            <text:p>plumelibre.ca</text:p>
          </table:table-cell>
        </table:table-row>
        <table:table-row table:style-name="ro1">
          <table:table-cell office:value-type="string" calcext:value-type="string">
            <text:p>www.poleposition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poleposition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79]&amp;&quot;.&quot;&amp;[.E1079]" office:value-type="string" office:string-value="poleposition.ca" calcext:value-type="string">
            <text:p>poleposition.ca</text:p>
          </table:table-cell>
        </table:table-row>
        <table:table-row table:style-name="ro1">
          <table:table-cell office:value-type="string" calcext:value-type="string">
            <text:p>portail-assuranc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portail-assuranc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0]&amp;&quot;.&quot;&amp;[.E1080]" office:value-type="string" office:string-value="portail-assurance.ca" calcext:value-type="string">
            <text:p>portail-assurance.ca</text:p>
          </table:table-cell>
        </table:table-row>
        <table:table-row table:style-name="ro1">
          <table:table-cell office:value-type="string" calcext:value-type="string">
            <text:p>www.protegez-vou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protegez-vou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1]&amp;&quot;.&quot;&amp;[.E1081]" office:value-type="string" office:string-value="protegez-vous.ca" calcext:value-type="string">
            <text:p>protegez-vous.ca</text:p>
          </table:table-cell>
        </table:table-row>
        <table:table-row table:style-name="ro1">
          <table:table-cell office:value-type="string" calcext:value-type="string">
            <text:p>www.quebecyachting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quebecyachting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2]&amp;&quot;.&quot;&amp;[.E1082]" office:value-type="string" office:string-value="quebecyachting.ca" calcext:value-type="string">
            <text:p>quebecyachting.ca</text:p>
          </table:table-cell>
        </table:table-row>
        <table:table-row table:style-name="ro1">
          <table:table-cell office:value-type="string" calcext:value-type="string">
            <text:p>www.radiogaspesie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aspé</text:p>
          </table:table-cell>
          <table:table-cell office:value-type="string" calcext:value-type="string">
            <text:p>radiogaspesi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3]&amp;&quot;.&quot;&amp;[.E1083]" office:value-type="string" office:string-value="radiogaspesie.ca" calcext:value-type="string">
            <text:p>radiogaspesie.ca</text:p>
          </table:table-cell>
        </table:table-row>
        <table:table-row table:style-name="ro1">
          <table:table-cell office:value-type="string" calcext:value-type="string">
            <text:p>www.rcinet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rcinet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4]&amp;&quot;.&quot;&amp;[.E1084]" office:value-type="string" office:string-value="rcinet.ca" calcext:value-type="string">
            <text:p>rcinet.ca</text:p>
          </table:table-cell>
        </table:table-row>
        <table:table-row table:style-name="ro1">
          <table:table-cell office:value-type="string" calcext:value-type="string">
            <text:p>www.rd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5]&amp;&quot;.&quot;&amp;[.E1085]" office:value-type="string" office:string-value="rds.ca" calcext:value-type="string">
            <text:p>rds.ca</text:p>
          </table:table-cell>
        </table:table-row>
        <table:table-row table:style-name="ro1">
          <table:table-cell office:value-type="string" calcext:value-type="string">
            <text:p>www.rendez-vousnature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rendez-vousnature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6]&amp;&quot;.&quot;&amp;[.E1086]" office:value-type="string" office:string-value="rendez-vousnature.ca" calcext:value-type="string">
            <text:p>rendez-vousnature.ca</text:p>
          </table:table-cell>
        </table:table-row>
        <table:table-row table:style-name="ro1">
          <table:table-cell office:value-type="string" calcext:value-type="string">
            <text:p>rpmweb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rpmweb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7]&amp;&quot;.&quot;&amp;[.E1087]" office:value-type="string" office:string-value="rpmweb.ca" calcext:value-type="string">
            <text:p>rpmweb.ca</text:p>
          </table:table-cell>
        </table:table-row>
        <table:table-row table:style-name="ro1">
          <table:table-cell office:value-type="string" calcext:value-type="string">
            <text:p>www.salutbonjour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salutbonjou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8]&amp;&quot;.&quot;&amp;[.E1088]" office:value-type="string" office:string-value="salutbonjour.ca" calcext:value-type="string">
            <text:p>salutbonjour.ca</text:p>
          </table:table-cell>
        </table:table-row>
        <table:table-row table:style-name="ro1">
          <table:table-cell office:value-type="string" calcext:value-type="string">
            <text:p>www.silo57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silo57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89]&amp;&quot;.&quot;&amp;[.E1089]" office:value-type="string" office:string-value="silo57.ca" calcext:value-type="string">
            <text:p>silo57.ca</text:p>
          </table:table-cell>
        </table:table-row>
        <table:table-row table:style-name="ro1">
          <table:table-cell office:value-type="string" calcext:value-type="string">
            <text:p>silo57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lo57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0]&amp;&quot;.&quot;&amp;[.E1090]" office:value-type="string" office:string-value="silo57.ca" calcext:value-type="string">
            <text:p>silo57.ca</text:p>
          </table:table-cell>
        </table:table-row>
        <table:table-row table:style-name="ro1">
          <table:table-cell office:value-type="string" calcext:value-type="string">
            <text:p>sorstu.ca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rstu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1]&amp;&quot;.&quot;&amp;[.E1091]" office:value-type="string" office:string-value="sorstu.ca" calcext:value-type="string">
            <text:p>sorstu.ca</text:p>
          </table:table-cell>
        </table:table-row>
        <table:table-row table:style-name="ro1">
          <table:table-cell office:value-type="string" calcext:value-type="string">
            <text:p>www.topolocal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topolocal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2]&amp;&quot;.&quot;&amp;[.E1092]" office:value-type="string" office:string-value="topolocal.ca" calcext:value-type="string">
            <text:p>topolocal.ca</text:p>
          </table:table-cell>
        </table:table-row>
        <table:table-row table:style-name="ro1">
          <table:table-cell office:value-type="string" calcext:value-type="string">
            <text:p>www.transportroutier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transportroutie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3]&amp;&quot;.&quot;&amp;[.E1093]" office:value-type="string" office:string-value="transportroutier.ca" calcext:value-type="string">
            <text:p>transportroutier.ca</text:p>
          </table:table-cell>
        </table:table-row>
        <table:table-row table:style-name="ro1">
          <table:table-cell office:value-type="string" calcext:value-type="string">
            <text:p>www.tvanouvelle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tvanouvelle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4]&amp;&quot;.&quot;&amp;[.E1094]" office:value-type="string" office:string-value="tvanouvelles.ca" calcext:value-type="string">
            <text:p>tvanouvelles.ca</text:p>
          </table:table-cell>
        </table:table-row>
        <table:table-row table:style-name="ro1">
          <table:table-cell office:value-type="string" calcext:value-type="string">
            <text:p>www.tvasports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tvasports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5]&amp;&quot;.&quot;&amp;[.E1095]" office:value-type="string" office:string-value="tvasports.ca" calcext:value-type="string">
            <text:p>tvasports.ca</text:p>
          </table:table-cell>
        </table:table-row>
        <table:table-row table:style-name="ro1">
          <table:table-cell office:value-type="string" calcext:value-type="string">
            <text:p>uniquefm.c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uniquefm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6]&amp;&quot;.&quot;&amp;[.E1096]" office:value-type="string" office:string-value="uniquefm.ca" calcext:value-type="string">
            <text:p>uniquefm.ca</text:p>
          </table:table-cell>
        </table:table-row>
        <table:table-row table:style-name="ro1">
          <table:table-cell office:value-type="string" calcext:value-type="string">
            <text:p>vingt55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Drummondville</text:p>
          </table:table-cell>
          <table:table-cell office:value-type="string" calcext:value-type="string">
            <text:p>vingt55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7]&amp;&quot;.&quot;&amp;[.E1097]" office:value-type="string" office:string-value="vingt55.ca" calcext:value-type="string">
            <text:p>vingt55.ca</text:p>
          </table:table-cell>
        </table:table-row>
        <table:table-row table:style-name="ro1">
          <table:table-cell office:value-type="string" calcext:value-type="string">
            <text:p>www.viva-media.ca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va-media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8]&amp;&quot;.&quot;&amp;[.E1098]" office:value-type="string" office:string-value="viva-media.ca" calcext:value-type="string">
            <text:p>viva-media.ca</text:p>
          </table:table-cell>
        </table:table-row>
        <table:table-row table:style-name="ro1">
          <table:table-cell office:value-type="string" calcext:value-type="string">
            <text:p>voir.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ca</text:p>
          </table:table-cell>
          <table:table-cell table:number-columns-repeated="3"/>
          <table:table-cell table:formula="of:=[.D1099]&amp;&quot;.&quot;&amp;[.E1099]" office:value-type="string" office:string-value="voir.ca" calcext:value-type="string">
            <text:p>voir.ca</text:p>
          </table:table-cell>
        </table:table-row>
        <table:table-row table:style-name="ro1">
          <table:table-cell office:value-type="string" calcext:value-type="string">
            <text:p>actualite.cd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alite</text:p>
          </table:table-cell>
          <table:table-cell office:value-type="string" calcext:value-type="string">
            <text:p>cd</text:p>
          </table:table-cell>
          <table:table-cell table:number-columns-repeated="3"/>
          <table:table-cell table:formula="of:=[.D1100]&amp;&quot;.&quot;&amp;[.E1100]" office:value-type="string" office:string-value="actualite.cd" calcext:value-type="string">
            <text:p>actualite.cd</text:p>
          </table:table-cell>
        </table:table-row>
        <table:table-row table:style-name="ro1">
          <table:table-cell office:value-type="string" calcext:value-type="string">
            <text:p>skiactu.ch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kiactu</text:p>
          </table:table-cell>
          <table:table-cell office:value-type="string" calcext:value-type="string">
            <text:p>ch</text:p>
          </table:table-cell>
          <table:table-cell table:number-columns-repeated="3"/>
          <table:table-cell table:formula="of:=[.D1101]&amp;&quot;.&quot;&amp;[.E1101]" office:value-type="string" office:string-value="skiactu.ch" calcext:value-type="string">
            <text:p>skiactu.ch</text:p>
          </table:table-cell>
        </table:table-row>
        <table:table-row table:style-name="ro1">
          <table:table-cell office:value-type="string" calcext:value-type="string">
            <text:p>trashtalk.c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rashtalk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formula="of:=[.D1102]&amp;&quot;.&quot;&amp;[.E1102]" office:value-type="string" office:string-value="trashtalk.co" calcext:value-type="string">
            <text:p>trashtalk.co</text:p>
          </table:table-cell>
        </table:table-row>
        <table:table-row table:style-name="ro1">
          <table:table-cell office:value-type="string" calcext:value-type="string">
            <text:p>7jours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7joursinf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3]&amp;&quot;.&quot;&amp;[.E1103]" office:value-type="string" office:string-value="7joursinfo.com" calcext:value-type="string">
            <text:p>7joursinfo.com</text:p>
          </table:table-cell>
        </table:table-row>
        <table:table-row table:style-name="ro1">
          <table:table-cell office:value-type="string" calcext:value-type="string">
            <text:p>ac-franchi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-franchis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4]&amp;&quot;.&quot;&amp;[.E1104]" office:value-type="string" office:string-value="ac-franchise.com" calcext:value-type="string">
            <text:p>ac-franchise.com</text:p>
          </table:table-cell>
        </table:table-row>
        <table:table-row table:style-name="ro1">
          <table:table-cell office:value-type="string" calcext:value-type="string">
            <text:p>www.acadienouvell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araquet</text:p>
          </table:table-cell>
          <table:table-cell office:value-type="string" calcext:value-type="string">
            <text:p>acadienouvell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5]&amp;&quot;.&quot;&amp;[.E1105]" office:value-type="string" office:string-value="acadienouvelle.com" calcext:value-type="string">
            <text:p>acadienouvelle.com</text:p>
          </table:table-cell>
        </table:table-row>
        <table:table-row table:style-name="ro1">
          <table:table-cell office:value-type="string" calcext:value-type="string">
            <text:p>actualitt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alitt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6]&amp;&quot;.&quot;&amp;[.E1106]" office:value-type="string" office:string-value="actualitte.com" calcext:value-type="string">
            <text:p>actualitte.com</text:p>
          </table:table-cell>
        </table:table-row>
        <table:table-row table:style-name="ro1">
          <table:table-cell office:value-type="string" calcext:value-type="string">
            <text:p>actucamerou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camerou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7]&amp;&quot;.&quot;&amp;[.E1107]" office:value-type="string" office:string-value="actucameroun.com" calcext:value-type="string">
            <text:p>actucameroun.com</text:p>
          </table:table-cell>
        </table:table-row>
        <table:table-row table:style-name="ro1">
          <table:table-cell office:value-type="string" calcext:value-type="string">
            <text:p>www.actusmedia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actusmedia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8]&amp;&quot;.&quot;&amp;[.E1108]" office:value-type="string" office:string-value="actusmedias.com" calcext:value-type="string">
            <text:p>actusmedias.com</text:p>
          </table:table-cell>
        </table:table-row>
        <table:table-row table:style-name="ro1">
          <table:table-cell office:value-type="string" calcext:value-type="string">
            <text:p>africafootunited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cafootunite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09]&amp;&quot;.&quot;&amp;[.E1109]" office:value-type="string" office:string-value="africafootunited.com" calcext:value-type="string">
            <text:p>africafootunited.com</text:p>
          </table:table-cell>
        </table:table-row>
        <table:table-row table:style-name="ro1">
          <table:table-cell office:value-type="string" calcext:value-type="string">
            <text:p>africanmanage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canmanage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0]&amp;&quot;.&quot;&amp;[.E1110]" office:value-type="string" office:string-value="africanmanager.com" calcext:value-type="string">
            <text:p>africanmanager.com</text:p>
          </table:table-cell>
        </table:table-row>
        <table:table-row table:style-name="ro1">
          <table:table-cell office:value-type="string" calcext:value-type="string">
            <text:p>agef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gefi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1]&amp;&quot;.&quot;&amp;[.E1111]" office:value-type="string" office:string-value="agefi.com" calcext:value-type="string">
            <text:p>agefi.com</text:p>
          </table:table-cell>
        </table:table-row>
        <table:table-row table:style-name="ro1">
          <table:table-cell office:value-type="string" calcext:value-type="string">
            <text:p>agencedepressepanafricai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gencedepressepanafricai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2]&amp;&quot;.&quot;&amp;[.E1112]" office:value-type="string" office:string-value="agencedepressepanafricaine.com" calcext:value-type="string">
            <text:p>agencedepressepanafricaine.com</text:p>
          </table:table-cell>
        </table:table-row>
        <table:table-row table:style-name="ro1">
          <table:table-cell office:value-type="string" calcext:value-type="string">
            <text:p>ameqenlign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meqenlig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3]&amp;&quot;.&quot;&amp;[.E1113]" office:value-type="string" office:string-value="ameqenligne.com" calcext:value-type="string">
            <text:p>ameqenligne.com</text:p>
          </table:table-cell>
        </table:table-row>
        <table:table-row table:style-name="ro1">
          <table:table-cell office:value-type="string" calcext:value-type="string">
            <text:p>www.arrondissement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4]&amp;&quot;.&quot;&amp;[.E1114]" office:value-type="string" office:string-value="arrondissement.com" calcext:value-type="string">
            <text:p>arrondissement.com</text:p>
          </table:table-cell>
        </table:table-row>
        <table:table-row table:style-name="ro1">
          <table:table-cell office:value-type="string" calcext:value-type="string">
            <text:p>asialys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sialys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5]&amp;&quot;.&quot;&amp;[.E1115]" office:value-type="string" office:string-value="asialyst.com" calcext:value-type="string">
            <text:p>asialyst.com</text:p>
          </table:table-cell>
        </table:table-row>
        <table:table-row table:style-name="ro1">
          <table:table-cell office:value-type="string" calcext:value-type="string">
            <text:p>baronmag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ronmag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6]&amp;&quot;.&quot;&amp;[.E1116]" office:value-type="string" office:string-value="baronmag.com" calcext:value-type="string">
            <text:p>baronmag.com</text:p>
          </table:table-cell>
        </table:table-row>
        <table:table-row table:style-name="ro1">
          <table:table-cell office:value-type="string" calcext:value-type="string">
            <text:p>basket-info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asket-info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7]&amp;&quot;.&quot;&amp;[.E1117]" office:value-type="string" office:string-value="basket-infos.com" calcext:value-type="string">
            <text:p>basket-infos.com</text:p>
          </table:table-cell>
        </table:table-row>
        <table:table-row table:style-name="ro1">
          <table:table-cell office:value-type="string" calcext:value-type="string">
            <text:p>beninwebtv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eninwebtv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8]&amp;&quot;.&quot;&amp;[.E1118]" office:value-type="string" office:string-value="beninwebtv.com" calcext:value-type="string">
            <text:p>beninwebtv.com</text:p>
          </table:table-cell>
        </table:table-row>
        <table:table-row table:style-name="ro1">
          <table:table-cell office:value-type="string" calcext:value-type="string">
            <text:p>bieresetplaisir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bieresetplaisir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19]&amp;&quot;.&quot;&amp;[.E1119]" office:value-type="string" office:string-value="bieresetplaisirs.com" calcext:value-type="string">
            <text:p>bieresetplaisirs.com</text:p>
          </table:table-cell>
        </table:table-row>
        <table:table-row table:style-name="ro1">
          <table:table-cell office:value-type="string" calcext:value-type="string">
            <text:p>bonjourresidenc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njourresidenc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0]&amp;&quot;.&quot;&amp;[.E1120]" office:value-type="string" office:string-value="bonjourresidences.com" calcext:value-type="string">
            <text:p>bonjourresidences.com</text:p>
          </table:table-cell>
        </table:table-row>
        <table:table-row table:style-name="ro1">
          <table:table-cell office:value-type="string" calcext:value-type="string">
            <text:p>camping-car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mping-ca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1]&amp;&quot;.&quot;&amp;[.E1121]" office:value-type="string" office:string-value="camping-car.com" calcext:value-type="string">
            <text:p>camping-car.com</text:p>
          </table:table-cell>
        </table:table-row>
        <table:table-row table:style-name="ro1">
          <table:table-cell office:value-type="string" calcext:value-type="string">
            <text:p>www.canadafranca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Jean-sur-Richelieu</text:p>
          </table:table-cell>
          <table:table-cell office:value-type="string" calcext:value-type="string">
            <text:p>canadafranca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2]&amp;&quot;.&quot;&amp;[.E1122]" office:value-type="string" office:string-value="canadafrancais.com" calcext:value-type="string">
            <text:p>canadafrancais.com</text:p>
          </table:table-cell>
        </table:table-row>
        <table:table-row table:style-name="ro1">
          <table:table-cell office:value-type="string" calcext:value-type="string">
            <text:p>catch-newz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atch-newz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3]&amp;&quot;.&quot;&amp;[.E1123]" office:value-type="string" office:string-value="catch-newz.com" calcext:value-type="string">
            <text:p>catch-newz.com</text:p>
          </table:table-cell>
        </table:table-row>
        <table:table-row table:style-name="ro1">
          <table:table-cell office:value-type="string" calcext:value-type="string">
            <text:p>www.chaleursnouvell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New Richmond</text:p>
          </table:table-cell>
          <table:table-cell office:value-type="string" calcext:value-type="string">
            <text:p>chaleursnouvell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4]&amp;&quot;.&quot;&amp;[.E1124]" office:value-type="string" office:string-value="chaleursnouvelles.com" calcext:value-type="string">
            <text:p>chaleursnouvelles.com</text:p>
          </table:table-cell>
        </table:table-row>
        <table:table-row table:style-name="ro1">
          <table:table-cell office:value-type="string" calcext:value-type="string">
            <text:p>chamblymati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ambly</text:p>
          </table:table-cell>
          <table:table-cell office:value-type="string" calcext:value-type="string">
            <text:p>chamblymat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5]&amp;&quot;.&quot;&amp;[.E1125]" office:value-type="string" office:string-value="chamblymatin.com" calcext:value-type="string">
            <text:p>chamblymatin.com</text:p>
          </table:table-cell>
        </table:table-row>
        <table:table-row table:style-name="ro1">
          <table:table-cell office:value-type="string" calcext:value-type="string">
            <text:p>www.chamblymati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ambly</text:p>
          </table:table-cell>
          <table:table-cell office:value-type="string" calcext:value-type="string">
            <text:p>chamblymat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6]&amp;&quot;.&quot;&amp;[.E1126]" office:value-type="string" office:string-value="chamblymatin.com" calcext:value-type="string">
            <text:p>chamblymatin.com</text:p>
          </table:table-cell>
        </table:table-row>
        <table:table-row table:style-name="ro1">
          <table:table-cell office:value-type="string" calcext:value-type="string">
            <text:p>fr.chatelain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hatelai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7]&amp;&quot;.&quot;&amp;[.E1127]" office:value-type="string" office:string-value="chatelaine.com" calcext:value-type="string">
            <text:p>chatelaine.com</text:p>
          </table:table-cell>
        </table:table-row>
        <table:table-row table:style-name="ro1">
          <table:table-cell office:value-type="string" calcext:value-type="string">
            <text:p>chicksandmachine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chicksandmachin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8]&amp;&quot;.&quot;&amp;[.E1128]" office:value-type="string" office:string-value="chicksandmachines.com" calcext:value-type="string">
            <text:p>chicksandmachines.com</text:p>
          </table:table-cell>
        </table:table-row>
        <table:table-row table:style-name="ro1">
          <table:table-cell office:value-type="string" calcext:value-type="string">
            <text:p>chroniques-architectur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roniques-architectur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29]&amp;&quot;.&quot;&amp;[.E1129]" office:value-type="string" office:string-value="chroniques-architecture.com" calcext:value-type="string">
            <text:p>chroniques-architecture.com</text:p>
          </table:table-cell>
        </table:table-row>
        <table:table-row table:style-name="ro1">
          <table:table-cell office:value-type="string" calcext:value-type="string">
            <text:p>www.cinoch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inoch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0]&amp;&quot;.&quot;&amp;[.E1130]" office:value-type="string" office:string-value="cinoche.com" calcext:value-type="string">
            <text:p>cinoche.com</text:p>
          </table:table-cell>
        </table:table-row>
        <table:table-row table:style-name="ro1">
          <table:table-cell office:value-type="string" calcext:value-type="string">
            <text:p>commercemond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ommercemond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1]&amp;&quot;.&quot;&amp;[.E1131]" office:value-type="string" office:string-value="commercemonde.com" calcext:value-type="string">
            <text:p>commercemonde.com</text:p>
          </table:table-cell>
        </table:table-row>
        <table:table-row table:style-name="ro1">
          <table:table-cell office:value-type="string" calcext:value-type="string">
            <text:p>corbeaunews-centrafr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orbeaunews-centrafri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2]&amp;&quot;.&quot;&amp;[.E1132]" office:value-type="string" office:string-value="corbeaunews-centrafrique.com" calcext:value-type="string">
            <text:p>corbeaunews-centrafrique.com</text:p>
          </table:table-cell>
        </table:table-row>
        <table:table-row table:style-name="ro1">
          <table:table-cell office:value-type="string" calcext:value-type="string">
            <text:p>courrierdesameriqu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ourrierdesameriqu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3]&amp;&quot;.&quot;&amp;[.E1133]" office:value-type="string" office:string-value="courrierdesameriques.com" calcext:value-type="string">
            <text:p>courrierdesameriques.com</text:p>
          </table:table-cell>
        </table:table-row>
        <table:table-row table:style-name="ro1">
          <table:table-cell office:value-type="string" calcext:value-type="string">
            <text:p>courrierlava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courrierlav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4]&amp;&quot;.&quot;&amp;[.E1134]" office:value-type="string" office:string-value="courrierlaval.com" calcext:value-type="string">
            <text:p>courrierlaval.com</text:p>
          </table:table-cell>
        </table:table-row>
        <table:table-row table:style-name="ro1">
          <table:table-cell office:value-type="string" calcext:value-type="string">
            <text:p>www.cybersolei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âteauguay</text:p>
          </table:table-cell>
          <table:table-cell office:value-type="string" calcext:value-type="string">
            <text:p>cybersolei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5]&amp;&quot;.&quot;&amp;[.E1135]" office:value-type="string" office:string-value="cybersoleil.com" calcext:value-type="string">
            <text:p>cybersoleil.com</text:p>
          </table:table-cell>
        </table:table-row>
        <table:table-row table:style-name="ro1">
          <table:table-cell office:value-type="string" calcext:value-type="string">
            <text:p>dailygeekshow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ailygeekshow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6]&amp;&quot;.&quot;&amp;[.E1136]" office:value-type="string" office:string-value="dailygeekshow.com" calcext:value-type="string">
            <text:p>dailygeekshow.com</text:p>
          </table:table-cell>
        </table:table-row>
        <table:table-row table:style-name="ro1">
          <table:table-cell office:value-type="string" calcext:value-type="string">
            <text:p>www.danslescoulisse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danslescouliss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7]&amp;&quot;.&quot;&amp;[.E1137]" office:value-type="string" office:string-value="danslescoulisses.com" calcext:value-type="string">
            <text:p>danslescoulisses.com</text:p>
          </table:table-cell>
        </table:table-row>
        <table:table-row table:style-name="ro1">
          <table:table-cell office:value-type="string" calcext:value-type="string">
            <text:p>www.delitfranca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elitfranca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8]&amp;&quot;.&quot;&amp;[.E1138]" office:value-type="string" office:string-value="delitfrancais.com" calcext:value-type="string">
            <text:p>delitfrancais.com</text:p>
          </table:table-cell>
        </table:table-row>
        <table:table-row table:style-name="ro1">
          <table:table-cell office:value-type="string" calcext:value-type="string">
            <text:p>diacritik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iacritik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39]&amp;&quot;.&quot;&amp;[.E1139]" office:value-type="string" office:string-value="diacritik.com" calcext:value-type="string">
            <text:p>diacritik.com</text:p>
          </table:table-cell>
        </table:table-row>
        <table:table-row table:style-name="ro1">
          <table:table-cell office:value-type="string" calcext:value-type="string">
            <text:p>directinfosgab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irectinfosgab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0]&amp;&quot;.&quot;&amp;[.E1140]" office:value-type="string" office:string-value="directinfosgabon.com" calcext:value-type="string">
            <text:p>directinfosgabon.com</text:p>
          </table:table-cell>
        </table:table-row>
        <table:table-row table:style-name="ro1">
          <table:table-cell office:value-type="string" calcext:value-type="string">
            <text:p>www.directioninformatiqu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directioninformati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1]&amp;&quot;.&quot;&amp;[.E1141]" office:value-type="string" office:string-value="directioninformatique.com" calcext:value-type="string">
            <text:p>directioninformatique.com</text:p>
          </table:table-cell>
        </table:table-row>
        <table:table-row table:style-name="ro1">
          <table:table-cell office:value-type="string" calcext:value-type="string">
            <text:p>www.droit-inc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roit-in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2]&amp;&quot;.&quot;&amp;[.E1142]" office:value-type="string" office:string-value="droit-inc.com" calcext:value-type="string">
            <text:p>droit-inc.com</text:p>
          </table:table-cell>
        </table:table-row>
        <table:table-row table:style-name="ro1">
          <table:table-cell office:value-type="string" calcext:value-type="string">
            <text:p>ecoaustr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coaustr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3]&amp;&quot;.&quot;&amp;[.E1143]" office:value-type="string" office:string-value="ecoaustral.com" calcext:value-type="string">
            <text:p>ecoaustral.com</text:p>
          </table:table-cell>
        </table:table-row>
        <table:table-row table:style-name="ro1">
          <table:table-cell office:value-type="string" calcext:value-type="string">
            <text:p>ecolebranche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colebranche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4]&amp;&quot;.&quot;&amp;[.E1144]" office:value-type="string" office:string-value="ecolebranchee.com" calcext:value-type="string">
            <text:p>ecolebranchee.com</text:p>
          </table:table-cell>
        </table:table-row>
        <table:table-row table:style-name="ro1">
          <table:table-cell office:value-type="string" calcext:value-type="string">
            <text:p>ecommunemagazin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communemagazi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5]&amp;&quot;.&quot;&amp;[.E1145]" office:value-type="string" office:string-value="ecommunemagazine.com" calcext:value-type="string">
            <text:p>ecommunemagazine.com</text:p>
          </table:table-cell>
        </table:table-row>
        <table:table-row table:style-name="ro1">
          <table:table-cell office:value-type="string" calcext:value-type="string">
            <text:p>economiesetci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economiesetci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6]&amp;&quot;.&quot;&amp;[.E1146]" office:value-type="string" office:string-value="economiesetcie.com" calcext:value-type="string">
            <text:p>economiesetcie.com</text:p>
          </table:table-cell>
        </table:table-row>
        <table:table-row table:style-name="ro1">
          <table:table-cell office:value-type="string" calcext:value-type="string">
            <text:p>www.enbeauc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eauce</text:p>
          </table:table-cell>
          <table:table-cell office:value-type="string" calcext:value-type="string">
            <text:p>enbeauc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7]&amp;&quot;.&quot;&amp;[.E1147]" office:value-type="string" office:string-value="enbeauce.com" calcext:value-type="string">
            <text:p>enbeauce.com</text:p>
          </table:table-cell>
        </table:table-row>
        <table:table-row table:style-name="ro1">
          <table:table-cell office:value-type="string" calcext:value-type="string">
            <text:p>endurance-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ndurance-inf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8]&amp;&quot;.&quot;&amp;[.E1148]" office:value-type="string" office:string-value="endurance-info.com" calcext:value-type="string">
            <text:p>endurance-info.com</text:p>
          </table:table-cell>
        </table:table-row>
        <table:table-row table:style-name="ro1">
          <table:table-cell office:value-type="string" calcext:value-type="string">
            <text:p>energies-medi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nergies-medi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49]&amp;&quot;.&quot;&amp;[.E1149]" office:value-type="string" office:string-value="energies-media.com" calcext:value-type="string">
            <text:p>energies-media.com</text:p>
          </table:table-cell>
        </table:table-row>
        <table:table-row table:style-name="ro1">
          <table:table-cell office:value-type="string" calcext:value-type="string">
            <text:p>estrieplu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estrieplu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0]&amp;&quot;.&quot;&amp;[.E1150]" office:value-type="string" office:string-value="estrieplus.com" calcext:value-type="string">
            <text:p>estrieplus.com</text:p>
          </table:table-cell>
        </table:table-row>
        <table:table-row table:style-name="ro1">
          <table:table-cell office:value-type="string" calcext:value-type="string">
            <text:p>m.estrieplu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estrieplu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1]&amp;&quot;.&quot;&amp;[.E1151]" office:value-type="string" office:string-value="estrieplus.com" calcext:value-type="string">
            <text:p>estrieplus.com</text:p>
          </table:table-cell>
        </table:table-row>
        <table:table-row table:style-name="ro1">
          <table:table-cell office:value-type="string" calcext:value-type="string">
            <text:p>www.estrieplu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estrieplu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2]&amp;&quot;.&quot;&amp;[.E1152]" office:value-type="string" office:string-value="estrieplus.com" calcext:value-type="string">
            <text:p>estrieplus.com</text:p>
          </table:table-cell>
        </table:table-row>
        <table:table-row table:style-name="ro1">
          <table:table-cell office:value-type="string" calcext:value-type="string">
            <text:p>ewa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wanew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3]&amp;&quot;.&quot;&amp;[.E1153]" office:value-type="string" office:string-value="ewanews.com" calcext:value-type="string">
            <text:p>ewanews.com</text:p>
          </table:table-cell>
        </table:table-row>
        <table:table-row table:style-name="ro1">
          <table:table-cell office:value-type="string" calcext:value-type="string">
            <text:p>www.finance-investissement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finance-investissemen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4]&amp;&quot;.&quot;&amp;[.E1154]" office:value-type="string" office:string-value="finance-investissement.com" calcext:value-type="string">
            <text:p>finance-investissement.com</text:p>
          </table:table-cell>
        </table:table-row>
        <table:table-row table:style-name="ro1">
          <table:table-cell office:value-type="string" calcext:value-type="string">
            <text:p>footrdc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ootrd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5]&amp;&quot;.&quot;&amp;[.E1155]" office:value-type="string" office:string-value="footrdc.com" calcext:value-type="string">
            <text:p>footrdc.com</text:p>
          </table:table-cell>
        </table:table-row>
        <table:table-row table:style-name="ro1">
          <table:table-cell office:value-type="string" calcext:value-type="string">
            <text:p>francenewsliv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ancenewsliv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6]&amp;&quot;.&quot;&amp;[.E1156]" office:value-type="string" office:string-value="francenewslive.com" calcext:value-type="string">
            <text:p>francenewslive.com</text:p>
          </table:table-cell>
        </table:table-row>
        <table:table-row table:style-name="ro1">
          <table:table-cell office:value-type="string" calcext:value-type="string">
            <text:p>frenchmornin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renchmorning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7]&amp;&quot;.&quot;&amp;[.E1157]" office:value-type="string" office:string-value="frenchmorning.com" calcext:value-type="string">
            <text:p>frenchmorning.com</text:p>
          </table:table-cell>
        </table:table-row>
        <table:table-row table:style-name="ro1">
          <table:table-cell office:value-type="string" calcext:value-type="string">
            <text:p>gabon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abonactu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8]&amp;&quot;.&quot;&amp;[.E1158]" office:value-type="string" office:string-value="gabonactu.com" calcext:value-type="string">
            <text:p>gabonactu.com</text:p>
          </table:table-cell>
        </table:table-row>
        <table:table-row table:style-name="ro1">
          <table:table-cell office:value-type="string" calcext:value-type="string">
            <text:p>gamerge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amerge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59]&amp;&quot;.&quot;&amp;[.E1159]" office:value-type="string" office:string-value="gamergen.com" calcext:value-type="string">
            <text:p>gamergen.com</text:p>
          </table:table-cell>
        </table:table-row>
        <table:table-row table:style-name="ro1">
          <table:table-cell office:value-type="string" calcext:value-type="string">
            <text:p>www.gaspesienouvell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aspé</text:p>
          </table:table-cell>
          <table:table-cell office:value-type="string" calcext:value-type="string">
            <text:p>gaspesienouvell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0]&amp;&quot;.&quot;&amp;[.E1160]" office:value-type="string" office:string-value="gaspesienouvelles.com" calcext:value-type="string">
            <text:p>gaspesienouvelles.com</text:p>
          </table:table-cell>
        </table:table-row>
        <table:table-row table:style-name="ro1">
          <table:table-cell office:value-type="string" calcext:value-type="string">
            <text:p>www.geopleinair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geopleinai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1]&amp;&quot;.&quot;&amp;[.E1161]" office:value-type="string" office:string-value="geopleinair.com" calcext:value-type="string">
            <text:p>geopleinair.com</text:p>
          </table:table-cell>
        </table:table-row>
        <table:table-row table:style-name="ro1">
          <table:table-cell office:value-type="string" calcext:value-type="string">
            <text:p>www.granbyexpres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granbyexpres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2]&amp;&quot;.&quot;&amp;[.E1162]" office:value-type="string" office:string-value="granbyexpress.com" calcext:value-type="string">
            <text:p>granbyexpress.com</text:p>
          </table:table-cell>
        </table:table-row>
        <table:table-row table:style-name="ro1">
          <table:table-cell office:value-type="string" calcext:value-type="string">
            <text:p>www.guideautoweb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guideautowe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3]&amp;&quot;.&quot;&amp;[.E1163]" office:value-type="string" office:string-value="guideautoweb.com" calcext:value-type="string">
            <text:p>guideautoweb.com</text:p>
          </table:table-cell>
        </table:table-row>
        <table:table-row table:style-name="ro1">
          <table:table-cell office:value-type="string" calcext:value-type="string">
            <text:p>guinee11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uinee114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4]&amp;&quot;.&quot;&amp;[.E1164]" office:value-type="string" office:string-value="guinee114.com" calcext:value-type="string">
            <text:p>guinee114.com</text:p>
          </table:table-cell>
        </table:table-row>
        <table:table-row table:style-name="ro1">
          <table:table-cell office:value-type="string" calcext:value-type="string">
            <text:p>guineemat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uineemat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5]&amp;&quot;.&quot;&amp;[.E1165]" office:value-type="string" office:string-value="guineematin.com" calcext:value-type="string">
            <text:p>guineematin.com</text:p>
          </table:table-cell>
        </table:table-row>
        <table:table-row table:style-name="ro1">
          <table:table-cell office:value-type="string" calcext:value-type="string">
            <text:p>haitiprogr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haitiprogr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6]&amp;&quot;.&quot;&amp;[.E1166]" office:value-type="string" office:string-value="haitiprogres.com" calcext:value-type="string">
            <text:p>haitiprogres.com</text:p>
          </table:table-cell>
        </table:table-row>
        <table:table-row table:style-name="ro1">
          <table:table-cell office:value-type="string" calcext:value-type="string">
            <text:p>www.hebdorivenor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epentigny</text:p>
          </table:table-cell>
          <table:table-cell office:value-type="string" calcext:value-type="string">
            <text:p>hebdorivenor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7]&amp;&quot;.&quot;&amp;[.E1167]" office:value-type="string" office:string-value="hebdorivenord.com" calcext:value-type="string">
            <text:p>hebdorivenord.com</text:p>
          </table:table-cell>
        </table:table-row>
        <table:table-row table:style-name="ro1">
          <table:table-cell office:value-type="string" calcext:value-type="string">
            <text:p>hollywoodpq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lywoodpq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8]&amp;&quot;.&quot;&amp;[.E1168]" office:value-type="string" office:string-value="hollywoodpq.com" calcext:value-type="string">
            <text:p>hollywoodpq.com</text:p>
          </table:table-cell>
        </table:table-row>
        <table:table-row table:style-name="ro1">
          <table:table-cell office:value-type="string" calcext:value-type="string">
            <text:p>hospitality-o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pitality-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69]&amp;&quot;.&quot;&amp;[.E1169]" office:value-type="string" office:string-value="hospitality-on.com" calcext:value-type="string">
            <text:p>hospitality-on.com</text:p>
          </table:table-cell>
        </table:table-row>
        <table:table-row table:style-name="ro1">
          <table:table-cell office:value-type="string" calcext:value-type="string">
            <text:p>hpnhait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hpnhaiti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0]&amp;&quot;.&quot;&amp;[.E1170]" office:value-type="string" office:string-value="hpnhaiti.com" calcext:value-type="string">
            <text:p>hpnhaiti.com</text:p>
          </table:table-cell>
        </table:table-row>
        <table:table-row table:style-name="ro1">
          <table:table-cell office:value-type="string" calcext:value-type="string">
            <text:p>www.hrimag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hrimag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1]&amp;&quot;.&quot;&amp;[.E1171]" office:value-type="string" office:string-value="hrimag.com" calcext:value-type="string">
            <text:p>hrimag.com</text:p>
          </table:table-cell>
        </table:table-row>
        <table:table-row table:style-name="ro1">
          <table:table-cell office:value-type="string" calcext:value-type="string">
            <text:p>info-centrafriqu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fo-centrafri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2]&amp;&quot;.&quot;&amp;[.E1172]" office:value-type="string" office:string-value="info-centrafrique.com" calcext:value-type="string">
            <text:p>info-centrafrique.com</text:p>
          </table:table-cell>
        </table:table-row>
        <table:table-row table:style-name="ro1">
          <table:table-cell office:value-type="string" calcext:value-type="string">
            <text:p>www.infodimanch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infodimanch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3]&amp;&quot;.&quot;&amp;[.E1173]" office:value-type="string" office:string-value="infodimanche.com" calcext:value-type="string">
            <text:p>infodimanche.com</text:p>
          </table:table-cell>
        </table:table-row>
        <table:table-row table:style-name="ro1">
          <table:table-cell office:value-type="string" calcext:value-type="string">
            <text:p>informeaffair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Jonquière</text:p>
          </table:table-cell>
          <table:table-cell office:value-type="string" calcext:value-type="string">
            <text:p>informeaffair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4]&amp;&quot;.&quot;&amp;[.E1174]" office:value-type="string" office:string-value="informeaffaires.com" calcext:value-type="string">
            <text:p>informeaffaires.com</text:p>
          </table:table-cell>
        </table:table-row>
        <table:table-row table:style-name="ro1">
          <table:table-cell office:value-type="string" calcext:value-type="string">
            <text:p>www.infosuroit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uroît</text:p>
          </table:table-cell>
          <table:table-cell office:value-type="string" calcext:value-type="string">
            <text:p>infosuroi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5]&amp;&quot;.&quot;&amp;[.E1175]" office:value-type="string" office:string-value="infosuroit.com" calcext:value-type="string">
            <text:p>infosuroit.com</text:p>
          </table:table-cell>
        </table:table-row>
        <table:table-row table:style-name="ro1">
          <table:table-cell office:value-type="string" calcext:value-type="string">
            <text:p>isart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sart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6]&amp;&quot;.&quot;&amp;[.E1176]" office:value-type="string" office:string-value="isarta.com" calcext:value-type="string">
            <text:p>isarta.com</text:p>
          </table:table-cell>
        </table:table-row>
        <table:table-row table:style-name="ro1">
          <table:table-cell office:value-type="string" calcext:value-type="string">
            <text:p>israelvalley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sraelvalle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7]&amp;&quot;.&quot;&amp;[.E1177]" office:value-type="string" office:string-value="israelvalley.com" calcext:value-type="string">
            <text:p>israelvalley.com</text:p>
          </table:table-cell>
        </table:table-row>
        <table:table-row table:style-name="ro1">
          <table:table-cell office:value-type="string" calcext:value-type="string">
            <text:p>itrmanager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trmanage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8]&amp;&quot;.&quot;&amp;[.E1178]" office:value-type="string" office:string-value="itrmanager.com" calcext:value-type="string">
            <text:p>itrmanager.com</text:p>
          </table:table-cell>
        </table:table-row>
        <table:table-row table:style-name="ro1">
          <table:table-cell office:value-type="string" calcext:value-type="string">
            <text:p>itrmobile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trmobil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79]&amp;&quot;.&quot;&amp;[.E1179]" office:value-type="string" office:string-value="itrmobiles.com" calcext:value-type="string">
            <text:p>itrmobiles.com</text:p>
          </table:table-cell>
        </table:table-row>
        <table:table-row table:style-name="ro1">
          <table:table-cell office:value-type="string" calcext:value-type="string">
            <text:p>www.journaldechambly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ambly</text:p>
          </table:table-cell>
          <table:table-cell office:value-type="string" calcext:value-type="string">
            <text:p>journaldechambl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0]&amp;&quot;.&quot;&amp;[.E1180]" office:value-type="string" office:string-value="journaldechambly.com" calcext:value-type="string">
            <text:p>journaldechambly.com</text:p>
          </table:table-cell>
        </table:table-row>
        <table:table-row table:style-name="ro1">
          <table:table-cell office:value-type="string" calcext:value-type="string">
            <text:p>journaldelev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journaldelev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1]&amp;&quot;.&quot;&amp;[.E1181]" office:value-type="string" office:string-value="journaldelevis.com" calcext:value-type="string">
            <text:p>journaldelevis.com</text:p>
          </table:table-cell>
        </table:table-row>
        <table:table-row table:style-name="ro1">
          <table:table-cell office:value-type="string" calcext:value-type="string">
            <text:p>m.journaldelev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journaldelev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2]&amp;&quot;.&quot;&amp;[.E1182]" office:value-type="string" office:string-value="journaldelevis.com" calcext:value-type="string">
            <text:p>journaldelevis.com</text:p>
          </table:table-cell>
        </table:table-row>
        <table:table-row table:style-name="ro1">
          <table:table-cell office:value-type="string" calcext:value-type="string">
            <text:p>www.journaldelev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journaldelev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3]&amp;&quot;.&quot;&amp;[.E1183]" office:value-type="string" office:string-value="journaldelevis.com" calcext:value-type="string">
            <text:p>journaldelevis.com</text:p>
          </table:table-cell>
        </table:table-row>
        <table:table-row table:style-name="ro1">
          <table:table-cell office:value-type="string" calcext:value-type="string">
            <text:p>www.journaldemontreal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journaldemontre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4]&amp;&quot;.&quot;&amp;[.E1184]" office:value-type="string" office:string-value="journaldemontreal.com" calcext:value-type="string">
            <text:p>journaldemontreal.com</text:p>
          </table:table-cell>
        </table:table-row>
        <table:table-row table:style-name="ro1">
          <table:table-cell office:value-type="string" calcext:value-type="string">
            <text:p>www.journaldequebec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journaldequebe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5]&amp;&quot;.&quot;&amp;[.E1185]" office:value-type="string" office:string-value="journaldequebec.com" calcext:value-type="string">
            <text:p>journaldequebec.com</text:p>
          </table:table-cell>
        </table:table-row>
        <table:table-row table:style-name="ro1">
          <table:table-cell office:value-type="string" calcext:value-type="string">
            <text:p>journaldesvoisin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journaldesvoisin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6]&amp;&quot;.&quot;&amp;[.E1186]" office:value-type="string" office:string-value="journaldesvoisins.com" calcext:value-type="string">
            <text:p>journaldesvoisins.com</text:p>
          </table:table-cell>
        </table:table-row>
        <table:table-row table:style-name="ro1">
          <table:table-cell office:value-type="string" calcext:value-type="string">
            <text:p>journalducoi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urnalduco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7]&amp;&quot;.&quot;&amp;[.E1187]" office:value-type="string" office:string-value="journalducoin.com" calcext:value-type="string">
            <text:p>journalducoin.com</text:p>
          </table:table-cell>
        </table:table-row>
        <table:table-row table:style-name="ro1">
          <table:table-cell office:value-type="string" calcext:value-type="string">
            <text:p>www.journalhorizo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rois-Pistoles</text:p>
          </table:table-cell>
          <table:table-cell office:value-type="string" calcext:value-type="string">
            <text:p>journalhoriz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8]&amp;&quot;.&quot;&amp;[.E1188]" office:value-type="string" office:string-value="journalhorizon.com" calcext:value-type="string">
            <text:p>journalhorizon.com</text:p>
          </table:table-cell>
        </table:table-row>
        <table:table-row table:style-name="ro1">
          <table:table-cell office:value-type="string" calcext:value-type="string">
            <text:p>www.journalleguid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owansville</text:p>
          </table:table-cell>
          <table:table-cell office:value-type="string" calcext:value-type="string">
            <text:p>journalleguid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89]&amp;&quot;.&quot;&amp;[.E1189]" office:value-type="string" office:string-value="journalleguide.com" calcext:value-type="string">
            <text:p>journalleguide.com</text:p>
          </table:table-cell>
        </table:table-row>
        <table:table-row table:style-name="ro1">
          <table:table-cell office:value-type="string" calcext:value-type="string">
            <text:p>www.journallenor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journallenor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0]&amp;&quot;.&quot;&amp;[.E1190]" office:value-type="string" office:string-value="journallenord.com" calcext:value-type="string">
            <text:p>journallenord.com</text:p>
          </table:table-cell>
        </table:table-row>
        <table:table-row table:style-name="ro1">
          <table:table-cell office:value-type="string" calcext:value-type="string">
            <text:p>journalmetro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journalmetr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1]&amp;&quot;.&quot;&amp;[.E1191]" office:value-type="string" office:string-value="journalmetro.com" calcext:value-type="string">
            <text:p>journalmetro.com</text:p>
          </table:table-cell>
        </table:table-row>
        <table:table-row table:style-name="ro1">
          <table:table-cell office:value-type="string" calcext:value-type="string">
            <text:p>l-frii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-frii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2]&amp;&quot;.&quot;&amp;[.E1192]" office:value-type="string" office:string-value="l-frii.com" calcext:value-type="string">
            <text:p>l-frii.com</text:p>
          </table:table-cell>
        </table:table-row>
        <table:table-row table:style-name="ro1">
          <table:table-cell office:value-type="string" calcext:value-type="string">
            <text:p>la-chronique-agor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-chronique-agor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3]&amp;&quot;.&quot;&amp;[.E1193]" office:value-type="string" office:string-value="la-chronique-agora.com" calcext:value-type="string">
            <text:p>la-chronique-agora.com</text:p>
          </table:table-cell>
        </table:table-row>
        <table:table-row table:style-name="ro1">
          <table:table-cell office:value-type="string" calcext:value-type="string">
            <text:p>labibleurbain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abibleurbai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4]&amp;&quot;.&quot;&amp;[.E1194]" office:value-type="string" office:string-value="labibleurbaine.com" calcext:value-type="string">
            <text:p>labibleurbaine.com</text:p>
          </table:table-cell>
        </table:table-row>
        <table:table-row table:style-name="ro1">
          <table:table-cell office:value-type="string" calcext:value-type="string">
            <text:p>www.lactio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Joliette</text:p>
          </table:table-cell>
          <table:table-cell office:value-type="string" calcext:value-type="string">
            <text:p>lact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5]&amp;&quot;.&quot;&amp;[.E1195]" office:value-type="string" office:string-value="laction.com" calcext:value-type="string">
            <text:p>laction.com</text:p>
          </table:table-cell>
        </table:table-row>
        <table:table-row table:style-name="ro1">
          <table:table-cell office:value-type="string" calcext:value-type="string">
            <text:p>www.lactiondautray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Joliette</text:p>
          </table:table-cell>
          <table:table-cell office:value-type="string" calcext:value-type="string">
            <text:p>lactiondautra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6]&amp;&quot;.&quot;&amp;[.E1196]" office:value-type="string" office:string-value="lactiondautray.com" calcext:value-type="string">
            <text:p>lactiondautray.com</text:p>
          </table:table-cell>
        </table:table-row>
        <table:table-row table:style-name="ro1">
          <table:table-cell office:value-type="string" calcext:value-type="string">
            <text:p>lactualit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actualit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7]&amp;&quot;.&quot;&amp;[.E1197]" office:value-type="string" office:string-value="lactualite.com" calcext:value-type="string">
            <text:p>lactualite.com</text:p>
          </table:table-cell>
        </table:table-row>
        <table:table-row table:style-name="ro1">
          <table:table-cell office:value-type="string" calcext:value-type="string">
            <text:p>lalibrevil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librevill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8]&amp;&quot;.&quot;&amp;[.E1198]" office:value-type="string" office:string-value="lalibreville.com" calcext:value-type="string">
            <text:p>lalibreville.com</text:p>
          </table:table-cell>
        </table:table-row>
        <table:table-row table:style-name="ro1">
          <table:table-cell office:value-type="string" calcext:value-type="string">
            <text:p>www.lapetitenatio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hénéville</text:p>
          </table:table-cell>
          <table:table-cell office:value-type="string" calcext:value-type="string">
            <text:p>lapetitenat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199]&amp;&quot;.&quot;&amp;[.E1199]" office:value-type="string" office:string-value="lapetitenation.com" calcext:value-type="string">
            <text:p>lapetitenation.com</text:p>
          </table:table-cell>
        </table:table-row>
        <table:table-row table:style-name="ro1">
          <table:table-cell office:value-type="string" calcext:value-type="string">
            <text:p>www.lavantagegaspesie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lavantagegaspesie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0]&amp;&quot;.&quot;&amp;[.E1200]" office:value-type="string" office:string-value="lavantagegaspesien.com" calcext:value-type="string">
            <text:p>lavantagegaspesien.com</text:p>
          </table:table-cell>
        </table:table-row>
        <table:table-row table:style-name="ro1">
          <table:table-cell office:value-type="string" calcext:value-type="string">
            <text:p>www.laveniretdesrivier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owansville</text:p>
          </table:table-cell>
          <table:table-cell office:value-type="string" calcext:value-type="string">
            <text:p>laveniretdesrivier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1]&amp;&quot;.&quot;&amp;[.E1201]" office:value-type="string" office:string-value="laveniretdesrivieres.com" calcext:value-type="string">
            <text:p>laveniretdesrivieres.com</text:p>
          </table:table-cell>
        </table:table-row>
        <table:table-row table:style-name="ro1">
          <table:table-cell office:value-type="string" calcext:value-type="string">
            <text:p>www.lavoixdusu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c-Etchemin</text:p>
          </table:table-cell>
          <table:table-cell office:value-type="string" calcext:value-type="string">
            <text:p>lavoixdusu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2]&amp;&quot;.&quot;&amp;[.E1202]" office:value-type="string" office:string-value="lavoixdusud.com" calcext:value-type="string">
            <text:p>lavoixdusud.com</text:p>
          </table:table-cell>
        </table:table-row>
        <table:table-row table:style-name="ro1">
          <table:table-cell office:value-type="string" calcext:value-type="string">
            <text:p>www.lebulletin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lebullet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3]&amp;&quot;.&quot;&amp;[.E1203]" office:value-type="string" office:string-value="lebulletin.com" calcext:value-type="string">
            <text:p>lebulletin.com</text:p>
          </table:table-cell>
        </table:table-row>
        <table:table-row table:style-name="ro1">
          <table:table-cell office:value-type="string" calcext:value-type="string">
            <text:p>www.lechodelatuqu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 Tuque</text:p>
          </table:table-cell>
          <table:table-cell office:value-type="string" calcext:value-type="string">
            <text:p>lechodelatu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4]&amp;&quot;.&quot;&amp;[.E1204]" office:value-type="string" office:string-value="lechodelatuque.com" calcext:value-type="string">
            <text:p>lechodelatuque.com</text:p>
          </table:table-cell>
        </table:table-row>
        <table:table-row table:style-name="ro1">
          <table:table-cell office:value-type="string" calcext:value-type="string">
            <text:p>www.lechodemaskinong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rois-Rivières</text:p>
          </table:table-cell>
          <table:table-cell office:value-type="string" calcext:value-type="string">
            <text:p>lechodemaskinong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5]&amp;&quot;.&quot;&amp;[.E1205]" office:value-type="string" office:string-value="lechodemaskinonge.com" calcext:value-type="string">
            <text:p>lechodemaskinonge.com</text:p>
          </table:table-cell>
        </table:table-row>
        <table:table-row table:style-name="ro1">
          <table:table-cell office:value-type="string" calcext:value-type="string">
            <text:p>www.lecitoyenrouynlasarr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ouyn-Noranda</text:p>
          </table:table-cell>
          <table:table-cell office:value-type="string" calcext:value-type="string">
            <text:p>lecitoyenrouynlasarr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6]&amp;&quot;.&quot;&amp;[.E1206]" office:value-type="string" office:string-value="lecitoyenrouynlasarre.com" calcext:value-type="string">
            <text:p>lecitoyenrouynlasarre.com</text:p>
          </table:table-cell>
        </table:table-row>
        <table:table-row table:style-name="ro1">
          <table:table-cell office:value-type="string" calcext:value-type="string">
            <text:p>www.lecitoyenvaldoramo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Val-d’Or</text:p>
          </table:table-cell>
          <table:table-cell office:value-type="string" calcext:value-type="string">
            <text:p>lecitoyenvaldoramo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7]&amp;&quot;.&quot;&amp;[.E1207]" office:value-type="string" office:string-value="lecitoyenvaldoramos.com" calcext:value-type="string">
            <text:p>lecitoyenvaldoramos.com</text:p>
          </table:table-cell>
        </table:table-row>
        <table:table-row table:style-name="ro1">
          <table:table-cell office:value-type="string" calcext:value-type="string">
            <text:p>lecourrier-du-soi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courrier-du-soi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8]&amp;&quot;.&quot;&amp;[.E1208]" office:value-type="string" office:string-value="lecourrier-du-soir.com" calcext:value-type="string">
            <text:p>lecourrier-du-soir.com</text:p>
          </table:table-cell>
        </table:table-row>
        <table:table-row table:style-name="ro1">
          <table:table-cell office:value-type="string" calcext:value-type="string">
            <text:p>www.lecourriersu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rois-Rivières</text:p>
          </table:table-cell>
          <table:table-cell office:value-type="string" calcext:value-type="string">
            <text:p>lecourriersu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09]&amp;&quot;.&quot;&amp;[.E1209]" office:value-type="string" office:string-value="lecourriersud.com" calcext:value-type="string">
            <text:p>lecourriersud.com</text:p>
          </table:table-cell>
        </table:table-row>
        <table:table-row table:style-name="ro1">
          <table:table-cell office:value-type="string" calcext:value-type="string">
            <text:p>www.ledevoir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edevoi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0]&amp;&quot;.&quot;&amp;[.E1210]" office:value-type="string" office:string-value="ledevoir.com" calcext:value-type="string">
            <text:p>ledevoir.com</text:p>
          </table:table-cell>
        </table:table-row>
        <table:table-row table:style-name="ro1">
          <table:table-cell office:value-type="string" calcext:value-type="string">
            <text:p>ledjely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djel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1]&amp;&quot;.&quot;&amp;[.E1211]" office:value-type="string" office:string-value="ledjely.com" calcext:value-type="string">
            <text:p>ledjely.com</text:p>
          </table:table-cell>
        </table:table-row>
        <table:table-row table:style-name="ro1">
          <table:table-cell office:value-type="string" calcext:value-type="string">
            <text:p>www.ledroit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ledroi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2]&amp;&quot;.&quot;&amp;[.E1212]" office:value-type="string" office:string-value="ledroit.com" calcext:value-type="string">
            <text:p>ledroit.com</text:p>
          </table:table-cell>
        </table:table-row>
        <table:table-row table:style-name="ro1">
          <table:table-cell office:value-type="string" calcext:value-type="string">
            <text:p>lelacstjea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lelacstjea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3]&amp;&quot;.&quot;&amp;[.E1213]" office:value-type="string" office:string-value="lelacstjean.com" calcext:value-type="string">
            <text:p>lelacstjean.com</text:p>
          </table:table-cell>
        </table:table-row>
        <table:table-row table:style-name="ro1">
          <table:table-cell office:value-type="string" calcext:value-type="string">
            <text:p>lemagazinedumanager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magazinedumanage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4]&amp;&quot;.&quot;&amp;[.E1214]" office:value-type="string" office:string-value="lemagazinedumanager.com" calcext:value-type="string">
            <text:p>lemagazinedumanager.com</text:p>
          </table:table-cell>
        </table:table-row>
        <table:table-row table:style-name="ro1">
          <table:table-cell office:value-type="string" calcext:value-type="string">
            <text:p>lemetropolitai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metropolitai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5]&amp;&quot;.&quot;&amp;[.E1215]" office:value-type="string" office:string-value="lemetropolitain.com" calcext:value-type="string">
            <text:p>lemetropolitain.com</text:p>
          </table:table-cell>
        </table:table-row>
        <table:table-row table:style-name="ro1">
          <table:table-cell office:value-type="string" calcext:value-type="string">
            <text:p>lemontarvilloi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Bruno-de-Montarville</text:p>
          </table:table-cell>
          <table:table-cell office:value-type="string" calcext:value-type="string">
            <text:p>lemontarvilloi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6]&amp;&quot;.&quot;&amp;[.E1216]" office:value-type="string" office:string-value="lemontarvillois.com" calcext:value-type="string">
            <text:p>lemontarvillois.com</text:p>
          </table:table-cell>
        </table:table-row>
        <table:table-row table:style-name="ro1">
          <table:table-cell office:value-type="string" calcext:value-type="string">
            <text:p>lenouvellist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nouvellist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7]&amp;&quot;.&quot;&amp;[.E1217]" office:value-type="string" office:string-value="lenouvelliste.com" calcext:value-type="string">
            <text:p>lenouvelliste.com</text:p>
          </table:table-cell>
        </table:table-row>
        <table:table-row table:style-name="ro1">
          <table:table-cell office:value-type="string" calcext:value-type="string">
            <text:p>lepetitjourn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petitjour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8]&amp;&quot;.&quot;&amp;[.E1218]" office:value-type="string" office:string-value="lepetitjournal.com" calcext:value-type="string">
            <text:p>lepetitjournal.com</text:p>
          </table:table-cell>
        </table:table-row>
        <table:table-row table:style-name="ro1">
          <table:table-cell office:value-type="string" calcext:value-type="string">
            <text:p>leplacoteux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Pascal</text:p>
          </table:table-cell>
          <table:table-cell office:value-type="string" calcext:value-type="string">
            <text:p>leplacoteux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19]&amp;&quot;.&quot;&amp;[.E1219]" office:value-type="string" office:string-value="leplacoteux.com" calcext:value-type="string">
            <text:p>leplacoteux.com</text:p>
          </table:table-cell>
        </table:table-row>
        <table:table-row table:style-name="ro1">
          <table:table-cell office:value-type="string" calcext:value-type="string">
            <text:p>www.lequotidien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guenay</text:p>
          </table:table-cell>
          <table:table-cell office:value-type="string" calcext:value-type="string">
            <text:p>lequotidie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0]&amp;&quot;.&quot;&amp;[.E1220]" office:value-type="string" office:string-value="lequotidien.com" calcext:value-type="string">
            <text:p>lequotidien.com</text:p>
          </table:table-cell>
        </table:table-row>
        <table:table-row table:style-name="ro1">
          <table:table-cell office:value-type="string" calcext:value-type="string">
            <text:p>www.lerefletdulac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lerefletdula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1]&amp;&quot;.&quot;&amp;[.E1221]" office:value-type="string" office:string-value="lerefletdulac.com" calcext:value-type="string">
            <text:p>lerefletdulac.com</text:p>
          </table:table-cell>
        </table:table-row>
        <table:table-row table:style-name="ro1">
          <table:table-cell office:value-type="string" calcext:value-type="string">
            <text:p>leregional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regio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2]&amp;&quot;.&quot;&amp;[.E1222]" office:value-type="string" office:string-value="leregional.com" calcext:value-type="string">
            <text:p>leregional.com</text:p>
          </table:table-cell>
        </table:table-row>
        <table:table-row table:style-name="ro1">
          <table:table-cell office:value-type="string" calcext:value-type="string">
            <text:p>les2riv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orel-Tracy</text:p>
          </table:table-cell>
          <table:table-cell office:value-type="string" calcext:value-type="string">
            <text:p>les2riv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3]&amp;&quot;.&quot;&amp;[.E1223]" office:value-type="string" office:string-value="les2rives.com" calcext:value-type="string">
            <text:p>les2rives.com</text:p>
          </table:table-cell>
        </table:table-row>
        <table:table-row table:style-name="ro1">
          <table:table-cell office:value-type="string" calcext:value-type="string">
            <text:p>www.les2rives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orel-Tracy</text:p>
          </table:table-cell>
          <table:table-cell office:value-type="string" calcext:value-type="string">
            <text:p>les2riv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4]&amp;&quot;.&quot;&amp;[.E1224]" office:value-type="string" office:string-value="les2rives.com" calcext:value-type="string">
            <text:p>les2rives.com</text:p>
          </table:table-cell>
        </table:table-row>
        <table:table-row table:style-name="ro1">
          <table:table-cell office:value-type="string" calcext:value-type="string">
            <text:p>les3villessoeur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s3villessoeur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5]&amp;&quot;.&quot;&amp;[.E1225]" office:value-type="string" office:string-value="les3villessoeurs.com" calcext:value-type="string">
            <text:p>les3villessoeurs.com</text:p>
          </table:table-cell>
        </table:table-row>
        <table:table-row table:style-name="ro1">
          <table:table-cell office:value-type="string" calcext:value-type="string">
            <text:p>www.lesaffaire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esaffair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6]&amp;&quot;.&quot;&amp;[.E1226]" office:value-type="string" office:string-value="lesaffaires.com" calcext:value-type="string">
            <text:p>lesaffaires.com</text:p>
          </table:table-cell>
        </table:table-row>
        <table:table-row table:style-name="ro1">
          <table:table-cell office:value-type="string" calcext:value-type="string">
            <text:p>www.lesdebrouillards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esdebrouillard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7]&amp;&quot;.&quot;&amp;[.E1227]" office:value-type="string" office:string-value="lesdebrouillards.com" calcext:value-type="string">
            <text:p>lesdebrouillards.com</text:p>
          </table:table-cell>
        </table:table-row>
        <table:table-row table:style-name="ro1">
          <table:table-cell office:value-type="string" calcext:value-type="string">
            <text:p>www.lesolei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lesolei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8]&amp;&quot;.&quot;&amp;[.E1228]" office:value-type="string" office:string-value="lesoleil.com" calcext:value-type="string">
            <text:p>lesoleil.com</text:p>
          </table:table-cell>
        </table:table-row>
        <table:table-row table:style-name="ro1">
          <table:table-cell office:value-type="string" calcext:value-type="string">
            <text:p>letarnlib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tarnlibr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29]&amp;&quot;.&quot;&amp;[.E1229]" office:value-type="string" office:string-value="letarnlibre.com" calcext:value-type="string">
            <text:p>letarnlibre.com</text:p>
          </table:table-cell>
        </table:table-row>
        <table:table-row table:style-name="ro1">
          <table:table-cell office:value-type="string" calcext:value-type="string">
            <text:p>www.letoiledulac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letoiledula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0]&amp;&quot;.&quot;&amp;[.E1230]" office:value-type="string" office:string-value="letoiledulac.com" calcext:value-type="string">
            <text:p>letoiledulac.com</text:p>
          </table:table-cell>
        </table:table-row>
        <table:table-row table:style-name="ro1">
          <table:table-cell office:value-type="string" calcext:value-type="string">
            <text:p>www.levei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Eustache</text:p>
          </table:table-cell>
          <table:table-cell office:value-type="string" calcext:value-type="string">
            <text:p>levei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1]&amp;&quot;.&quot;&amp;[.E1231]" office:value-type="string" office:string-value="leveil.com" calcext:value-type="string">
            <text:p>leveil.com</text:p>
          </table:table-cell>
        </table:table-row>
        <table:table-row table:style-name="ro1">
          <table:table-cell office:value-type="string" calcext:value-type="string">
            <text:p>www.lexpressmontcalm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Lin-Laurentides</text:p>
          </table:table-cell>
          <table:table-cell office:value-type="string" calcext:value-type="string">
            <text:p>lexpressmontcalm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2]&amp;&quot;.&quot;&amp;[.E1232]" office:value-type="string" office:string-value="lexpressmontcalm.com" calcext:value-type="string">
            <text:p>lexpressmontcalm.com</text:p>
          </table:table-cell>
        </table:table-row>
        <table:table-row table:style-name="ro1">
          <table:table-cell office:value-type="string" calcext:value-type="string">
            <text:p>www.lhebdodustmauric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hawinigan</text:p>
          </table:table-cell>
          <table:table-cell office:value-type="string" calcext:value-type="string">
            <text:p>lhebdodustmauric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3]&amp;&quot;.&quot;&amp;[.E1233]" office:value-type="string" office:string-value="lhebdodustmaurice.com" calcext:value-type="string">
            <text:p>lhebdodustmaurice.com</text:p>
          </table:table-cell>
        </table:table-row>
        <table:table-row table:style-name="ro1">
          <table:table-cell office:value-type="string" calcext:value-type="string">
            <text:p>www.lhebdojourna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rois-Rivières</text:p>
          </table:table-cell>
          <table:table-cell office:value-type="string" calcext:value-type="string">
            <text:p>lhebdojour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4]&amp;&quot;.&quot;&amp;[.E1234]" office:value-type="string" office:string-value="lhebdojournal.com" calcext:value-type="string">
            <text:p>lhebdojournal.com</text:p>
          </table:table-cell>
        </table:table-row>
        <table:table-row table:style-name="ro1">
          <table:table-cell office:value-type="string" calcext:value-type="string">
            <text:p>libna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ibnanew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5]&amp;&quot;.&quot;&amp;[.E1235]" office:value-type="string" office:string-value="libnanews.com" calcext:value-type="string">
            <text:p>libnanews.com</text:p>
          </table:table-cell>
        </table:table-row>
        <table:table-row table:style-name="ro1">
          <table:table-cell office:value-type="string" calcext:value-type="string">
            <text:p>www.lienmultimedia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lienmultimedi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6]&amp;&quot;.&quot;&amp;[.E1236]" office:value-type="string" office:string-value="lienmultimedia.com" calcext:value-type="string">
            <text:p>lienmultimedia.com</text:p>
          </table:table-cell>
        </table:table-row>
        <table:table-row table:style-name="ro1">
          <table:table-cell office:value-type="string" calcext:value-type="string">
            <text:p>linformateurdebourgogn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nformateurdebourgog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7]&amp;&quot;.&quot;&amp;[.E1237]" office:value-type="string" office:string-value="linformateurdebourgogne.com" calcext:value-type="string">
            <text:p>linformateurdebourgogne.com</text:p>
          </table:table-cell>
        </table:table-row>
        <table:table-row table:style-name="ro1">
          <table:table-cell office:value-type="string" calcext:value-type="string">
            <text:p>loeildelaphotograph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oeildelaphotographi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8]&amp;&quot;.&quot;&amp;[.E1238]" office:value-type="string" office:string-value="loeildelaphotographie.com" calcext:value-type="string">
            <text:p>loeildelaphotographie.com</text:p>
          </table:table-cell>
        </table:table-row>
        <table:table-row table:style-name="ro1">
          <table:table-cell office:value-type="string" calcext:value-type="string">
            <text:p>lopinion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opin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39]&amp;&quot;.&quot;&amp;[.E1239]" office:value-type="string" office:string-value="lopinion.com" calcext:value-type="string">
            <text:p>lopinion.com</text:p>
          </table:table-cell>
        </table:table-row>
        <table:table-row table:style-name="ro1">
          <table:table-cell office:value-type="string" calcext:value-type="string">
            <text:p>lph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phinf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0]&amp;&quot;.&quot;&amp;[.E1240]" office:value-type="string" office:string-value="lphinfo.com" calcext:value-type="string">
            <text:p>lphinfo.com</text:p>
          </table:table-cell>
        </table:table-row>
        <table:table-row table:style-name="ro1">
          <table:table-cell office:value-type="string" calcext:value-type="string">
            <text:p>www.ludwig-van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ludwig-va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1]&amp;&quot;.&quot;&amp;[.E1241]" office:value-type="string" office:string-value="ludwig-van.com" calcext:value-type="string">
            <text:p>ludwig-van.com</text:p>
          </table:table-cell>
        </table:table-row>
        <table:table-row table:style-name="ro1">
          <table:table-cell office:value-type="string" calcext:value-type="string">
            <text:p>mabeauc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eauce</text:p>
          </table:table-cell>
          <table:table-cell office:value-type="string" calcext:value-type="string">
            <text:p>mabeauc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2]&amp;&quot;.&quot;&amp;[.E1242]" office:value-type="string" office:string-value="mabeauce.com" calcext:value-type="string">
            <text:p>mabeauce.com</text:p>
          </table:table-cell>
        </table:table-row>
        <table:table-row table:style-name="ro1">
          <table:table-cell office:value-type="string" calcext:value-type="string">
            <text:p>macotenor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ept-Îles</text:p>
          </table:table-cell>
          <table:table-cell office:value-type="string" calcext:value-type="string">
            <text:p>macotenor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3]&amp;&quot;.&quot;&amp;[.E1243]" office:value-type="string" office:string-value="macotenord.com" calcext:value-type="string">
            <text:p>macotenord.com</text:p>
          </table:table-cell>
        </table:table-row>
        <table:table-row table:style-name="ro1">
          <table:table-cell office:value-type="string" calcext:value-type="string">
            <text:p>magazinemci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agazinemci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4]&amp;&quot;.&quot;&amp;[.E1244]" office:value-type="string" office:string-value="magazinemci.com" calcext:value-type="string">
            <text:p>magazinemci.com</text:p>
          </table:table-cell>
        </table:table-row>
        <table:table-row table:style-name="ro1">
          <table:table-cell office:value-type="string" calcext:value-type="string">
            <text:p>matinlib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tinlibr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5]&amp;&quot;.&quot;&amp;[.E1245]" office:value-type="string" office:string-value="matinlibre.com" calcext:value-type="string">
            <text:p>matinlibre.com</text:p>
          </table:table-cell>
        </table:table-row>
        <table:table-row table:style-name="ro1">
          <table:table-cell office:value-type="string" calcext:value-type="string">
            <text:p>medias24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edias24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6]&amp;&quot;.&quot;&amp;[.E1246]" office:value-type="string" office:string-value="medias24.com" calcext:value-type="string">
            <text:p>medias24.com</text:p>
          </table:table-cell>
        </table:table-row>
        <table:table-row table:style-name="ro1">
          <table:table-cell office:value-type="string" calcext:value-type="string">
            <text:p>www.meteomedia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meteomedi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7]&amp;&quot;.&quot;&amp;[.E1247]" office:value-type="string" office:string-value="meteomedia.com" calcext:value-type="string">
            <text:p>meteomedia.com</text:p>
          </table:table-cell>
        </table:table-row>
        <table:table-row table:style-name="ro1">
          <table:table-cell office:value-type="string" calcext:value-type="string">
            <text:p>milesopedi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lesopedi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8]&amp;&quot;.&quot;&amp;[.E1248]" office:value-type="string" office:string-value="milesopedia.com" calcext:value-type="string">
            <text:p>milesopedia.com</text:p>
          </table:table-cell>
        </table:table-row>
        <table:table-row table:style-name="ro1">
          <table:table-cell office:value-type="string" calcext:value-type="string">
            <text:p>millaujournal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llaujour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49]&amp;&quot;.&quot;&amp;[.E1249]" office:value-type="string" office:string-value="millaujournal.com" calcext:value-type="string">
            <text:p>millaujournal.com</text:p>
          </table:table-cell>
        </table:table-row>
        <table:table-row table:style-name="ro1">
          <table:table-cell office:value-type="string" calcext:value-type="string">
            <text:p>monblogappl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onblogappl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0]&amp;&quot;.&quot;&amp;[.E1250]" office:value-type="string" office:string-value="monblogapple.com" calcext:value-type="string">
            <text:p>monblogapple.com</text:p>
          </table:table-cell>
        </table:table-row>
        <table:table-row table:style-name="ro1">
          <table:table-cell office:value-type="string" calcext:value-type="string">
            <text:p>mondafriqu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ondafri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1]&amp;&quot;.&quot;&amp;[.E1251]" office:value-type="string" office:string-value="mondafrique.com" calcext:value-type="string">
            <text:p>mondafrique.com</text:p>
          </table:table-cell>
        </table:table-row>
        <table:table-row table:style-name="ro1">
          <table:table-cell office:value-type="string" calcext:value-type="string">
            <text:p>monjoliett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Joliette</text:p>
          </table:table-cell>
          <table:table-cell office:value-type="string" calcext:value-type="string">
            <text:p>monjoliett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2]&amp;&quot;.&quot;&amp;[.E1252]" office:value-type="string" office:string-value="monjoliette.com" calcext:value-type="string">
            <text:p>monjoliette.com</text:p>
          </table:table-cell>
        </table:table-row>
        <table:table-row table:style-name="ro1">
          <table:table-cell office:value-type="string" calcext:value-type="string">
            <text:p>monlatuqu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 Tuque</text:p>
          </table:table-cell>
          <table:table-cell office:value-type="string" calcext:value-type="string">
            <text:p>monlatuqu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3]&amp;&quot;.&quot;&amp;[.E1253]" office:value-type="string" office:string-value="monlatuque.com" calcext:value-type="string">
            <text:p>monlatuque.com</text:p>
          </table:table-cell>
        </table:table-row>
        <table:table-row table:style-name="ro1">
          <table:table-cell office:value-type="string" calcext:value-type="string">
            <text:p>monlimoilou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imoilou</text:p>
          </table:table-cell>
          <table:table-cell office:value-type="string" calcext:value-type="string">
            <text:p>monlimoilou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4]&amp;&quot;.&quot;&amp;[.E1254]" office:value-type="string" office:string-value="monlimoilou.com" calcext:value-type="string">
            <text:p>monlimoilou.com</text:p>
          </table:table-cell>
        </table:table-row>
        <table:table-row table:style-name="ro1">
          <table:table-cell office:value-type="string" calcext:value-type="string">
            <text:p>monmatane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monmata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5]&amp;&quot;.&quot;&amp;[.E1255]" office:value-type="string" office:string-value="monmatane.com" calcext:value-type="string">
            <text:p>monmatane.com</text:p>
          </table:table-cell>
        </table:table-row>
        <table:table-row table:style-name="ro1">
          <table:table-cell office:value-type="string" calcext:value-type="string">
            <text:p>monmontcalm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montcalm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6]&amp;&quot;.&quot;&amp;[.E1256]" office:value-type="string" office:string-value="monmontcalm.com" calcext:value-type="string">
            <text:p>monmontcalm.com</text:p>
          </table:table-cell>
        </table:table-row>
        <table:table-row table:style-name="ro1">
          <table:table-cell office:value-type="string" calcext:value-type="string">
            <text:p>monsaintroch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saintroch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7]&amp;&quot;.&quot;&amp;[.E1257]" office:value-type="string" office:string-value="monsaintroch.com" calcext:value-type="string">
            <text:p>monsaintroch.com</text:p>
          </table:table-cell>
        </table:table-row>
        <table:table-row table:style-name="ro1">
          <table:table-cell office:value-type="string" calcext:value-type="string">
            <text:p>monsaintsauveur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saintsauveu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8]&amp;&quot;.&quot;&amp;[.E1258]" office:value-type="string" office:string-value="monsaintsauveur.com" calcext:value-type="string">
            <text:p>monsaintsauveur.com</text:p>
          </table:table-cell>
        </table:table-row>
        <table:table-row table:style-name="ro1">
          <table:table-cell office:value-type="string" calcext:value-type="string">
            <text:p>montceau-new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ontceau-new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59]&amp;&quot;.&quot;&amp;[.E1259]" office:value-type="string" office:string-value="montceau-news.com" calcext:value-type="string">
            <text:p>montceau-news.com</text:p>
          </table:table-cell>
        </table:table-row>
        <table:table-row table:style-name="ro1">
          <table:table-cell office:value-type="string" calcext:value-type="string">
            <text:p>monthetford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monthetford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0]&amp;&quot;.&quot;&amp;[.E1260]" office:value-type="string" office:string-value="monthetford.com" calcext:value-type="string">
            <text:p>monthetford.com</text:p>
          </table:table-cell>
        </table:table-row>
        <table:table-row table:style-name="ro1">
          <table:table-cell office:value-type="string" calcext:value-type="string">
            <text:p>monvicto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monvict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1]&amp;&quot;.&quot;&amp;[.E1261]" office:value-type="string" office:string-value="monvicto.com" calcext:value-type="string">
            <text:p>monvicto.com</text:p>
          </table:table-cell>
        </table:table-row>
        <table:table-row table:style-name="ro1">
          <table:table-cell office:value-type="string" calcext:value-type="string">
            <text:p>mosaiqueguine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osaiqueguine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2]&amp;&quot;.&quot;&amp;[.E1262]" office:value-type="string" office:string-value="mosaiqueguinee.com" calcext:value-type="string">
            <text:p>mosaiqueguinee.com</text:p>
          </table:table-cell>
        </table:table-row>
        <table:table-row table:style-name="ro1">
          <table:table-cell office:value-type="string" calcext:value-type="string">
            <text:p>moto-statio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to-stat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3]&amp;&quot;.&quot;&amp;[.E1263]" office:value-type="string" office:string-value="moto-station.com" calcext:value-type="string">
            <text:p>moto-station.com</text:p>
          </table:table-cell>
        </table:table-row>
        <table:table-row table:style-name="ro1">
          <table:table-cell office:value-type="string" calcext:value-type="string">
            <text:p>www.motojournalweb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motojournalwe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4]&amp;&quot;.&quot;&amp;[.E1264]" office:value-type="string" office:string-value="motojournalweb.com" calcext:value-type="string">
            <text:p>motojournalweb.com</text:p>
          </table:table-cell>
        </table:table-row>
        <table:table-row table:style-name="ro1">
          <table:table-cell office:value-type="string" calcext:value-type="string">
            <text:p>musikplease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sikpleas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5]&amp;&quot;.&quot;&amp;[.E1265]" office:value-type="string" office:string-value="musikplease.com" calcext:value-type="string">
            <text:p>musikplease.com</text:p>
          </table:table-cell>
        </table:table-row>
        <table:table-row table:style-name="ro1">
          <table:table-cell office:value-type="string" calcext:value-type="string">
            <text:p>naitreetgrandir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itreetgrandi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6]&amp;&quot;.&quot;&amp;[.E1266]" office:value-type="string" office:string-value="naitreetgrandir.com" calcext:value-type="string">
            <text:p>naitreetgrandir.com</text:p>
          </table:table-cell>
        </table:table-row>
        <table:table-row table:style-name="ro1">
          <table:table-cell office:value-type="string" calcext:value-type="string">
            <text:p>www.narcity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narcit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7]&amp;&quot;.&quot;&amp;[.E1267]" office:value-type="string" office:string-value="narcity.com" calcext:value-type="string">
            <text:p>narcity.com</text:p>
          </table:table-cell>
        </table:table-row>
        <table:table-row table:style-name="ro1">
          <table:table-cell office:value-type="string" calcext:value-type="string">
            <text:p>necrocanad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necrocanad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8]&amp;&quot;.&quot;&amp;[.E1268]" office:value-type="string" office:string-value="necrocanada.com" calcext:value-type="string">
            <text:p>necrocanada.com</text:p>
          </table:table-cell>
        </table:table-row>
        <table:table-row table:style-name="ro1">
          <table:table-cell office:value-type="string" calcext:value-type="string">
            <text:p>www.neomedia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omedi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69]&amp;&quot;.&quot;&amp;[.E1269]" office:value-type="string" office:string-value="neomedia.com" calcext:value-type="string">
            <text:p>neomedia.com</text:p>
          </table:table-cell>
        </table:table-row>
        <table:table-row table:style-name="ro1">
          <table:table-cell office:value-type="string" calcext:value-type="string">
            <text:p>newsmada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wsmad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0]&amp;&quot;.&quot;&amp;[.E1270]" office:value-type="string" office:string-value="newsmada.com" calcext:value-type="string">
            <text:p>newsmada.com</text:p>
          </table:table-cell>
        </table:table-row>
        <table:table-row table:style-name="ro1">
          <table:table-cell office:value-type="string" calcext:value-type="string">
            <text:p>www.nhl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hors Québec</text:p>
          </table:table-cell>
          <table:table-cell office:value-type="string" calcext:value-type="string">
            <text:p>nh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1]&amp;&quot;.&quot;&amp;[.E1271]" office:value-type="string" office:string-value="nhl.com" calcext:value-type="string">
            <text:p>nhl.com</text:p>
          </table:table-cell>
        </table:table-row>
        <table:table-row table:style-name="ro1">
          <table:table-cell office:value-type="string" calcext:value-type="string">
            <text:p>www.nordinfo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e-Thérèse</text:p>
          </table:table-cell>
          <table:table-cell office:value-type="string" calcext:value-type="string">
            <text:p>nordinf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2]&amp;&quot;.&quot;&amp;[.E1272]" office:value-type="string" office:string-value="nordinfo.com" calcext:value-type="string">
            <text:p>nordinfo.com</text:p>
          </table:table-cell>
        </table:table-row>
        <table:table-row table:style-name="ro1">
          <table:table-cell office:value-type="string" calcext:value-type="string">
            <text:p>www.nouvelleshebdo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Dolbeau-Mistassini</text:p>
          </table:table-cell>
          <table:table-cell office:value-type="string" calcext:value-type="string">
            <text:p>nouvelleshebd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3]&amp;&quot;.&quot;&amp;[.E1273]" office:value-type="string" office:string-value="nouvelleshebdo.com" calcext:value-type="string">
            <text:p>nouvelleshebdo.com</text:p>
          </table:table-cell>
        </table:table-row>
        <table:table-row table:style-name="ro1">
          <table:table-cell office:value-type="string" calcext:value-type="string">
            <text:p>observalgeri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observalgeri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4]&amp;&quot;.&quot;&amp;[.E1274]" office:value-type="string" office:string-value="observalgerie.com" calcext:value-type="string">
            <text:p>observalgerie.com</text:p>
          </table:table-cell>
        </table:table-row>
        <table:table-row table:style-name="ro1">
          <table:table-cell office:value-type="string" calcext:value-type="string">
            <text:p>oeilregiona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eloeil</text:p>
          </table:table-cell>
          <table:table-cell office:value-type="string" calcext:value-type="string">
            <text:p>oeilregio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5]&amp;&quot;.&quot;&amp;[.E1275]" office:value-type="string" office:string-value="oeilregional.com" calcext:value-type="string">
            <text:p>oeilregional.com</text:p>
          </table:table-cell>
        </table:table-row>
        <table:table-row table:style-name="ro1">
          <table:table-cell office:value-type="string" calcext:value-type="string">
            <text:p>www.oeilregional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Beloeil</text:p>
          </table:table-cell>
          <table:table-cell office:value-type="string" calcext:value-type="string">
            <text:p>oeilregional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6]&amp;&quot;.&quot;&amp;[.E1276]" office:value-type="string" office:string-value="oeilregional.com" calcext:value-type="string">
            <text:p>oeilregional.com</text:p>
          </table:table-cell>
        </table:table-row>
        <table:table-row table:style-name="ro1">
          <table:table-cell office:value-type="string" calcext:value-type="string">
            <text:p>openjaw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penjaw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7]&amp;&quot;.&quot;&amp;[.E1277]" office:value-type="string" office:string-value="openjaw.com" calcext:value-type="string">
            <text:p>openjaw.com</text:p>
          </table:table-cell>
        </table:table-row>
        <table:table-row table:style-name="ro1">
          <table:table-cell office:value-type="string" calcext:value-type="string">
            <text:p>outremers360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outremers360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8]&amp;&quot;.&quot;&amp;[.E1278]" office:value-type="string" office:string-value="outremers360.com" calcext:value-type="string">
            <text:p>outremers360.com</text:p>
          </table:table-cell>
        </table:table-row>
        <table:table-row table:style-name="ro1">
          <table:table-cell office:value-type="string" calcext:value-type="string">
            <text:p>passionmlb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passionml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79]&amp;&quot;.&quot;&amp;[.E1279]" office:value-type="string" office:string-value="passionmlb.com" calcext:value-type="string">
            <text:p>passionmlb.com</text:p>
          </table:table-cell>
        </table:table-row>
        <table:table-row table:style-name="ro1">
          <table:table-cell office:value-type="string" calcext:value-type="string">
            <text:p>patwhit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patwhit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0]&amp;&quot;.&quot;&amp;[.E1280]" office:value-type="string" office:string-value="patwhite.com" calcext:value-type="string">
            <text:p>patwhite.com</text:p>
          </table:table-cell>
        </table:table-row>
        <table:table-row table:style-name="ro1">
          <table:table-cell office:value-type="string" calcext:value-type="string">
            <text:p>www.pesesurstart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pesesurstar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1]&amp;&quot;.&quot;&amp;[.E1281]" office:value-type="string" office:string-value="pesesurstart.com" calcext:value-type="string">
            <text:p>pesesurstart.com</text:p>
          </table:table-cell>
        </table:table-row>
        <table:table-row table:style-name="ro1">
          <table:table-cell office:value-type="string" calcext:value-type="string">
            <text:p>presselib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resseli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2]&amp;&quot;.&quot;&amp;[.E1282]" office:value-type="string" office:string-value="presselib.com" calcext:value-type="string">
            <text:p>presselib.com</text:p>
          </table:table-cell>
        </table:table-row>
        <table:table-row table:style-name="ro1">
          <table:table-cell office:value-type="string" calcext:value-type="string">
            <text:p>pxlbbq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xlbbq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3]&amp;&quot;.&quot;&amp;[.E1283]" office:value-type="string" office:string-value="pxlbbq.com" calcext:value-type="string">
            <text:p>pxlbbq.com</text:p>
          </table:table-cell>
        </table:table-row>
        <table:table-row table:style-name="ro1">
          <table:table-cell office:value-type="string" calcext:value-type="string">
            <text:p>www.quebechebdo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uebechebd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4]&amp;&quot;.&quot;&amp;[.E1284]" office:value-type="string" office:string-value="quebechebdo.com" calcext:value-type="string">
            <text:p>quebechebdo.com</text:p>
          </table:table-cell>
        </table:table-row>
        <table:table-row table:style-name="ro1">
          <table:table-cell office:value-type="string" calcext:value-type="string">
            <text:p>racingstub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cingstu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5]&amp;&quot;.&quot;&amp;[.E1285]" office:value-type="string" office:string-value="racingstub.com" calcext:value-type="string">
            <text:p>racingstub.com</text:p>
          </table:table-cell>
        </table:table-row>
        <table:table-row table:style-name="ro1">
          <table:table-cell office:value-type="string" calcext:value-type="string">
            <text:p>radio8fm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adio8fm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6]&amp;&quot;.&quot;&amp;[.E1286]" office:value-type="string" office:string-value="radio8fm.com" calcext:value-type="string">
            <text:p>radio8fm.com</text:p>
          </table:table-cell>
        </table:table-row>
        <table:table-row table:style-name="ro1">
          <table:table-cell office:value-type="string" calcext:value-type="string">
            <text:p>radioexpressfm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adioexpressfm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7]&amp;&quot;.&quot;&amp;[.E1287]" office:value-type="string" office:string-value="radioexpressfm.com" calcext:value-type="string">
            <text:p>radioexpressfm.com</text:p>
          </table:table-cell>
        </table:table-row>
        <table:table-row table:style-name="ro1">
          <table:table-cell office:value-type="string" calcext:value-type="string">
            <text:p>regionreunion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ionreun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8]&amp;&quot;.&quot;&amp;[.E1288]" office:value-type="string" office:string-value="regionreunion.com" calcext:value-type="string">
            <text:p>regionreunion.com</text:p>
          </table:table-cell>
        </table:table-row>
        <table:table-row table:style-name="ro1">
          <table:table-cell office:value-type="string" calcext:value-type="string">
            <text:p>remiremontvalle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miremontvalle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89]&amp;&quot;.&quot;&amp;[.E1289]" office:value-type="string" office:string-value="remiremontvallees.com" calcext:value-type="string">
            <text:p>remiremontvallees.com</text:p>
          </table:table-cell>
        </table:table-row>
        <table:table-row table:style-name="ro1">
          <table:table-cell office:value-type="string" calcext:value-type="string">
            <text:p>rezonodw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zonodw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0]&amp;&quot;.&quot;&amp;[.E1290]" office:value-type="string" office:string-value="rezonodwes.com" calcext:value-type="string">
            <text:p>rezonodwes.com</text:p>
          </table:table-cell>
        </table:table-row>
        <table:table-row table:style-name="ro1">
          <table:table-cell office:value-type="string" calcext:value-type="string">
            <text:p>rue89bordeaux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ue89bordeaux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1]&amp;&quot;.&quot;&amp;[.E1291]" office:value-type="string" office:string-value="rue89bordeaux.com" calcext:value-type="string">
            <text:p>rue89bordeaux.com</text:p>
          </table:table-cell>
        </table:table-row>
        <table:table-row table:style-name="ro1">
          <table:table-cell office:value-type="string" calcext:value-type="string">
            <text:p>senalioun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enaliou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2]&amp;&quot;.&quot;&amp;[.E1292]" office:value-type="string" office:string-value="senalioune.com" calcext:value-type="string">
            <text:p>senalioune.com</text:p>
          </table:table-cell>
        </table:table-row>
        <table:table-row table:style-name="ro1">
          <table:table-cell office:value-type="string" calcext:value-type="string">
            <text:p>senbaat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enbaat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3]&amp;&quot;.&quot;&amp;[.E1293]" office:value-type="string" office:string-value="senbaat.com" calcext:value-type="string">
            <text:p>senbaat.com</text:p>
          </table:table-cell>
        </table:table-row>
        <table:table-row table:style-name="ro1">
          <table:table-cell office:value-type="string" calcext:value-type="string">
            <text:p>seneg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eneg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4]&amp;&quot;.&quot;&amp;[.E1294]" office:value-type="string" office:string-value="senego.com" calcext:value-type="string">
            <text:p>senego.com</text:p>
          </table:table-cell>
        </table:table-row>
        <table:table-row table:style-name="ro1">
          <table:table-cell office:value-type="string" calcext:value-type="string">
            <text:p>www.soreltracy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orel-Tracy</text:p>
          </table:table-cell>
          <table:table-cell office:value-type="string" calcext:value-type="string">
            <text:p>soreltracy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5]&amp;&quot;.&quot;&amp;[.E1295]" office:value-type="string" office:string-value="soreltracy.com" calcext:value-type="string">
            <text:p>soreltracy.com</text:p>
          </table:table-cell>
        </table:table-row>
        <table:table-row table:style-name="ro1">
          <table:table-cell office:value-type="string" calcext:value-type="string">
            <text:p>sport241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port241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6]&amp;&quot;.&quot;&amp;[.E1296]" office:value-type="string" office:string-value="sport241.com" calcext:value-type="string">
            <text:p>sport241.com</text:p>
          </table:table-cell>
        </table:table-row>
        <table:table-row table:style-name="ro1">
          <table:table-cell office:value-type="string" calcext:value-type="string">
            <text:p>ssjb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jb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7]&amp;&quot;.&quot;&amp;[.E1297]" office:value-type="string" office:string-value="ssjb.com" calcext:value-type="string">
            <text:p>ssjb.com</text:p>
          </table:table-cell>
        </table:table-row>
        <table:table-row table:style-name="ro1">
          <table:table-cell office:value-type="string" calcext:value-type="string">
            <text:p>stampa-paes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tampa-paes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8]&amp;&quot;.&quot;&amp;[.E1298]" office:value-type="string" office:string-value="stampa-paese.com" calcext:value-type="string">
            <text:p>stampa-paese.com</text:p>
          </table:table-cell>
        </table:table-row>
        <table:table-row table:style-name="ro1">
          <table:table-cell office:value-type="string" calcext:value-type="string">
            <text:p>tarbes-info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arbes-info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299]&amp;&quot;.&quot;&amp;[.E1299]" office:value-type="string" office:string-value="tarbes-infos.com" calcext:value-type="string">
            <text:p>tarbes-infos.com</text:p>
          </table:table-cell>
        </table:table-row>
        <table:table-row table:style-name="ro1">
          <table:table-cell office:value-type="string" calcext:value-type="string">
            <text:p>terres-et-territoires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erres-et-territoire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0]&amp;&quot;.&quot;&amp;[.E1300]" office:value-type="string" office:string-value="terres-et-territoires.com" calcext:value-type="string">
            <text:p>terres-et-territoires.com</text:p>
          </table:table-cell>
        </table:table-row>
        <table:table-row table:style-name="ro1">
          <table:table-cell office:value-type="string" calcext:value-type="string">
            <text:p>te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etu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1]&amp;&quot;.&quot;&amp;[.E1301]" office:value-type="string" office:string-value="tetu.com" calcext:value-type="string">
            <text:p>tetu.com</text:p>
          </table:table-cell>
        </table:table-row>
        <table:table-row table:style-name="ro1">
          <table:table-cell office:value-type="string" calcext:value-type="string">
            <text:p>theathletic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theathleti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2]&amp;&quot;.&quot;&amp;[.E1302]" office:value-type="string" office:string-value="theathletic.com" calcext:value-type="string">
            <text:p>theathletic.com</text:p>
          </table:table-cell>
        </table:table-row>
        <table:table-row table:style-name="ro1">
          <table:table-cell office:value-type="string" calcext:value-type="string">
            <text:p>theconversation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theconversation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3]&amp;&quot;.&quot;&amp;[.E1303]" office:value-type="string" office:string-value="theconversation.com" calcext:value-type="string">
            <text:p>theconversation.com</text:p>
          </table:table-cell>
        </table:table-row>
        <table:table-row table:style-name="ro1">
          <table:table-cell office:value-type="string" calcext:value-type="string">
            <text:p>todaycycling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daycycling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4]&amp;&quot;.&quot;&amp;[.E1304]" office:value-type="string" office:string-value="todaycycling.com" calcext:value-type="string">
            <text:p>todaycycling.com</text:p>
          </table:table-cell>
        </table:table-row>
        <table:table-row table:style-name="ro1">
          <table:table-cell office:value-type="string" calcext:value-type="string">
            <text:p>tonbarbier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nbarbie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5]&amp;&quot;.&quot;&amp;[.E1305]" office:value-type="string" office:string-value="tonbarbier.com" calcext:value-type="string">
            <text:p>tonbarbier.com</text:p>
          </table:table-cell>
        </table:table-row>
        <table:table-row table:style-name="ro1">
          <table:table-cell office:value-type="string" calcext:value-type="string">
            <text:p>tonpetitlook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npetitlook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6]&amp;&quot;.&quot;&amp;[.E1306]" office:value-type="string" office:string-value="tonpetitlook.com" calcext:value-type="string">
            <text:p>tonpetitlook.com</text:p>
          </table:table-cell>
        </table:table-row>
        <table:table-row table:style-name="ro1">
          <table:table-cell office:value-type="string" calcext:value-type="string">
            <text:p>touchdownactu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uchdownactu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7]&amp;&quot;.&quot;&amp;[.E1307]" office:value-type="string" office:string-value="touchdownactu.com" calcext:value-type="string">
            <text:p>touchdownactu.com</text:p>
          </table:table-cell>
        </table:table-row>
        <table:table-row table:style-name="ro1">
          <table:table-cell office:value-type="string" calcext:value-type="string">
            <text:p>tout-metz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ut-metz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8]&amp;&quot;.&quot;&amp;[.E1308]" office:value-type="string" office:string-value="tout-metz.com" calcext:value-type="string">
            <text:p>tout-metz.com</text:p>
          </table:table-cell>
        </table:table-row>
        <table:table-row table:style-name="ro1">
          <table:table-cell office:value-type="string" calcext:value-type="string">
            <text:p>toutelacultur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utelacultur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09]&amp;&quot;.&quot;&amp;[.E1309]" office:value-type="string" office:string-value="toutelaculture.com" calcext:value-type="string">
            <text:p>toutelaculture.com</text:p>
          </table:table-cell>
        </table:table-row>
        <table:table-row table:style-name="ro1">
          <table:table-cell office:value-type="string" calcext:value-type="string">
            <text:p>tplmoms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plmom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0]&amp;&quot;.&quot;&amp;[.E1310]" office:value-type="string" office:string-value="tplmoms.com" calcext:value-type="string">
            <text:p>tplmoms.com</text:p>
          </table:table-cell>
        </table:table-row>
        <table:table-row table:style-name="ro1">
          <table:table-cell office:value-type="string" calcext:value-type="string">
            <text:p>www.transport-magazine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Lac-Beauport</text:p>
          </table:table-cell>
          <table:table-cell office:value-type="string" calcext:value-type="string">
            <text:p>transport-magazin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1]&amp;&quot;.&quot;&amp;[.E1311]" office:value-type="string" office:string-value="transport-magazine.com" calcext:value-type="string">
            <text:p>transport-magazine.com</text:p>
          </table:table-cell>
        </table:table-row>
        <table:table-row table:style-name="ro1">
          <table:table-cell office:value-type="string" calcext:value-type="string">
            <text:p>www.truckstopquebec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Plessisville</text:p>
          </table:table-cell>
          <table:table-cell office:value-type="string" calcext:value-type="string">
            <text:p>truckstopquebec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2]&amp;&quot;.&quot;&amp;[.E1312]" office:value-type="string" office:string-value="truckstopquebec.com" calcext:value-type="string">
            <text:p>truckstopquebec.com</text:p>
          </table:table-cell>
        </table:table-row>
        <table:table-row table:style-name="ro1">
          <table:table-cell office:value-type="string" calcext:value-type="string">
            <text:p>trustmyscience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rustmyscience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3]&amp;&quot;.&quot;&amp;[.E1313]" office:value-type="string" office:string-value="trustmyscience.com" calcext:value-type="string">
            <text:p>trustmyscience.com</text:p>
          </table:table-cell>
        </table:table-row>
        <table:table-row table:style-name="ro1">
          <table:table-cell office:value-type="string" calcext:value-type="string">
            <text:p>usbeketrica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usbeketrica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4]&amp;&quot;.&quot;&amp;[.E1314]" office:value-type="string" office:string-value="usbeketrica.com" calcext:value-type="string">
            <text:p>usbeketrica.com</text:p>
          </table:table-cell>
        </table:table-row>
        <table:table-row table:style-name="ro1">
          <table:table-cell office:value-type="string" calcext:value-type="string">
            <text:p>vantbefinfo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vantbefinfo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5]&amp;&quot;.&quot;&amp;[.E1315]" office:value-type="string" office:string-value="vantbefinfo.com" calcext:value-type="string">
            <text:p>vantbefinfo.com</text:p>
          </table:table-cell>
        </table:table-row>
        <table:table-row table:style-name="ro1">
          <table:table-cell office:value-type="string" calcext:value-type="string">
            <text:p>wesportfr.co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wesportfr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6]&amp;&quot;.&quot;&amp;[.E1316]" office:value-type="string" office:string-value="wesportfr.com" calcext:value-type="string">
            <text:p>wesportfr.com</text:p>
          </table:table-cell>
        </table:table-row>
        <table:table-row table:style-name="ro1">
          <table:table-cell office:value-type="string" calcext:value-type="string">
            <text:p>wukali.com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ukali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7]&amp;&quot;.&quot;&amp;[.E1317]" office:value-type="string" office:string-value="wukali.com" calcext:value-type="string">
            <text:p>wukali.com</text:p>
          </table:table-cell>
        </table:table-row>
        <table:table-row table:style-name="ro1">
          <table:table-cell office:value-type="string" calcext:value-type="string">
            <text:p>www.zone911.com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zone911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8]&amp;&quot;.&quot;&amp;[.E1318]" office:value-type="string" office:string-value="zone911.com" calcext:value-type="string">
            <text:p>zone911.com</text:p>
          </table:table-cell>
        </table:table-row>
        <table:table-row table:style-name="ro1">
          <table:table-cell office:value-type="string" calcext:value-type="string">
            <text:p>zone911.co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zone911</text:p>
          </table:table-cell>
          <table:table-cell office:value-type="string" calcext:value-type="string">
            <text:p>com</text:p>
          </table:table-cell>
          <table:table-cell table:number-columns-repeated="3"/>
          <table:table-cell table:formula="of:=[.D1319]&amp;&quot;.&quot;&amp;[.E1319]" office:value-type="string" office:string-value="zone911.com" calcext:value-type="string">
            <text:p>zone911.com</text:p>
          </table:table-cell>
        </table:table-row>
        <table:table-row table:style-name="ro1">
          <table:table-cell office:value-type="string" calcext:value-type="string">
            <text:p>cursus.edu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rsus</text:p>
          </table:table-cell>
          <table:table-cell office:value-type="string" calcext:value-type="string">
            <text:p>edu</text:p>
          </table:table-cell>
          <table:table-cell table:number-columns-repeated="3"/>
          <table:table-cell table:formula="of:=[.D1320]&amp;&quot;.&quot;&amp;[.E1320]" office:value-type="string" office:string-value="cursus.edu" calcext:value-type="string">
            <text:p>cursus.edu</text:p>
          </table:table-cell>
        </table:table-row>
        <table:table-row table:style-name="ro1">
          <table:table-cell office:value-type="string" calcext:value-type="string">
            <text:p>la-rem.eu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-rem</text:p>
          </table:table-cell>
          <table:table-cell office:value-type="string" calcext:value-type="string">
            <text:p>eu</text:p>
          </table:table-cell>
          <table:table-cell table:number-columns-repeated="3"/>
          <table:table-cell table:formula="of:=[.D1321]&amp;&quot;.&quot;&amp;[.E1321]" office:value-type="string" office:string-value="la-rem.eu" calcext:value-type="string">
            <text:p>la-rem.eu</text:p>
          </table:table-cell>
        </table:table-row>
        <table:table-row table:style-name="ro1">
          <table:table-cell office:value-type="string" calcext:value-type="string">
            <text:p>rci.fm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ci</text:p>
          </table:table-cell>
          <table:table-cell office:value-type="string" calcext:value-type="string">
            <text:p>fm</text:p>
          </table:table-cell>
          <table:table-cell table:number-columns-repeated="3"/>
          <table:table-cell table:formula="of:=[.D1322]&amp;&quot;.&quot;&amp;[.E1322]" office:value-type="string" office:string-value="rci.fm" calcext:value-type="string">
            <text:p>rci.fm</text:p>
          </table:table-cell>
        </table:table-row>
        <table:table-row table:style-name="ro1">
          <table:table-cell office:value-type="string" calcext:value-type="string">
            <text:p>45second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45seconde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3]&amp;&quot;.&quot;&amp;[.E1323]" office:value-type="string" office:string-value="45secondes.fr" calcext:value-type="string">
            <text:p>45secondes.fr</text:p>
          </table:table-cell>
        </table:table-row>
        <table:table-row table:style-name="ro1">
          <table:table-cell office:value-type="string" calcext:value-type="string">
            <text:p>act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4]&amp;&quot;.&quot;&amp;[.E1324]" office:value-type="string" office:string-value="actu.fr" calcext:value-type="string">
            <text:p>actu.fr</text:p>
          </table:table-cell>
        </table:table-row>
        <table:table-row table:style-name="ro1">
          <table:table-cell office:value-type="string" calcext:value-type="string">
            <text:p>actu17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ctu17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5]&amp;&quot;.&quot;&amp;[.E1325]" office:value-type="string" office:string-value="actu17.fr" calcext:value-type="string">
            <text:p>actu17.fr</text:p>
          </table:table-cell>
        </table:table-row>
        <table:table-row table:style-name="ro1">
          <table:table-cell office:value-type="string" calcext:value-type="string">
            <text:p>amomam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momama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6]&amp;&quot;.&quot;&amp;[.E1326]" office:value-type="string" office:string-value="amomama.fr" calcext:value-type="string">
            <text:p>amomama.fr</text:p>
          </table:table-cell>
        </table:table-row>
        <table:table-row table:style-name="ro1">
          <table:table-cell office:value-type="string" calcext:value-type="string">
            <text:p>androidfu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ndroidfun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7]&amp;&quot;.&quot;&amp;[.E1327]" office:value-type="string" office:string-value="androidfun.fr" calcext:value-type="string">
            <text:p>androidfun.fr</text:p>
          </table:table-cell>
        </table:table-row>
        <table:table-row table:style-name="ro1">
          <table:table-cell office:value-type="string" calcext:value-type="string">
            <text:p>atlantic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tlantico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8]&amp;&quot;.&quot;&amp;[.E1328]" office:value-type="string" office:string-value="atlantico.fr" calcext:value-type="string">
            <text:p>atlantico.fr</text:p>
          </table:table-cell>
        </table:table-row>
        <table:table-row table:style-name="ro1">
          <table:table-cell office:value-type="string" calcext:value-type="string">
            <text:p>bretagne-tel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bretagne-tel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29]&amp;&quot;.&quot;&amp;[.E1329]" office:value-type="string" office:string-value="bretagne-tele.fr" calcext:value-type="string">
            <text:p>bretagne-tele.fr</text:p>
          </table:table-cell>
        </table:table-row>
        <table:table-row table:style-name="ro1">
          <table:table-cell office:value-type="string" calcext:value-type="string">
            <text:p>centrenationaldulivr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trenationaldulivr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0]&amp;&quot;.&quot;&amp;[.E1330]" office:value-type="string" office:string-value="centrenationaldulivre.fr" calcext:value-type="string">
            <text:p>centrenationaldulivre.fr</text:p>
          </table:table-cell>
        </table:table-row>
        <table:table-row table:style-name="ro1">
          <table:table-cell office:value-type="string" calcext:value-type="string">
            <text:p>charliehebd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harliehebdo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1]&amp;&quot;.&quot;&amp;[.E1331]" office:value-type="string" office:string-value="charliehebdo.fr" calcext:value-type="string">
            <text:p>charliehebdo.fr</text:p>
          </table:table-cell>
        </table:table-row>
        <table:table-row table:style-name="ro1">
          <table:table-cell office:value-type="string" calcext:value-type="string">
            <text:p>destimed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estimed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2]&amp;&quot;.&quot;&amp;[.E1332]" office:value-type="string" office:string-value="destimed.fr" calcext:value-type="string">
            <text:p>destimed.fr</text:p>
          </table:table-cell>
        </table:table-row>
        <table:table-row table:style-name="ro1">
          <table:table-cell office:value-type="string" calcext:value-type="string">
            <text:p>epinalinfo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pinalinfo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3]&amp;&quot;.&quot;&amp;[.E1333]" office:value-type="string" office:string-value="epinalinfos.fr" calcext:value-type="string">
            <text:p>epinalinfos.fr</text:p>
          </table:table-cell>
        </table:table-row>
        <table:table-row table:style-name="ro1">
          <table:table-cell office:value-type="string" calcext:value-type="string">
            <text:p>gazette-ariegeois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azette-ariegeois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4]&amp;&quot;.&quot;&amp;[.E1334]" office:value-type="string" office:string-value="gazette-ariegeoise.fr" calcext:value-type="string">
            <text:p>gazette-ariegeoise.fr</text:p>
          </table:table-cell>
        </table:table-row>
        <table:table-row table:style-name="ro1">
          <table:table-cell office:value-type="string" calcext:value-type="string">
            <text:p>generation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5]&amp;&quot;.&quot;&amp;[.E1335]" office:value-type="string" office:string-value="generations.fr" calcext:value-type="string">
            <text:p>generations.fr</text:p>
          </table:table-cell>
        </table:table-row>
        <table:table-row table:style-name="ro1">
          <table:table-cell office:value-type="string" calcext:value-type="string">
            <text:p>generationvoyag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nerationvoyag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6]&amp;&quot;.&quot;&amp;[.E1336]" office:value-type="string" office:string-value="generationvoyage.fr" calcext:value-type="string">
            <text:p>generationvoyage.fr</text:p>
          </table:table-cell>
        </table:table-row>
        <table:table-row table:style-name="ro1">
          <table:table-cell office:value-type="string" calcext:value-type="string">
            <text:p>hiphopcorne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hiphopcorner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7]&amp;&quot;.&quot;&amp;[.E1337]" office:value-type="string" office:string-value="hiphopcorner.fr" calcext:value-type="string">
            <text:p>hiphopcorner.fr</text:p>
          </table:table-cell>
        </table:table-row>
        <table:table-row table:style-name="ro1">
          <table:table-cell office:value-type="string" calcext:value-type="string">
            <text:p>hitek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tek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8]&amp;&quot;.&quot;&amp;[.E1338]" office:value-type="string" office:string-value="hitek.fr" calcext:value-type="string">
            <text:p>hitek.fr</text:p>
          </table:table-cell>
        </table:table-row>
        <table:table-row table:style-name="ro1">
          <table:table-cell office:value-type="string" calcext:value-type="string">
            <text:p>infodujou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fodujour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39]&amp;&quot;.&quot;&amp;[.E1339]" office:value-type="string" office:string-value="infodujour.fr" calcext:value-type="string">
            <text:p>infodujour.fr</text:p>
          </table:table-cell>
        </table:table-row>
        <table:table-row table:style-name="ro1">
          <table:table-cell office:value-type="string" calcext:value-type="string">
            <text:p>lagazette-sqy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gazette-sqy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0]&amp;&quot;.&quot;&amp;[.E1340]" office:value-type="string" office:string-value="lagazette-sqy.fr" calcext:value-type="string">
            <text:p>lagazette-sqy.fr</text:p>
          </table:table-cell>
        </table:table-row>
        <table:table-row table:style-name="ro1">
          <table:table-cell office:value-type="string" calcext:value-type="string">
            <text:p>lagazette-yvelin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gazette-yveline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1]&amp;&quot;.&quot;&amp;[.E1341]" office:value-type="string" office:string-value="lagazette-yvelines.fr" calcext:value-type="string">
            <text:p>lagazette-yvelines.fr</text:p>
          </table:table-cell>
        </table:table-row>
        <table:table-row table:style-name="ro1">
          <table:table-cell office:value-type="string" calcext:value-type="string">
            <text:p>lapauseinf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pauseinfo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2]&amp;&quot;.&quot;&amp;[.E1342]" office:value-type="string" office:string-value="lapauseinfo.fr" calcext:value-type="string">
            <text:p>lapauseinfo.fr</text:p>
          </table:table-cell>
        </table:table-row>
        <table:table-row table:style-name="ro1">
          <table:table-cell office:value-type="string" calcext:value-type="string">
            <text:p>lareclam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reclam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3]&amp;&quot;.&quot;&amp;[.E1343]" office:value-type="string" office:string-value="lareclame.fr" calcext:value-type="string">
            <text:p>lareclame.fr</text:p>
          </table:table-cell>
        </table:table-row>
        <table:table-row table:style-name="ro1">
          <table:table-cell office:value-type="string" calcext:value-type="string">
            <text:p>lcp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cp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4]&amp;&quot;.&quot;&amp;[.E1344]" office:value-type="string" office:string-value="lcp.fr" calcext:value-type="string">
            <text:p>lcp.fr</text:p>
          </table:table-cell>
        </table:table-row>
        <table:table-row table:style-name="ro1">
          <table:table-cell office:value-type="string" calcext:value-type="string">
            <text:p>lejournalduger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journalduger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5]&amp;&quot;.&quot;&amp;[.E1345]" office:value-type="string" office:string-value="lejournaldugers.fr" calcext:value-type="string">
            <text:p>lejournaldugers.fr</text:p>
          </table:table-cell>
        </table:table-row>
        <table:table-row table:style-name="ro1">
          <table:table-cell office:value-type="string" calcext:value-type="string">
            <text:p>lemonde-arab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monde-arab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6]&amp;&quot;.&quot;&amp;[.E1346]" office:value-type="string" office:string-value="lemonde-arabe.fr" calcext:value-type="string">
            <text:p>lemonde-arabe.fr</text:p>
          </table:table-cell>
        </table:table-row>
        <table:table-row table:style-name="ro1">
          <table:table-cell office:value-type="string" calcext:value-type="string">
            <text:p>lesjour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sjour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7]&amp;&quot;.&quot;&amp;[.E1347]" office:value-type="string" office:string-value="lesjours.fr" calcext:value-type="string">
            <text:p>lesjours.fr</text:p>
          </table:table-cell>
        </table:table-row>
        <table:table-row table:style-name="ro1">
          <table:table-cell office:value-type="string" calcext:value-type="string">
            <text:p>lesvoiture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svoiture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8]&amp;&quot;.&quot;&amp;[.E1348]" office:value-type="string" office:string-value="lesvoitures.fr" calcext:value-type="string">
            <text:p>lesvoitures.fr</text:p>
          </table:table-cell>
        </table:table-row>
        <table:table-row table:style-name="ro1">
          <table:table-cell office:value-type="string" calcext:value-type="string">
            <text:p>lvs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vsl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49]&amp;&quot;.&quot;&amp;[.E1349]" office:value-type="string" office:string-value="lvsl.fr" calcext:value-type="string">
            <text:p>lvsl.fr</text:p>
          </table:table-cell>
        </table:table-row>
        <table:table-row table:style-name="ro1">
          <table:table-cell office:value-type="string" calcext:value-type="string">
            <text:p>lyon-saveur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yon-saveur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0]&amp;&quot;.&quot;&amp;[.E1350]" office:value-type="string" office:string-value="lyon-saveurs.fr" calcext:value-type="string">
            <text:p>lyon-saveurs.fr</text:p>
          </table:table-cell>
        </table:table-row>
        <table:table-row table:style-name="ro1">
          <table:table-cell office:value-type="string" calcext:value-type="string">
            <text:p>maligue2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ligue2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1]&amp;&quot;.&quot;&amp;[.E1351]" office:value-type="string" office:string-value="maligue2.fr" calcext:value-type="string">
            <text:p>maligue2.fr</text:p>
          </table:table-cell>
        </table:table-row>
        <table:table-row table:style-name="ro1">
          <table:table-cell office:value-type="string" calcext:value-type="string">
            <text:p>marsact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rsactu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2]&amp;&quot;.&quot;&amp;[.E1352]" office:value-type="string" office:string-value="marsactu.fr" calcext:value-type="string">
            <text:p>marsactu.fr</text:p>
          </table:table-cell>
        </table:table-row>
        <table:table-row table:style-name="ro1">
          <table:table-cell office:value-type="string" calcext:value-type="string">
            <text:p>maz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3]&amp;&quot;.&quot;&amp;[.E1353]" office:value-type="string" office:string-value="maze.fr" calcext:value-type="string">
            <text:p>maze.fr</text:p>
          </table:table-cell>
        </table:table-row>
        <table:table-row table:style-name="ro1">
          <table:table-cell office:value-type="string" calcext:value-type="string">
            <text:p>mcetv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cetv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4]&amp;&quot;.&quot;&amp;[.E1354]" office:value-type="string" office:string-value="mcetv.fr" calcext:value-type="string">
            <text:p>mcetv.fr</text:p>
          </table:table-cell>
        </table:table-row>
        <table:table-row table:style-name="ro1">
          <table:table-cell office:value-type="string" calcext:value-type="string">
            <text:p>medialo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edialot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5]&amp;&quot;.&quot;&amp;[.E1355]" office:value-type="string" office:string-value="medialot.fr" calcext:value-type="string">
            <text:p>medialot.fr</text:p>
          </table:table-cell>
        </table:table-row>
        <table:table-row table:style-name="ro1">
          <table:table-cell office:value-type="string" calcext:value-type="string">
            <text:p>news-24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ews-24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6]&amp;&quot;.&quot;&amp;[.E1356]" office:value-type="string" office:string-value="news-24.fr" calcext:value-type="string">
            <text:p>news-24.fr</text:p>
          </table:table-cell>
        </table:table-row>
        <table:table-row table:style-name="ro1">
          <table:table-cell office:value-type="string" calcext:value-type="string">
            <text:p>newsactu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ewsactual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7]&amp;&quot;.&quot;&amp;[.E1357]" office:value-type="string" office:string-value="newsactual.fr" calcext:value-type="string">
            <text:p>newsactual.fr</text:p>
          </table:table-cell>
        </table:table-row>
        <table:table-row table:style-name="ro1">
          <table:table-cell office:value-type="string" calcext:value-type="string">
            <text:p>officieldelafranchis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officieldelafranchis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8]&amp;&quot;.&quot;&amp;[.E1358]" office:value-type="string" office:string-value="officieldelafranchise.fr" calcext:value-type="string">
            <text:p>officieldelafranchise.fr</text:p>
          </table:table-cell>
        </table:table-row>
        <table:table-row table:style-name="ro1">
          <table:table-cell office:value-type="string" calcext:value-type="string">
            <text:p>or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59]&amp;&quot;.&quot;&amp;[.E1359]" office:value-type="string" office:string-value="or.fr" calcext:value-type="string">
            <text:p>or.fr</text:p>
          </table:table-cell>
        </table:table-row>
        <table:table-row table:style-name="ro1">
          <table:table-cell office:value-type="string" calcext:value-type="string">
            <text:p>paris-supporters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aris-supporter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0]&amp;&quot;.&quot;&amp;[.E1360]" office:value-type="string" office:string-value="paris-supporters.fr" calcext:value-type="string">
            <text:p>paris-supporters.fr</text:p>
          </table:table-cell>
        </table:table-row>
        <table:table-row table:style-name="ro1">
          <table:table-cell office:value-type="string" calcext:value-type="string">
            <text:p>poka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okaa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1]&amp;&quot;.&quot;&amp;[.E1361]" office:value-type="string" office:string-value="pokaa.fr" calcext:value-type="string">
            <text:p>pokaa.fr</text:p>
          </table:table-cell>
        </table:table-row>
        <table:table-row table:style-name="ro1">
          <table:table-cell office:value-type="string" calcext:value-type="string">
            <text:p>pompieractu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ompieractu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2]&amp;&quot;.&quot;&amp;[.E1362]" office:value-type="string" office:string-value="pompieractu.fr" calcext:value-type="string">
            <text:p>pompieractu.fr</text:p>
          </table:table-cell>
        </table:table-row>
        <table:table-row table:style-name="ro1">
          <table:table-cell office:value-type="string" calcext:value-type="string">
            <text:p>portail-ie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rtail-i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3]&amp;&quot;.&quot;&amp;[.E1363]" office:value-type="string" office:string-value="portail-ie.fr" calcext:value-type="string">
            <text:p>portail-ie.fr</text:p>
          </table:table-cell>
        </table:table-row>
        <table:table-row table:style-name="ro1">
          <table:table-cell office:value-type="string" calcext:value-type="string">
            <text:p>positivr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ositivr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4]&amp;&quot;.&quot;&amp;[.E1364]" office:value-type="string" office:string-value="positivr.fr" calcext:value-type="string">
            <text:p>positivr.fr</text:p>
          </table:table-cell>
        </table:table-row>
        <table:table-row table:style-name="ro1">
          <table:table-cell office:value-type="string" calcext:value-type="string">
            <text:p>presse-evasion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resse-evasion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5]&amp;&quot;.&quot;&amp;[.E1365]" office:value-type="string" office:string-value="presse-evasion.fr" calcext:value-type="string">
            <text:p>presse-evasion.fr</text:p>
          </table:table-cell>
        </table:table-row>
        <table:table-row table:style-name="ro1">
          <table:table-cell office:value-type="string" calcext:value-type="string">
            <text:p>rapportsdeforc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apportsdefor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6]&amp;&quot;.&quot;&amp;[.E1366]" office:value-type="string" office:string-value="rapportsdeforce.fr" calcext:value-type="string">
            <text:p>rapportsdeforce.fr</text:p>
          </table:table-cell>
        </table:table-row>
        <table:table-row table:style-name="ro1">
          <table:table-cell office:value-type="string" calcext:value-type="string">
            <text:p>rcf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7]&amp;&quot;.&quot;&amp;[.E1367]" office:value-type="string" office:string-value="rcf.fr" calcext:value-type="string">
            <text:p>rcf.fr</text:p>
          </table:table-cell>
        </table:table-row>
        <table:table-row table:style-name="ro1">
          <table:table-cell office:value-type="string" calcext:value-type="string">
            <text:p>saintdieinfo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aintdieinfo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8]&amp;&quot;.&quot;&amp;[.E1368]" office:value-type="string" office:string-value="saintdieinfo.fr" calcext:value-type="string">
            <text:p>saintdieinfo.fr</text:p>
          </table:table-cell>
        </table:table-row>
        <table:table-row table:style-name="ro1">
          <table:table-cell office:value-type="string" calcext:value-type="string">
            <text:p>sceneweb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ceneweb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69]&amp;&quot;.&quot;&amp;[.E1369]" office:value-type="string" office:string-value="sceneweb.fr" calcext:value-type="string">
            <text:p>sceneweb.fr</text:p>
          </table:table-cell>
        </table:table-row>
        <table:table-row table:style-name="ro1">
          <table:table-cell office:value-type="string" calcext:value-type="string">
            <text:p>sciencepos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ciencepost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0]&amp;&quot;.&quot;&amp;[.E1370]" office:value-type="string" office:string-value="sciencepost.fr" calcext:value-type="string">
            <text:p>sciencepost.fr</text:p>
          </table:table-cell>
        </table:table-row>
        <table:table-row table:style-name="ro1">
          <table:table-cell office:value-type="string" calcext:value-type="string">
            <text:p>seriesaddict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eriesaddict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1]&amp;&quot;.&quot;&amp;[.E1371]" office:value-type="string" office:string-value="seriesaddict.fr" calcext:value-type="string">
            <text:p>seriesaddict.fr</text:p>
          </table:table-cell>
        </table:table-row>
        <table:table-row table:style-name="ro1">
          <table:table-cell office:value-type="string" calcext:value-type="string">
            <text:p>siecledigital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iecledigital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2]&amp;&quot;.&quot;&amp;[.E1372]" office:value-type="string" office:string-value="siecledigital.fr" calcext:value-type="string">
            <text:p>siecledigital.fr</text:p>
          </table:table-cell>
        </table:table-row>
        <table:table-row table:style-name="ro1">
          <table:table-cell office:value-type="string" calcext:value-type="string">
            <text:p>syfantasy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fantasy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3]&amp;&quot;.&quot;&amp;[.E1373]" office:value-type="string" office:string-value="syfantasy.fr" calcext:value-type="string">
            <text:p>syfantasy.fr</text:p>
          </table:table-cell>
        </table:table-row>
        <table:table-row table:style-name="ro1">
          <table:table-cell office:value-type="string" calcext:value-type="string">
            <text:p>toutelathailande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toutelathailande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4]&amp;&quot;.&quot;&amp;[.E1374]" office:value-type="string" office:string-value="toutelathailande.fr" calcext:value-type="string">
            <text:p>toutelathailande.fr</text:p>
          </table:table-cell>
        </table:table-row>
        <table:table-row table:style-name="ro1">
          <table:table-cell office:value-type="string" calcext:value-type="string">
            <text:p>vivreparis.fr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vreparis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5]&amp;&quot;.&quot;&amp;[.E1375]" office:value-type="string" office:string-value="vivreparis.fr" calcext:value-type="string">
            <text:p>vivreparis.fr</text:p>
          </table:table-cell>
        </table:table-row>
        <table:table-row table:style-name="ro1">
          <table:table-cell office:value-type="string" calcext:value-type="string">
            <text:p>vl-media.f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vl-media</text:p>
          </table:table-cell>
          <table:table-cell office:value-type="string" calcext:value-type="string">
            <text:p>fr</text:p>
          </table:table-cell>
          <table:table-cell table:number-columns-repeated="3"/>
          <table:table-cell table:formula="of:=[.D1376]&amp;&quot;.&quot;&amp;[.E1376]" office:value-type="string" office:string-value="vl-media.fr" calcext:value-type="string">
            <text:p>vl-media.fr</text:p>
          </table:table-cell>
        </table:table-row>
        <table:table-row table:style-name="ro1">
          <table:table-cell office:value-type="string" calcext:value-type="string">
            <text:p>7seizh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7seizh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77]&amp;&quot;.&quot;&amp;[.E1377]" office:value-type="string" office:string-value="7seizh.info" calcext:value-type="string">
            <text:p>7seizh.info</text:p>
          </table:table-cell>
        </table:table-row>
        <table:table-row table:style-name="ro1">
          <table:table-cell office:value-type="string" calcext:value-type="string">
            <text:p>atpe-tchad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tpe-tchad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78]&amp;&quot;.&quot;&amp;[.E1378]" office:value-type="string" office:string-value="atpe-tchad.info" calcext:value-type="string">
            <text:p>atpe-tchad.info</text:p>
          </table:table-cell>
        </table:table-row>
        <table:table-row table:style-name="ro1">
          <table:table-cell office:value-type="string" calcext:value-type="string">
            <text:p>cdurable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durable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79]&amp;&quot;.&quot;&amp;[.E1379]" office:value-type="string" office:string-value="cdurable.info" calcext:value-type="string">
            <text:p>cdurable.info</text:p>
          </table:table-cell>
        </table:table-row>
        <table:table-row table:style-name="ro1">
          <table:table-cell office:value-type="string" calcext:value-type="string">
            <text:p>www.coupdoeil.info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Saint-Jacques-le-Mineur</text:p>
          </table:table-cell>
          <table:table-cell office:value-type="string" calcext:value-type="string">
            <text:p>coupdoe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0]&amp;&quot;.&quot;&amp;[.E1380]" office:value-type="string" office:string-value="coupdoeil.info" calcext:value-type="string">
            <text:p>coupdoeil.info</text:p>
          </table:table-cell>
        </table:table-row>
        <table:table-row table:style-name="ro1">
          <table:table-cell office:value-type="string" calcext:value-type="string">
            <text:p>defimedia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defimedia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1]&amp;&quot;.&quot;&amp;[.E1381]" office:value-type="string" office:string-value="defimedia.info" calcext:value-type="string">
            <text:p>defimedia.info</text:p>
          </table:table-cell>
        </table:table-row>
        <table:table-row table:style-name="ro1">
          <table:table-cell office:value-type="string" calcext:value-type="string">
            <text:p>guineefoot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uineefoot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2]&amp;&quot;.&quot;&amp;[.E1382]" office:value-type="string" office:string-value="guineefoot.info" calcext:value-type="string">
            <text:p>guineefoot.info</text:p>
          </table:table-cell>
        </table:table-row>
        <table:table-row table:style-name="ro1">
          <table:table-cell office:value-type="string" calcext:value-type="string">
            <text:p>laminute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minute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3]&amp;&quot;.&quot;&amp;[.E1383]" office:value-type="string" office:string-value="laminute.info" calcext:value-type="string">
            <text:p>laminute.info</text:p>
          </table:table-cell>
        </table:table-row>
        <table:table-row table:style-name="ro1">
          <table:table-cell office:value-type="string" calcext:value-type="string">
            <text:p>lanauweb.info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Lanaudière</text:p>
          </table:table-cell>
          <table:table-cell office:value-type="string" calcext:value-type="string">
            <text:p>lanauweb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4]&amp;&quot;.&quot;&amp;[.E1384]" office:value-type="string" office:string-value="lanauweb.info" calcext:value-type="string">
            <text:p>lanauweb.info</text:p>
          </table:table-cell>
        </table:table-row>
        <table:table-row table:style-name="ro1">
          <table:table-cell office:value-type="string" calcext:value-type="string">
            <text:p>lanouvelletribune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nouvelletribune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5]&amp;&quot;.&quot;&amp;[.E1385]" office:value-type="string" office:string-value="lanouvelletribune.info" calcext:value-type="string">
            <text:p>lanouvelletribune.info</text:p>
          </table:table-cell>
        </table:table-row>
        <table:table-row table:style-name="ro1">
          <table:table-cell office:value-type="string" calcext:value-type="string">
            <text:p>lemouvement.info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mouvement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6]&amp;&quot;.&quot;&amp;[.E1386]" office:value-type="string" office:string-value="lemouvement.info" calcext:value-type="string">
            <text:p>lemouvement.info</text:p>
          </table:table-cell>
        </table:table-row>
        <table:table-row table:style-name="ro1">
          <table:table-cell office:value-type="string" calcext:value-type="string">
            <text:p>letrois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trois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7]&amp;&quot;.&quot;&amp;[.E1387]" office:value-type="string" office:string-value="letrois.info" calcext:value-type="string">
            <text:p>letrois.info</text:p>
          </table:table-cell>
        </table:table-row>
        <table:table-row table:style-name="ro1">
          <table:table-cell office:value-type="string" calcext:value-type="string">
            <text:p>mali24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li24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8]&amp;&quot;.&quot;&amp;[.E1388]" office:value-type="string" office:string-value="mali24.info" calcext:value-type="string">
            <text:p>mali24.info</text:p>
          </table:table-cell>
        </table:table-row>
        <table:table-row table:style-name="ro1">
          <table:table-cell office:value-type="string" calcext:value-type="string">
            <text:p>my-angers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y-angers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89]&amp;&quot;.&quot;&amp;[.E1389]" office:value-type="string" office:string-value="my-angers.info" calcext:value-type="string">
            <text:p>my-angers.info</text:p>
          </table:table-cell>
        </table:table-row>
        <table:table-row table:style-name="ro1">
          <table:table-cell office:value-type="string" calcext:value-type="string">
            <text:p>orientxxi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orientxxi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90]&amp;&quot;.&quot;&amp;[.E1390]" office:value-type="string" office:string-value="orientxxi.info" calcext:value-type="string">
            <text:p>orientxxi.info</text:p>
          </table:table-cell>
        </table:table-row>
        <table:table-row table:style-name="ro1">
          <table:table-cell office:value-type="string" calcext:value-type="string">
            <text:p>setif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setif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91]&amp;&quot;.&quot;&amp;[.E1391]" office:value-type="string" office:string-value="setif.info" calcext:value-type="string">
            <text:p>setif.info</text:p>
          </table:table-cell>
        </table:table-row>
        <table:table-row table:style-name="ro1">
          <table:table-cell office:value-type="string" calcext:value-type="string">
            <text:p>up-magazine.info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up-magazine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table:formula="of:=[.D1392]&amp;&quot;.&quot;&amp;[.E1392]" office:value-type="string" office:string-value="up-magazine.info" calcext:value-type="string">
            <text:p>up-magazine.info</text:p>
          </table:table-cell>
        </table:table-row>
        <table:table-row table:style-name="ro1">
          <table:table-cell office:value-type="string" calcext:value-type="string">
            <text:p>iqna.ir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qn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formula="of:=[.D1393]&amp;&quot;.&quot;&amp;[.E1393]" office:value-type="string" office:string-value="iqna.ir" calcext:value-type="string">
            <text:p>iqna.ir</text:p>
          </table:table-cell>
        </table:table-row>
        <table:table-row table:style-name="ro1">
          <table:table-cell office:value-type="string" calcext:value-type="string">
            <text:p>gouvernement.lu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lu</text:p>
          </table:table-cell>
          <table:table-cell table:number-columns-repeated="3"/>
          <table:table-cell table:formula="of:=[.D1394]&amp;&quot;.&quot;&amp;[.E1394]" office:value-type="string" office:string-value="gouvernement.lu" calcext:value-type="string">
            <text:p>gouvernement.lu</text:p>
          </table:table-cell>
        </table:table-row>
        <table:table-row table:style-name="ro1">
          <table:table-cell office:value-type="string" calcext:value-type="string">
            <text:p>lequotidien.l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quotidien</text:p>
          </table:table-cell>
          <table:table-cell office:value-type="string" calcext:value-type="string">
            <text:p>lu</text:p>
          </table:table-cell>
          <table:table-cell table:number-columns-repeated="3"/>
          <table:table-cell table:formula="of:=[.D1395]&amp;&quot;.&quot;&amp;[.E1395]" office:value-type="string" office:string-value="lequotidien.lu" calcext:value-type="string">
            <text:p>lequotidien.lu</text:p>
          </table:table-cell>
        </table:table-row>
        <table:table-row table:style-name="ro1">
          <table:table-cell office:value-type="string" calcext:value-type="string">
            <text:p>paperjam.lu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paperjam</text:p>
          </table:table-cell>
          <table:table-cell office:value-type="string" calcext:value-type="string">
            <text:p>lu</text:p>
          </table:table-cell>
          <table:table-cell table:number-columns-repeated="3"/>
          <table:table-cell table:formula="of:=[.D1396]&amp;&quot;.&quot;&amp;[.E1396]" office:value-type="string" office:string-value="paperjam.lu" calcext:value-type="string">
            <text:p>paperjam.lu</text:p>
          </table:table-cell>
        </table:table-row>
        <table:table-row table:style-name="ro1">
          <table:table-cell office:value-type="string" calcext:value-type="string">
            <text:p>laquotidienne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quotidienne</text:p>
          </table:table-cell>
          <table:table-cell office:value-type="string" calcext:value-type="string">
            <text:p>ma</text:p>
          </table:table-cell>
          <table:table-cell table:number-columns-repeated="3"/>
          <table:table-cell table:formula="of:=[.D1397]&amp;&quot;.&quot;&amp;[.E1397]" office:value-type="string" office:string-value="laquotidienne.ma" calcext:value-type="string">
            <text:p>laquotidienne.ma</text:p>
          </table:table-cell>
        </table:table-row>
        <table:table-row table:style-name="ro1">
          <table:table-cell office:value-type="string" calcext:value-type="string">
            <text:p>leseco.ma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seco</text:p>
          </table:table-cell>
          <table:table-cell office:value-type="string" calcext:value-type="string">
            <text:p>ma</text:p>
          </table:table-cell>
          <table:table-cell table:number-columns-repeated="3"/>
          <table:table-cell table:formula="of:=[.D1398]&amp;&quot;.&quot;&amp;[.E1398]" office:value-type="string" office:string-value="leseco.ma" calcext:value-type="string">
            <text:p>leseco.ma</text:p>
          </table:table-cell>
        </table:table-row>
        <table:table-row table:style-name="ro1">
          <table:table-cell office:value-type="string" calcext:value-type="string">
            <text:p>ricochet.med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media</text:p>
          </table:table-cell>
          <table:table-cell table:number-columns-repeated="3"/>
          <table:table-cell table:formula="of:=[.D1399]&amp;&quot;.&quot;&amp;[.E1399]" office:value-type="string" office:string-value="ricochet.media" calcext:value-type="string">
            <text:p>ricochet.media</text:p>
          </table:table-cell>
        </table:table-row>
        <table:table-row table:style-name="ro1">
          <table:table-cell office:value-type="string" calcext:value-type="string">
            <text:p>2424.mg</text:p>
          </table:table-cell>
          <table:table-cell table:number-columns-repeated="2" office:value-type="string" calcext:value-type="string">
            <text:p>hors Québec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mg</text:p>
          </table:table-cell>
          <table:table-cell table:number-columns-repeated="3"/>
          <table:table-cell table:formula="of:=[.D1400]&amp;&quot;.&quot;&amp;[.E1400]" office:value-type="string" office:string-value="2424.mg" calcext:value-type="string">
            <text:p>2424.mg</text:p>
          </table:table-cell>
        </table:table-row>
        <table:table-row table:style-name="ro1">
          <table:table-cell office:value-type="string" calcext:value-type="string">
            <text:p>afriksoir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ksoir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1]&amp;&quot;.&quot;&amp;[.E1401]" office:value-type="string" office:string-value="afriksoir.net" calcext:value-type="string">
            <text:p>afriksoir.net</text:p>
          </table:table-cell>
        </table:table-row>
        <table:table-row table:style-name="ro1">
          <table:table-cell office:value-type="string" calcext:value-type="string">
            <text:p>afrimag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frimag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2]&amp;&quot;.&quot;&amp;[.E1402]" office:value-type="string" office:string-value="afrimag.net" calcext:value-type="string">
            <text:p>afrimag.net</text:p>
          </table:table-cell>
        </table:table-row>
        <table:table-row table:style-name="ro1">
          <table:table-cell office:value-type="string" calcext:value-type="string">
            <text:p>ecomatin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ecomatin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3]&amp;&quot;.&quot;&amp;[.E1403]" office:value-type="string" office:string-value="ecomatin.net" calcext:value-type="string">
            <text:p>ecomatin.net</text:p>
          </table:table-cell>
        </table:table-row>
        <table:table-row table:style-name="ro1">
          <table:table-cell office:value-type="string" calcext:value-type="string">
            <text:p>gomet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omet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4]&amp;&quot;.&quot;&amp;[.E1404]" office:value-type="string" office:string-value="gomet.net" calcext:value-type="string">
            <text:p>gomet.net</text:p>
          </table:table-cell>
        </table:table-row>
        <table:table-row table:style-name="ro1">
          <table:table-cell office:value-type="string" calcext:value-type="string">
            <text:p>intensit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tensit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5]&amp;&quot;.&quot;&amp;[.E1405]" office:value-type="string" office:string-value="intensite.net" calcext:value-type="string">
            <text:p>intensite.net</text:p>
          </table:table-cell>
        </table:table-row>
        <table:table-row table:style-name="ro1">
          <table:table-cell office:value-type="string" calcext:value-type="string">
            <text:p>www.lanouvelle.net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lanouvell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6]&amp;&quot;.&quot;&amp;[.E1406]" office:value-type="string" office:string-value="lanouvelle.net" calcext:value-type="string">
            <text:p>lanouvelle.net</text:p>
          </table:table-cell>
        </table:table-row>
        <table:table-row table:style-name="ro1">
          <table:table-cell office:value-type="string" calcext:value-type="string">
            <text:p>lefas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faso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7]&amp;&quot;.&quot;&amp;[.E1407]" office:value-type="string" office:string-value="lefaso.net" calcext:value-type="string">
            <text:p>lefaso.net</text:p>
          </table:table-cell>
        </table:table-row>
        <table:table-row table:style-name="ro1">
          <table:table-cell office:value-type="string" calcext:value-type="string">
            <text:p>www.leprogres.net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Coaticook</text:p>
          </table:table-cell>
          <table:table-cell office:value-type="string" calcext:value-type="string">
            <text:p>leprogres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8]&amp;&quot;.&quot;&amp;[.E1408]" office:value-type="string" office:string-value="leprogres.net" calcext:value-type="string">
            <text:p>leprogres.net</text:p>
          </table:table-cell>
        </table:table-row>
        <table:table-row table:style-name="ro1">
          <table:table-cell office:value-type="string" calcext:value-type="string">
            <text:p>madeinmarseill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deinmarseill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09]&amp;&quot;.&quot;&amp;[.E1409]" office:value-type="string" office:string-value="madeinmarseille.net" calcext:value-type="string">
            <text:p>madeinmarseille.net</text:p>
          </table:table-cell>
        </table:table-row>
        <table:table-row table:style-name="ro1">
          <table:table-cell office:value-type="string" calcext:value-type="string">
            <text:p>maroc-diplomatiqu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maroc-diplomatiqu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0]&amp;&quot;.&quot;&amp;[.E1410]" office:value-type="string" office:string-value="maroc-diplomatique.net" calcext:value-type="string">
            <text:p>maroc-diplomatique.net</text:p>
          </table:table-cell>
        </table:table-row>
        <table:table-row table:style-name="ro1">
          <table:table-cell office:value-type="string" calcext:value-type="string">
            <text:p>radionotredam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adionotredam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1]&amp;&quot;.&quot;&amp;[.E1411]" office:value-type="string" office:string-value="radionotredame.net" calcext:value-type="string">
            <text:p>radionotredame.net</text:p>
          </table:table-cell>
        </table:table-row>
        <table:table-row table:style-name="ro1">
          <table:table-cell office:value-type="string" calcext:value-type="string">
            <text:p>reporterre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reporterr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2]&amp;&quot;.&quot;&amp;[.E1412]" office:value-type="string" office:string-value="reporterre.net" calcext:value-type="string">
            <text:p>reporterre.net</text:p>
          </table:table-cell>
        </table:table-row>
        <table:table-row table:style-name="ro1">
          <table:table-cell office:value-type="string" calcext:value-type="string">
            <text:p>rocknfool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cknfool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3]&amp;&quot;.&quot;&amp;[.E1413]" office:value-type="string" office:string-value="rocknfool.net" calcext:value-type="string">
            <text:p>rocknfool.net</text:p>
          </table:table-cell>
        </table:table-row>
        <table:table-row table:style-name="ro1">
          <table:table-cell office:value-type="string" calcext:value-type="string">
            <text:p>showbizz.net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showbizz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4]&amp;&quot;.&quot;&amp;[.E1414]" office:value-type="string" office:string-value="showbizz.net" calcext:value-type="string">
            <text:p>showbizz.net</text:p>
          </table:table-cell>
        </table:table-row>
        <table:table-row table:style-name="ro1">
          <table:table-cell office:value-type="string" calcext:value-type="string">
            <text:p>sourdoreille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urdoreille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5]&amp;&quot;.&quot;&amp;[.E1415]" office:value-type="string" office:string-value="sourdoreille.net" calcext:value-type="string">
            <text:p>sourdoreille.net</text:p>
          </table:table-cell>
        </table:table-row>
        <table:table-row table:style-name="ro1">
          <table:table-cell office:value-type="string" calcext:value-type="string">
            <text:p>vipress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vipress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6]&amp;&quot;.&quot;&amp;[.E1416]" office:value-type="string" office:string-value="vipress.net" calcext:value-type="string">
            <text:p>vipress.net</text:p>
          </table:table-cell>
        </table:table-row>
        <table:table-row table:style-name="ro1">
          <table:table-cell office:value-type="string" calcext:value-type="string">
            <text:p>xbox-mag.net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box-mag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7]&amp;&quot;.&quot;&amp;[.E1417]" office:value-type="string" office:string-value="xbox-mag.net" calcext:value-type="string">
            <text:p>xbox-mag.net</text:p>
          </table:table-cell>
        </table:table-row>
        <table:table-row table:style-name="ro1">
          <table:table-cell office:value-type="string" calcext:value-type="string">
            <text:p>zoom-eco.ne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zoom-eco</text:p>
          </table:table-cell>
          <table:table-cell office:value-type="string" calcext:value-type="string">
            <text:p>net</text:p>
          </table:table-cell>
          <table:table-cell table:number-columns-repeated="3"/>
          <table:table-cell table:formula="of:=[.D1418]&amp;&quot;.&quot;&amp;[.E1418]" office:value-type="string" office:string-value="zoom-eco.net" calcext:value-type="string">
            <text:p>zoom-eco.net</text:p>
          </table:table-cell>
        </table:table-row>
        <table:table-row table:style-name="ro1">
          <table:table-cell office:value-type="string" calcext:value-type="string">
            <text:p>fsspx.new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fsspx</text:p>
          </table:table-cell>
          <table:table-cell office:value-type="string" calcext:value-type="string">
            <text:p>news</text:p>
          </table:table-cell>
          <table:table-cell table:number-columns-repeated="3"/>
          <table:table-cell table:formula="of:=[.D1419]&amp;&quot;.&quot;&amp;[.E1419]" office:value-type="string" office:string-value="fsspx.news" calcext:value-type="string">
            <text:p>fsspx.news</text:p>
          </table:table-cell>
        </table:table-row>
        <table:table-row table:style-name="ro1">
          <table:table-cell office:value-type="string" calcext:value-type="string">
            <text:p>inside.new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ews</text:p>
          </table:table-cell>
          <table:table-cell table:number-columns-repeated="3"/>
          <table:table-cell table:formula="of:=[.D1420]&amp;&quot;.&quot;&amp;[.E1420]" office:value-type="string" office:string-value="inside.news" calcext:value-type="string">
            <text:p>inside.news</text:p>
          </table:table-cell>
        </table:table-row>
        <table:table-row table:style-name="ro1">
          <table:table-cell office:value-type="string" calcext:value-type="string">
            <text:p>laprosperite.onlin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prosperit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table:formula="of:=[.D1421]&amp;&quot;.&quot;&amp;[.E1421]" office:value-type="string" office:string-value="laprosperite.online" calcext:value-type="string">
            <text:p>laprosperite.online</text:p>
          </table:table-cell>
        </table:table-row>
        <table:table-row table:style-name="ro1">
          <table:table-cell office:value-type="string" calcext:value-type="string">
            <text:p>alencontre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lencontre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2]&amp;&quot;.&quot;&amp;[.E1422]" office:value-type="string" office:string-value="alencontre.org" calcext:value-type="string">
            <text:p>alencontre.org</text:p>
          </table:table-cell>
        </table:table-row>
        <table:table-row table:style-name="ro1">
          <table:table-cell office:value-type="string" calcext:value-type="string">
            <text:p>guineenews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guineenews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3]&amp;&quot;.&quot;&amp;[.E1423]" office:value-type="string" office:string-value="guineenews.org" calcext:value-type="string">
            <text:p>guineenews.org</text:p>
          </table:table-cell>
        </table:table-row>
        <table:table-row table:style-name="ro1">
          <table:table-cell office:value-type="string" calcext:value-type="string">
            <text:p>ideas4development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ideas4development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4]&amp;&quot;.&quot;&amp;[.E1424]" office:value-type="string" office:string-value="ideas4development.org" calcext:value-type="string">
            <text:p>ideas4development.org</text:p>
          </table:table-cell>
        </table:table-row>
        <table:table-row table:style-name="ro1">
          <table:table-cell office:value-type="string" calcext:value-type="string">
            <text:p>kalenews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kalenews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5]&amp;&quot;.&quot;&amp;[.E1425]" office:value-type="string" office:string-value="kalenews.org" calcext:value-type="string">
            <text:p>kalenews.org</text:p>
          </table:table-cell>
        </table:table-row>
        <table:table-row table:style-name="ro1">
          <table:table-cell office:value-type="string" calcext:value-type="string">
            <text:p>laregledujeu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regledujeu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6]&amp;&quot;.&quot;&amp;[.E1426]" office:value-type="string" office:string-value="laregledujeu.org" calcext:value-type="string">
            <text:p>laregledujeu.org</text:p>
          </table:table-cell>
        </table:table-row>
        <table:table-row table:style-name="ro1">
          <table:table-cell office:value-type="string" calcext:value-type="string">
            <text:p>lenational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national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7]&amp;&quot;.&quot;&amp;[.E1427]" office:value-type="string" office:string-value="lenational.org" calcext:value-type="string">
            <text:p>lenational.org</text:p>
          </table:table-cell>
        </table:table-row>
        <table:table-row table:style-name="ro1">
          <table:table-cell office:value-type="string" calcext:value-type="string">
            <text:p>lheuredelest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heuredelest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8]&amp;&quot;.&quot;&amp;[.E1428]" office:value-type="string" office:string-value="lheuredelest.org" calcext:value-type="string">
            <text:p>lheuredelest.org</text:p>
          </table:table-cell>
        </table:table-row>
        <table:table-row table:style-name="ro1">
          <table:table-cell office:value-type="string" calcext:value-type="string">
            <text:p>nawaat.org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nawaat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29]&amp;&quot;.&quot;&amp;[.E1429]" office:value-type="string" office:string-value="nawaat.org" calcext:value-type="string">
            <text:p>nawaat.org</text:p>
          </table:table-cell>
        </table:table-row>
        <table:table-row table:style-name="ro1">
          <table:table-cell office:value-type="string" calcext:value-type="string">
            <text:p>sisyphe.org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syphe</text:p>
          </table:table-cell>
          <table:table-cell office:value-type="string" calcext:value-type="string">
            <text:p>org</text:p>
          </table:table-cell>
          <table:table-cell table:number-columns-repeated="3"/>
          <table:table-cell table:formula="of:=[.D1430]&amp;&quot;.&quot;&amp;[.E1430]" office:value-type="string" office:string-value="sisyphe.org" calcext:value-type="string">
            <text:p>sisyphe.org</text:p>
          </table:table-cell>
        </table:table-row>
        <table:table-row table:style-name="ro1">
          <table:table-cell office:value-type="string" calcext:value-type="string">
            <text:p>distances.plu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istances</text:p>
          </table:table-cell>
          <table:table-cell office:value-type="string" calcext:value-type="string">
            <text:p>plus</text:p>
          </table:table-cell>
          <table:table-cell table:number-columns-repeated="3"/>
          <table:table-cell table:formula="of:=[.D1431]&amp;&quot;.&quot;&amp;[.E1431]" office:value-type="string" office:string-value="distances.plus" calcext:value-type="string">
            <text:p>distances.plus</text:p>
          </table:table-cell>
        </table:table-row>
        <table:table-row table:style-name="ro1">
          <table:table-cell office:value-type="string" calcext:value-type="string">
            <text:p>lesfrancais.press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sfrancais</text:p>
          </table:table-cell>
          <table:table-cell office:value-type="string" calcext:value-type="string">
            <text:p>press</text:p>
          </table:table-cell>
          <table:table-cell table:number-columns-repeated="3"/>
          <table:table-cell table:formula="of:=[.D1432]&amp;&quot;.&quot;&amp;[.E1432]" office:value-type="string" office:string-value="lesfrancais.press" calcext:value-type="string">
            <text:p>lesfrancais.press</text:p>
          </table:table-cell>
        </table:table-row>
        <table:table-row table:style-name="ro1">
          <table:table-cell office:value-type="string" calcext:value-type="string">
            <text:p>forex.quebec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quebec</text:p>
          </table:table-cell>
          <table:table-cell table:number-columns-repeated="3"/>
          <table:table-cell table:formula="of:=[.D1433]&amp;&quot;.&quot;&amp;[.E1433]" office:value-type="string" office:string-value="forex.quebec" calcext:value-type="string">
            <text:p>forex.quebec</text:p>
          </table:table-cell>
        </table:table-row>
        <table:table-row table:style-name="ro1">
          <table:table-cell office:value-type="string" calcext:value-type="string">
            <text:p>monquartier.quebec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quartier</text:p>
          </table:table-cell>
          <table:table-cell office:value-type="string" calcext:value-type="string">
            <text:p>quebec</text:p>
          </table:table-cell>
          <table:table-cell table:number-columns-repeated="3"/>
          <table:table-cell table:formula="of:=[.D1434]&amp;&quot;.&quot;&amp;[.E1434]" office:value-type="string" office:string-value="monquartier.quebec" calcext:value-type="string">
            <text:p>monquartier.quebec</text:p>
          </table:table-cell>
        </table:table-row>
        <table:table-row table:style-name="ro1">
          <table:table-cell office:value-type="string" calcext:value-type="string">
            <text:p>clicanoo.re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clicanoo</text:p>
          </table:table-cell>
          <table:table-cell office:value-type="string" calcext:value-type="string">
            <text:p>re</text:p>
          </table:table-cell>
          <table:table-cell table:number-columns-repeated="3"/>
          <table:table-cell table:formula="of:=[.D1435]&amp;&quot;.&quot;&amp;[.E1435]" office:value-type="string" office:string-value="clicanoo.re" calcext:value-type="string">
            <text:p>clicanoo.re</text:p>
          </table:table-cell>
        </table:table-row>
        <table:table-row table:style-name="ro1">
          <table:table-cell office:value-type="string" calcext:value-type="string">
            <text:p>aps.s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sn</text:p>
          </table:table-cell>
          <table:table-cell table:number-columns-repeated="3"/>
          <table:table-cell table:formula="of:=[.D1436]&amp;&quot;.&quot;&amp;[.E1436]" office:value-type="string" office:string-value="aps.sn" calcext:value-type="string">
            <text:p>aps.sn</text:p>
          </table:table-cell>
        </table:table-row>
        <table:table-row table:style-name="ro1">
          <table:table-cell office:value-type="string" calcext:value-type="string">
            <text:p>lequotidien.s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quotidien</text:p>
          </table:table-cell>
          <table:table-cell office:value-type="string" calcext:value-type="string">
            <text:p>sn</text:p>
          </table:table-cell>
          <table:table-cell table:number-columns-repeated="3"/>
          <table:table-cell table:formula="of:=[.D1437]&amp;&quot;.&quot;&amp;[.E1437]" office:value-type="string" office:string-value="lequotidien.sn" calcext:value-type="string">
            <text:p>lequotidien.sn</text:p>
          </table:table-cell>
        </table:table-row>
        <table:table-row table:style-name="ro1">
          <table:table-cell office:value-type="string" calcext:value-type="string">
            <text:p>lapresse.t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apresse</text:p>
          </table:table-cell>
          <table:table-cell office:value-type="string" calcext:value-type="string">
            <text:p>tn</text:p>
          </table:table-cell>
          <table:table-cell table:number-columns-repeated="3"/>
          <table:table-cell table:formula="of:=[.D1438]&amp;&quot;.&quot;&amp;[.E1438]" office:value-type="string" office:string-value="lapresse.tn" calcext:value-type="string">
            <text:p>lapresse.tn</text:p>
          </table:table-cell>
        </table:table-row>
        <table:table-row table:style-name="ro1">
          <table:table-cell office:value-type="string" calcext:value-type="string">
            <text:p>viaatv.tv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viaatv</text:p>
          </table:table-cell>
          <table:table-cell office:value-type="string" calcext:value-type="string">
            <text:p>tv</text:p>
          </table:table-cell>
          <table:table-cell table:number-columns-repeated="3"/>
          <table:table-cell table:formula="of:=[.D1439]&amp;&quot;.&quot;&amp;[.E1439]" office:value-type="string" office:string-value="viaatv.tv" calcext:value-type="string">
            <text:p>viaatv.tv</text:p>
          </table:table-cell>
        </table:table-row>
        <table:table-row table:style-name="ro1">
          <table:table-cell office:value-type="string" calcext:value-type="string">
            <text:p>lecourrier.vn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courrier</text:p>
          </table:table-cell>
          <table:table-cell office:value-type="string" calcext:value-type="string">
            <text:p>vn</text:p>
          </table:table-cell>
          <table:table-cell table:number-columns-repeated="3"/>
          <table:table-cell table:formula="of:=[.D1440]&amp;&quot;.&quot;&amp;[.E1440]" office:value-type="string" office:string-value="lecourrier.vn" calcext:value-type="string">
            <text:p>lecourrier.vn</text:p>
          </table:table-cell>
        </table:table-row>
        <table:table-row table:style-name="ro1">
          <table:table-cell office:value-type="string" calcext:value-type="string">
            <text:p>lejournaldemayotte.yt</text:p>
          </table:table-cell>
          <table:table-cell table:number-columns-repeated="2" office:value-type="string" calcext:value-type="string">
            <text:p>hors Québec</text:p>
          </table:table-cell>
          <table:table-cell office:value-type="string" calcext:value-type="string">
            <text:p>lejournaldemayotte</text:p>
          </table:table-cell>
          <table:table-cell office:value-type="string" calcext:value-type="string">
            <text:p>yt</text:p>
          </table:table-cell>
          <table:table-cell table:number-columns-repeated="3"/>
          <table:table-cell table:formula="of:=[.D1441]&amp;&quot;.&quot;&amp;[.E1441]" office:value-type="string" office:string-value="lejournaldemayotte.yt" calcext:value-type="string">
            <text:p>lejournaldemayotte.yt</text:p>
          </table:table-cell>
        </table:table-row>
      </table:table>
      <table:named-expressions/>
      <table:database-ranges>
        <table:database-range table:name="__Anonymous_Sheet_DB__0" table:target-range-address="listemedia.A2:listemedia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31T17:19:42.395186726</dc:date>
    <meta:editing-duration>PT33M12S</meta:editing-duration>
    <meta:editing-cycles>5</meta:editing-cycles>
    <meta:generator>LibreOffice/7.1.4.2$MacOSX_X86_64 LibreOffice_project/a529a4fab45b75fefc5b6226684193eb000654f6</meta:generator>
    <meta:document-statistic meta:table-count="1" meta:cell-count="9729" meta:object-count="0"/>
  </office:meta>
</office:document-meta>
</file>